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center" draw:auto-grow-height="true" draw:auto-grow-width="false" fo:min-height="1.423cm" fo:padding-top="0cm" fo:padding-bottom="0cm" fo:padding-left="0cm" fo:padding-right="0cm"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auto-grow-height="true" draw:auto-grow-width="false" fo:min-height="0.789cm" loext:decorative="false"/>
      <style:paragraph-properties style:writing-mode="lr-tb"/>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1.267cm" fo:min-width="19.023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111cm" fo:min-width="17.879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016cm" loext:decorative="false"/>
      <style:paragraph-properties style:writing-mode="lr-tb"/>
    </style:style>
    <style:style style:name="gr6" style:family="graphic">
      <style:graphic-properties style:writing-mode="lr-tb" loext:decorative="false"/>
    </style:style>
    <style:style style:name="gr7"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9" style:family="graphic" style:parent-style-name="standard">
      <style:graphic-properties draw:stroke="none" svg:stroke-color="#000000" draw:fill="solid" draw:fill-color="#ffffff" draw:textarea-horizontal-align="left" draw:textarea-vertical-align="middle" draw:auto-grow-height="true" draw:auto-grow-width="true" fo:min-height="0.319cm" fo:min-width="0.679cm" fo:padding-top="0.025cm" fo:padding-bottom="0.025cm" fo:padding-left="0.025cm" fo:padding-right="0.025cm" loext:decorative="false"/>
      <style:paragraph-properties style:writing-mode="lr-tb"/>
    </style:style>
    <style:style style:name="gr1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8.1cm" fo:min-width="0.048cm" fo:padding-top="0.101cm" fo:padding-bottom="0.101cm" fo:padding-left="0.226cm" fo:padding-right="0.226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13" style:family="graphic" style:parent-style-name="Note_20_-_20_Callout_20_Box_5f_1">
      <style:graphic-properties draw:textarea-vertical-align="top" fo:min-height="2.161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395cm" fo:min-width="1.543cm" fo:padding-top="0cm" fo:padding-bottom="0cm" fo:padding-left="0cm" fo:padding-right="0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713cm" loext:decorative="false"/>
      <style:paragraph-properties style:writing-mode="lr-tb"/>
    </style:style>
    <style:style style:name="gr1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3.676cm" fo:min-width="7.361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18" style:family="graphic" style:parent-style-name="standard">
      <style:graphic-properties draw:stroke="none" svg:stroke-color="#000000" draw:fill="solid" draw:fill-color="#ffffff" draw:auto-grow-height="true" draw:auto-grow-width="true" fo:min-height="0.014cm" fo:padding-top="0.025cm" fo:padding-bottom="0.025cm" fo:padding-left="0.127cm" fo:padding-right="0.127cm" loext:decorative="false"/>
      <style:paragraph-properties style:writing-mode="lr-tb"/>
    </style:style>
    <style:style style:name="gr19" style:family="graphic">
      <style:graphic-properties loext:decorative="false"/>
    </style:style>
    <style:style style:name="gr20"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1"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2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371cm" fo:min-width="6.172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2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19cm" fo:min-width="6.234cm" fo:padding-top="0cm" fo:padding-bottom="0cm" fo:padding-left="0cm" fo:padding-right="0cm" fo:wrap-option="wrap" draw:shadow="hidden" draw:shadow-offset-x="0.2cm" draw:shadow-offset-y="0.2cm" draw:shadow-color="#808080" loext:decorative="false"/>
      <style:paragraph-properties style:writing-mode="lr-tb"/>
    </style:style>
    <style:style style:name="gr25"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149cm" fo:padding-top="0cm" fo:padding-bottom="0cm" fo:padding-left="0cm" fo:padding-right="0cm" fo:wrap-option="wrap" draw:shadow="hidden" draw:shadow-offset-x="0.2cm" draw:shadow-offset-y="0.2cm" draw:shadow-color="#808080" loext:decorative="false"/>
      <style:paragraph-properties style:writing-mode="lr-tb"/>
    </style:style>
    <style:style style:name="gr27"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8" style:family="graphic" style:parent-style-name="standard">
      <style:graphic-properties draw:stroke="none" svg:stroke-color="#000000" draw:fill="none" draw:fill-color="#ffffff" draw:textarea-horizontal-align="center" draw:textarea-vertical-align="middle" draw:auto-grow-height="false" draw:auto-grow-width="false" fo:min-height="0.789cm" fo:padding-top="0cm" fo:padding-bottom="0cm" fo:padding-left="0cm" fo:padding-right="0cm" loext:decorative="false"/>
      <style:paragraph-properties style:writing-mode="lr-tb"/>
    </style:style>
    <style:style style:name="gr29"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0"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637cm" fo:min-width="0cm" fo:padding-top="0.025cm" fo:padding-bottom="0.025cm" fo:padding-left="0.025cm" fo:padding-right="0.025cm" loext:decorative="false"/>
      <style:paragraph-properties style:writing-mode="lr-tb"/>
    </style:style>
    <style:style style:name="gr3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justify" draw:textarea-vertical-align="top" draw:auto-grow-height="false" fo:min-height="1.789cm" fo:min-width="9.099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19cm" fo:min-width="3.997cm" fo:padding-top="0cm" fo:padding-bottom="0cm" fo:padding-left="0cm" fo:padding-right="0cm" fo:wrap-option="wrap" draw:shadow="hidden" draw:shadow-offset-x="0.2cm" draw:shadow-offset-y="0.2cm" draw:shadow-color="#808080" loext:decorative="false"/>
      <style:paragraph-properties style:writing-mode="lr-tb"/>
    </style:style>
    <style:style style:name="gr34"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6" style:family="graphic" style:parent-style-name="standard">
      <style:graphic-properties draw:stroke="none" svg:stroke-color="#000000" draw:fill="solid" draw:fill-color="#ffffff" draw:textarea-horizontal-align="left" draw:textarea-vertical-align="middle" draw:auto-grow-height="true" draw:auto-grow-width="true" fo:min-height="0.319cm" fo:min-width="1.403cm" fo:padding-top="0.025cm" fo:padding-bottom="0.025cm" fo:padding-left="0.025cm" fo:padding-right="0.025cm" loext:decorative="false"/>
      <style:paragraph-properties style:writing-mode="lr-tb"/>
    </style:style>
    <style:style style:name="gr37"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4cm" fo:min-width="0.048cm" fo:padding-top="0.101cm" fo:padding-bottom="0.101cm" fo:padding-left="0.226cm" fo:padding-right="0.226cm" fo:wrap-option="wrap" draw:shadow="hidden" draw:shadow-offset-x="0.2cm" draw:shadow-offset-y="0.2cm" draw:shadow-color="#808080" loext:decorative="false"/>
    </style:style>
    <style:style style:name="gr39" style:family="graphic" style:parent-style-name="standard" style:list-style-name="L2">
      <style:graphic-properties draw:stroke="dash" draw:stroke-dash="Dash" svg:stroke-width="0.018cm" svg:stroke-color="#000000" draw:marker-start="Arrow" draw:marker-start-width="0.127cm" draw:marker-start-center="false" draw:marker-end=""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0"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41"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4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4.581cm" fo:min-width="0.048cm" fo:padding-top="0.101cm" fo:padding-bottom="0.101cm" fo:padding-left="0.226cm" fo:padding-right="0.226cm" fo:wrap-option="wrap" draw:shadow="hidden" draw:shadow-offset-x="0.2cm" draw:shadow-offset-y="0.2cm" draw:shadow-color="#808080" loext:decorative="false"/>
    </style:style>
    <style:style style:name="gr4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46"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48" style:family="graphic" style:parent-style-name="standard">
      <style:graphic-properties draw:stroke="none" svg:stroke-color="#000000" draw:fill="solid" draw:fill-color="#ffffff" draw:textarea-horizontal-align="left" draw:textarea-vertical-align="middle" draw:auto-grow-height="true" draw:auto-grow-width="false" fo:min-height="0.319cm" fo:min-width="0cm" fo:padding-top="0.025cm" fo:padding-bottom="0.025cm" fo:padding-left="0.025cm" fo:padding-right="0.025cm" loext:decorative="false"/>
      <style:paragraph-properties style:writing-mode="lr-tb"/>
    </style:style>
    <style:style style:name="gr4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9.759cm" fo:min-width="11.10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51"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52"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53"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5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5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988cm" fo:min-width="4.879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57"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19cm" fo:min-width="3.934cm" fo:padding-top="0cm" fo:padding-bottom="0cm" fo:padding-left="0cm" fo:padding-right="0cm" fo:wrap-option="wrap" draw:shadow="hidden" draw:shadow-offset-x="0.2cm" draw:shadow-offset-y="0.2cm" draw:shadow-color="#808080" loext:decorative="false"/>
      <style:paragraph-properties style:writing-mode="lr-tb"/>
    </style:style>
    <style:style style:name="gr58"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149cm" fo:padding-top="0cm" fo:padding-bottom="0cm" fo:padding-left="0cm" fo:padding-right="0cm" fo:wrap-option="wrap" draw:shadow="hidden" draw:shadow-offset-x="0.2cm" draw:shadow-offset-y="0.2cm" draw:shadow-color="#808080" loext:decorative="false"/>
      <style:paragraph-properties style:writing-mode="lr-tb"/>
    </style:style>
    <style:style style:name="gr60"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6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04cm" fo:min-width="0.048cm" fo:padding-top="0.101cm" fo:padding-bottom="0.101cm" fo:padding-left="0.226cm" fo:padding-right="0.226cm" fo:wrap-option="wrap" draw:shadow="hidden" draw:shadow-offset-x="0.2cm" draw:shadow-offset-y="0.2cm" draw:shadow-color="#808080" loext:decorative="false"/>
    </style:style>
    <style:style style:name="gr62" style:family="graphic" style:parent-style-name="objectwithoutfill">
      <style:graphic-properties draw:stroke="dash" draw:stroke-dash="Dot" svg:stroke-width="0.028cm" svg:stroke-color="#c9211e" draw:marker-start="" draw:marker-start-width="0.234cm" draw:marker-end="Arrowheads_20_2" draw:marker-end-width="0.305cm" svg:stroke-linecap="butt" draw:fill="none" draw:textarea-horizontal-align="center" draw:textarea-vertical-align="middle" fo:padding-top="0cm" fo:padding-bottom="0cm" fo:padding-left="0.076cm" fo:padding-right="0.508cm" loext:decorative="false"/>
    </style:style>
    <style:style style:name="gr63"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64"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65"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66"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637cm" fo:min-width="0cm" fo:padding-top="0.025cm" fo:padding-bottom="0.025cm" fo:padding-left="0.025cm" fo:padding-right="0.025cm" loext:decorative="false"/>
      <style:paragraph-properties style:writing-mode="lr-tb"/>
    </style:style>
    <style:style style:name="gr67"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637cm" fo:min-width="3.702cm" fo:padding-top="0cm" fo:padding-bottom="0cm" fo:padding-left="0cm" fo:padding-right="0cm" fo:wrap-option="wrap" draw:shadow="hidden" draw:shadow-offset-x="0.2cm" draw:shadow-offset-y="0.2cm" draw:shadow-color="#808080" loext:decorative="false"/>
      <style:paragraph-properties style:writing-mode="lr-tb"/>
    </style:style>
    <style:style style:name="gr69"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false" fo:min-height="1.273cm" fo:min-width="1.382cm" fo:padding-top="0cm" fo:padding-bottom="0cm" fo:padding-left="0cm" fo:padding-right="0cm" fo:wrap-option="wrap" draw:shadow="hidden" draw:shadow-offset-x="0.2cm" draw:shadow-offset-y="0.2cm" draw:shadow-color="#808080" loext:decorative="false"/>
      <style:paragraph-properties style:writing-mode="lr-tb"/>
    </style:style>
    <style:style style:name="gr7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72" style:family="graphic" style:parent-style-name="standard" style:list-style-name="L2">
      <style:graphic-properties draw:stroke="dash" draw:stroke-dash="Dash" svg:stroke-width="0.018cm" svg:stroke-color="#000000" draw:marker-start="Arrow" draw:marker-start-width="0.127cm" draw:marker-start-center="false" draw:marker-end=""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7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589cm" fo:min-width="0.048cm" fo:padding-top="0.101cm" fo:padding-bottom="0.101cm" fo:padding-left="0.226cm" fo:padding-right="0.226cm" fo:wrap-option="wrap" draw:shadow="hidden" draw:shadow-offset-x="0.2cm" draw:shadow-offset-y="0.2cm" draw:shadow-color="#808080" loext:decorative="false"/>
    </style:style>
    <style:style style:name="gr74"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7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7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709cm" fo:min-width="0.048cm" fo:padding-top="0.101cm" fo:padding-bottom="0.101cm" fo:padding-left="0.226cm" fo:padding-right="0.226cm" fo:wrap-option="wrap" draw:shadow="hidden" draw:shadow-offset-x="0.2cm" draw:shadow-offset-y="0.2cm" draw:shadow-color="#808080" loext:decorative="false"/>
    </style:style>
    <style:style style:name="gr77" style:family="graphic" style:parent-style-name="standard" style:list-style-name="L2">
      <style:graphic-properties draw:stroke="dash" draw:stroke-dash="Dash" svg:stroke-width="0.018cm" svg:stroke-color="#000000" draw:marker-start="Arrow" draw:marker-start-width="0.127cm" draw:marker-start-center="false" draw:marker-end=""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78" style:family="graphic" style:parent-style-name="objectwithoutfill">
      <style:graphic-properties svg:stroke-width="0.212cm" svg:stroke-color="#ff0000" draw:marker-start-width="0.51cm" draw:marker-end="" draw:marker-end-width="0.51cm" draw:fill="none" fo:padding-top="0.219cm" fo:padding-bottom="0.219cm" fo:padding-left="0.344cm" fo:padding-right="0.344cm" loext:decorative="false"/>
    </style:style>
    <style:style style:name="gr79"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8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81" style:family="graphic" style:parent-style-name="standard">
      <style:graphic-properties draw:stroke="solid" svg:stroke-width="0.028cm" svg:stroke-color="#000000" draw:marker-start-width="0.245cm" draw:marker-end-width="0.245cm" draw:fill="none" draw:fill-color="#ffffff" draw:textarea-horizontal-align="center" draw:textarea-vertical-align="middle" draw:auto-grow-height="true" draw:auto-grow-width="false" fo:min-height="1.548cm" fo:padding-top="0.114cm" fo:padding-bottom="0.114cm" fo:padding-left="0.127cm" fo:padding-right="0.127cm" loext:decorative="false"/>
      <style:paragraph-properties style:writing-mode="lr-tb"/>
    </style:style>
    <style:style style:name="gr82"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147cm" fo:min-width="2.871cm" fo:padding-top="0.125cm" fo:padding-bottom="0.125cm" fo:padding-left="0.25cm" fo:padding-right="0.25cm" fo:wrap-option="wrap" draw:shadow="hidden" draw:shadow-offset-x="0.03cm" draw:shadow-offset-y="0.03cm" draw:shadow-color="#808080" style:writing-mode="lr-tb" loext:decorative="false"/>
      <style:paragraph-properties style:writing-mode="lr-tb"/>
    </style:style>
    <style:style style:name="gr83"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55cm" fo:min-width="2.871cm" fo:padding-top="0.125cm" fo:padding-bottom="0.125cm" fo:padding-left="0.25cm" fo:padding-right="0.25cm" fo:wrap-option="wrap" draw:shadow="hidden" draw:shadow-offset-x="0.03cm" draw:shadow-offset-y="0.03cm" draw:shadow-color="#808080" style:writing-mode="lr-tb" loext:decorative="false"/>
      <style:paragraph-properties style:writing-mode="lr-tb"/>
    </style:style>
    <style:style style:name="gr84"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true" fo:min-height="0cm" fo:min-width="0cm" fo:padding-top="0.025cm" fo:padding-bottom="0.025cm" fo:padding-left="0.051cm" fo:padding-right="0.051cm" fo:wrap-option="wrap" draw:shadow="hidden" draw:shadow-offset-x="0.03cm" draw:shadow-offset-y="0.03cm" draw:shadow-color="#808080" style:writing-mode="lr-tb" loext:decorative="false"/>
      <style:paragraph-properties style:writing-mode="lr-tb"/>
    </style:style>
    <style:style style:name="gr85" style:family="graphic" style:parent-style-name="standard">
      <style:graphic-properties svg:stroke-width="0.028cm" draw:marker-start="Arrowheads_20_4" draw:marker-start-width="0.245cm" draw:marker-end="Arrowheads_20_3" draw:marker-end-width="0.245cm" draw:textarea-horizontal-align="center" draw:textarea-vertical-align="bottom" fo:padding-top="0cm" fo:padding-bottom="0.025cm" fo:padding-left="0cm" fo:padding-right="0cm" loext:decorative="false"/>
      <style:paragraph-properties style:writing-mode="lr-tb"/>
    </style:style>
    <style:style style:name="gr86" style:family="graphic" style:parent-style-name="Note">
      <style:graphic-properties draw:auto-grow-height="true" fo:min-height="1.312cm" loext:decorative="false"/>
      <style:paragraph-properties style:writing-mode="lr-tb"/>
    </style:style>
    <style:style style:name="gr87" style:family="graphic" style:parent-style-name="Connect_20_-_20_Note_20_to_20_object">
      <style:graphic-properties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0.094cm" loext:decorative="false"/>
      <style:paragraph-properties style:writing-mode="lr-tb"/>
    </style:style>
    <style:style style:name="gr89"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true" fo:min-height="0cm" fo:min-width="0cm" fo:padding-top="0.025cm" fo:padding-bottom="0.025cm" fo:padding-left="0.076cm" fo:padding-right="0.076cm" fo:wrap-option="wrap" draw:shadow="hidden" draw:shadow-offset-x="0.03cm" draw:shadow-offset-y="0.03cm" draw:shadow-color="#808080" style:writing-mode="lr-tb" loext:decorative="false"/>
      <style:paragraph-properties style:writing-mode="lr-tb"/>
    </style:style>
    <style:style style:name="gr90" style:family="graphic" style:parent-style-name="Note">
      <style:graphic-properties draw:auto-grow-height="true" fo:min-height="1.909cm" loext:decorative="false"/>
      <style:paragraph-properties style:writing-mode="lr-tb"/>
    </style:style>
    <style:style style:name="gr91" style:family="graphic" style:parent-style-name="objectwithoutfill">
      <style:graphic-properties draw:stroke="dash" draw:stroke-dash="Dash_20__28_Rounded_29_" svg:stroke-color="#666666" draw:marker-end="" svg:stroke-linecap="round" draw:fill="none" loext:decorative="false"/>
    </style:style>
    <style:style style:name="gr92"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true" fo:min-height="0cm" fo:min-width="0cm" fo:padding-top="0.025cm" fo:padding-bottom="0.025cm" fo:padding-left="0.076cm" fo:padding-right="0.076cm" fo:wrap-option="wrap" draw:shadow="hidden" draw:shadow-offset-x="0.03cm" draw:shadow-offset-y="0.03cm" draw:shadow-color="#808080" style:writing-mode="lr-tb" loext:decorative="false"/>
      <style:paragraph-properties style:writing-mode="lr-tb"/>
    </style:style>
    <style:style style:name="gr93" style:family="graphic" style:parent-style-name="Note">
      <style:graphic-properties draw:auto-grow-height="true" fo:min-height="1.591cm" loext:decorative="false"/>
      <style:paragraph-properties style:writing-mode="lr-tb"/>
    </style:style>
    <style:style style:name="gr94" style:family="graphic" style:parent-style-name="standard">
      <style:graphic-properties draw:stroke="none" svg:stroke-color="#000000" draw:fill="solid" draw:fill-color="#ffffff" draw:textarea-vertical-align="middle" draw:auto-grow-height="true" draw:auto-grow-width="true" fo:min-height="0.319cm" fo:min-width="3.147cm" fo:padding-top="0.051cm" fo:padding-bottom="0.051cm" fo:padding-left="0.051cm" fo:padding-right="0.051cm" loext:decorative="false"/>
      <style:paragraph-properties style:writing-mode="lr-tb"/>
    </style:style>
    <style:style style:name="gr95" style:family="graphic" style:parent-style-name="objectwithoutfill">
      <style:graphic-properties svg:stroke-width="0.081cm" svg:stroke-color="#bf0041" draw:marker-start-width="0.313cm" draw:marker-end="" draw:marker-end-width="0.313cm" draw:fill="none" fo:padding-top="0.153cm" fo:padding-bottom="0.153cm" fo:padding-left="0.278cm" fo:padding-right="0.278cm" loext:decorative="false"/>
    </style:style>
    <style:style style:name="gr96" style:family="graphic" style:parent-style-name="standard">
      <style:graphic-properties draw:stroke="none" svg:stroke-color="#000000" draw:fill="none" draw:fill-color="#ffffff" draw:auto-grow-height="true" draw:auto-grow-width="false" fo:min-height="2.051cm" loext:decorative="false"/>
      <style:paragraph-properties style:writing-mode="lr-tb"/>
    </style:style>
    <style:style style:name="gr97" style:family="graphic" style:parent-style-name="standard">
      <style:graphic-properties draw:textarea-horizontal-align="justify" draw:textarea-vertical-align="middle" draw:auto-grow-height="false" fo:min-height="0.836cm" fo:min-width="2.112cm" style:writing-mode="lr-tb" loext:decorative="false"/>
      <style:paragraph-properties style:writing-mode="lr-tb"/>
    </style:style>
    <style:style style:name="gr98"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loext:decorative="false"/>
    </style:style>
    <style:style style:name="gr99" style:family="graphic" style:parent-style-name="objectwithoutfill">
      <style:graphic-properties draw:marker-end="Arrow" draw:marker-end-width="0.3cm" draw:fill="none" loext:decorative="false"/>
      <style:paragraph-properties style:writing-mode="lr-tb"/>
    </style:style>
    <style:style style:name="gr100" style:family="graphic" style:parent-style-name="Note">
      <style:graphic-properties draw:auto-grow-height="true" fo:min-height="0.637cm" fo:padding-top="0cm" fo:padding-bottom="0cm" loext:decorative="false"/>
      <style:paragraph-properties style:writing-mode="lr-tb"/>
    </style:style>
    <style:style style:name="gr101" style:family="graphic" style:parent-style-name="Note">
      <style:graphic-properties draw:auto-grow-height="true" fo:min-height="1.273cm" fo:padding-top="0cm" fo:padding-bottom="0cm" loext:decorative="false"/>
      <style:paragraph-properties style:writing-mode="lr-tb"/>
    </style:style>
    <style:style style:name="gr102" style:family="graphic" style:parent-style-name="Note">
      <style:graphic-properties draw:auto-grow-height="true" fo:min-height="0.955cm" fo:padding-top="0cm" fo:padding-bottom="0cm" loext:decorative="false"/>
      <style:paragraph-properties style:writing-mode="lr-tb"/>
    </style:style>
    <style:style style:name="gr103" style:family="graphic" style:parent-style-name="objectwithoutfill">
      <style:graphic-properties draw:marker-end="Arrow" draw:marker-end-width="0.3cm" draw:fill="none" loext:decorative="false"/>
    </style:style>
    <style:style style:name="gr104" style:family="graphic" style:parent-style-name="standard">
      <style:graphic-properties draw:stroke="dash" draw:stroke-dash="Dash" svg:stroke-width="0.018cm" svg:stroke-color="#000000" draw:marker-start-width="0.23cm" draw:marker-end-width="0.23cm" svg:stroke-linecap="butt" draw:fill="none" draw:fill-color="#ffffff" draw:textarea-vertical-align="middle" draw:auto-grow-height="true" draw:auto-grow-width="false" fo:min-height="0.319cm" fo:padding-top="0.076cm" fo:padding-bottom="0.076cm" fo:padding-left="0.127cm" fo:padding-right="0.127cm" loext:decorative="false"/>
      <style:paragraph-properties style:writing-mode="lr-tb"/>
    </style:style>
    <style:style style:name="gr105" style:family="graphic" style:parent-style-name="standard">
      <style:graphic-properties draw:stroke="dash" draw:stroke-dash="Dash" svg:stroke-width="0.018cm" draw:marker-start-width="0.23cm" draw:marker-end-width="0.23cm" svg:stroke-linecap="butt" fo:padding-top="0.109cm" fo:padding-bottom="0.109cm" fo:padding-left="0.234cm" fo:padding-right="0.234cm" loext:decorative="false"/>
    </style:style>
    <style:style style:name="gr106" style:family="graphic" style:parent-style-name="standard">
      <style:graphic-properties draw:stroke="dash" draw:stroke-dash="Dash" svg:stroke-width="0.018cm" svg:stroke-color="#000000" draw:marker-start-width="0.23cm" draw:marker-end-width="0.23cm" svg:stroke-linecap="butt" draw:fill="none" draw:fill-color="#ffffff" draw:textarea-vertical-align="middle" draw:auto-grow-height="true" draw:auto-grow-width="false" fo:min-height="0.637cm" fo:padding-top="0.076cm" fo:padding-bottom="0.076cm" fo:padding-left="0.127cm" fo:padding-right="0.127cm" loext:decorative="false"/>
      <style:paragraph-properties style:writing-mode="lr-tb"/>
    </style:style>
    <style:style style:name="gr107" style:family="graphic" style:parent-style-name="standard">
      <style:graphic-properties draw:textarea-horizontal-align="justify" draw:textarea-vertical-align="middle" draw:auto-grow-height="false" fo:min-height="0cm" fo:min-width="0cm" loext:decorative="false"/>
    </style:style>
    <style:style style:name="gr108" style:family="graphic" style:parent-style-name="objectwithoutfill">
      <style:graphic-properties draw:marker-start="" draw:marker-end="" draw:fill="none" loext:decorative="false"/>
    </style:style>
    <style:style style:name="gr109" style:family="graphic" style:parent-style-name="objectwithoutfill">
      <style:graphic-properties draw:marker-end="" draw:fill="none" loext:decorative="false"/>
    </style:style>
    <style:style style:name="gr110" style:family="graphic" style:parent-style-name="standard" style:list-style-name="L2">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loext:decorative="false"/>
    </style:style>
    <style:style style:name="gr111" style:family="graphic" style:parent-style-name="standard">
      <style:graphic-properties draw:stroke="none" svg:stroke-color="#000000" draw:fill="none" draw:fill-color="#ffffff" draw:auto-grow-height="true" draw:auto-grow-width="false" fo:min-height="0.937cm" loext:decorative="false"/>
    </style:style>
    <style:style style:name="gr112" style:family="graphic" style:parent-style-name="standard">
      <style:graphic-properties draw:stroke="none" svg:stroke-color="#000000" draw:fill="none" draw:fill-color="#ffffff" draw:textarea-horizontal-align="center" draw:textarea-vertical-align="middle" draw:auto-grow-height="true" draw:auto-grow-width="true" fo:min-height="0.319cm" fo:min-width="0.976cm" fo:padding-top="0cm" fo:padding-bottom="0cm" fo:padding-left="0cm" fo:padding-right="0cm" loext:decorative="false"/>
      <style:paragraph-properties style:writing-mode="lr-tb"/>
    </style:style>
    <style:style style:name="gr113" style:family="graphic" style:parent-style-name="standard" style:list-style-name="L2">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loext:decorative="false"/>
    </style:style>
    <style:style style:name="gr114" style:family="graphic" style:parent-style-name="standard">
      <style:graphic-properties draw:stroke="none" svg:stroke-color="#000000" draw:fill="none" draw:fill-color="#ffffff" draw:textarea-horizontal-align="left" draw:textarea-vertical-align="middle" draw:auto-grow-height="true" draw:auto-grow-width="true" fo:min-height="0.319cm" fo:min-width="0.836cm" fo:padding-top="0cm" fo:padding-bottom="0cm" fo:padding-left="0cm" fo:padding-right="0cm" loext:decorative="false"/>
      <style:paragraph-properties style:writing-mode="lr-tb"/>
    </style:style>
    <style:style style:name="gr115" style:family="graphic" style:parent-style-name="standard" style:list-style-name="L2">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loext:decorative="false"/>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319cm" fo:min-width="1.23cm" fo:padding-top="0cm" fo:padding-bottom="0cm" fo:padding-left="0cm" fo:padding-right="0cm" loext:decorative="false"/>
      <style:paragraph-properties style:writing-mode="lr-tb"/>
    </style:style>
    <style:style style:name="gr117" style:family="graphic" style:parent-style-name="standard" style:list-style-name="L2">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loext:decorative="false"/>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319cm" fo:min-width="0.315cm" fo:padding-top="0cm" fo:padding-bottom="0cm" fo:padding-left="0cm" fo:padding-right="0cm" loext:decorative="false"/>
      <style:paragraph-properties style:writing-mode="lr-tb"/>
    </style:style>
    <style:style style:name="gr119" style:family="graphic" style:parent-style-name="standard">
      <style:graphic-properties svg:stroke-width="0.018cm" draw:marker-start-width="0.23cm" draw:marker-end-width="0.23cm" draw:textarea-horizontal-align="justify" draw:textarea-vertical-align="middle" draw:auto-grow-height="false" fo:min-height="0.011cm" fo:min-width="0cm" fo:padding-top="0.109cm" fo:padding-bottom="0.109cm" fo:padding-left="0.234cm" fo:padding-right="0.234cm" loext:decorative="false"/>
    </style:style>
    <style:style style:name="gr120" style:family="graphic" style:parent-style-name="Note">
      <style:graphic-properties draw:auto-grow-height="true" fo:min-height="1.082cm" fo:padding-top="0cm" fo:padding-bottom="0cm" loext:decorative="false"/>
      <style:paragraph-properties style:writing-mode="lr-tb"/>
    </style:style>
    <style:style style:name="gr121" style:family="graphic" style:parent-style-name="Note">
      <style:graphic-properties draw:auto-grow-height="true" fo:min-height="1.591cm" fo:padding-top="0cm" fo:padding-bottom="0cm" loext:decorative="false"/>
      <style:paragraph-properties style:writing-mode="lr-tb"/>
    </style:style>
    <style:style style:name="gr122" style:family="graphic" style:parent-style-name="standard">
      <style:graphic-properties draw:textarea-horizontal-align="justify" draw:textarea-vertical-align="middle" draw:auto-grow-height="false" fo:min-height="0cm" fo:min-width="0cm" style:protect="size" loext:decorative="false"/>
    </style:style>
    <style:style style:name="gr123" style:family="graphic" style:parent-style-name="standard" style:list-style-name="L2">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loext:decorative="false"/>
    </style:style>
    <style:style style:name="gr124" style:family="graphic" style:parent-style-name="standard">
      <style:graphic-properties draw:stroke="dash" draw:stroke-dash="Dash" svg:stroke-width="0.018cm" svg:stroke-color="#000000" draw:marker-start-width="0.23cm" draw:marker-end-width="0.23cm" svg:stroke-linecap="butt" draw:fill="none" draw:fill-color="#ffffff" draw:textarea-vertical-align="middle" draw:auto-grow-height="true" draw:auto-grow-width="false" fo:min-height="0.475cm" fo:padding-top="0.076cm" fo:padding-bottom="0.076cm" fo:padding-left="0.127cm" fo:padding-right="0.127cm" loext:decorative="false"/>
      <style:paragraph-properties style:writing-mode="lr-tb"/>
    </style:style>
    <style:style style:name="gr125"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loext:decorative="false"/>
    </style:style>
    <style:style style:name="gr126" style:family="graphic" style:parent-style-name="Note">
      <style:graphic-properties draw:auto-grow-height="true" fo:min-height="0.955cm" loext:decorative="false"/>
      <style:paragraph-properties style:writing-mode="lr-tb"/>
    </style:style>
    <style:style style:name="gr127"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128"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13.392cm" loext:decorative="false"/>
      <style:paragraph-properties style:writing-mode="lr-tb"/>
    </style:style>
    <style:style style:name="gr130" style:family="graphic" style:parent-style-name="objectwithoutfill">
      <style:graphic-properties draw:stroke="dash" draw:stroke-dash="Dash" draw:marker-end="Arrowheads_20_7" draw:marker-end-width="0.3cm" svg:stroke-linecap="butt" draw:fill="none" loext:decorative="false"/>
    </style:style>
    <style:style style:name="gr131" style:family="graphic" style:parent-style-name="standard">
      <style:graphic-properties draw:stroke="none" svg:stroke-color="#000000" draw:fill="none" draw:fill-color="#ffffff" draw:textarea-horizontal-align="left" draw:textarea-vertical-align="top" draw:auto-grow-height="true" draw:auto-grow-width="true" fo:min-height="0.945cm" fo:min-width="19.023cm" loext:decorative="false"/>
      <style:paragraph-properties style:writing-mode="lr-tb"/>
    </style:style>
    <style:style style:name="gr132" style:family="graphic" style:parent-style-name="standard">
      <style:graphic-properties draw:stroke="solid" svg:stroke-width="0.028cm" svg:stroke-color="#000000" draw:marker-start-width="0.245cm" draw:marker-end-width="0.245cm" draw:fill="none" draw:fill-color="#ffffff" draw:auto-grow-height="true" draw:auto-grow-width="false" fo:min-height="2.621cm" fo:padding-top="0.102cm" fo:padding-bottom="0.114cm" fo:padding-left="0.127cm" fo:padding-right="0.127cm" loext:decorative="false"/>
      <style:paragraph-properties style:writing-mode="lr-tb"/>
    </style:style>
    <style:style style:name="gr133" style:family="graphic" style:parent-style-name="standard">
      <style:graphic-properties draw:stroke="solid" svg:stroke-width="0.028cm" svg:stroke-color="#000000" draw:marker-start-width="0.245cm" draw:marker-end-width="0.245cm" draw:fill="none" draw:fill-color="#ffffff" draw:auto-grow-height="true" draw:auto-grow-width="false" fo:min-height="2.127cm" fo:padding-top="0.102cm" fo:padding-bottom="0.114cm" fo:padding-left="0.127cm" fo:padding-right="0.127cm" loext:decorative="false"/>
      <style:paragraph-properties style:writing-mode="lr-tb"/>
    </style:style>
    <style:style style:name="gr134" style:family="graphic" style:parent-style-name="objectwithoutfill">
      <style:graphic-properties draw:stroke="dash" draw:stroke-dash="Dot" svg:stroke-width="0.028cm" svg:stroke-color="#c9211e" draw:marker-start="" draw:marker-start-width="0.234cm" draw:marker-end="Arrowheads_20_2" draw:marker-end-width="0.305cm" svg:stroke-linecap="butt" draw:fill="none" draw:textarea-horizontal-align="center" draw:textarea-vertical-align="middle" fo:padding-top="0cm" fo:padding-bottom="0cm" fo:padding-left="0.076cm" fo:padding-right="0.508cm" loext:decorative="false"/>
      <style:paragraph-properties style:writing-mode="lr-tb"/>
    </style:style>
    <style:style style:name="gr135" style:family="graphic" style:parent-style-name="Note">
      <style:graphic-properties fo:min-height="1.909cm" loext:decorative="false"/>
      <style:paragraph-properties style:writing-mode="lr-tb"/>
    </style:style>
    <style:style style:name="gr136" style:family="graphic" style:parent-style-name="standard">
      <style:graphic-properties draw:stroke="solid" svg:stroke-width="0.028cm" svg:stroke-color="#000000" draw:marker-start-width="0.245cm" draw:marker-end-width="0.245cm" draw:fill="none" draw:fill-color="#ffffff" draw:auto-grow-height="true" draw:auto-grow-width="false" fo:min-height="3.257cm" fo:padding-top="0.102cm" fo:padding-bottom="0.114cm" fo:padding-left="0.127cm" fo:padding-right="0.127cm" loext:decorative="false"/>
      <style:paragraph-properties style:writing-mode="lr-tb"/>
    </style:style>
    <style:style style:name="gr137" style:family="graphic" style:parent-style-name="standard">
      <style:graphic-properties draw:stroke="solid" svg:stroke-width="0.028cm" svg:stroke-color="#000000" draw:marker-start-width="0.245cm" draw:marker-end-width="0.245cm" draw:fill="none" draw:fill-color="#ffffff" draw:auto-grow-height="true" draw:auto-grow-width="false" fo:min-height="2.939cm" fo:padding-top="0.102cm" fo:padding-bottom="0.114cm" fo:padding-left="0.127cm" fo:padding-right="0.127cm" loext:decorative="false"/>
      <style:paragraph-properties style:writing-mode="lr-tb"/>
    </style:style>
    <style:style style:name="gr138" style:family="graphic" style:parent-style-name="objectwithoutfill">
      <style:graphic-properties draw:stroke="dash" draw:stroke-dash="Long_20_Dash" svg:stroke-width="0.081cm" svg:stroke-color="#1e6a39" draw:marker-start="" draw:marker-start-width="0.313cm" draw:marker-end="" draw:marker-end-width="0.313cm" svg:stroke-linecap="butt" draw:fill="none" fo:padding-top="0.153cm" fo:padding-bottom="0.153cm" fo:padding-left="0.278cm" fo:padding-right="0.278cm" loext:decorative="false"/>
    </style:style>
    <style:style style:name="gr139" style:family="graphic" style:parent-style-name="objectwithoutfill">
      <style:graphic-properties draw:stroke="dash" draw:stroke-dash="Dot" svg:stroke-width="0.028cm" svg:stroke-color="#c9211e" draw:marker-start="" draw:marker-start-width="0.234cm" draw:marker-end="Arrowheads_20_2" draw:marker-end-width="0.305cm" svg:stroke-linecap="butt" draw:fill="none" draw:textarea-horizontal-align="left" draw:textarea-vertical-align="bottom" fo:padding-top="0cm" fo:padding-bottom="0cm" fo:padding-left="0.127cm" fo:padding-right="0cm" loext:decorative="false"/>
      <style:paragraph-properties style:writing-mode="lr-tb"/>
    </style:style>
    <style:style style:name="gr140" style:family="graphic" style:parent-style-name="objectwithoutfill">
      <style:graphic-properties draw:stroke="dash" draw:stroke-dash="Dot" svg:stroke-width="0.028cm" svg:stroke-color="#c9211e" draw:marker-start="" draw:marker-start-width="0.234cm" draw:marker-end="Arrowheads_20_2" draw:marker-end-width="0.305cm" svg:stroke-linecap="butt" draw:fill="none" draw:textarea-horizontal-align="left" draw:textarea-vertical-align="bottom" fo:padding-top="0cm" fo:padding-bottom="0cm" fo:padding-left="0.381cm" fo:padding-right="0cm" loext:decorative="false"/>
      <style:paragraph-properties style:writing-mode="lr-tb"/>
    </style:style>
    <style:style style:name="gr141" style:family="graphic" style:parent-style-name="objectwithoutfill">
      <style:graphic-properties draw:stroke="dash" draw:stroke-dash="Dot" svg:stroke-width="0.028cm" svg:stroke-color="#c9211e" draw:marker-start="" draw:marker-start-width="0.234cm" draw:marker-end="Arrowheads_20_2" draw:marker-end-width="0.305cm" svg:stroke-linecap="butt" draw:fill="none" draw:textarea-horizontal-align="left" draw:textarea-vertical-align="bottom" fo:padding-top="0cm" fo:padding-bottom="0cm" fo:padding-left="0.127cm" fo:padding-right="0cm" loext:decorative="false"/>
    </style:style>
    <style:style style:name="gr142" style:family="graphic" style:parent-style-name="standard">
      <style:graphic-properties svg:stroke-color="#c9211e" draw:textarea-horizontal-align="justify" draw:textarea-vertical-align="middle" draw:auto-grow-height="false" fo:min-height="0cm" fo:min-width="0cm" loext:decorative="false"/>
    </style:style>
    <style:style style:name="gr143" style:family="graphic" style:parent-style-name="objectwithoutfill">
      <style:graphic-properties draw:stroke="dash" draw:stroke-dash="Dot" svg:stroke-width="0.028cm" svg:stroke-color="#c9211e" draw:marker-start="" draw:marker-start-width="0.234cm" draw:marker-end="" draw:marker-end-width="0.305cm" svg:stroke-linecap="butt" draw:fill="none" draw:textarea-horizontal-align="left" draw:textarea-vertical-align="bottom" fo:padding-top="0cm" fo:padding-bottom="0cm" fo:padding-left="0.127cm" fo:padding-right="0cm" loext:decorative="false"/>
      <style:paragraph-properties style:writing-mode="lr-tb"/>
    </style:style>
    <style:style style:name="gr144" style:family="graphic" style:parent-style-name="standard">
      <style:graphic-properties draw:stroke="solid" svg:stroke-width="0.028cm" svg:stroke-color="#000000" draw:marker-start-width="0.245cm" draw:marker-end-width="0.245cm" draw:fill="none" draw:fill-color="#ffffff" draw:auto-grow-height="true" draw:auto-grow-width="false" fo:min-height="2.356cm" fo:padding-top="0.102cm" fo:padding-bottom="0.114cm" fo:padding-left="0.127cm" fo:padding-right="0.127cm" loext:decorative="false"/>
      <style:paragraph-properties style:writing-mode="lr-tb"/>
    </style:style>
    <style:style style:name="gr145" style:family="graphic" style:parent-style-name="standard">
      <style:graphic-properties draw:stroke="none" draw:fill="solid" draw:fill-color="#ffffff" draw:textarea-horizontal-align="justify" draw:textarea-vertical-align="middle" draw:auto-grow-height="false" fo:min-height="0cm" fo:min-width="0cm" loext:decorative="false"/>
    </style:style>
    <style:style style:name="gr146"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4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4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4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150" style:family="graphic" style:parent-style-name="standard">
      <style:graphic-properties draw:stroke="none" svg:stroke-color="#000000" draw:fill="none" draw:fill-color="#ffffff" draw:auto-grow-height="true" draw:auto-grow-width="false" fo:min-height="1.425cm" loext:decorative="false"/>
      <style:paragraph-properties style:writing-mode="lr-tb"/>
    </style:style>
    <style:style style:name="gr15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7.584cm" fo:min-width="0.048cm" fo:padding-top="0.101cm" fo:padding-bottom="0.101cm" fo:padding-left="0.226cm" fo:padding-right="0.226cm" fo:wrap-option="wrap" draw:shadow="hidden" draw:shadow-offset-x="0.2cm" draw:shadow-offset-y="0.2cm" draw:shadow-color="#808080" loext:decorative="false"/>
    </style:style>
    <style:style style:name="gr152"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238cm" fo:padding-top="0cm" fo:padding-bottom="0cm" fo:padding-left="0cm" fo:padding-right="0cm" fo:wrap-option="wrap" draw:shadow="hidden" draw:shadow-offset-x="0.2cm" draw:shadow-offset-y="0.2cm" draw:shadow-color="#808080" loext:decorative="false"/>
      <style:paragraph-properties style:writing-mode="lr-tb"/>
    </style:style>
    <style:style style:name="gr154"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1.79cm" fo:padding-top="0cm" fo:padding-bottom="0cm" fo:padding-left="0cm" fo:padding-right="0cm" fo:wrap-option="wrap" draw:shadow="hidden" draw:shadow-offset-x="0.2cm" draw:shadow-offset-y="0.2cm" draw:shadow-color="#808080" loext:decorative="false"/>
      <style:paragraph-properties style:writing-mode="lr-tb"/>
    </style:style>
    <style:style style:name="gr15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637cm" fo:min-width="7.495cm" fo:padding-top="0cm" fo:padding-bottom="0cm" fo:padding-left="0cm" fo:padding-right="0cm" fo:wrap-option="wrap" draw:shadow="hidden" draw:shadow-offset-x="0.2cm" draw:shadow-offset-y="0.2cm" draw:shadow-color="#808080" loext:decorative="false"/>
      <style:paragraph-properties style:writing-mode="lr-tb"/>
    </style:style>
    <style:style style:name="gr157"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955cm" fo:min-width="7.495cm" fo:padding-top="0cm" fo:padding-bottom="0cm" fo:padding-left="0cm" fo:padding-right="0cm" fo:wrap-option="wrap" draw:shadow="hidden" draw:shadow-offset-x="0.2cm" draw:shadow-offset-y="0.2cm" draw:shadow-color="#808080" loext:decorative="false"/>
      <style:paragraph-properties style:writing-mode="lr-tb"/>
    </style:style>
    <style:style style:name="gr158"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238cm" fo:padding-top="0cm" fo:padding-bottom="0cm" fo:padding-left="0cm" fo:padding-right="0cm" fo:wrap-option="wrap" draw:shadow="hidden" draw:shadow-offset-x="0.2cm" draw:shadow-offset-y="0.2cm" draw:shadow-color="#808080" loext:decorative="false"/>
      <style:paragraph-properties style:writing-mode="lr-tb"/>
    </style:style>
    <style:style style:name="gr160"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955cm" fo:min-width="7.495cm" fo:padding-top="0cm" fo:padding-bottom="0cm" fo:padding-left="0cm" fo:padding-right="0cm" fo:wrap-option="wrap" draw:shadow="hidden" draw:shadow-offset-x="0.2cm" draw:shadow-offset-y="0.2cm" draw:shadow-color="#808080" loext:decorative="false"/>
      <style:paragraph-properties style:writing-mode="lr-tb"/>
    </style:style>
    <style:style style:name="gr16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238cm" fo:padding-top="0cm" fo:padding-bottom="0cm" fo:padding-left="0cm" fo:padding-right="0cm" fo:wrap-option="wrap" draw:shadow="hidden" draw:shadow-offset-x="0.2cm" draw:shadow-offset-y="0.2cm" draw:shadow-color="#808080" loext:decorative="false"/>
      <style:paragraph-properties style:writing-mode="lr-tb"/>
    </style:style>
    <style:style style:name="gr16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955cm" fo:min-width="7.495cm" fo:padding-top="0cm" fo:padding-bottom="0cm" fo:padding-left="0cm" fo:padding-right="0cm" fo:wrap-option="wrap" draw:shadow="hidden" draw:shadow-offset-x="0.2cm" draw:shadow-offset-y="0.2cm" draw:shadow-color="#808080" loext:decorative="false"/>
      <style:paragraph-properties style:writing-mode="lr-tb"/>
    </style:style>
    <style:style style:name="gr164"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238cm" fo:padding-top="0cm" fo:padding-bottom="0cm" fo:padding-left="0cm" fo:padding-right="0cm" fo:wrap-option="wrap" draw:shadow="hidden" draw:shadow-offset-x="0.2cm" draw:shadow-offset-y="0.2cm" draw:shadow-color="#808080" loext:decorative="false"/>
      <style:paragraph-properties style:writing-mode="lr-tb"/>
    </style:style>
    <style:style style:name="gr166"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167"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168" style:family="graphic" style:parent-style-name="Note">
      <style:graphic-properties draw:auto-grow-height="true" fo:min-height="1.273cm" loext:decorative="false"/>
      <style:paragraph-properties style:writing-mode="lr-tb"/>
    </style:style>
    <style:style style:name="gr169" style:family="graphic" style:parent-style-name="Note">
      <style:graphic-properties draw:auto-grow-height="true" fo:min-height="0.715cm" loext:decorative="false"/>
      <style:paragraph-properties style:writing-mode="lr-tb"/>
    </style:style>
    <style:style style:name="gr170"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7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72"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173" style:family="graphic" style:parent-style-name="standard" style:list-style-name="L2">
      <style:graphic-properties draw:stroke="solid" draw:stroke-dash="Dashed_20__28_var_29__20_4" svg:stroke-width="0.018cm" svg:stroke-color="#000000" draw:marker-start="Arrowheads_20_5" draw:marker-start-width="0.127cm" draw:marker-start-center="false" draw:marker-end=""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174"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7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7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2.861cm" fo:min-width="8.454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7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17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637cm" fo:min-width="7.131cm" fo:padding-top="0cm" fo:padding-bottom="0cm" fo:padding-left="0cm" fo:padding-right="0cm" fo:wrap-option="wrap" draw:shadow="hidden" draw:shadow-offset-x="0.2cm" draw:shadow-offset-y="0.2cm" draw:shadow-color="#808080" loext:decorative="false"/>
      <style:paragraph-properties style:writing-mode="lr-tb"/>
    </style:style>
    <style:style style:name="gr179" style:family="graphic" style:parent-style-name="objectwithoutfill">
      <style:graphic-properties draw:stroke="dash" draw:stroke-dash="Double_20_Dash" draw:marker-end="" svg:stroke-linecap="butt" draw:fill="none" loext:decorative="false"/>
    </style:style>
    <style:style style:name="gr180" style:family="graphic" style:parent-style-name="standard" style:list-style-name="L1">
      <style:graphic-properties draw:stroke="none" svg:stroke-color="#000000" draw:fill="solid" draw:fill-color="#ffffff" draw:auto-grow-height="true" draw:auto-grow-width="false" fo:min-height="0.637cm" fo:padding-top="0cm" fo:padding-bottom="0cm" fo:padding-left="0cm" fo:padding-right="0cm" loext:decorative="false"/>
      <style:paragraph-properties style:writing-mode="lr-tb"/>
    </style:style>
    <style:style style:name="gr18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1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6.238cm" fo:padding-top="0cm" fo:padding-bottom="0cm" fo:padding-left="0cm" fo:padding-right="0cm" fo:wrap-option="wrap" draw:shadow="hidden" draw:shadow-offset-x="0.2cm" draw:shadow-offset-y="0.2cm" draw:shadow-color="#808080" loext:decorative="false"/>
      <style:paragraph-properties style:writing-mode="lr-tb"/>
    </style:style>
    <style:style style:name="gr1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1.589cm" fo:padding-top="0cm" fo:padding-bottom="0cm" fo:padding-left="0cm" fo:padding-right="0cm" fo:wrap-option="wrap" draw:shadow="hidden" draw:shadow-offset-x="0.2cm" draw:shadow-offset-y="0.2cm" draw:shadow-color="#808080" loext:decorative="false"/>
      <style:paragraph-properties style:writing-mode="lr-tb"/>
    </style:style>
    <style:style style:name="gr184" style:family="graphic" style:parent-style-name="objectwithoutfill">
      <style:graphic-properties draw:stroke="dash" draw:stroke-dash="Double_20_Dash" draw:marker-end="" svg:stroke-linecap="butt" draw:fill="solid" draw:fill-color="#ffffff" loext:decorative="false"/>
    </style:style>
    <style:style style:name="gr185"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8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8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188"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18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593cm" fo:min-width="0.048cm" fo:padding-top="0.101cm" fo:padding-bottom="0.101cm" fo:padding-left="0.226cm" fo:padding-right="0.226cm" fo:wrap-option="wrap" draw:shadow="hidden" draw:shadow-offset-x="0.2cm" draw:shadow-offset-y="0.2cm" draw:shadow-color="#808080" loext:decorative="false"/>
    </style:style>
    <style:style style:name="gr190"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9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9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19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267cm" fo:min-width="0.048cm" fo:padding-top="0.101cm" fo:padding-bottom="0.101cm" fo:padding-left="0.226cm" fo:padding-right="0.226cm" fo:wrap-option="wrap" draw:shadow="hidden" draw:shadow-offset-x="0.2cm" draw:shadow-offset-y="0.2cm" draw:shadow-color="#808080" loext:decorative="false"/>
    </style:style>
    <style:style style:name="gr194"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19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54cm" fo:padding-bottom="0.051cm" fo:padding-left="0.051cm" fo:padding-right="0.051cm" fo:wrap-option="wrap" draw:shadow="hidden" draw:shadow-offset-x="0.2cm" draw:shadow-offset-y="0.2cm" draw:shadow-color="#808080" style:writing-mode="lr-tb" loext:decorative="false"/>
      <style:paragraph-properties style:writing-mode="lr-tb"/>
    </style:style>
    <style:style style:name="gr19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2.074cm" fo:min-width="0.048cm" fo:padding-top="0.101cm" fo:padding-bottom="0.101cm" fo:padding-left="0.226cm" fo:padding-right="0.226cm" fo:wrap-option="wrap" draw:shadow="hidden" draw:shadow-offset-x="0.2cm" draw:shadow-offset-y="0.2cm" draw:shadow-color="#808080" loext:decorative="false"/>
    </style:style>
    <style:style style:name="gr19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fo:min-height="0.323cm" fo:padding-top="0cm" fo:padding-bottom="0cm" fo:padding-left="0cm" fo:padding-right="0cm" fo:wrap-option="wrap" draw:shadow="hidden" draw:shadow-offset-x="0.2cm" draw:shadow-offset-y="0.2cm" draw:shadow-color="#808080" loext:decorative="false"/>
      <style:paragraph-properties style:writing-mode="lr-tb"/>
    </style:style>
    <style:style style:name="gr198"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199"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fo:min-height="0.323cm" fo:padding-top="0cm" fo:padding-bottom="0cm" fo:padding-left="0cm" fo:padding-right="0cm" fo:wrap-option="wrap" draw:shadow="hidden" draw:shadow-offset-x="0.2cm" draw:shadow-offset-y="0.2cm" draw:shadow-color="#808080" loext:decorative="false"/>
      <style:paragraph-properties style:writing-mode="lr-tb"/>
    </style:style>
    <style:style style:name="gr200"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0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426cm" fo:min-width="4.10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0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203" style:family="graphic" style:parent-style-name="standard">
      <style:graphic-properties draw:stroke="none" svg:stroke-color="#000000" draw:fill="solid" draw:fill-color="#ffffff" draw:auto-grow-height="true" draw:auto-grow-width="false" fo:min-height="0.637cm" fo:padding-top="0cm" fo:padding-bottom="0cm" fo:padding-left="0cm" fo:padding-right="0cm" loext:decorative="false"/>
      <style:paragraph-properties style:writing-mode="lr-tb"/>
    </style:style>
    <style:style style:name="gr20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0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206"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0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347cm" fo:padding-top="0cm" fo:padding-bottom="0cm" fo:padding-left="0cm" fo:padding-right="0cm" fo:wrap-option="wrap" draw:shadow="hidden" draw:shadow-offset-x="0.2cm" draw:shadow-offset-y="0.2cm" draw:shadow-color="#808080" loext:decorative="false"/>
      <style:paragraph-properties style:writing-mode="lr-tb"/>
    </style:style>
    <style:style style:name="gr208"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0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1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91cm" fo:min-width="0.048cm" fo:padding-top="0.101cm" fo:padding-bottom="0.101cm" fo:padding-left="0.226cm" fo:padding-right="0.226cm" fo:wrap-option="wrap" draw:shadow="hidden" draw:shadow-offset-x="0.2cm" draw:shadow-offset-y="0.2cm" draw:shadow-color="#808080" loext:decorative="false"/>
    </style:style>
    <style:style style:name="gr211"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1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1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2.651cm" fo:min-width="0.048cm" fo:padding-top="0.101cm" fo:padding-bottom="0.101cm" fo:padding-left="0.226cm" fo:padding-right="0.226cm" fo:wrap-option="wrap" draw:shadow="hidden" draw:shadow-offset-x="0.2cm" draw:shadow-offset-y="0.2cm" draw:shadow-color="#808080" loext:decorative="false"/>
    </style:style>
    <style:style style:name="gr214"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15"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216"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637cm" fo:min-width="3.368cm" fo:padding-top="0cm" fo:padding-bottom="0cm" fo:padding-left="0cm" fo:padding-right="0cm" fo:wrap-option="wrap" draw:shadow="hidden" draw:shadow-offset-x="0.2cm" draw:shadow-offset-y="0.2cm" draw:shadow-color="#808080" loext:decorative="false"/>
      <style:paragraph-properties style:writing-mode="lr-tb"/>
    </style:style>
    <style:style style:name="gr218"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19"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20"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21"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2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23"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2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25"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26"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4.545cm" fo:padding-top="0cm" fo:padding-bottom="0cm" fo:padding-left="0cm" fo:padding-right="0cm" fo:wrap-option="wrap" draw:shadow="hidden" draw:shadow-offset-x="0.2cm" draw:shadow-offset-y="0.2cm" draw:shadow-color="#808080" loext:decorative="false"/>
      <style:paragraph-properties style:writing-mode="lr-tb"/>
    </style:style>
    <style:style style:name="gr2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637cm" fo:min-width="2.034cm" fo:padding-top="0cm" fo:padding-bottom="0cm" fo:padding-left="0cm" fo:padding-right="0cm" fo:wrap-option="wrap" draw:shadow="hidden" draw:shadow-offset-x="0.2cm" draw:shadow-offset-y="0.2cm" draw:shadow-color="#808080" loext:decorative="false"/>
      <style:paragraph-properties style:writing-mode="lr-tb"/>
    </style:style>
    <style:style style:name="gr229"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3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194cm" fo:min-width="0.048cm" fo:padding-top="0.101cm" fo:padding-bottom="0.101cm" fo:padding-left="0.226cm" fo:padding-right="0.226cm" fo:wrap-option="wrap" draw:shadow="hidden" draw:shadow-offset-x="0.2cm" draw:shadow-offset-y="0.2cm" draw:shadow-color="#808080" loext:decorative="false"/>
    </style:style>
    <style:style style:name="gr231"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32"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33"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319cm" fo:min-width="0cm" fo:padding-top="0.025cm" fo:padding-bottom="0.025cm" fo:padding-left="0.025cm" fo:padding-right="0.025cm" loext:decorative="false"/>
      <style:paragraph-properties style:writing-mode="lr-tb"/>
    </style:style>
    <style:style style:name="gr234"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4.131cm" fo:padding-top="0cm" fo:padding-bottom="0cm" fo:padding-left="0cm" fo:padding-right="0cm" fo:wrap-option="wrap" draw:shadow="hidden" draw:shadow-offset-x="0.2cm" draw:shadow-offset-y="0.2cm" draw:shadow-color="#808080" loext:decorative="false"/>
      <style:paragraph-properties style:writing-mode="lr-tb"/>
    </style:style>
    <style:style style:name="gr236"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4.131cm" fo:padding-top="0cm" fo:padding-bottom="0cm" fo:padding-left="0cm" fo:padding-right="0cm" fo:wrap-option="wrap" draw:shadow="hidden" draw:shadow-offset-x="0.2cm" draw:shadow-offset-y="0.2cm" draw:shadow-color="#808080" loext:decorative="false"/>
      <style:paragraph-properties style:writing-mode="lr-tb"/>
    </style:style>
    <style:style style:name="gr23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949cm" fo:min-width="0.048cm" fo:padding-top="0.101cm" fo:padding-bottom="0.101cm" fo:padding-left="0.226cm" fo:padding-right="0.226cm" fo:wrap-option="wrap" draw:shadow="hidden" draw:shadow-offset-x="0.2cm" draw:shadow-offset-y="0.2cm" draw:shadow-color="#808080" loext:decorative="false"/>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637cm" fo:min-width="2.178cm" fo:padding-top="0cm" fo:padding-bottom="0cm" fo:padding-left="0cm" fo:padding-right="0cm" fo:wrap-option="wrap" draw:shadow="hidden" draw:shadow-offset-x="0.2cm" draw:shadow-offset-y="0.2cm" draw:shadow-color="#808080" loext:decorative="false"/>
      <style:paragraph-properties style:writing-mode="lr-tb"/>
    </style:style>
    <style:style style:name="gr240"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41"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42"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319cm" fo:min-width="0cm" fo:padding-top="0.025cm" fo:padding-bottom="0.025cm" fo:padding-left="0.025cm" fo:padding-right="0.025cm" loext:decorative="false"/>
      <style:paragraph-properties style:writing-mode="lr-tb"/>
    </style:style>
    <style:style style:name="gr243"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44"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4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4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15cm" fo:min-width="0.048cm" fo:padding-top="0.101cm" fo:padding-bottom="0.101cm" fo:padding-left="0.226cm" fo:padding-right="0.226cm" fo:wrap-option="wrap" draw:shadow="hidden" draw:shadow-offset-x="0.2cm" draw:shadow-offset-y="0.2cm" draw:shadow-color="#808080" loext:decorative="false"/>
    </style:style>
    <style:style style:name="gr24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394cm" fo:min-width="0.048cm" fo:padding-top="0.101cm" fo:padding-bottom="0.101cm" fo:padding-left="0.226cm" fo:padding-right="0.226cm" fo:wrap-option="wrap" draw:shadow="hidden" draw:shadow-offset-x="0.2cm" draw:shadow-offset-y="0.2cm" draw:shadow-color="#808080" loext:decorative="false"/>
    </style:style>
    <style:style style:name="gr24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2.098cm" fo:min-width="0.048cm" fo:padding-top="0.101cm" fo:padding-bottom="0.101cm" fo:padding-left="0.226cm" fo:padding-right="0.226cm" fo:wrap-option="wrap" draw:shadow="hidden" draw:shadow-offset-x="0.2cm" draw:shadow-offset-y="0.2cm" draw:shadow-color="#808080" loext:decorative="false"/>
    </style:style>
    <style:style style:name="gr249"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50"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2.584cm" fo:padding-top="0cm" fo:padding-bottom="0cm" fo:padding-left="0cm" fo:padding-right="0cm" fo:wrap-option="wrap" draw:shadow="hidden" draw:shadow-offset-x="0.2cm" draw:shadow-offset-y="0.2cm" draw:shadow-color="#808080" loext:decorative="false"/>
      <style:paragraph-properties style:writing-mode="lr-tb"/>
    </style:style>
    <style:style style:name="gr252"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2.728cm" fo:padding-top="0cm" fo:padding-bottom="0cm" fo:padding-left="0cm" fo:padding-right="0cm" fo:wrap-option="wrap" draw:shadow="hidden" draw:shadow-offset-x="0.2cm" draw:shadow-offset-y="0.2cm" draw:shadow-color="#808080" loext:decorative="false"/>
      <style:paragraph-properties style:writing-mode="lr-tb"/>
    </style:style>
    <style:style style:name="gr254" style:family="graphic" style:parent-style-name="Note">
      <style:graphic-properties draw:auto-grow-height="true" fo:min-height="0.741cm" loext:decorative="false"/>
      <style:paragraph-properties style:writing-mode="lr-tb"/>
    </style:style>
    <style:style style:name="gr25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5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257"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58"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259"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6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6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891cm" fo:min-width="0.048cm" fo:padding-top="0.101cm" fo:padding-bottom="0.101cm" fo:padding-left="0.226cm" fo:padding-right="0.226cm" fo:wrap-option="wrap" draw:shadow="hidden" draw:shadow-offset-x="0.2cm" draw:shadow-offset-y="0.2cm" draw:shadow-color="#808080" loext:decorative="false"/>
    </style:style>
    <style:style style:name="gr262"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6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6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2.539cm" fo:min-width="0.048cm" fo:padding-top="0.101cm" fo:padding-bottom="0.101cm" fo:padding-left="0.226cm" fo:padding-right="0.226cm" fo:wrap-option="wrap" draw:shadow="hidden" draw:shadow-offset-x="0.2cm" draw:shadow-offset-y="0.2cm" draw:shadow-color="#808080" loext:decorative="false"/>
    </style:style>
    <style:style style:name="gr265"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6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6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73cm" fo:min-width="0.048cm" fo:padding-top="0.101cm" fo:padding-bottom="0.101cm" fo:padding-left="0.226cm" fo:padding-right="0.226cm" fo:wrap-option="wrap" draw:shadow="hidden" draw:shadow-offset-x="0.2cm" draw:shadow-offset-y="0.2cm" draw:shadow-color="#808080" loext:decorative="false"/>
    </style:style>
    <style:style style:name="gr268"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69"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270"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637cm" fo:min-width="3.368cm" fo:padding-top="0cm" fo:padding-bottom="0cm" fo:padding-left="0cm" fo:padding-right="0cm" fo:wrap-option="wrap" draw:shadow="hidden" draw:shadow-offset-x="0.2cm" draw:shadow-offset-y="0.2cm" draw:shadow-color="#808080" loext:decorative="false"/>
      <style:paragraph-properties style:writing-mode="lr-tb"/>
    </style:style>
    <style:style style:name="gr272"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73"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74"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75"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76"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7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78"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392cm" fo:min-width="1.79cm" fo:padding-top="0cm" fo:padding-bottom="0cm" fo:padding-left="0cm" fo:padding-right="0cm" fo:wrap-option="wrap" draw:shadow="hidden" draw:shadow-offset-x="0.2cm" draw:shadow-offset-y="0.2cm" draw:shadow-color="#808080" loext:decorative="false"/>
      <style:paragraph-properties style:writing-mode="lr-tb"/>
    </style:style>
    <style:style style:name="gr280"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28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28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194cm" fo:min-width="0.048cm" fo:padding-top="0.101cm" fo:padding-bottom="0.101cm" fo:padding-left="0.226cm" fo:padding-right="0.226cm" fo:wrap-option="wrap" draw:shadow="hidden" draw:shadow-offset-x="0.2cm" draw:shadow-offset-y="0.2cm" draw:shadow-color="#808080" loext:decorative="false"/>
    </style:style>
    <style:style style:name="gr283"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84"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85"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319cm" fo:min-width="0cm" fo:padding-top="0.025cm" fo:padding-bottom="0.025cm" fo:padding-left="0.025cm" fo:padding-right="0.025cm" loext:decorative="false"/>
      <style:paragraph-properties style:writing-mode="lr-tb"/>
    </style:style>
    <style:style style:name="gr286" style:family="graphic" style:parent-style-name="standard" style:list-style-name="L2">
      <style:graphic-properties draw:stroke="dash" draw:stroke-dash="Dash" svg:stroke-width="0.018cm" svg:stroke-color="#000000" draw:marker-start="Arrow" draw:marker-start-width="0.127cm" draw:marker-start-center="false" draw:marker-end=""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637cm" fo:min-width="2.034cm" fo:padding-top="0cm" fo:padding-bottom="0cm" fo:padding-left="0cm" fo:padding-right="0cm" fo:wrap-option="wrap" draw:shadow="hidden" draw:shadow-offset-x="0.2cm" draw:shadow-offset-y="0.2cm" draw:shadow-color="#808080" loext:decorative="false"/>
      <style:paragraph-properties style:writing-mode="lr-tb"/>
    </style:style>
    <style:style style:name="gr288"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8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58cm" fo:min-width="0.048cm" fo:padding-top="0.101cm" fo:padding-bottom="0.101cm" fo:padding-left="0.226cm" fo:padding-right="0.226cm" fo:wrap-option="wrap" draw:shadow="hidden" draw:shadow-offset-x="0.2cm" draw:shadow-offset-y="0.2cm" draw:shadow-color="#808080" loext:decorative="false"/>
    </style:style>
    <style:style style:name="gr29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00"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9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00"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292"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93"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437cm" fo:padding-top="0cm" fo:padding-bottom="0cm" fo:padding-left="0cm" fo:padding-right="0cm" fo:wrap-option="wrap" draw:shadow="hidden" draw:shadow-offset-x="0.2cm" draw:shadow-offset-y="0.2cm" draw:shadow-color="#808080" loext:decorative="false"/>
      <style:paragraph-properties style:writing-mode="lr-tb"/>
    </style:style>
    <style:style style:name="gr294"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637cm" fo:min-width="3.368cm" fo:padding-top="0cm" fo:padding-bottom="0cm" fo:padding-left="0cm" fo:padding-right="0cm" fo:wrap-option="wrap" draw:shadow="hidden" draw:shadow-offset-x="0.2cm" draw:shadow-offset-y="0.2cm" draw:shadow-color="#808080" loext:decorative="false"/>
      <style:paragraph-properties style:writing-mode="lr-tb"/>
    </style:style>
    <style:style style:name="gr296"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97"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298"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299"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0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01"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0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03"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0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05"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0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0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4.564cm" fo:min-width="0.048cm" fo:padding-top="0.101cm" fo:padding-bottom="0.101cm" fo:padding-left="0.226cm" fo:padding-right="0.226cm" fo:wrap-option="wrap" draw:shadow="hidden" draw:shadow-offset-x="0.2cm" draw:shadow-offset-y="0.2cm" draw:shadow-color="#808080" loext:decorative="false"/>
    </style:style>
    <style:style style:name="gr30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458cm" fo:min-width="0.048cm" fo:padding-top="0.101cm" fo:padding-bottom="0.101cm" fo:padding-left="0.226cm" fo:padding-right="0.226cm" fo:wrap-option="wrap" draw:shadow="hidden" draw:shadow-offset-x="0.2cm" draw:shadow-offset-y="0.2cm" draw:shadow-color="#808080" loext:decorative="false"/>
    </style:style>
    <style:style style:name="gr309"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310"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11"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955cm" fo:min-width="0cm" fo:padding-top="0.025cm" fo:padding-bottom="0.025cm" fo:padding-left="0.025cm" fo:padding-right="0.025cm" loext:decorative="false"/>
      <style:paragraph-properties style:writing-mode="lr-tb"/>
    </style:style>
    <style:style style:name="gr3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637cm" fo:min-width="1.124cm" fo:padding-top="0cm" fo:padding-bottom="0cm" fo:padding-left="0cm" fo:padding-right="0cm" fo:wrap-option="wrap" draw:shadow="hidden" draw:shadow-offset-x="0.2cm" draw:shadow-offset-y="0.2cm" draw:shadow-color="#808080" loext:decorative="false"/>
      <style:paragraph-properties style:writing-mode="lr-tb"/>
    </style:style>
    <style:style style:name="gr313"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14" style:family="graphic" style:parent-style-name="standard" style:list-style-name="L2">
      <style:graphic-properties draw:stroke="dash" draw:stroke-dash="Dash" svg:stroke-width="0.018cm" svg:stroke-color="#000000" draw:marker-start="Arrow" draw:marker-start-width="0.127cm" draw:marker-start-center="false" draw:marker-end=""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1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565cm" fo:min-width="0.048cm" fo:padding-top="0.101cm" fo:padding-bottom="0.101cm" fo:padding-left="0.226cm" fo:padding-right="0.226cm" fo:wrap-option="wrap" draw:shadow="hidden" draw:shadow-offset-x="0.2cm" draw:shadow-offset-y="0.2cm" draw:shadow-color="#808080" loext:decorative="false"/>
    </style:style>
    <style:style style:name="gr316"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1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1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4.26cm" fo:min-width="0.048cm" fo:padding-top="0.101cm" fo:padding-bottom="0.101cm" fo:padding-left="0.226cm" fo:padding-right="0.226cm" fo:wrap-option="wrap" draw:shadow="hidden" draw:shadow-offset-x="0.2cm" draw:shadow-offset-y="0.2cm" draw:shadow-color="#808080" loext:decorative="false"/>
    </style:style>
    <style:style style:name="gr31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0.187cm" fo:min-width="0.048cm" fo:padding-top="0.101cm" fo:padding-bottom="0.101cm" fo:padding-left="0.226cm" fo:padding-right="0.226cm" fo:wrap-option="wrap" draw:shadow="hidden" draw:shadow-offset-x="0.2cm" draw:shadow-offset-y="0.2cm" draw:shadow-color="#808080" loext:decorative="false"/>
    </style:style>
    <style:style style:name="gr320"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21"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none" draw:fill-color="#ffffff" draw:textarea-horizontal-align="left" draw:textarea-vertical-align="bottom" draw:auto-grow-height="true" fo:min-height="0.437cm" fo:padding-top="0cm" fo:padding-bottom="0cm" fo:padding-left="0cm" fo:padding-right="0cm" fo:wrap-option="wrap" draw:shadow="hidden" draw:shadow-offset-x="0.2cm" draw:shadow-offset-y="0.2cm" draw:shadow-color="#808080" loext:decorative="false"/>
      <style:paragraph-properties style:writing-mode="lr-tb"/>
    </style:style>
    <style:style style:name="gr32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874cm" fo:min-width="4.66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2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2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955cm" fo:min-width="4.926cm" fo:padding-top="0cm" fo:padding-bottom="0cm" fo:padding-left="0cm" fo:padding-right="0cm" fo:wrap-option="wrap" draw:shadow="hidden" draw:shadow-offset-x="0.2cm" draw:shadow-offset-y="0.2cm" draw:shadow-color="#808080" loext:decorative="false"/>
      <style:paragraph-properties style:writing-mode="lr-tb"/>
    </style:style>
    <style:style style:name="gr325"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637cm" fo:min-width="3.791cm" fo:padding-top="0cm" fo:padding-bottom="0cm" fo:padding-left="0cm" fo:padding-right="0cm" fo:wrap-option="wrap" draw:shadow="hidden" draw:shadow-offset-x="0.2cm" draw:shadow-offset-y="0.2cm" draw:shadow-color="#808080" loext:decorative="false"/>
      <style:paragraph-properties style:writing-mode="lr-tb"/>
    </style:style>
    <style:style style:name="gr32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41cm" fo:min-width="3.967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2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2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637cm" fo:min-width="3.592cm" fo:padding-top="0cm" fo:padding-bottom="0cm" fo:padding-left="0cm" fo:padding-right="0cm" fo:wrap-option="wrap" draw:shadow="hidden" draw:shadow-offset-x="0.2cm" draw:shadow-offset-y="0.2cm" draw:shadow-color="#808080" loext:decorative="false"/>
      <style:paragraph-properties style:writing-mode="lr-tb"/>
    </style:style>
    <style:style style:name="gr330"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637cm" fo:min-width="2.47cm" fo:padding-top="0cm" fo:padding-bottom="0cm" fo:padding-left="0cm" fo:padding-right="0cm" fo:wrap-option="wrap" draw:shadow="hidden" draw:shadow-offset-x="0.2cm" draw:shadow-offset-y="0.2cm" draw:shadow-color="#808080" loext:decorative="false"/>
      <style:paragraph-properties style:writing-mode="lr-tb"/>
    </style:style>
    <style:style style:name="gr332" style:family="graphic" style:parent-style-name="Note">
      <style:graphic-properties draw:auto-grow-height="true" fo:min-height="0.319cm" loext:decorative="false"/>
      <style:paragraph-properties style:writing-mode="lr-tb"/>
    </style:style>
    <style:style style:name="gr33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2.493cm" fo:min-width="0.048cm" fo:padding-top="0.101cm" fo:padding-bottom="0.101cm" fo:padding-left="0.226cm" fo:padding-right="0.226cm" fo:wrap-option="wrap" draw:shadow="hidden" draw:shadow-offset-x="0.2cm" draw:shadow-offset-y="0.2cm" draw:shadow-color="#808080" loext:decorative="false"/>
    </style:style>
    <style:style style:name="gr33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732cm" fo:min-width="4.66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3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3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false" fo:min-height="0.955cm" fo:min-width="3.562cm" fo:padding-top="0cm" fo:padding-bottom="0cm" fo:padding-left="0cm" fo:padding-right="0cm" fo:wrap-option="wrap" draw:shadow="hidden" draw:shadow-offset-x="0.2cm" draw:shadow-offset-y="0.2cm" draw:shadow-color="#808080" loext:decorative="false"/>
      <style:paragraph-properties style:writing-mode="lr-tb"/>
    </style:style>
    <style:style style:name="gr337"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338"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39"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955cm" fo:min-width="0cm" fo:padding-top="0.025cm" fo:padding-bottom="0.025cm" fo:padding-left="0.025cm" fo:padding-right="0.025cm" loext:decorative="false"/>
      <style:paragraph-properties style:writing-mode="lr-tb"/>
    </style:style>
    <style:style style:name="gr3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false" fo:min-height="1.273cm" fo:min-width="1.382cm" fo:padding-top="0cm" fo:padding-bottom="0cm" fo:padding-left="0cm" fo:padding-right="0cm" fo:wrap-option="wrap" draw:shadow="hidden" draw:shadow-offset-x="0.2cm" draw:shadow-offset-y="0.2cm" draw:shadow-color="#808080" loext:decorative="false"/>
      <style:paragraph-properties style:writing-mode="lr-tb"/>
    </style:style>
    <style:style style:name="gr34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42" style:family="graphic" style:parent-style-name="standard" style:list-style-name="L2">
      <style:graphic-properties draw:stroke="dash" draw:stroke-dash="Dash" svg:stroke-width="0.018cm" svg:stroke-color="#000000" draw:marker-start="Arrow" draw:marker-start-width="0.127cm" draw:marker-start-center="false" draw:marker-end=""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4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571cm" fo:min-width="0.048cm" fo:padding-top="0.101cm" fo:padding-bottom="0.101cm" fo:padding-left="0.226cm" fo:padding-right="0.226cm" fo:wrap-option="wrap" draw:shadow="hidden" draw:shadow-offset-x="0.2cm" draw:shadow-offset-y="0.2cm" draw:shadow-color="#808080" loext:decorative="false"/>
    </style:style>
    <style:style style:name="gr344"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345"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637cm" fo:min-width="3.702cm" fo:padding-top="0cm" fo:padding-bottom="0cm" fo:padding-left="0cm" fo:padding-right="0cm" fo:wrap-option="wrap" draw:shadow="hidden" draw:shadow-offset-x="0.2cm" draw:shadow-offset-y="0.2cm" draw:shadow-color="#808080" loext:decorative="false"/>
      <style:paragraph-properties style:writing-mode="lr-tb"/>
    </style:style>
    <style:style style:name="gr347"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348"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349"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50"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637cm" fo:min-width="0cm" fo:padding-top="0.025cm" fo:padding-bottom="0.025cm" fo:padding-left="0.025cm" fo:padding-right="0.025cm" loext:decorative="false"/>
      <style:paragraph-properties style:writing-mode="lr-tb"/>
    </style:style>
    <style:style style:name="gr35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702cm" fo:padding-top="0cm" fo:padding-bottom="0cm" fo:padding-left="0cm" fo:padding-right="0cm" fo:wrap-option="wrap" draw:shadow="hidden" draw:shadow-offset-x="0.2cm" draw:shadow-offset-y="0.2cm" draw:shadow-color="#808080" loext:decorative="false"/>
      <style:paragraph-properties style:writing-mode="lr-tb"/>
    </style:style>
    <style:style style:name="gr35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572cm" fo:min-width="0.048cm" fo:padding-top="0.101cm" fo:padding-bottom="0.101cm" fo:padding-left="0.226cm" fo:padding-right="0.226cm" fo:wrap-option="wrap" draw:shadow="hidden" draw:shadow-offset-x="0.2cm" draw:shadow-offset-y="0.2cm" draw:shadow-color="#808080" loext:decorative="false"/>
    </style:style>
    <style:style style:name="gr354"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55"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5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4.581cm" fo:min-width="0.048cm" fo:padding-top="0.101cm" fo:padding-bottom="0.101cm" fo:padding-left="0.226cm" fo:padding-right="0.226cm" fo:wrap-option="wrap" draw:shadow="hidden" draw:shadow-offset-x="0.2cm" draw:shadow-offset-y="0.2cm" draw:shadow-color="#808080" loext:decorative="false"/>
    </style:style>
    <style:style style:name="gr35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5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59"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6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61"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6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63"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8.65cm" fo:min-width="17.28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6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65"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19cm" fo:min-width="3.562cm" fo:padding-top="0cm" fo:padding-bottom="0cm" fo:padding-left="0cm" fo:padding-right="0cm" fo:wrap-option="wrap" draw:shadow="hidden" draw:shadow-offset-x="0.2cm" draw:shadow-offset-y="0.2cm" draw:shadow-color="#808080" loext:decorative="false"/>
      <style:paragraph-properties style:writing-mode="lr-tb"/>
    </style:style>
    <style:style style:name="gr366"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67"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fo:min-height="0.319cm" fo:padding-top="0cm" fo:padding-bottom="0cm" fo:padding-left="0cm" fo:padding-right="0cm" fo:wrap-option="wrap" draw:shadow="hidden" draw:shadow-offset-x="0.2cm" draw:shadow-offset-y="0.2cm" draw:shadow-color="#808080" loext:decorative="false"/>
      <style:paragraph-properties style:writing-mode="lr-tb"/>
    </style:style>
    <style:style style:name="gr368"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6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70"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7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72"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373"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374"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7.314cm" fo:min-width="16.424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75"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76"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19cm" fo:min-width="9.832cm" fo:padding-top="0cm" fo:padding-bottom="0cm" fo:padding-left="0cm" fo:padding-right="0cm" fo:wrap-option="wrap" draw:shadow="hidden" draw:shadow-offset-x="0.2cm" draw:shadow-offset-y="0.2cm" draw:shadow-color="#808080" loext:decorative="false"/>
      <style:paragraph-properties style:writing-mode="lr-tb"/>
    </style:style>
    <style:style style:name="gr377"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637cm" fo:min-width="3.368cm" fo:padding-top="0cm" fo:padding-bottom="0cm" fo:padding-left="0cm" fo:padding-right="0cm" fo:wrap-option="wrap" draw:shadow="hidden" draw:shadow-offset-x="0.2cm" draw:shadow-offset-y="0.2cm" draw:shadow-color="#808080" loext:decorative="false"/>
      <style:paragraph-properties style:writing-mode="lr-tb"/>
    </style:style>
    <style:style style:name="gr379"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380"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637cm" fo:min-width="0cm" fo:padding-top="0.025cm" fo:padding-bottom="0.025cm" fo:padding-left="0.025cm" fo:padding-right="0.025cm" loext:decorative="false"/>
      <style:paragraph-properties style:writing-mode="lr-tb"/>
    </style:style>
    <style:style style:name="gr38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545cm" fo:padding-top="0cm" fo:padding-bottom="0cm" fo:padding-left="0cm" fo:padding-right="0cm" fo:wrap-option="wrap" draw:shadow="hidden" draw:shadow-offset-x="0.2cm" draw:shadow-offset-y="0.2cm" draw:shadow-color="#808080" loext:decorative="false"/>
      <style:paragraph-properties style:writing-mode="lr-tb"/>
    </style:style>
    <style:style style:name="gr383" style:family="graphic" style:parent-style-name="objectwithoutfill" style:list-style-name="L2">
      <style:graphic-properties draw:stroke="dash" draw:stroke-dash="Dash" svg:stroke-width="0.018cm" draw:marker-start="" draw:marker-start-width="0.127cm" draw:marker-end="Arrowheads_20_6" draw:marker-end-width="0.127cm" draw:fill="none" draw:fill-color="#729fcf" draw:textarea-horizontal-align="justify" draw:textarea-vertical-align="middle" fo:padding-top="0.135cm" fo:padding-bottom="0.135cm" fo:padding-left="0.26cm" fo:padding-right="0.26cm" loext:decorative="false"/>
    </style:style>
    <style:style style:name="gr38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19cm" fo:min-width="5.663cm" fo:padding-top="0cm" fo:padding-bottom="0cm" fo:padding-left="0cm" fo:padding-right="0cm" fo:wrap-option="wrap" draw:shadow="hidden" draw:shadow-offset-x="0.2cm" draw:shadow-offset-y="0.2cm" draw:shadow-color="#808080" loext:decorative="false"/>
      <style:paragraph-properties style:writing-mode="lr-tb"/>
    </style:style>
    <style:style style:name="gr385"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545cm" fo:padding-top="0cm" fo:padding-bottom="0cm" fo:padding-left="0cm" fo:padding-right="0cm" fo:wrap-option="wrap" draw:shadow="hidden" draw:shadow-offset-x="0.2cm" draw:shadow-offset-y="0.2cm" draw:shadow-color="#808080" loext:decorative="false"/>
      <style:paragraph-properties style:writing-mode="lr-tb"/>
    </style:style>
    <style:style style:name="gr38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justify" draw:textarea-vertical-align="top" draw:auto-grow-height="false" fo:min-height="1.789cm" fo:min-width="10.732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8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8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19cm" fo:min-width="3.997cm" fo:padding-top="0cm" fo:padding-bottom="0cm" fo:padding-left="0cm" fo:padding-right="0cm" fo:wrap-option="wrap" draw:shadow="hidden" draw:shadow-offset-x="0.2cm" draw:shadow-offset-y="0.2cm" draw:shadow-color="#808080" loext:decorative="false"/>
      <style:paragraph-properties style:writing-mode="lr-tb"/>
    </style:style>
    <style:style style:name="gr39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543cm" fo:min-width="4.83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9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392"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637cm" fo:min-width="3.592cm" fo:padding-top="0cm" fo:padding-bottom="0cm" fo:padding-left="0cm" fo:padding-right="0cm" fo:wrap-option="wrap" draw:shadow="hidden" draw:shadow-offset-x="0.2cm" draw:shadow-offset-y="0.2cm" draw:shadow-color="#808080" loext:decorative="false"/>
      <style:paragraph-properties style:writing-mode="lr-tb"/>
    </style:style>
    <style:style style:name="gr393"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3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2.627cm" fo:padding-top="0cm" fo:padding-bottom="0cm" fo:padding-left="0cm" fo:padding-right="0cm" fo:wrap-option="wrap" draw:shadow="hidden" draw:shadow-offset-x="0.2cm" draw:shadow-offset-y="0.2cm" draw:shadow-color="#808080" loext:decorative="false"/>
      <style:paragraph-properties style:writing-mode="lr-tb"/>
    </style:style>
    <style:style style:name="gr395"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396"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397"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0.735cm" fo:min-width="0.048cm" fo:padding-top="0.101cm" fo:padding-bottom="0.101cm" fo:padding-left="0.226cm" fo:padding-right="0.226cm" fo:wrap-option="wrap" draw:shadow="hidden" draw:shadow-offset-x="0.2cm" draw:shadow-offset-y="0.2cm" draw:shadow-color="#808080" loext:decorative="false"/>
    </style:style>
    <style:style style:name="gr39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25.176cm" fo:min-width="18.62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9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400"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401"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02"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403"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04"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405"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406"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7.314cm" fo:min-width="16.424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0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408"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19cm" fo:min-width="9.832cm" fo:padding-top="0cm" fo:padding-bottom="0cm" fo:padding-left="0cm" fo:padding-right="0cm" fo:wrap-option="wrap" draw:shadow="hidden" draw:shadow-offset-x="0.2cm" draw:shadow-offset-y="0.2cm" draw:shadow-color="#808080" loext:decorative="false"/>
      <style:paragraph-properties style:writing-mode="lr-tb"/>
    </style:style>
    <style:style style:name="gr409"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543cm" fo:min-width="4.835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10"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41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637cm" fo:min-width="3.592cm" fo:padding-top="0cm" fo:padding-bottom="0cm" fo:padding-left="0cm" fo:padding-right="0cm" fo:wrap-option="wrap" draw:shadow="hidden" draw:shadow-offset-x="0.2cm" draw:shadow-offset-y="0.2cm" draw:shadow-color="#808080" loext:decorative="false"/>
      <style:paragraph-properties style:writing-mode="lr-tb"/>
    </style:style>
    <style:style style:name="gr412"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2.627cm" fo:padding-top="0cm" fo:padding-bottom="0cm" fo:padding-left="0cm" fo:padding-right="0cm" fo:wrap-option="wrap" draw:shadow="hidden" draw:shadow-offset-x="0.2cm" draw:shadow-offset-y="0.2cm" draw:shadow-color="#808080" loext:decorative="false"/>
      <style:paragraph-properties style:writing-mode="lr-tb"/>
    </style:style>
    <style:style style:name="gr414"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15" style:family="graphic" style:parent-style-name="standard" style:list-style-name="L2">
      <style:graphic-properties draw:stroke="none" svg:stroke-width="0.053cm" svg:stroke-color="#000000" draw:marker-start="" draw:marker-start-width="0.2cm" draw:marker-start-center="false" draw:marker-end="" draw:marker-end-width="0.2cm" draw:marker-end-center="false" draw:fill="solid" draw:fill-color="#ffffff" draw:textarea-horizontal-align="left" draw:textarea-vertical-align="bottom" draw:auto-grow-height="true" fo:min-height="0.637cm" fo:padding-top="0cm" fo:padding-bottom="0cm" fo:padding-left="0cm" fo:padding-right="0cm" fo:wrap-option="wrap" draw:shadow="hidden" draw:shadow-offset-x="0.2cm" draw:shadow-offset-y="0.2cm" draw:shadow-color="#808080" loext:decorative="false"/>
      <style:paragraph-properties style:writing-mode="lr-tb"/>
    </style:style>
    <style:style style:name="gr416"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middle" draw:auto-grow-height="true" draw:auto-grow-width="true" fo:min-height="0.637cm" fo:min-width="3.368cm" fo:padding-top="0cm" fo:padding-bottom="0cm" fo:padding-left="0cm" fo:padding-right="0cm" fo:wrap-option="wrap" draw:shadow="hidden" draw:shadow-offset-x="0.2cm" draw:shadow-offset-y="0.2cm" draw:shadow-color="#808080" loext:decorative="false"/>
      <style:paragraph-properties style:writing-mode="lr-tb"/>
    </style:style>
    <style:style style:name="gr418"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19"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420" style:family="graphic" style:parent-style-name="standard" style:list-style-name="L2">
      <style:graphic-properties draw:stroke="dash" draw:stroke-dash="Dot" svg:stroke-width="0.053cm" svg:stroke-color="#000000" draw:marker-start="" draw:marker-start-width="0.279cm" draw:marker-start-center="false" draw:marker-end="" draw:marker-end-width="0.65cm" draw:marker-end-center="false" svg:stroke-linecap="butt" draw:fill="solid" draw:fill-color="#ffffff" draw:textarea-horizontal-align="justify" draw:textarea-vertical-align="middle" fo:padding-top="0.101cm" fo:padding-bottom="0.101cm" fo:padding-left="0.226cm" fo:padding-right="0.226cm" fo:wrap-option="wrap" draw:shadow="hidden" draw:shadow-offset-x="0.2cm" draw:shadow-offset-y="0.2cm" draw:shadow-color="#808080" loext:decorative="false"/>
    </style:style>
    <style:style style:name="gr421"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35cm" draw:marker-end-center="false" draw:stroke-linejoin="miter" draw:fill="solid" draw:fill-color="#ffffff" draw:textarea-horizontal-align="justify" draw:textarea-vertical-align="top" draw:auto-grow-height="true" fo:min-height="0cm" fo:min-width="0cm" fo:padding-top="0.26cm" fo:padding-bottom="0.26cm" fo:padding-left="0.226cm" fo:padding-right="0.226cm" fo:wrap-option="wrap" draw:shadow="hidden" draw:shadow-offset-x="0.2cm" draw:shadow-offset-y="0.2cm" draw:shadow-color="#808080" style:writing-mode="lr-tb" loext:decorative="false"/>
      <style:paragraph-properties style:writing-mode="lr-tb"/>
    </style:style>
    <style:style style:name="gr422"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23"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637cm" fo:min-width="0cm" fo:padding-top="0.025cm" fo:padding-bottom="0.025cm" fo:padding-left="0.025cm" fo:padding-right="0.025cm" loext:decorative="false"/>
      <style:paragraph-properties style:writing-mode="lr-tb"/>
    </style:style>
    <style:style style:name="gr424"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425"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426"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27"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637cm" fo:min-width="0cm" fo:padding-top="0.025cm" fo:padding-bottom="0.025cm" fo:padding-left="0.025cm" fo:padding-right="0.025cm" loext:decorative="false"/>
      <style:paragraph-properties style:writing-mode="lr-tb"/>
    </style:style>
    <style:style style:name="gr428"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709cm" fo:min-width="0.048cm" fo:padding-top="0.101cm" fo:padding-bottom="0.101cm" fo:padding-left="0.226cm" fo:padding-right="0.226cm" fo:wrap-option="wrap" draw:shadow="hidden" draw:shadow-offset-x="0.2cm" draw:shadow-offset-y="0.2cm" draw:shadow-color="#808080" loext:decorative="false"/>
    </style:style>
    <style:style style:name="gr429"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545cm" fo:padding-top="0cm" fo:padding-bottom="0cm" fo:padding-left="0cm" fo:padding-right="0cm" fo:wrap-option="wrap" draw:shadow="hidden" draw:shadow-offset-x="0.2cm" draw:shadow-offset-y="0.2cm" draw:shadow-color="#808080" loext:decorative="false"/>
      <style:paragraph-properties style:writing-mode="lr-tb"/>
    </style:style>
    <style:style style:name="gr431" style:family="graphic" style:parent-style-name="objectwithoutfill" style:list-style-name="L2">
      <style:graphic-properties draw:stroke="dash" draw:stroke-dash="Dash" svg:stroke-width="0.018cm" draw:marker-start="" draw:marker-start-width="0.127cm" draw:marker-end="Arrowheads_20_6" draw:marker-end-width="0.127cm" draw:fill="none" draw:fill-color="#729fcf" draw:textarea-horizontal-align="justify" draw:textarea-vertical-align="middle" fo:padding-top="0.135cm" fo:padding-bottom="0.135cm" fo:padding-left="0.26cm" fo:padding-right="0.26cm" loext:decorative="false"/>
    </style:style>
    <style:style style:name="gr432"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4.675cm" fo:padding-top="0cm" fo:padding-bottom="0cm" fo:padding-left="0cm" fo:padding-right="0cm" fo:wrap-option="wrap" draw:shadow="hidden" draw:shadow-offset-x="0.2cm" draw:shadow-offset-y="0.2cm" draw:shadow-color="#808080" loext:decorative="false"/>
      <style:paragraph-properties style:writing-mode="lr-tb"/>
    </style:style>
    <style:style style:name="gr434"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19cm" fo:min-width="5.663cm" fo:padding-top="0cm" fo:padding-bottom="0cm" fo:padding-left="0cm" fo:padding-right="0cm" fo:wrap-option="wrap" draw:shadow="hidden" draw:shadow-offset-x="0.2cm" draw:shadow-offset-y="0.2cm" draw:shadow-color="#808080" loext:decorative="false"/>
      <style:paragraph-properties style:writing-mode="lr-tb"/>
    </style:style>
    <style:style style:name="gr435"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319cm" fo:min-width="3.545cm" fo:padding-top="0cm" fo:padding-bottom="0cm" fo:padding-left="0cm" fo:padding-right="0cm" fo:wrap-option="wrap" draw:shadow="hidden" draw:shadow-offset-x="0.2cm" draw:shadow-offset-y="0.2cm" draw:shadow-color="#808080" loext:decorative="false"/>
      <style:paragraph-properties style:writing-mode="lr-tb"/>
    </style:style>
    <style:style style:name="gr437"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justify" draw:textarea-vertical-align="top" draw:auto-grow-height="false" fo:min-height="1.789cm" fo:min-width="10.732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38"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439"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true" fo:min-height="0.319cm" fo:min-width="3.997cm" fo:padding-top="0cm" fo:padding-bottom="0cm" fo:padding-left="0cm" fo:padding-right="0cm" fo:wrap-option="wrap" draw:shadow="hidden" draw:shadow-offset-x="0.2cm" draw:shadow-offset-y="0.2cm" draw:shadow-color="#808080" loext:decorative="false"/>
      <style:paragraph-properties style:writing-mode="lr-tb"/>
    </style:style>
    <style:style style:name="gr440"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2.493cm" fo:min-width="0.048cm" fo:padding-top="0.101cm" fo:padding-bottom="0.101cm" fo:padding-left="0.226cm" fo:padding-right="0.226cm" fo:wrap-option="wrap" draw:shadow="hidden" draw:shadow-offset-x="0.2cm" draw:shadow-offset-y="0.2cm" draw:shadow-color="#808080" loext:decorative="false"/>
    </style:style>
    <style:style style:name="gr441"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none" draw:fill-color="#ffffff" loext:fill-use-slide-background="false" draw:textarea-horizontal-align="justify" draw:textarea-vertical-align="top" draw:auto-grow-height="false" fo:min-height="1.732cm" fo:min-width="4.66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42" style:family="graphic" style:parent-style-name="standard" style:list-style-name="L2">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loext:fill-use-slide-background="false" draw:textarea-horizontal-align="left" draw:textarea-vertical-align="top" draw:auto-grow-height="true" fo:min-height="0cm" fo:min-width="0cm" fo:padding-top="0.152cm" fo:padding-bottom="0.152cm" fo:padding-left="0.277cm" fo:padding-right="0.477cm" fo:wrap-option="no-wrap" draw:shadow="hidden" draw:shadow-offset-x="0.2cm" draw:shadow-offset-y="0.2cm" draw:shadow-color="#808080" style:writing-mode="lr-tb" loext:decorative="false"/>
      <style:paragraph-properties style:writing-mode="lr-tb"/>
    </style:style>
    <style:style style:name="gr443"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top" draw:auto-grow-height="true" draw:auto-grow-width="false" fo:min-height="0.955cm" fo:min-width="3.562cm" fo:padding-top="0cm" fo:padding-bottom="0cm" fo:padding-left="0cm" fo:padding-right="0cm" fo:wrap-option="wrap" draw:shadow="hidden" draw:shadow-offset-x="0.2cm" draw:shadow-offset-y="0.2cm" draw:shadow-color="#808080" loext:decorative="false"/>
      <style:paragraph-properties style:writing-mode="lr-tb"/>
    </style:style>
    <style:style style:name="gr444"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true" fo:min-height="0.637cm" fo:min-width="3.702cm" fo:padding-top="0cm" fo:padding-bottom="0cm" fo:padding-left="0cm" fo:padding-right="0cm" fo:wrap-option="wrap" draw:shadow="hidden" draw:shadow-offset-x="0.2cm" draw:shadow-offset-y="0.2cm" draw:shadow-color="#808080" loext:decorative="false"/>
      <style:paragraph-properties style:writing-mode="lr-tb"/>
    </style:style>
    <style:style style:name="gr446"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447" style:family="graphic" style:parent-style-name="standard" style:list-style-name="L2">
      <style:graphic-properties draw:stroke="solid" svg:stroke-width="0.018cm" svg:stroke-color="#666666" draw:marker-start="" draw:marker-start-width="0.227cm" draw:marker-start-center="false" draw:marker-end="" draw:marker-end-width="0.227cm" draw:marker-end-center="false" draw:fill="solid" draw:fill-color="#b2b2b2" draw:textarea-horizontal-align="justify" draw:textarea-vertical-align="middle" draw:auto-grow-height="false" fo:min-height="0.177cm" fo:min-width="0cm" fo:padding-top="0.134cm" fo:padding-bottom="0.134cm" fo:padding-left="0.259cm" fo:padding-right="0.259cm" fo:wrap-option="wrap" draw:shadow="hidden" draw:shadow-offset-x="0.2cm" draw:shadow-offset-y="0.2cm" draw:shadow-color="#808080" loext:decorative="false"/>
    </style:style>
    <style:style style:name="gr448" style:family="graphic" style:parent-style-name="standard" style:list-style-name="L2">
      <style:graphic-properties draw:stroke="solid" draw:stroke-dash="Dashed_20__28_var_29__20_4" svg:stroke-width="0.018cm" svg:stroke-color="#000000" draw:marker-start="" draw:marker-start-width="0.298cm" draw:marker-start-center="false" draw:marker-end="Arrow" draw:marker-end-width="0.127cm" draw:marker-end-center="false" draw:fill="none" draw:fill-color="#ffffff" draw:textarea-horizontal-align="center" draw:textarea-vertical-align="middle" fo:padding-top="0.135cm" fo:padding-bottom="0.135cm" fo:padding-left="0.26cm" fo:padding-right="0.26cm" fo:wrap-option="wrap" draw:shadow="hidden" draw:shadow-offset-x="0.2cm" draw:shadow-offset-y="0.2cm" draw:shadow-color="#808080" loext:decorative="false"/>
    </style:style>
    <style:style style:name="gr449" style:family="graphic" style:parent-style-name="standard" style:list-style-name="L1">
      <style:graphic-properties draw:stroke="none" svg:stroke-color="#000000" draw:fill="solid" draw:fill-color="#ffffff" draw:textarea-horizontal-align="left" draw:textarea-vertical-align="bottom" draw:auto-grow-height="true" draw:auto-grow-width="false" fo:min-height="0.637cm" fo:min-width="0cm" fo:padding-top="0.025cm" fo:padding-bottom="0.025cm" fo:padding-left="0.025cm" fo:padding-right="0.025cm" loext:decorative="false"/>
      <style:paragraph-properties style:writing-mode="lr-tb"/>
    </style:style>
    <style:style style:name="gr4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textarea-horizontal-align="left" draw:textarea-vertical-align="bottom" draw:auto-grow-height="true" draw:auto-grow-width="false" fo:min-height="1.273cm" fo:min-width="1.382cm" fo:padding-top="0cm" fo:padding-bottom="0cm" fo:padding-left="0cm" fo:padding-right="0cm" fo:wrap-option="wrap" draw:shadow="hidden" draw:shadow-offset-x="0.2cm" draw:shadow-offset-y="0.2cm" draw:shadow-color="#808080" loext:decorative="false"/>
      <style:paragraph-properties style:writing-mode="lr-tb"/>
    </style:style>
    <style:style style:name="gr451" style:family="graphic" style:parent-style-name="standard" style:list-style-name="L2">
      <style:graphic-properties draw:stroke="solid" svg:stroke-width="0.018cm" svg:stroke-color="#000000" draw:marker-start="" draw:marker-start-width="0.307cm" draw:marker-start-center="false" draw:marker-end="Arrow"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52" style:family="graphic" style:parent-style-name="standard" style:list-style-name="L2">
      <style:graphic-properties draw:stroke="dash" draw:stroke-dash="Dash" svg:stroke-width="0.018cm" svg:stroke-color="#000000" draw:marker-start="Arrow" draw:marker-start-width="0.127cm" draw:marker-start-center="false" draw:marker-end="" draw:marker-end-width="0.127cm" draw:marker-end-center="false" draw:fill="none" draw:fill-color="#729fcf" draw:textarea-horizontal-align="justify" draw:textarea-vertical-align="middle" fo:padding-top="0.135cm" fo:padding-bottom="0.135cm" fo:padding-left="0.26cm" fo:padding-right="0.26cm" fo:wrap-option="wrap" draw:shadow="hidden" draw:shadow-offset-x="0.2cm" draw:shadow-offset-y="0.2cm" draw:shadow-color="#808080" loext:decorative="false"/>
    </style:style>
    <style:style style:name="gr453" style:family="graphic" style:parent-style-name="standard" style:list-style-name="L2">
      <style:graphic-properties draw:stroke="solid" draw:stroke-dash="Dashed_20__28_var_29__20_4" svg:stroke-width="0.053cm" svg:stroke-color="#000000" draw:marker-start="" draw:marker-start-width="0.279cm" draw:marker-start-center="false" draw:marker-end="" draw:marker-end-width="0.279cm" draw:marker-end-center="false" draw:stroke-linejoin="miter" draw:fill="solid" draw:fill-color="#ffffff" draw:textarea-horizontal-align="justify" draw:textarea-vertical-align="middle" draw:auto-grow-height="false" fo:min-height="1.589cm" fo:min-width="0.048cm" fo:padding-top="0.101cm" fo:padding-bottom="0.101cm" fo:padding-left="0.226cm" fo:padding-right="0.226cm" fo:wrap-option="wrap" draw:shadow="hidden" draw:shadow-offset-x="0.2cm" draw:shadow-offset-y="0.2cm" draw:shadow-color="#808080" loext:decorative="false"/>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18pt"/>
    </style:style>
    <style:style style:name="P3" style:family="paragraph">
      <loext:graphic-properties draw:fill="none" draw:fill-color="#ffffff"/>
      <style:paragraph-properties fo:text-align="center"/>
      <style:text-properties fo:font-size="10pt"/>
    </style:style>
    <style:style style:name="P4" style:family="paragraph">
      <loext:graphic-properties draw:fill="none" draw:fill-color="#ffffff"/>
      <style:paragraph-properties fo:text-align="center"/>
      <style:text-properties fo:font-size="32pt" fo:font-weight="bold"/>
    </style:style>
    <style:style style:name="P5" style:family="paragraph">
      <loext:graphic-properties draw:fill="none" draw:fill-color="#ffffff"/>
      <style:paragraph-properties fo:text-align="center"/>
      <style:text-properties fo:font-size="14pt"/>
    </style:style>
    <style:style style:name="P6" style:family="paragraph">
      <loext:graphic-properties draw:fill="none" draw:fill-color="#ffffff"/>
      <style:text-properties fo:font-size="14pt"/>
    </style:style>
    <style:style style:name="P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3" fo:font-size="9pt" fo:language="zxx" fo:country="none" fo:font-style="normal" fo:text-shadow="none" style:text-underline-style="none" fo:font-weight="normal" style:letter-kerning="true" style:font-name-asian="Noto Sans CJK SC"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9"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tab-stop style:position="0.5cm"/>
        </style:tab-stops>
      </style:paragraph-properties>
      <style:text-properties fo:font-variant="normal" fo:text-transform="none" style:use-window-font-color="true" loext:opacity="0%" style:text-outline="false" style:text-line-through-style="none" style:text-line-through-type="none" style:font-name="Liberation Sans3" fo:font-size="9pt" fo:language="zxx" fo:country="none" fo:font-style="normal" fo:text-shadow="none" style:text-underline-style="none" fo:font-weight="normal" style:letter-kerning="true" style:font-name-asian="Noto Sans CJK SC"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10" style:family="paragraph">
      <loext:graphic-properties draw:fill="solid" draw:fill-color="#ffffff"/>
      <style:text-properties fo:font-size="8pt" fo:font-style="italic"/>
    </style:style>
    <style:style style:name="P1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4" style:family="paragraph">
      <style:text-properties fo:font-size="9pt"/>
    </style:style>
    <style:style style:name="P15" style:family="paragraph">
      <loext:graphic-properties draw:fill="none" draw:fill-color="#ffffff"/>
      <style:text-properties fo:font-size="10pt" fo:font-weight="bold"/>
    </style:style>
    <style:style style:name="P16" style:family="paragraph">
      <loext:graphic-properties draw:fill="none" draw:fill-color="#ffffff"/>
      <style:text-properties fo:font-size="9pt"/>
    </style:style>
    <style:style style:name="P1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style>
    <style:style style:name="P20"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1" style:family="paragraph">
      <style:paragraph-properties fo:margin-left="0.318cm" fo:margin-right="0cm" fo:margin-top="0cm" fo:margin-bottom="0cm" fo:line-height="100%" fo:text-align="start" fo:text-indent="-0.318cm" style:writing-mode="lr-tb"/>
    </style:style>
    <style:style style:name="P22" style:family="paragraph">
      <loext:graphic-properties draw:fill="solid" draw:fill-color="#ffffff"/>
      <style:paragraph-properties fo:margin-left="0.318cm" fo:margin-right="0cm" fo:margin-top="0cm" fo:margin-bottom="0cm" fo:line-height="100%" fo:text-align="start" fo:text-indent="-0.318cm"/>
      <style:text-properties fo:font-variant="normal" fo:text-transform="none" style:use-window-font-color="true" loext:opacity="0%" style:text-outline="false" style:text-line-through-style="none" style:text-line-through-type="none" style:font-name="Liberation Sans3"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3" style:family="paragraph">
      <style:paragraph-properties fo:margin-left="0.157cm" fo:margin-right="0cm" fo:margin-top="0cm" fo:margin-bottom="0cm" fo:line-height="100%" fo:text-align="start" fo:text-indent="-0.157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24" style:family="paragraph">
      <loext:graphic-properties draw:fill="solid" draw:fill-color="#ffffff"/>
      <style:paragraph-properties fo:margin-left="0.157cm" fo:margin-right="0cm" fo:margin-top="0cm" fo:margin-bottom="0cm" fo:line-height="100%" fo:text-align="start" fo:text-indent="-0.157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font-name="Liberation Sans3"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fo:hyphenate="false" loext:hyphenation-no-caps="false" loext:hyphenation-no-last-word="false"/>
    </style:style>
    <style:style style:name="P2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writing-mode="lr-tb"/>
    </style:style>
    <style:style style:name="P27"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3" fo:font-size="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9" style:family="paragraph">
      <loext:graphic-properties draw:fill="none" draw:fill-color="#ffffff"/>
    </style:style>
    <style:style style:name="P30"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style:font-name="Liberation Sans1" fo:hyphenate="false" loext:hyphenation-no-caps="false" loext:hyphenation-no-last-word="false"/>
    </style:style>
    <style:style style:name="P31" style:family="paragraph">
      <loext:graphic-properties draw:fill="solid" draw:fill-color="#ffffff"/>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style:font-name="Liberation Sans1" fo:font-size="8pt" style:font-size-asian="8pt" style:font-size-complex="8pt" fo:hyphenate="false" loext:hyphenation-no-caps="false" loext:hyphenation-no-last-word="false"/>
    </style:style>
    <style:style style:name="P3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 style:family="paragraph">
      <style:paragraph-properties fo:margin-left="0.157cm" fo:margin-right="0cm" fo:margin-top="0cm" fo:margin-bottom="0cm" fo:line-height="100%" fo:text-align="center" fo:text-indent="-0.157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34" style:family="paragraph">
      <loext:graphic-properties draw:fill="solid" draw:fill-color="#ffffff"/>
      <style:paragraph-properties fo:margin-left="0.157cm" fo:margin-right="0cm" fo:margin-top="0cm" fo:margin-bottom="0cm" fo:line-height="100%" fo:text-align="center" fo:text-indent="-0.157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font-name="Liberation Sans3"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fo:hyphenate="false" loext:hyphenation-no-caps="false" loext:hyphenation-no-last-word="false"/>
    </style:style>
    <style:style style:name="P35" style:family="paragraph">
      <loext:graphic-properties draw:fill="none"/>
      <style:text-properties fo:color="#c9211e" loext:opacity="100%" fo:font-size="8pt"/>
    </style:style>
    <style:style style:name="P36"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37" style:family="paragraph">
      <loext:graphic-properties draw:fill="solid" draw:fill-color="#ffffff"/>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size="8pt" style:font-size-asian="8pt" style:font-size-complex="8pt" fo:hyphenate="false" loext:hyphenation-no-caps="false" loext:hyphenation-no-last-word="false"/>
    </style:style>
    <style:style style:name="P38" style:family="paragraph">
      <loext:graphic-properties draw:fill="solid" draw:fill-color="#ffffff"/>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font-name="Liberation Sans3" fo:font-size="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fo:hyphenate="false" loext:hyphenation-no-caps="false" loext:hyphenation-no-last-word="false"/>
    </style:style>
    <style:style style:name="P39" style:family="paragraph">
      <loext:graphic-properties draw:fill="none"/>
    </style:style>
    <style:style style:name="P40" style:family="paragraph">
      <loext:graphic-properties draw:fill="none" draw:fill-color="#ffffff"/>
      <style:paragraph-properties fo:text-align="center"/>
      <style:text-properties fo:font-size="10pt" fo:font-weight="bold"/>
    </style:style>
    <style:style style:name="P41"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3" fo:font-size="9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3" fo:font-size="9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3" style:family="paragraph">
      <loext:graphic-properties draw:fill="none" draw:fill-color="#ffffff"/>
      <style:text-properties fo:font-size="18pt"/>
    </style:style>
    <style:style style:name="P44" style:family="paragraph">
      <style:paragraph-properties fo:margin-top="0.42cm" fo:margin-bottom="0.35cm"/>
    </style:style>
    <style:style style:name="P45" style:family="paragraph">
      <style:paragraph-properties fo:margin-top="0.42cm" fo:margin-bottom="0.35cm"/>
      <style:text-properties style:font-size-asian="10pt" style:font-size-complex="10pt"/>
    </style:style>
    <style:style style:name="P46" style:family="paragraph">
      <loext:graphic-properties draw:fill="solid" draw:fill-color="#ffffff"/>
      <style:text-properties fo:font-size="8pt"/>
    </style:style>
    <style:style style:name="P47" style:family="paragraph">
      <style:paragraph-properties fo:text-align="center" style:writing-mode="lr-tb"/>
    </style:style>
    <style:style style:name="P48" style:family="paragraph">
      <loext:graphic-properties draw:fill="none"/>
      <style:text-properties fo:font-size="9pt"/>
    </style:style>
    <style:style style:name="P49" style:family="paragraph">
      <style:paragraph-properties fo:margin-left="0cm" fo:margin-right="0cm" fo:text-indent="0.318cm" loext:tab-stop-distance="0cm">
        <style:tab-stops>
          <style:tab-stop style:position="0.632cm"/>
        </style:tab-stops>
      </style:paragraph-properties>
    </style:style>
    <style:style style:name="P50" style:family="paragraph">
      <style:paragraph-properties fo:margin-left="0cm" fo:margin-right="0cm" fo:text-indent="0cm" loext:tab-stop-distance="0cm">
        <style:tab-stops>
          <style:tab-stop style:position="0.632cm"/>
        </style:tab-stops>
      </style:paragraph-properties>
    </style:style>
    <style:style style:name="P51" style:family="paragraph">
      <loext:graphic-properties draw:fill="none" draw:fill-color="#ffffff"/>
      <style:paragraph-properties fo:margin-left="0cm" fo:margin-right="0cm" fo:text-indent="0cm" loext:tab-stop-distance="0cm">
        <style:tab-stops>
          <style:tab-stop style:position="0.632cm"/>
        </style:tab-stops>
      </style:paragraph-properties>
      <style:text-properties fo:font-size="8pt"/>
    </style:style>
    <style:style style:name="P5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3" style:family="paragraph">
      <loext:graphic-properties draw:fill="none" draw:fill-color="#ffffff"/>
      <style:text-properties fo:font-size="8pt" fo:font-style="italic"/>
    </style:style>
    <style:style style:name="P54" style:family="paragraph">
      <loext:graphic-properties draw:fill="none" draw:fill-color="#ffffff"/>
      <style:paragraph-properties fo:margin-left="0cm" fo:margin-right="0cm" fo:text-indent="0cm" loext:tab-stop-distance="0cm">
        <style:tab-stops>
          <style:tab-stop style:position="0.632cm"/>
        </style:tab-stops>
      </style:paragraph-properties>
      <style:text-properties fo:font-size="8pt" fo:font-weight="normal" style:font-weight-asian="normal" style:font-weight-complex="normal"/>
    </style:style>
    <style:style style:name="P55" style:family="paragraph">
      <style:paragraph-properties fo:text-align="start"/>
    </style:style>
    <style:style style:name="P56" style:family="paragraph">
      <loext:graphic-properties draw:fill="none" draw:fill-color="#ffffff"/>
      <style:paragraph-properties fo:text-align="start"/>
      <style:text-properties fo:font-size="24pt" fo:font-weight="bold"/>
    </style:style>
    <style:style style:name="P57" style:family="paragraph">
      <style:paragraph-properties fo:margin-left="0.318cm" fo:margin-right="0cm" fo:text-indent="0cm"/>
    </style:style>
    <style:style style:name="P58" style:family="paragraph">
      <style:paragraph-properties fo:margin-left="0.318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59" style:family="paragraph">
      <loext:graphic-properties draw:fill="solid" draw:fill-color="#ffffff"/>
      <style:paragraph-properties fo:text-align="center"/>
    </style:style>
    <style:style style:name="P60" style:family="paragraph">
      <style:paragraph-properties fo:margin-left="0cm" fo:margin-right="0cm" fo:margin-top="0cm" fo:margin-bottom="0cm" fo:line-height="100%" fo:text-indent="0cm" style:writing-mode="lr-tb"/>
    </style:style>
    <style:style style:name="P6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bold"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4" style:family="paragraph">
      <loext:graphic-properties draw:fill="solid" draw:fill-color="#ffffff"/>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font-name="Liberation Sans3"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fo:hyphenate="false" loext:hyphenation-no-caps="false" loext:hyphenation-no-last-word="false"/>
    </style:style>
    <style:style style:name="P65" style:family="paragraph">
      <loext:graphic-properties draw:fill="solid" draw:fill-color="#ffffff"/>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hyphenate="false" loext:hyphenation-no-caps="false" loext:hyphenation-no-last-word="false"/>
    </style:style>
    <style:style style:name="P66" style:family="paragraph">
      <style:text-properties fo:color="#c9211e" loext:opacity="100%"/>
    </style:style>
    <style:style style:name="P6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318cm" fo:margin-right="0cm" fo:margin-top="0cm" fo:margin-bottom="0cm" fo:line-height="100%" fo:text-align="start" fo:text-indent="-0.318cm"/>
      <style:text-properties fo:font-variant="normal" fo:text-transform="none" style:use-window-font-color="true" loext:opacity="0%" style:text-outline="false" style:text-line-through-style="none" style:text-line-through-type="none" style:font-name="Liberation Sans3"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70" style:family="paragraph">
      <loext:graphic-properties draw:fill="none" draw:fill-color="#ffff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3"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72" style:family="paragraph">
      <loext:graphic-properties draw:fill="none" draw:fill-color="#729fcf"/>
      <style:text-properties fo:font-size="18pt"/>
    </style:style>
    <style:style style:name="P7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3"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18pt"/>
    </style:style>
    <style:style style:name="T2" style:family="text">
      <style:text-properties fo:font-size="10pt"/>
    </style:style>
    <style:style style:name="T3" style:family="text">
      <style:text-properties fo:font-size="32pt" fo:font-weight="bold"/>
    </style:style>
    <style:style style:name="T4" style:family="text">
      <style:text-properties fo:font-size="14pt"/>
    </style:style>
    <style:style style:name="T5" style:family="text">
      <style:text-properties fo:font-size="14pt" fo:font-style="italic" style:font-style-asian="italic" style:font-style-complex="italic"/>
    </style:style>
    <style:style style:name="T6" style:family="text">
      <style:text-properties fo:font-variant="normal" fo:text-transform="none" style:use-window-font-color="true" loext:opacity="0%" style:text-outline="false" style:text-line-through-style="none" style:text-line-through-type="none" style:font-name="Liberation Sans3" fo:font-size="9pt" fo:language="zxx" fo:country="none" fo:font-style="normal" fo:text-shadow="none" style:text-underline-style="none" fo:font-weight="normal" style:letter-kerning="true" style:font-name-asian="Noto Sans CJK SC"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7" style:family="text">
      <style:text-properties fo:font-size="8pt" fo:font-style="italic"/>
    </style:style>
    <style:style style:name="T8" style:family="text">
      <style:text-properties fo:font-variant="normal" fo:text-transform="none" style:use-window-font-color="true" loext:opacity="0%" style:text-outline="false" style:text-line-through-style="none" style:text-line-through-type="none" style:text-position="0% 100%" style:font-name="Liberation Sans3" fo:font-size="12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3" fo:font-size="12pt" fo:language="zxx" fo:country="none" fo:font-style="normal" fo:text-shadow="none" style:text-underline-style="none" fo:font-weight="bold" style:letter-kerning="true" style:font-name-asian="Noto Sans CJK SC" style:font-size-asian="12pt" style:font-style-asian="normal" style:font-weight-asian="bold" style:font-name-complex="Noto Sans Devanagari" style:font-size-complex="12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3"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11" style:family="text">
      <style:text-properties style:text-position="super 58%" fo:font-size="9pt" fo:font-weight="bold" style:font-weight-asian="bold" style:font-weight-complex="bold"/>
    </style:style>
    <style:style style:name="T12" style:family="text">
      <style:text-properties fo:font-size="9pt"/>
    </style:style>
    <style:style style:name="T13" style:family="text">
      <style:text-properties fo:font-size="10pt" fo:font-weight="bold"/>
    </style:style>
    <style:style style:name="T14" style:family="text">
      <style:text-properties fo:font-size="9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Liberation Sans3"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3"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1" fo:font-size="8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127622" loext:opacity="100%" style:text-outline="false" style:text-line-through-style="none" style:text-line-through-type="none" fo:font-size="8pt" fo:language="zxx" fo:country="none" fo:font-style="normal" fo:text-shadow="none" style:text-underline-style="none" fo:font-weight="bold" style:letter-kerning="true" style:font-name-asian="Noto Sans CJK SC" style:font-size-asian="12pt" style:font-style-asian="normal" style:font-weight-asian="bold" style:font-name-complex="Noto Sans Devanagari" style:font-size-complex="12pt" style:font-style-complex="normal" style:font-weight-complex="bold"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0% 100%" style:font-name="Liberation Sans1"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8pt" style:language-asian="zh" style:country-asian="CN" style:font-style-asian="normal" style:font-weight-asian="normal" style:font-name-complex="Noto Sans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fo:color="#127622" loext:opacity="100%" style:text-outline="false" style:text-line-through-style="none" style:text-line-through-type="none" style:font-name="Liberation Sans1" fo:font-size="8pt" fo:language="zxx" fo:country="none" fo:font-style="normal" fo:text-shadow="none" style:text-underline-style="none" fo:font-weight="bold" style:letter-kerning="true" style:font-name-asian="Noto Sans CJK SC" style:font-size-asian="8pt" style:font-style-asian="normal" style:font-weight-asian="bold" style:font-name-complex="Noto Sans Devanagari" style:font-size-complex="8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1" fo:font-size="8pt" fo:language="zxx" fo:country="none" fo:font-style="normal" fo:text-shadow="none" style:text-underline-style="none" fo:font-weight="normal" style:letter-kerning="true" style:font-name-asian="Noto Sans CJK SC"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text-position="0% 100%" style:font-name="Liberation Sans1" fo:font-size="8pt" fo:letter-spacing="normal" fo:language="zxx" fo:country="none"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bold" style:font-name-complex="Noto Sans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text-position="0% 100%" style:font-name="Liberation Sans3" fo:font-size="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8pt" style:language-asian="zh" style:country-asian="CN" style:font-style-asian="normal" style:font-weight-asian="normal" style:font-name-complex="Noto Sans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fo:color="#127622" loext:opacity="100%" style:text-outline="false" style:text-line-through-style="none" style:text-line-through-type="none" style:font-name="Liberation Sans Narrow" fo:font-size="8pt" fo:language="zxx" fo:country="none" fo:font-style="normal" fo:text-shadow="none" style:text-underline-style="none" fo:font-weight="bold" style:letter-kerning="true" style:font-name-asian="Noto Sans CJK SC" style:font-size-asian="8pt" style:font-style-asian="normal" style:font-weight-asian="bold" style:font-name-complex="Noto Sans Devanagari" style:font-size-complex="8pt" style:font-style-complex="normal" style:font-weight-complex="bold"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Sans3" fo:font-size="8pt" fo:language="zxx" fo:country="none" fo:font-style="normal" fo:text-shadow="none" style:text-underline-style="none" fo:font-weight="normal" style:letter-kerning="true" style:font-name-asian="Noto Sans CJK SC"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127622" loext:opacity="100%" style:text-outline="false" style:text-line-through-style="none" style:text-line-through-type="none" style:font-name="Liberation Sans3" fo:font-size="8pt" fo:language="zxx" fo:country="none" fo:font-style="normal" fo:text-shadow="none" style:text-underline-style="none" fo:font-weight="bold" style:letter-kerning="true" style:font-name-asian="Noto Sans CJK SC" style:font-size-asian="8pt" style:font-style-asian="normal" style:font-weight-asian="bold" style:font-name-complex="Noto Sans Devanagari" style:font-size-complex="8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3" fo:font-size="9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0" style:family="text">
      <style:text-properties style:font-size-asian="10pt" style:font-size-complex="10pt"/>
    </style:style>
    <style:style style:name="T31" style:family="text">
      <style:text-properties fo:font-size="8pt"/>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2pt" style:font-size-asian="12pt" style:font-size-complex="12pt"/>
    </style:style>
    <style:style style:name="T34" style:family="text">
      <style:text-properties fo:font-size="8pt" fo:font-weight="bold" style:font-weight-asian="bold" style:font-weight-complex="bold"/>
    </style:style>
    <style:style style:name="T35" style:family="text">
      <style:text-properties fo:font-size="8pt" fo:font-style="italic" fo:font-weight="bold" style:font-style-asian="italic" style:font-weight-asian="bold" style:font-style-complex="italic" style:font-weight-complex="bold"/>
    </style:style>
    <style:style style:name="T36" style:family="text">
      <style:text-properties fo:font-size="8pt" fo:font-weight="normal" style:font-weight-asian="normal" style:font-weight-complex="normal"/>
    </style:style>
    <style:style style:name="T37" style:family="text">
      <style:text-properties fo:font-size="24pt" fo:font-weight="bold"/>
    </style:style>
    <style:style style:name="T38" style:family="text">
      <style:text-properties fo:font-size="8pt" fo:font-weight="normal" style:font-size-asian="8pt" style:font-weight-asian="normal" style:font-size-complex="8pt" style:font-weight-complex="normal"/>
    </style:style>
    <style:style style:name="T39" style:family="text">
      <style:text-properties fo:font-weight="bold" style:font-weight-asian="bold" style:font-weight-complex="bold"/>
    </style:style>
    <style:style style:name="T40" style:family="text">
      <style:text-properties fo:font-size="8pt" fo:font-style="italic" style:font-size-asian="8pt" style:font-style-asian="italic" style:font-size-complex="8pt" style:font-style-complex="italic"/>
    </style:style>
    <style:style style:name="T41" style:family="text">
      <style:text-properties fo:font-size="8pt" style:font-size-asian="8pt" style:font-size-complex="8pt"/>
    </style:style>
    <style:style style:name="T42" style:family="text">
      <style:text-properties fo:font-size="8pt" fo:font-style="normal" style:font-size-asian="8pt" style:font-style-asian="normal" style:font-size-complex="8pt" style:font-style-complex="normal"/>
    </style:style>
    <style:style style:name="T43" style:family="text">
      <style:text-properties fo:color="#c9211e" loext:opacity="100%" fo:font-size="8pt"/>
    </style:style>
    <style:style style:name="T44" style:family="text">
      <style:text-properties fo:color="#127622" loext:opacity="100%" style:font-name="Liberation Sans Narrow" fo:font-size="9pt" fo:font-weight="bold" style:font-weight-asian="bold" style:font-weight-complex="bold"/>
    </style:style>
    <style:style style:name="T45" style:family="text">
      <style:text-properties fo:font-size="9pt" fo:font-style="italic" style:font-style-asian="italic" style:font-style-complex="italic"/>
    </style:style>
    <style:style style:name="T46" style:family="text">
      <style:text-properties fo:font-variant="normal" fo:text-transform="none" style:use-window-font-color="true" loext:opacity="0%" style:text-outline="false" style:text-line-through-style="none" style:text-line-through-type="none" style:text-position="0% 100%" style:font-name="Liberation Sans3" fo:font-size="8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fo:color="#127622" loext:opacity="100%" style:text-outline="false" style:text-line-through-style="none" style:text-line-through-type="none" style:font-name="Liberation Sans Narrow" fo:font-size="8pt" fo:language="zxx" fo:country="none" fo:font-style="normal" fo:text-shadow="none" style:text-underline-style="none" fo:font-weight="bold" style:letter-kerning="true" style:font-name-asian="Noto Sans CJK SC" style:font-size-asian="12pt" style:font-style-asian="normal" style:font-weight-asian="bold" style:font-name-complex="Noto Sans Devanagari" style:font-size-complex="12pt" style:font-style-complex="normal" style:font-weight-complex="bold" style:text-emphasize="none" style:font-relief="none" style:text-overline-style="none" style:text-overline-color="font-color"/>
    </style:style>
    <style:style style:name="T48" style:family="text">
      <style:text-properties fo:font-variant="normal" fo:text-transform="none" fo:color="#bf0041" loext:opacity="100%" style:text-outline="false" style:text-line-through-style="none" style:text-line-through-type="none" style:font-name="Liberation Sans Narrow" fo:font-size="8pt" fo:language="zxx" fo:country="none" fo:font-style="normal" fo:text-shadow="none" style:text-underline-style="none" fo:font-weight="bold" style:letter-kerning="true" style:font-name-asian="Noto Sans CJK SC" style:font-size-asian="12pt" style:font-style-asian="normal" style:font-weight-asian="bold" style:font-name-complex="Noto Sans Devanagari" style:font-size-complex="12pt" style:font-style-complex="normal" style:font-weight-complex="bold" style:text-emphasize="none" style:font-relief="none" style:text-overline-style="none" style:text-overline-color="font-color"/>
    </style:style>
    <style:style style:name="T49" style:family="text">
      <style:text-properties fo:font-variant="normal" fo:text-transform="none" fo:color="#127622" loext:opacity="100%" style:text-outline="false" style:text-line-through-style="none" style:text-line-through-type="none" style:text-position="0% 100%" style:font-name="Liberation Sans Narrow" fo:font-size="8pt" fo:letter-spacing="normal" fo:language="zxx" fo:country="none"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bold" style:font-name-complex="Noto Sans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0% 100%" style:font-name="Liberation Sans3" fo:font-size="8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8pt" style:language-asian="zh" style:country-asian="CN" style:font-style-asian="normal" style:font-weight-asian="normal" style:font-name-complex="Noto Sans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text-position="0% 100%" fo:font-size="8pt" fo:letter-spacing="normal" style:text-underline-mode="continuous" style:text-overline-mode="continuous" style:text-line-through-mode="continuous" fo:background-color="transparent" style:font-size-asian="8pt" style:language-asian="zh" style:country-asian="CN" style:font-size-complex="8pt" style:language-complex="hi" style:country-complex="IN" style:text-scale="100%"/>
    </style:style>
    <style:style style:name="T52" style:family="text">
      <style:text-properties fo:font-variant="normal" fo:text-transform="none" fo:color="#127622" loext:opacity="100%" style:text-outline="false" style:text-line-through-style="none" style:text-line-through-type="none" style:text-position="0% 100%" style:font-name="Liberation Sans3" fo:font-size="8pt" fo:letter-spacing="normal" fo:language="zxx" fo:country="none"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bold" style:font-name-complex="Noto Sans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53" style:family="text">
      <style:text-properties fo:color="#c9211e" loext:opacity="100%"/>
    </style:style>
    <style:style style:name="T54" style:family="text">
      <style:text-properties fo:font-variant="normal" fo:text-transform="none" style:use-window-font-color="true" loext:opacity="0%" style:text-outline="false" style:text-line-through-style="none" style:text-line-through-type="none" style:font-name="Liberation Mono"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loext:opacity="0%" style:text-outline="false" style:text-line-through-style="none" style:text-line-through-type="none" style:font-name="Liberation Sans Narrow" fo:font-size="8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Liberation Sans Narrow" fo:font-size="8pt" fo:language="zxx" fo:country="none" fo:font-style="normal" fo:text-shadow="none" style:text-underline-style="none" fo:font-weight="normal" style:letter-kerning="true" style:font-name-asian="Noto Sans CJK SC"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127622" loext:opacity="100%" style:text-outline="false" style:text-line-through-style="none" style:text-line-through-type="none" style:text-position="0% 100%" style:font-name="Liberation Sans1" fo:font-size="8pt" fo:letter-spacing="normal" fo:language="zxx" fo:country="none"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2pt" style:language-asian="zh" style:country-asian="CN" style:font-style-asian="normal" style:font-weight-asian="bold" style:font-name-complex="Noto Sans Devanaga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text-position="0% 100%" style:font-name="Liberation Sans1"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Noto Sans CJK SC" style:font-size-asian="12pt" style:language-asian="zh" style:country-asian="CN" style:font-style-asian="italic" style:font-weight-asian="normal" style:font-name-complex="Noto Sans Devanagari"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59" style:family="text">
      <style:text-properties fo:font-variant="normal" fo:text-transform="none" fo:color="#127622" loext:opacity="100%" style:text-outline="false" style:text-line-through-style="none" style:text-line-through-type="none" style:font-name="Liberation Sans3" fo:font-size="8pt" fo:language="zxx" fo:country="none" fo:font-style="normal" fo:text-shadow="none" style:text-underline-style="none" fo:font-weight="bold" style:letter-kerning="true" style:font-name-asian="Noto Sans CJK SC" style:font-size-asian="12pt" style:font-style-asian="normal" style:font-weight-asian="bold" style:font-name-complex="Noto Sans Devanagari" style:font-size-complex="12pt" style:font-style-complex="normal" style:font-weight-complex="bold"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font-name="Liberation Sans3"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frame draw:style-name="gr1" draw:text-style-name="P2" draw:layer="layout" svg:width="19.488cm" svg:height="1.423cm" svg:x="1cm" svg:y="6.74cm">
          <draw:text-box>
            <text:p text:style-name="P1"><text:span text:style-name="T1">D</text:span><text:span text:style-name="T1">oc</text:span><text:span text:style-name="T1">u</text:span><text:span text:style-name="T1">m</text:span><text:span text:style-name="T1">e</text:span><text:span text:style-name="T1">nt</text:span><text:span text:style-name="T1">ati</text:span><text:span text:style-name="T1">o</text:span><text:span text:style-name="T1">n </text:span><text:span text:style-name="T1">fo</text:span><text:span text:style-name="T1">r </text:span><text:span text:style-name="T1">H</text:span><text:span text:style-name="T1">o</text:span><text:span text:style-name="T1">m</text:span><text:span text:style-name="T1">e </text:span><text:span text:style-name="T1">A</text:span><text:span text:style-name="T1">ss</text:span><text:span text:style-name="T1">ist</text:span><text:span text:style-name="T1">a</text:span><text:span text:style-name="T1">nt </text:span><text:span text:style-name="T1">A</text:span><text:span text:style-name="T1">ut</text:span><text:span text:style-name="T1">o</text:span><text:span text:style-name="T1">m</text:span><text:span text:style-name="T1">ati</text:span><text:span text:style-name="T1">o</text:span><text:span text:style-name="T1">ns</text:span></text:p>
          </draw:text-box>
        </draw:frame>
        <draw:frame draw:style-name="gr2" draw:text-style-name="P3" draw:layer="layout" svg:width="19.497cm" svg:height="1.039cm" svg:x="1cm" svg:y="8.536cm">
          <draw:text-box>
            <text:p text:style-name="P1"><text:span text:style-name="T2">This </text:span><text:span text:style-name="T2">doc </text:span><text:span text:style-name="T2">cont</text:span><text:span text:style-name="T2">ains </text:span><text:span text:style-name="T2">a </text:span><text:span text:style-name="T2">mis</text:span><text:span text:style-name="T2">h-</text:span><text:span text:style-name="T2">mas</text:span><text:span text:style-name="T2">h of </text:span><text:span text:style-name="T2">not</text:span><text:span text:style-name="T2">es </text:span><text:span text:style-name="T2">and </text:span><text:span text:style-name="T2">diag</text:span><text:span text:style-name="T2">ram</text:span><text:span text:style-name="T2">s I </text:span><text:span text:style-name="T2">use </text:span><text:span text:style-name="T2">to </text:span><text:span text:style-name="T2">help </text:span><text:span text:style-name="T2">me </text:span><text:span text:style-name="T2">thin</text:span><text:span text:style-name="T2">k </text:span><text:span text:style-name="T2">thro</text:span><text:span text:style-name="T2">ugh </text:span><text:span text:style-name="T2">and </text:span><text:span text:style-name="T2">doc</text:span><text:span text:style-name="T2">um</text:span><text:span text:style-name="T2">ent </text:span><text:span text:style-name="T2">vari</text:span><text:span text:style-name="T2">ous </text:span><text:span text:style-name="T2">aut</text:span><text:span text:style-name="T2">om</text:span><text:span text:style-name="T2">atio</text:span><text:span text:style-name="T2">ns </text:span><text:span text:style-name="T2">in </text:span><text:span text:style-name="T2">my </text:span><text:span text:style-name="T2">Ho</text:span><text:span text:style-name="T2">me </text:span><text:span text:style-name="T2">Assi</text:span><text:span text:style-name="T2">stan</text:span><text:span text:style-name="T2">t </text:span><text:span text:style-name="T2">inst</text:span><text:span text:style-name="T2">anc</text:span><text:span text:style-name="T2">e</text:span></text:p>
          </draw:text-box>
        </draw:frame>
      </draw:page>
      <draw:page draw:name="page2" draw:style-name="dp1" draw:master-page-name="Default">
        <draw:frame draw:style-name="gr3" draw:text-style-name="P4" draw:layer="layout" svg:width="19.523cm" svg:height="1.517cm" svg:x="1.067cm" svg:y="3.857cm">
          <draw:text-box>
            <text:p text:style-name="P1"><text:span text:style-name="T3">h</text:span><text:span text:style-name="T3">e</text:span><text:span text:style-name="T3">a</text:span><text:span text:style-name="T3">d</text:span><text:span text:style-name="T3"> </text:span><text:span text:style-name="T3">t</text:span><text:span text:style-name="T3">o</text:span><text:span text:style-name="T3"> </text:span><text:span text:style-name="T3">B</text:span><text:span text:style-name="T3">e</text:span><text:span text:style-name="T3">d</text:span></text:p>
          </draw:text-box>
        </draw:frame>
        <draw:frame draw:style-name="gr4" draw:text-style-name="P5" draw:layer="layout" svg:width="18.379cm" svg:height="1.361cm" svg:x="1.671cm" svg:y="5.445cm">
          <draw:text-box>
            <text:p text:style-name="P1"><text:span text:style-name="T4">Th</text:span><text:span text:style-name="T4">is </text:span><text:span text:style-name="T4">se</text:span><text:span text:style-name="T4">cti</text:span><text:span text:style-name="T4">on </text:span><text:span text:style-name="T4">co</text:span><text:span text:style-name="T4">nt</text:span><text:span text:style-name="T4">ain</text:span><text:span text:style-name="T4">s </text:span><text:span text:style-name="T4">dia</text:span><text:span text:style-name="T4">gr</text:span><text:span text:style-name="T4">a</text:span><text:span text:style-name="T4">ms </text:span><text:span text:style-name="T4">rel</text:span><text:span text:style-name="T4">at</text:span><text:span text:style-name="T4">ed </text:span><text:span text:style-name="T4">to </text:span><text:span text:style-name="T4">my </text:span><text:span text:style-name="T4">im</text:span><text:span text:style-name="T4">ple</text:span><text:span text:style-name="T4">m</text:span><text:span text:style-name="T4">en</text:span><text:span text:style-name="T4">tati</text:span><text:span text:style-name="T4">on </text:span><text:span text:style-name="T4">of </text:span><text:span text:style-name="T4">th</text:span><text:span text:style-name="T4">e </text:span><text:span text:style-name="T4"><text:line-break/></text:span><text:span text:style-name="T4">He</text:span><text:span text:style-name="T4">ad</text:span><text:span text:style-name="T4">-</text:span><text:span text:style-name="T4">to-</text:span><text:span text:style-name="T4">Be</text:span><text:span text:style-name="T4">d </text:span><text:span text:style-name="T4">ev</text:span><text:span text:style-name="T4">en</text:span><text:span text:style-name="T4">t </text:span><text:span text:style-name="T4">mi</text:span><text:span text:style-name="T4">ni-</text:span><text:span text:style-name="T4">ap</text:span><text:span text:style-name="T4">p</text:span></text:p>
          </draw:text-box>
        </draw:frame>
        <draw:frame draw:style-name="gr5" draw:text-style-name="P6" draw:layer="layout" svg:width="18.07cm" svg:height="1.266cm" svg:x="1.087cm" svg:y="8.405cm">
          <draw:text-box>
            <text:p><text:span text:style-name="T4">Se</text:span><text:span text:style-name="T4">e </text:span><text:span text:style-name="T4">als</text:span><text:span text:style-name="T4">o: </text:span><text:span text:style-name="T5">/D</text:span><text:span text:style-name="T5">oc</text:span><text:span text:style-name="T5">u</text:span><text:span text:style-name="T5">m</text:span><text:span text:style-name="T5">en</text:span><text:span text:style-name="T5">tati</text:span><text:span text:style-name="T5">on</text:span><text:span text:style-name="T5">/d</text:span><text:span text:style-name="T5">oc</text:span><text:span text:style-name="T5">_H</text:span><text:span text:style-name="T5">ea</text:span><text:span text:style-name="T5">d-</text:span><text:span text:style-name="T5">to-</text:span><text:span text:style-name="T5">Be</text:span><text:span text:style-name="T5">d.</text:span><text:span text:style-name="T5">m</text:span><text:span text:style-name="T5">d</text:span><text:span text:style-name="T4">.</text:span></text:p>
          </draw:text-box>
        </draw:frame>
      </draw:page>
      <draw:page draw:name="page3" draw:style-name="dp1" draw:master-page-name="Default">
        <draw:g draw:style-name="gr6">
          <draw:line draw:style-name="gr7" draw:text-style-name="P7" draw:layer="layout" svg:x1="4.419cm" svg:y1="3.533cm" svg:x2="4.419cm" svg:y2="13.058cm">
            <text:p/>
          </draw:line>
          <draw:custom-shape draw:style-name="gr8" draw:text-style-name="P9" draw:layer="layout" svg:width="3.272cm" svg:height="0.877cm" svg:x="2.784cm" svg:y="3.5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head-to-bed</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2.906cm" svg:y="3.342cm">
            <draw:text-box>
              <text:p><text:span text:style-name="T7">s</text:span><text:span text:style-name="T7">cr</text:span><text:span text:style-name="T7">ip</text:span><text:span text:style-name="T7">t</text:span></text:p>
            </draw:text-box>
          </draw:frame>
        </draw:g>
        <draw:custom-shape draw:style-name="gr10" draw:text-style-name="P7" draw:layer="layout" svg:width="0.5cm" svg:height="8.302cm" svg:x="4.178cm" svg:y="4.62cm">
          <text:p/>
          <draw:enhanced-geometry svg:viewBox="0 0 21600 21600" draw:type="rectangle" draw:enhanced-path="M 0 0 L 21600 0 21600 21600 0 21600 0 0 Z N"/>
        </draw:custom-shape>
        <draw:g draw:style-name="gr6">
          <draw:custom-shape draw:style-name="gr11" draw:text-style-name="P1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12" draw:text-style-name="P13" draw:layer="layout" svg:width="4.072cm" svg:height="0.779cm" svg:x="1.298cm" svg:y="1.305cm">
            <text:p text:style-name="P12"><text:span text:style-name="T8">sd </text:span><text:span text:style-name="T9">Head-to-Bed</text:span><text:span text:style-name="T10"> <text:s/></text:span></text:p>
            <draw:enhanced-geometry svg:viewBox="0 0 21600 21600" draw:type="non-primitve" draw:enhanced-path="M 0 0 L 21600 0 19000 21600 0 21600 0 0 Z N"/>
          </draw:custom-shape>
        </draw:g>
        <draw:frame draw:style-name="gr13" draw:text-style-name="P14" draw:layer="layout" svg:width="18.533cm" svg:height="2.211cm" svg:x="1.648cm" svg:y="24.327cm">
          <draw:text-box>
            <text:p><text:span text:style-name="T11">1</text:span><text:span text:style-name="T12"> xx.</text:span></text:p>
          </draw:text-box>
        </draw:frame>
        <draw:frame draw:style-name="gr14" draw:text-style-name="P15" draw:layer="layout" svg:width="1.544cm" svg:height="0.395cm" svg:x="1.637cm" svg:y="23.857cm">
          <draw:text-box>
            <text:p><text:span text:style-name="T13">NOTES --</text:span></text:p>
          </draw:text-box>
        </draw:frame>
        <draw:frame draw:style-name="gr15" draw:text-style-name="P16" draw:layer="layout" svg:width="18.657cm" svg:height="0.963cm" svg:x="1.443cm" svg:y="2.194cm">
          <draw:text-box>
            <text:p><text:span text:style-name="T14">Desc</text:span><text:span text:style-name="T14">ripti</text:span><text:span text:style-name="T14">on</text:span><text:span text:style-name="T12">: </text:span><text:span text:style-name="T12">Sho</text:span><text:span text:style-name="T12">ws </text:span><text:span text:style-name="T12">sequ</text:span><text:span text:style-name="T12">ence </text:span><text:span text:style-name="T12">of </text:span><text:span text:style-name="T12">event</text:span><text:span text:style-name="T12">s for </text:span><text:span text:style-name="T12">the </text:span><text:span text:style-name="T12">Head</text:span><text:span text:style-name="T12">-to-</text:span><text:span text:style-name="T12">Bed </text:span><text:span text:style-name="T12">actio</text:span><text:span text:style-name="T12">n.</text:span></text:p>
          </draw:text-box>
        </draw:frame>
        <draw:custom-shape draw:style-name="gr16" draw:text-style-name="P11" draw:layer="layout" svg:width="7.815cm" svg:height="3.88cm" svg:x="2.385cm" svg:y="5.2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17" draw:text-style-name="P18" draw:layer="layout" svg:width="1.42cm" svg:height="0.699cm" svg:x="2.385cm" svg:y="5.248cm">
          <text:p text:style-name="P17"><text:span text:style-name="T15">loop</text:span></text:p>
          <draw:enhanced-geometry svg:viewBox="0 0 21600 21600" draw:mirror-horizontal="false" draw:mirror-vertical="false" draw:type="non-primitve" draw:enhanced-path="M 0 0 L 21600 0 19000 21600 0 21600 0 0 Z N"/>
        </draw:custom-shape>
        <draw:frame draw:style-name="gr18" draw:text-style-name="P19" draw:layer="layout" svg:width="3.42cm" svg:height="0.445cm" svg:x="3.844cm" svg:y="5.41cm">
          <draw:text-box>
            <text:p>For Each &lt;light-set&gt;</text:p>
          </draw:text-box>
        </draw:frame>
        <draw:g draw:style-name="gr19">
          <draw:line draw:style-name="gr20" draw:text-style-name="P20" draw:layer="layout" svg:x1="1.371cm" svg:y1="4.914cm" svg:x2="4.191cm" svg:y2="4.902cm">
            <text:p/>
          </draw:line>
          <draw:frame draw:style-name="gr21" draw:text-style-name="P22" draw:layer="layout" svg:width="2.729cm" svg:height="0.319cm" svg:x="1.368cm" svg:y="4.564cm">
            <draw:text-box>
              <text:p text:style-name="P21"><text:span text:style-name="T16"><text:s text:c="2"/></text:span></text:p>
            </draw:text-box>
          </draw:frame>
        </draw:g>
        <draw:custom-shape draw:style-name="gr22" draw:text-style-name="P11" draw:layer="layout" svg:width="6.626cm" svg:height="2.575cm" svg:x="2.942cm" svg:y="6.2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23" draw:text-style-name="P18" draw:layer="layout" svg:width="1.244cm" svg:height="0.699cm" svg:x="2.942cm" svg:y="6.228cm">
          <text:p text:style-name="P17"><text:span text:style-name="T15">opt</text:span></text:p>
          <draw:enhanced-geometry svg:viewBox="0 0 21600 21600" draw:mirror-horizontal="false" draw:mirror-vertical="false" draw:type="non-primitve" draw:enhanced-path="M 0 0 L 21600 0 19000 21600 0 21600 0 0 Z N"/>
        </draw:custom-shape>
        <draw:frame draw:style-name="gr24" draw:text-style-name="P24" draw:layer="layout" svg:width="6.434cm" svg:height="0.319cm" svg:x="3.026cm" svg:y="7.021cm">
          <draw:text-box>
            <text:p text:style-name="P23"><text:span text:style-name="T17">[&lt;lig</text:span><text:span text:style-name="T17">ht-</text:span><text:span text:style-name="T17">set</text:span><text:span text:style-name="T17">&gt; | </text:span><text:span text:style-name="T17">Stat</text:span><text:span text:style-name="T17">e != </text:span><text:span text:style-name="T17">'Dis</text:span><text:span text:style-name="T17">abl</text:span><text:span text:style-name="T17">ed'</text:span><text:span text:style-name="T18"> </text:span><text:span text:style-name="T18">OR </text:span><text:span text:style-name="T18">‘De</text:span><text:span text:style-name="T18">acti</text:span><text:span text:style-name="T18">vat</text:span><text:span text:style-name="T18">ed’</text:span></text:p>
          </draw:text-box>
        </draw:frame>
        <draw:g draw:style-name="gr19">
          <draw:polyline draw:style-name="gr25" draw:text-style-name="P25" draw:layer="layout" svg:width="3.054cm" svg:height="0.18cm" svg:x="4.695cm" svg:y="8.335cm" svg:viewBox="0 0 3055 181" draw:points="0,11 3055,0 3055,161 0,181">
            <draw:glue-point draw:id="4" svg:x="5.004cm" svg:y="-0.604cm"/>
            <text:p/>
          </draw:polyline>
          <draw:frame draw:style-name="gr26" draw:text-style-name="P27" draw:layer="layout" svg:width="3.706cm" svg:height="0.637cm" svg:x="4.781cm" svg:y="7.662cm">
            <draw:text-box>
              <text:p text:style-name="P26"><text:span text:style-name="T19">set </text:span><text:span text:style-name="T20">&lt;ligh</text:span><text:span text:style-name="T20">t-</text:span><text:span text:style-name="T20">set&gt; </text:span><text:span text:style-name="T20">| </text:span><text:span text:style-name="T20">Oper</text:span><text:span text:style-name="T20">ation</text:span><text:span text:style-name="T20">al</text:span></text:p>
              <text:p text:style-name="P26"><text:span text:style-name="T20">Stat</text:span><text:span text:style-name="T20">e</text:span><text:span text:style-name="T19"> = </text:span><text:span text:style-name="T19">'Dea</text:span><text:span text:style-name="T19">ctivat</text:span><text:span text:style-name="T19">ed'</text:span></text:p>
            </draw:text-box>
          </draw:frame>
        </draw:g>
        <draw:g draw:style-name="gr6">
          <draw:custom-shape draw:name="colored-shapes-gray 3" draw:style-name="gr27" draw:text-style-name="P28" draw:layer="layout" svg:width="0.627cm" svg:height="0.627cm" svg:x="1.478cm" svg:y="9.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44cm" svg:y="9.93cm">
            <draw:text-box>
              <text:p>HA</text:p>
            </draw:text-box>
          </draw:frame>
        </draw:g>
        <draw:g draw:style-name="gr19">
          <draw:line draw:style-name="gr29" draw:text-style-name="P20" draw:layer="layout" svg:x1="2.112cm" svg:y1="10.157cm" svg:x2="10.522cm" svg:y2="10.157cm">
            <text:p/>
          </draw:line>
          <draw:frame draw:style-name="gr30" draw:text-style-name="P31" draw:layer="layout" svg:width="4.996cm" svg:height="0.687cm" svg:x="2.169cm" svg:y="9.344cm">
            <draw:text-box>
              <text:p text:style-name="P30"><text:span text:style-name="T21">trigger: Entity </text:span><text:span text:style-name="T22">&lt;lightset&gt; | State</text:span><text:span text:style-name="T23"> </text:span><text:span text:style-name="T23"><text:line-break/></text:span><text:span text:style-name="T23">changed to </text:span><text:span text:style-name="T22">Deactivated</text:span></text:p>
            </draw:text-box>
          </draw:frame>
        </draw:g>
        <draw:g draw:style-name="gr6">
          <draw:custom-shape draw:style-name="gr31" draw:text-style-name="P32" draw:layer="layout" svg:width="9.553cm" svg:height="1.993cm" svg:x="10.531cm" svg:y="8.9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2" draw:text-style-name="P18" draw:layer="layout" svg:width="1.166cm" svg:height="0.699cm" svg:x="10.531cm" svg:y="8.938cm">
            <text:p text:style-name="P17"><text:span text:style-name="T15">ref</text:span></text:p>
            <draw:enhanced-geometry svg:viewBox="0 0 21600 21600" draw:mirror-horizontal="false" draw:mirror-vertical="false" draw:type="non-primitve" draw:enhanced-path="M 0 0 L 21600 0 19000 21600 0 21600 0 0 Z N"/>
          </draw:custom-shape>
          <draw:frame draw:style-name="gr33" draw:text-style-name="P34" draw:layer="layout" svg:width="9.08cm" svg:height="0.319cm" svg:x="10.918cm" svg:y="9.976cm">
            <draw:text-box>
              <text:p text:style-name="P33"><text:span text:style-name="T17">See sd </text:span><text:span text:style-name="T24">Light Set | Move Light-</text:span><text:span text:style-name="T24">Set to Deactivated or Disable </text:span><text:span text:style-name="T24">State</text:span><text:span text:style-name="T17"> </text:span></text:p>
            </draw:text-box>
          </draw:frame>
        </draw:g>
        <draw:g draw:style-name="gr6">
          <draw:line draw:style-name="gr34" draw:text-style-name="P7" draw:layer="layout" svg:x1="9.22cm" svg:y1="3.536cm" svg:x2="9.22cm" svg:y2="13.571cm">
            <text:p/>
          </draw:line>
          <draw:custom-shape draw:style-name="gr35" draw:text-style-name="P9" draw:layer="layout" svg:width="3.272cm" svg:height="1.233cm" svg:x="7.585cm" svg:y="3.536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N</text:span><text:span text:style-name="T6">i</text:span><text:span text:style-name="T6">g</text:span><text:span text:style-name="T6">h</text:span><text:span text:style-name="T6">t</text:span><text:span text:style-name="T6">t</text:span><text:span text:style-name="T6">i</text:span><text:span text:style-name="T6">m</text:span><text:span text:style-name="T6">e</text:span><text:span text:style-name="T6"> </text:span><text:span text:style-name="T6">S</text:span><text:span text:style-name="T6">h</text:span><text:span text:style-name="T6">u</text:span><text:span text:style-name="T6">t</text:span><text:span text:style-name="T6">d</text:span><text:span text:style-name="T6">o</text:span><text:span text:style-name="T6">w</text:span><text:span text:style-name="T6">n</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7.715cm" svg:y="3.342cm">
            <draw:text-box>
              <text:p><text:span text:style-name="T7">automation</text:span></text:p>
            </draw:text-box>
          </draw:frame>
        </draw:g>
        <draw:line draw:style-name="gr37" draw:text-style-name="P20" draw:layer="layout" svg:x1="4.687cm" svg:y1="12.784cm" svg:x2="8.942cm" svg:y2="12.784cm">
          <text:p/>
        </draw:line>
        <draw:custom-shape draw:style-name="gr38" draw:text-style-name="P7" draw:layer="layout" svg:width="0.5cm" svg:height="0.606cm" svg:x="8.975cm" svg:y="12.635cm">
          <text:p/>
          <draw:enhanced-geometry svg:viewBox="0 0 21600 21600" draw:type="rectangle" draw:enhanced-path="M 0 0 L 21600 0 21600 21600 0 21600 0 0 Z N"/>
        </draw:custom-shape>
        <draw:line draw:style-name="gr39" draw:text-style-name="P25" draw:layer="layout" svg:x1="2.125cm" svg:y1="13.124cm" svg:x2="8.93cm" svg:y2="13.124cm">
          <text:p/>
        </draw:line>
        <draw:g draw:style-name="gr6">
          <draw:custom-shape draw:name="colored-shapes-gray 3" draw:style-name="gr40" draw:text-style-name="P28" draw:layer="layout" svg:width="0.627cm" svg:height="0.627cm" svg:x="1.478cm" svg:y="12.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44cm" svg:y="12.995cm">
            <draw:text-box>
              <text:p>HA</text:p>
            </draw:text-box>
          </draw:frame>
        </draw:g>
      </draw:page>
      <draw:page draw:name="page4" draw:style-name="dp1" draw:master-page-name="Default">
        <draw:g draw:style-name="gr6">
          <draw:line draw:style-name="gr41" draw:text-style-name="P7" draw:layer="layout" svg:x1="4.419cm" svg:y1="4.933cm" svg:x2="4.419cm" svg:y2="20.992cm">
            <text:p/>
          </draw:line>
          <draw:custom-shape draw:style-name="gr42" draw:text-style-name="P9" draw:layer="layout" svg:width="3.272cm" svg:height="0.877cm" svg:x="2.784cm" svg:y="4.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head-to-bed</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2.906cm" svg:y="4.742cm">
            <draw:text-box>
              <text:p><text:span text:style-name="T7">script</text:span></text:p>
            </draw:text-box>
          </draw:frame>
        </draw:g>
        <draw:custom-shape draw:style-name="gr43" draw:text-style-name="P7" draw:layer="layout" svg:width="0.5cm" svg:height="14.783cm" svg:x="4.178cm" svg:y="6.02cm">
          <text:p/>
          <draw:enhanced-geometry svg:viewBox="0 0 21600 21600" draw:type="rectangle" draw:enhanced-path="M 0 0 L 21600 0 21600 21600 0 21600 0 0 Z N"/>
        </draw:custom-shape>
        <draw:g draw:style-name="gr6">
          <draw:custom-shape draw:style-name="gr44" draw:text-style-name="P1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45" draw:text-style-name="P13" draw:layer="layout" svg:width="4.072cm" svg:height="0.779cm" svg:x="1.298cm" svg:y="1.305cm">
            <text:p text:style-name="P12"><text:span text:style-name="T8">sd </text:span><text:span text:style-name="T9">Head-to-Bed</text:span><text:span text:style-name="T10"> <text:s/></text:span></text:p>
            <draw:enhanced-geometry svg:viewBox="0 0 21600 21600" draw:type="non-primitve" draw:enhanced-path="M 0 0 L 21600 0 19000 21600 0 21600 0 0 Z N"/>
          </draw:custom-shape>
        </draw:g>
        <draw:frame draw:style-name="gr13" draw:text-style-name="P14" draw:layer="layout" svg:width="18.533cm" svg:height="2.211cm" svg:x="1.648cm" svg:y="24.327cm">
          <draw:text-box>
            <text:p><text:span text:style-name="T11">1</text:span><text:span text:style-name="T12"> xx.</text:span></text:p>
          </draw:text-box>
        </draw:frame>
        <draw:frame draw:style-name="gr14" draw:text-style-name="P15" draw:layer="layout" svg:width="1.544cm" svg:height="0.395cm" svg:x="1.637cm" svg:y="23.857cm">
          <draw:text-box>
            <text:p><text:span text:style-name="T13">NO</text:span><text:span text:style-name="T13">TE</text:span><text:span text:style-name="T13">S --</text:span></text:p>
          </draw:text-box>
        </draw:frame>
        <draw:frame draw:style-name="gr15" draw:text-style-name="P16" draw:layer="layout" svg:width="18.657cm" svg:height="0.963cm" svg:x="1.443cm" svg:y="2.194cm">
          <draw:text-box>
            <text:p><text:span text:style-name="T14">Des</text:span><text:span text:style-name="T14">crip</text:span><text:span text:style-name="T14">tion</text:span><text:span text:style-name="T12">: </text:span><text:span text:style-name="T12">Sho</text:span><text:span text:style-name="T12">ws </text:span><text:span text:style-name="T12">seq</text:span><text:span text:style-name="T12">uen</text:span><text:span text:style-name="T12">ce </text:span><text:span text:style-name="T12">of </text:span><text:span text:style-name="T12">eve</text:span><text:span text:style-name="T12">nts </text:span><text:span text:style-name="T12">for </text:span><text:span text:style-name="T12">the </text:span><text:span text:style-name="T12">Hea</text:span><text:span text:style-name="T12">d-to-</text:span><text:span text:style-name="T12">Bed </text:span><text:span text:style-name="T12">actio</text:span><text:span text:style-name="T12">n.</text:span></text:p>
          </draw:text-box>
        </draw:frame>
        <draw:g draw:style-name="gr6">
          <draw:line draw:style-name="gr46" draw:text-style-name="P7" draw:layer="layout" svg:x1="11.033cm" svg:y1="3.247cm" svg:x2="11.033cm" svg:y2="22.804cm">
            <text:p/>
          </draw:line>
          <draw:custom-shape draw:style-name="gr47" draw:text-style-name="P9" draw:layer="layout" svg:width="3.272cm" svg:height="1.233cm" svg:x="9.398cm" svg:y="3.247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Set State Indicator</text:span></text:p>
            <draw:enhanced-geometry svg:viewBox="0 0 21600 21600" draw:mirror-horizontal="false" draw:mirror-vertical="false" draw:type="rectangle" draw:enhanced-path="M 0 0 L 21600 0 21600 21600 0 21600 0 0 Z N"/>
          </draw:custom-shape>
          <draw:frame draw:style-name="gr48" draw:text-style-name="P10" draw:layer="layout" svg:width="0.729cm" svg:height="0.369cm" svg:x="9.572cm" svg:y="3.042cm">
            <draw:text-box>
              <text:p><text:span text:style-name="T7">script</text:span></text:p>
            </draw:text-box>
          </draw:frame>
        </draw:g>
        <draw:custom-shape draw:style-name="gr49" draw:text-style-name="P11" draw:layer="layout" svg:width="11.557cm" svg:height="9.963cm" svg:x="2.385cm" svg:y="7.4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50" draw:text-style-name="P18" draw:layer="layout" svg:width="1.42cm" svg:height="0.699cm" svg:x="2.385cm" svg:y="7.448cm">
          <text:p text:style-name="P17"><text:span text:style-name="T15">loop</text:span></text:p>
          <draw:enhanced-geometry svg:viewBox="0 0 21600 21600" draw:mirror-horizontal="false" draw:mirror-vertical="false" draw:type="non-primitve" draw:enhanced-path="M 0 0 L 21600 0 19000 21600 0 21600 0 0 Z N"/>
        </draw:custom-shape>
        <draw:frame draw:style-name="gr18" draw:text-style-name="P19" draw:layer="layout" svg:width="3.42cm" svg:height="0.445cm" svg:x="3.844cm" svg:y="7.61cm">
          <draw:text-box>
            <text:p>For Each &lt;light-set&gt;</text:p>
          </draw:text-box>
        </draw:frame>
        <draw:g draw:style-name="gr19">
          <draw:line draw:style-name="gr51" draw:text-style-name="P20" draw:layer="layout" svg:x1="1.371cm" svg:y1="6.314cm" svg:x2="4.191cm" svg:y2="6.302cm">
            <text:p/>
          </draw:line>
          <draw:frame draw:style-name="gr52" draw:text-style-name="P22" draw:layer="layout" svg:width="2.729cm" svg:height="0.319cm" svg:x="1.368cm" svg:y="5.964cm">
            <draw:text-box>
              <text:p text:style-name="P21"><text:span text:style-name="T16"><text:s text:c="2"/></text:span></text:p>
            </draw:text-box>
          </draw:frame>
        </draw:g>
        <draw:g draw:style-name="gr6">
          <draw:line draw:style-name="gr53" draw:text-style-name="P7" draw:layer="layout" svg:x1="14.528cm" svg:y1="4.947cm" svg:x2="14.528cm" svg:y2="20.058cm">
            <text:p/>
          </draw:line>
          <draw:custom-shape draw:style-name="gr54" draw:text-style-name="P9" draw:layer="layout" svg:width="3.272cm" svg:height="0.877cm" svg:x="12.893cm" svg:y="4.947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 Set Cancel All</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13.015cm" svg:y="4.756cm">
            <draw:text-box>
              <text:p><text:span text:style-name="T7">script</text:span></text:p>
            </draw:text-box>
          </draw:frame>
        </draw:g>
        <draw:custom-shape draw:style-name="gr55" draw:text-style-name="P11" draw:layer="layout" svg:width="5.333cm" svg:height="2.192cm" svg:x="2.942cm" svg:y="8.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56" draw:text-style-name="P18" draw:layer="layout" svg:width="1.244cm" svg:height="0.699cm" svg:x="2.942cm" svg:y="8.428cm">
          <text:p text:style-name="P17"><text:span text:style-name="T15">opt</text:span></text:p>
          <draw:enhanced-geometry svg:viewBox="0 0 21600 21600" draw:mirror-horizontal="false" draw:mirror-vertical="false" draw:type="non-primitve" draw:enhanced-path="M 0 0 L 21600 0 19000 21600 0 21600 0 0 Z N"/>
        </draw:custom-shape>
        <draw:frame draw:style-name="gr57" draw:text-style-name="P24" draw:layer="layout" svg:width="4.306cm" svg:height="0.319cm" svg:x="3.026cm" svg:y="9.221cm">
          <draw:text-box>
            <text:p text:style-name="P23"><text:span text:style-name="T17">[&lt;ligh</text:span><text:span text:style-name="T17">t-</text:span><text:span text:style-name="T17">set</text:span><text:span text:style-name="T17">&gt; | </text:span><text:span text:style-name="T17">Stat</text:span><text:span text:style-name="T17">e != </text:span><text:span text:style-name="T17">'Dis</text:span><text:span text:style-name="T17">abl</text:span><text:span text:style-name="T17">ed'</text:span><text:span text:style-name="T18"> </text:span></text:p>
          </draw:text-box>
        </draw:frame>
        <draw:polyline draw:style-name="gr58" draw:text-style-name="P25" draw:layer="layout" svg:width="3.054cm" svg:height="0.18cm" svg:x="4.695cm" svg:y="10.035cm" svg:viewBox="0 0 3055 181" draw:points="0,11 3055,0 3055,161 0,181">
          <draw:glue-point draw:id="4" svg:x="5.004cm" svg:y="-0.604cm"/>
          <text:p/>
        </draw:polyline>
        <draw:frame draw:style-name="gr59" draw:text-style-name="P27" draw:layer="layout" svg:width="3.149cm" svg:height="0.319cm" svg:x="4.781cm" svg:y="9.68cm">
          <draw:text-box>
            <text:p text:style-name="P26"><text:span text:style-name="T19">set </text:span><text:span text:style-name="T19">state </text:span><text:span text:style-name="T19">= </text:span><text:span text:style-name="T19">'Dea</text:span><text:span text:style-name="T19">ctivat</text:span><text:span text:style-name="T19">ed'</text:span></text:p>
          </draw:text-box>
        </draw:frame>
        <draw:line draw:style-name="gr60" draw:text-style-name="P20" draw:layer="layout" svg:x1="4.678cm" svg:y1="6.584cm" svg:x2="14.268cm" svg:y2="6.584cm">
          <text:p/>
        </draw:line>
        <draw:custom-shape draw:style-name="gr61" draw:text-style-name="P7" draw:layer="layout" svg:width="0.5cm" svg:height="0.606cm" svg:x="14.278cm" svg:y="6.435cm">
          <text:p/>
          <draw:enhanced-geometry svg:viewBox="0 0 21600 21600" draw:type="rectangle" draw:enhanced-path="M 0 0 L 21600 0 21600 21600 0 21600 0 0 Z N"/>
        </draw:custom-shape>
        <draw:connector draw:style-name="gr62" draw:text-style-name="P35" draw:layer="layout" draw:type="curve" svg:x1="1.791cm" svg:y1="10.539cm" svg:x2="1.791cm" svg:y2="11.641cm" draw:end-shape="id1" draw:end-glue-point="0" svg:d="M1791 10539v1102" svg:viewBox="0 0 1 1103">
          <text:p/>
        </draw:connector>
        <draw:g draw:style-name="gr6">
          <draw:custom-shape draw:name="colored-shapes-gray 3" draw:style-name="gr63" draw:text-style-name="P28" draw:layer="layout" svg:width="0.627cm" svg:height="0.627cm" svg:x="1.487cm" svg:y="10.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53cm" svg:y="10.22cm">
            <draw:text-box>
              <text:p>HA</text:p>
            </draw:text-box>
          </draw:frame>
        </draw:g>
        <draw:g draw:style-name="gr6" xml:id="id1" draw:id="id1">
          <draw:custom-shape draw:name="colored-shapes-gray 3" draw:style-name="gr64" draw:text-style-name="P28" draw:layer="layout" svg:width="0.627cm" svg:height="0.627cm" svg:x="1.478cm" svg:y="11.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44cm" svg:y="11.83cm">
            <draw:text-box>
              <text:p>HA</text:p>
            </draw:text-box>
          </draw:frame>
        </draw:g>
        <draw:g draw:style-name="gr19">
          <draw:line draw:style-name="gr65" draw:text-style-name="P20" draw:layer="layout" svg:x1="2.112cm" svg:y1="11.957cm" svg:x2="8.981cm" svg:y2="11.957cm">
            <text:p/>
          </draw:line>
          <draw:frame draw:style-name="gr66" draw:text-style-name="P37" draw:layer="layout" svg:width="4.996cm" svg:height="0.759cm" svg:x="2.169cm" svg:y="11.172cm">
            <draw:text-box>
              <text:p text:style-name="P36"><text:span text:style-name="T25">trigg</text:span><text:span text:style-name="T25">er: </text:span><text:span text:style-name="T25">Entit</text:span><text:span text:style-name="T25">y </text:span><text:span text:style-name="T26">&lt;lig</text:span><text:span text:style-name="T26">htse</text:span><text:span text:style-name="T26">t&gt; | </text:span><text:span text:style-name="T26">Stat</text:span><text:span text:style-name="T26">e</text:span><text:span text:style-name="T27"> </text:span><text:span text:style-name="T27"><text:line-break/></text:span><text:span text:style-name="T27">chan</text:span><text:span text:style-name="T27">ged </text:span><text:span text:style-name="T27">to </text:span><text:span text:style-name="T28">Deac</text:span><text:span text:style-name="T28">tivat</text:span><text:span text:style-name="T28">ed</text:span></text:p>
            </draw:text-box>
          </draw:frame>
        </draw:g>
        <draw:g draw:style-name="gr19">
          <draw:polyline draw:style-name="gr67" draw:text-style-name="P25" draw:layer="layout" svg:width="11.621cm" svg:height="0.235cm" svg:x="2.099cm" svg:y="13.637cm" svg:viewBox="0 0 11622 236" draw:points="9184,8 11622,0 11622,161 0,236">
            <text:p/>
          </draw:polyline>
          <draw:frame draw:style-name="gr68" draw:text-style-name="P27" draw:layer="layout" svg:width="3.706cm" svg:height="0.637cm" svg:x="11.352cm" svg:y="12.964cm">
            <draw:text-box>
              <text:p text:style-name="P26"><text:span text:style-name="T19">set </text:span><text:span text:style-name="T20">&lt;ligh</text:span><text:span text:style-name="T20">t-</text:span><text:span text:style-name="T20">set&gt; </text:span><text:span text:style-name="T20">| </text:span><text:span text:style-name="T20">Oper</text:span><text:span text:style-name="T20">ation</text:span><text:span text:style-name="T20">al</text:span></text:p>
              <text:p text:style-name="P26"><text:span text:style-name="T20">Stat</text:span><text:span text:style-name="T20">e</text:span><text:span text:style-name="T19"> = </text:span><text:span text:style-name="T19">'No </text:span><text:span text:style-name="T19">Chan</text:span><text:span text:style-name="T19">ge'</text:span></text:p>
            </draw:text-box>
          </draw:frame>
        </draw:g>
        <draw:g draw:style-name="gr6">
          <draw:custom-shape draw:name="colored-shapes-gray 3" draw:style-name="gr69" draw:text-style-name="P28" draw:layer="layout" svg:width="0.627cm" svg:height="0.627cm" svg:x="1.465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1cm" svg:y="13.749cm">
            <draw:text-box>
              <text:p>HA</text:p>
            </draw:text-box>
          </draw:frame>
        </draw:g>
        <draw:g draw:style-name="gr19">
          <draw:frame draw:style-name="gr70" draw:text-style-name="P38" draw:layer="layout" svg:width="2.026cm" svg:height="1.273cm" svg:x="9.539cm" svg:y="10.912cm">
            <draw:text-box>
              <text:p text:style-name="P36"><text:span text:style-name="T16">set </text:span><text:span text:style-name="T16">LED</text:span><text:span text:style-name="T16"><text:line-break/></text:span><text:span text:style-name="T16">indic</text:span><text:span text:style-name="T16">ator </text:span><text:span text:style-name="T16">and </text:span><text:span text:style-name="T16">Oper</text:span><text:span text:style-name="T16">ation</text:span><text:span text:style-name="T16">al </text:span><text:span text:style-name="T16">State</text:span></text:p>
            </draw:text-box>
          </draw:frame>
          <draw:line draw:style-name="gr71" draw:text-style-name="P25" draw:layer="layout" svg:x1="9.51cm" svg:y1="12.187cm" svg:x2="10.759cm" svg:y2="12.185cm">
            <text:p/>
          </draw:line>
          <draw:line draw:style-name="gr72" draw:text-style-name="P25" draw:layer="layout" svg:x1="9.506cm" svg:y1="13.624cm" svg:x2="10.748cm" svg:y2="13.624cm">
            <text:p/>
          </draw:line>
        </draw:g>
        <draw:custom-shape draw:style-name="gr73" draw:text-style-name="P7" draw:layer="layout" svg:width="0.5cm" svg:height="1.791cm" svg:x="10.801cm" svg:y="11.868cm">
          <text:p/>
          <draw:enhanced-geometry svg:viewBox="0 0 21600 21600" draw:type="rectangle" draw:enhanced-path="M 0 0 L 21600 0 21600 21600 0 21600 0 0 Z N"/>
        </draw:custom-shape>
        <draw:g draw:style-name="gr6">
          <draw:line draw:style-name="gr74" draw:text-style-name="P7" draw:layer="layout" svg:x1="9.22cm" svg:y1="4.589cm" svg:x2="9.22cm" svg:y2="26.505cm">
            <text:p/>
          </draw:line>
          <draw:custom-shape draw:style-name="gr75" draw:text-style-name="P9" draw:layer="layout" svg:width="3.272cm" svg:height="1.233cm" svg:x="7.585cm" svg:y="4.58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State Changed</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7.715cm" svg:y="4.395cm">
            <draw:text-box>
              <text:p><text:span text:style-name="T7">auto</text:span><text:span text:style-name="T7">mati</text:span><text:span text:style-name="T7">on</text:span></text:p>
            </draw:text-box>
          </draw:frame>
        </draw:g>
        <draw:custom-shape draw:style-name="gr76" draw:text-style-name="P7" draw:layer="layout" svg:width="0.5cm" svg:height="1.911cm" svg:x="8.994cm" svg:y="11.825cm">
          <text:p/>
          <draw:enhanced-geometry svg:viewBox="0 0 21600 21600" draw:type="rectangle" draw:enhanced-path="M 0 0 L 21600 0 21600 21600 0 21600 0 0 Z N"/>
        </draw:custom-shape>
        <draw:line draw:style-name="gr77" draw:text-style-name="P25" draw:layer="layout" svg:x1="4.708cm" svg:y1="6.924cm" svg:x2="14.253cm" svg:y2="6.924cm">
          <text:p/>
        </draw:line>
        <draw:line draw:style-name="gr78" draw:text-style-name="P39" draw:layer="layout" svg:x1="1.408cm" svg:y1="1.37cm" svg:x2="18.902cm" svg:y2="22.396cm">
          <text:p/>
        </draw:line>
        <draw:g draw:style-name="gr6">
          <draw:line draw:style-name="gr79" draw:text-style-name="P7" draw:layer="layout" svg:x1="9.22cm" svg:y1="4.603cm" svg:x2="9.22cm" svg:y2="26.519cm">
            <text:p/>
          </draw:line>
          <draw:custom-shape draw:style-name="gr80" draw:text-style-name="P9" draw:layer="layout" svg:width="3.272cm" svg:height="1.233cm" svg:x="7.585cm" svg:y="4.60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State </text:span><text:span text:style-name="T6">Changed</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7.715cm" svg:y="4.409cm">
            <draw:text-box>
              <text:p><text:span text:style-name="T7">auto</text:span><text:span text:style-name="T7">mati</text:span><text:span text:style-name="T7">on</text:span></text:p>
            </draw:text-box>
          </draw:frame>
        </draw:g>
      </draw:page>
      <draw:page draw:name="page5" draw:style-name="dp1" draw:master-page-name="Default">
        <draw:frame draw:style-name="gr3" draw:text-style-name="P4" draw:layer="layout" svg:width="19.523cm" svg:height="1.517cm" svg:x="1.067cm" svg:y="3.857cm">
          <draw:text-box>
            <text:p text:style-name="P1"><text:span text:style-name="T3">A</text:span><text:span text:style-name="T3">m</text:span><text:span text:style-name="T3">b</text:span><text:span text:style-name="T3">i</text:span><text:span text:style-name="T3">e</text:span><text:span text:style-name="T3">n</text:span><text:span text:style-name="T3">t </text:span><text:span text:style-name="T3">L</text:span><text:span text:style-name="T3">i</text:span><text:span text:style-name="T3">g</text:span><text:span text:style-name="T3">h</text:span><text:span text:style-name="T3">t</text:span></text:p>
          </draw:text-box>
        </draw:frame>
        <draw:frame draw:style-name="gr4" draw:text-style-name="P5" draw:layer="layout" svg:width="18.379cm" svg:height="1.361cm" svg:x="1.671cm" svg:y="5.445cm">
          <draw:text-box>
            <text:p text:style-name="P1"><text:span text:style-name="T4">Th</text:span><text:span text:style-name="T4">is </text:span><text:span text:style-name="T4">se</text:span><text:span text:style-name="T4">cti</text:span><text:span text:style-name="T4">on </text:span><text:span text:style-name="T4">co</text:span><text:span text:style-name="T4">nt</text:span><text:span text:style-name="T4">ain</text:span><text:span text:style-name="T4">s </text:span><text:span text:style-name="T4">dia</text:span><text:span text:style-name="T4">gr</text:span><text:span text:style-name="T4">a</text:span><text:span text:style-name="T4">ms </text:span><text:span text:style-name="T4">rel</text:span><text:span text:style-name="T4">at</text:span><text:span text:style-name="T4">ed </text:span><text:span text:style-name="T4">to </text:span><text:span text:style-name="T4">my </text:span><text:span text:style-name="T4">ha</text:span><text:span text:style-name="T4">ndl</text:span><text:span text:style-name="T4">ing </text:span><text:span text:style-name="T4">of </text:span><text:span text:style-name="T4">Ev</text:span><text:span text:style-name="T4">en</text:span><text:span text:style-name="T4">ts </text:span><text:span text:style-name="T4">- </text:span><text:span text:style-name="T4">Ac</text:span><text:span text:style-name="T4">tio</text:span><text:span text:style-name="T4">ns</text:span></text:p>
            <text:p text:style-name="P1"><text:span text:style-name="T4">dri</text:span><text:span text:style-name="T4">ve</text:span><text:span text:style-name="T4">n </text:span><text:span text:style-name="T4">by </text:span><text:span text:style-name="T4">th</text:span><text:span text:style-name="T4">e </text:span><text:span text:style-name="T4">a</text:span><text:span text:style-name="T4">m</text:span><text:span text:style-name="T4">bie</text:span><text:span text:style-name="T4">nt </text:span><text:span text:style-name="T4">lig</text:span><text:span text:style-name="T4">ht </text:span><text:span text:style-name="T4">se</text:span><text:span text:style-name="T4">ns</text:span><text:span text:style-name="T4">or</text:span><text:span text:style-name="T4">s</text:span></text:p>
          </draw:text-box>
        </draw:frame>
        <draw:frame draw:style-name="gr5" draw:text-style-name="P6" draw:layer="layout" svg:width="18.07cm" svg:height="1.266cm" svg:x="1.087cm" svg:y="8.405cm">
          <draw:text-box>
            <text:p><text:span text:style-name="T4">Se</text:span><text:span text:style-name="T4">e </text:span><text:span text:style-name="T4">als</text:span><text:span text:style-name="T4">o: </text:span><text:span text:style-name="T5">/D</text:span><text:span text:style-name="T5">oc</text:span><text:span text:style-name="T5">u</text:span><text:span text:style-name="T5">m</text:span><text:span text:style-name="T5">en</text:span><text:span text:style-name="T5">tati</text:span><text:span text:style-name="T5">on</text:span><text:span text:style-name="T5">/d</text:span><text:span text:style-name="T5">oc</text:span><text:span text:style-name="T5">_A</text:span><text:span text:style-name="T5">m</text:span><text:span text:style-name="T5">bie</text:span><text:span text:style-name="T5">nt-</text:span><text:span text:style-name="T5">Lig</text:span><text:span text:style-name="T5">ht.</text:span><text:span text:style-name="T5">m</text:span><text:span text:style-name="T5">d</text:span><text:span text:style-name="T4">.</text:span></text:p>
          </draw:text-box>
        </draw:frame>
      </draw:page>
      <draw:page draw:name="page6" draw:style-name="dp1" draw:master-page-name="Default">
        <draw:frame draw:style-name="gr81" draw:text-style-name="P40" xml:id="id2" draw:id="id2" draw:layer="layout" svg:width="3.043cm" svg:height="1.776cm" svg:x="4.271cm" svg:y="4.911cm">
          <draw:text-box>
            <text:p text:style-name="P1"><text:span text:style-name="T13">Lig</text:span><text:span text:style-name="T13">ht </text:span><text:span text:style-name="T13">Set</text:span></text:p>
          </draw:text-box>
        </draw:frame>
        <draw:custom-shape draw:name="Start-End 14" draw:style-name="gr82" draw:text-style-name="P42" draw:layer="layout" svg:width="3.737cm" svg:height="0.561cm" svg:x="5.871cm" svg:y="8.328cm">
          <text:p text:style-name="P41"><text:span text:style-name="T29">LSet State</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name="Start-End 15" draw:style-name="gr83" draw:text-style-name="P42" draw:layer="layout" svg:width="3.737cm" svg:height="0.857cm" svg:x="5.871cm" svg:y="9.144cm">
          <text:p text:style-name="P41"><text:span text:style-name="T29">LSet Transition Tim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frame draw:style-name="gr81" draw:text-style-name="P40" xml:id="id3" draw:id="id3" draw:layer="layout" svg:width="3.043cm" svg:height="1.776cm" svg:x="14.119cm" svg:y="4.911cm">
          <draw:text-box>
            <text:p text:style-name="P1"><text:span text:style-name="T13">Ambient Light Sensor</text:span></text:p>
          </draw:text-box>
        </draw:frame>
        <draw:custom-shape draw:name="Start-End 18" draw:style-name="gr84" draw:text-style-name="P42" draw:layer="layout" svg:width="3.737cm" svg:height="1.081cm" svg:x="5.871cm" svg:y="7.093cm">
          <text:p text:style-name="P41"><text:span text:style-name="T29">LSet Ambient Sensor Controlle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85" draw:layer="layout" svg:x1="7.314cm" svg:y1="5.799cm" svg:x2="14.119cm" svg:y2="5.799cm" draw:start-shape="id2" draw:start-glue-point="1" draw:end-shape="id3" draw:end-glue-point="3" svg:d="M7314 5799h6805" svg:viewBox="0 0 6806 1">
          <text:p>responds to</text:p>
        </draw:connector>
        <draw:frame draw:style-name="gr86" xml:id="id4" draw:id="id4" draw:layer="layout" svg:width="4.911cm" svg:height="1.312cm" svg:x="1.643cm" svg:y="3.144cm">
          <draw:text-box>
            <text:p>Each 'Light Set' is assigned a unique Label. All light/switch entities with that label assigned to them will be members of the Light Set.</text:p>
          </draw:text-box>
        </draw:frame>
        <draw:connector draw:style-name="gr87" draw:layer="layout" draw:type="curve" svg:x1="5.792cm" svg:y1="4.911cm" svg:x2="4.098cm" svg:y2="4.456cm" draw:start-shape="id2" draw:start-glue-point="0" draw:end-shape="id4" draw:end-glue-point="2" svg:d="M5792 4911c0-351-1694-124-1694-455" svg:viewBox="0 0 1695 456">
          <text:p/>
        </draw:connector>
        <draw:frame draw:style-name="gr88" draw:text-style-name="P43" draw:layer="layout" svg:width="10.594cm" svg:height="0.962cm" svg:x="1.271cm" svg:y="1.228cm">
          <draw:text-box>
            <text:p><text:span text:style-name="T1">D</text:span><text:span text:style-name="T1">a</text:span><text:span text:style-name="T1">t</text:span><text:span text:style-name="T1">a</text:span><text:span text:style-name="T1"> </text:span><text:span text:style-name="T1">V</text:span><text:span text:style-name="T1">i</text:span><text:span text:style-name="T1">e</text:span><text:span text:style-name="T1">w</text:span></text:p>
          </draw:text-box>
        </draw:frame>
        <draw:custom-shape draw:name="Start-End 9" draw:style-name="gr89" draw:text-style-name="P42" xml:id="id5" draw:id="id5" draw:layer="layout" svg:width="3.737cm" svg:height="0.577cm" svg:x="5.878cm" svg:y="10.25cm">
          <text:p text:style-name="P41"><text:span text:style-name="T29">Lset | Off Areas</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frame draw:style-name="gr90" draw:text-style-name="P45" xml:id="id6" draw:id="id6" draw:layer="layout" svg:width="3.307cm" svg:height="1.909cm" svg:x="10.057cm" svg:y="10.107cm">
          <draw:text-box>
            <text:p text:style-name="P44"><text:span text:style-name="T30">A</text:span><text:span text:style-name="T30"> </text:span><text:span text:style-name="T30">c</text:span><text:span text:style-name="T30">o</text:span><text:span text:style-name="T30">n</text:span><text:span text:style-name="T30">f</text:span><text:span text:style-name="T30">i</text:span><text:span text:style-name="T30">g</text:span><text:span text:style-name="T30">u</text:span><text:span text:style-name="T30">r</text:span><text:span text:style-name="T30">a</text:span><text:span text:style-name="T30">t</text:span><text:span text:style-name="T30">i</text:span><text:span text:style-name="T30">o</text:span><text:span text:style-name="T30">n</text:span><text:span text:style-name="T30"> </text:span><text:span text:style-name="T30">h</text:span><text:span text:style-name="T30">e</text:span><text:span text:style-name="T30">l</text:span><text:span text:style-name="T30">p</text:span><text:span text:style-name="T30">e</text:span><text:span text:style-name="T30">r</text:span><text:span text:style-name="T30"> </text:span><text:span text:style-name="T30">f</text:span><text:span text:style-name="T30">o</text:span><text:span text:style-name="T30">r</text:span><text:span text:style-name="T30"> </text:span><text:span text:style-name="T30">e</text:span><text:span text:style-name="T30">a</text:span><text:span text:style-name="T30">c</text:span><text:span text:style-name="T30">h</text:span><text:span text:style-name="T30"> </text:span><text:span text:style-name="T30">l</text:span><text:span text:style-name="T30">i</text:span><text:span text:style-name="T30">g</text:span><text:span text:style-name="T30">h</text:span><text:span text:style-name="T30">t</text:span><text:span text:style-name="T30">-</text:span><text:span text:style-name="T30">s</text:span><text:span text:style-name="T30">e</text:span><text:span text:style-name="T30">t</text:span><text:span text:style-name="T30"> </text:span><text:span text:style-name="T30">t</text:span><text:span text:style-name="T30">h</text:span><text:span text:style-name="T30">a</text:span><text:span text:style-name="T30">t</text:span><text:span text:style-name="T30"> </text:span><text:span text:style-name="T30">c</text:span><text:span text:style-name="T30">o</text:span><text:span text:style-name="T30">n</text:span><text:span text:style-name="T30">t</text:span><text:span text:style-name="T30">a</text:span><text:span text:style-name="T30">i</text:span><text:span text:style-name="T30">n</text:span><text:span text:style-name="T30">s</text:span><text:span text:style-name="T30"> </text:span><text:span text:style-name="T30">t</text:span><text:span text:style-name="T30">h</text:span><text:span text:style-name="T30">e</text:span><text:span text:style-name="T30"> </text:span><text:span text:style-name="T30">l</text:span><text:span text:style-name="T30">i</text:span><text:span text:style-name="T30">s</text:span><text:span text:style-name="T30">t</text:span><text:span text:style-name="T30"> </text:span><text:span text:style-name="T30">o</text:span><text:span text:style-name="T30">f</text:span><text:span text:style-name="T30"> </text:span><text:span text:style-name="T30">A</text:span><text:span text:style-name="T30">r</text:span><text:span text:style-name="T30">e</text:span><text:span text:style-name="T30">a</text:span><text:span text:style-name="T30">s</text:span><text:span text:style-name="T30"> </text:span><text:span text:style-name="T30">t</text:span><text:span text:style-name="T30">o</text:span><text:span text:style-name="T30"> </text:span><text:span text:style-name="T30">b</text:span><text:span text:style-name="T30">e</text:span><text:span text:style-name="T30"> </text:span><text:span text:style-name="T30">t</text:span><text:span text:style-name="T30">u</text:span><text:span text:style-name="T30">r</text:span><text:span text:style-name="T30">n</text:span><text:span text:style-name="T30">e</text:span><text:span text:style-name="T30">d</text:span><text:span text:style-name="T30"> </text:span><text:span text:style-name="T30">o</text:span><text:span text:style-name="T30">f</text:span><text:span text:style-name="T30">f</text:span><text:span text:style-name="T30"> </text:span><text:span text:style-name="T30">u</text:span><text:span text:style-name="T30">p</text:span><text:span text:style-name="T30">o</text:span><text:span text:style-name="T30">n</text:span><text:span text:style-name="T30"> </text:span><text:span text:style-name="T30">e</text:span><text:span text:style-name="T30">v</text:span><text:span text:style-name="T30">e</text:span><text:span text:style-name="T30">n</text:span><text:span text:style-name="T30">t</text:span><text:span text:style-name="T30">s</text:span><text:span text:style-name="T30"> </text:span><text:span text:style-name="T30">c</text:span><text:span text:style-name="T30">a</text:span><text:span text:style-name="T30">l</text:span><text:span text:style-name="T30">l</text:span><text:span text:style-name="T30">i</text:span><text:span text:style-name="T30">n</text:span><text:span text:style-name="T30">g</text:span><text:span text:style-name="T30"> </text:span><text:span text:style-name="T30">f</text:span><text:span text:style-name="T30">o</text:span><text:span text:style-name="T30">r</text:span><text:span text:style-name="T30"> </text:span><text:span text:style-name="T30">t</text:span><text:span text:style-name="T30">h</text:span><text:span text:style-name="T30">a</text:span><text:span text:style-name="T30">t</text:span><text:span text:style-name="T30"> </text:span><text:span text:style-name="T30">l</text:span><text:span text:style-name="T30">i</text:span><text:span text:style-name="T30">g</text:span><text:span text:style-name="T30">h</text:span><text:span text:style-name="T30">t</text:span><text:span text:style-name="T30">-</text:span><text:span text:style-name="T30">s</text:span><text:span text:style-name="T30">e</text:span><text:span text:style-name="T30">t</text:span><text:span text:style-name="T30"> </text:span><text:span text:style-name="T30">t</text:span><text:span text:style-name="T30">o</text:span><text:span text:style-name="T30"> </text:span><text:span text:style-name="T30">b</text:span><text:span text:style-name="T30">e</text:span><text:span text:style-name="T30"> </text:span><text:span text:style-name="T30">t</text:span><text:span text:style-name="T30">u</text:span><text:span text:style-name="T30">r</text:span><text:span text:style-name="T30">n</text:span><text:span text:style-name="T30">e</text:span><text:span text:style-name="T30">d</text:span><text:span text:style-name="T30"> </text:span><text:span text:style-name="T30">o</text:span><text:span text:style-name="T30">f</text:span><text:span text:style-name="T30">f</text:span></text:p>
          </draw:text-box>
          <draw:glue-point draw:id="4" svg:x="-4.974cm" svg:y="-3.399cm"/>
        </draw:frame>
        <draw:connector draw:style-name="gr91" draw:text-style-name="P39" draw:layer="layout" draw:type="curve" svg:x1="9.615cm" svg:y1="10.539cm" svg:x2="10.066cm" svg:y2="10.413cm" draw:start-shape="id5" draw:start-glue-point="7" draw:end-shape="id6" draw:end-glue-point="4" svg:d="M9615 10539c333 0 108-126 451-126" svg:viewBox="0 0 452 127">
          <text:p/>
        </draw:connector>
        <draw:custom-shape draw:name="Start-End 10" draw:style-name="gr92" draw:text-style-name="P42" xml:id="id7" draw:id="id7" draw:layer="layout" svg:width="3.947cm" svg:height="1.081cm" svg:x="12.766cm" svg:y="6.911cm">
          <text:p text:style-name="P41"><text:span text:style-name="T29">Ambient S# | Light Set Label</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frame draw:style-name="gr93" draw:text-style-name="P45" xml:id="id8" draw:id="id8" draw:layer="layout" svg:width="3.307cm" svg:height="1.591cm" svg:x="17.044cm" svg:y="7.027cm">
          <draw:text-box>
            <text:p text:style-name="P44"><text:span text:style-name="T30">A</text:span><text:span text:style-name="T30"> </text:span><text:span text:style-name="T30">c</text:span><text:span text:style-name="T30">o</text:span><text:span text:style-name="T30">n</text:span><text:span text:style-name="T30">f</text:span><text:span text:style-name="T30">i</text:span><text:span text:style-name="T30">g</text:span><text:span text:style-name="T30">u</text:span><text:span text:style-name="T30">r</text:span><text:span text:style-name="T30">a</text:span><text:span text:style-name="T30">t</text:span><text:span text:style-name="T30">i</text:span><text:span text:style-name="T30">o</text:span><text:span text:style-name="T30">n</text:span><text:span text:style-name="T30"> </text:span><text:span text:style-name="T30">h</text:span><text:span text:style-name="T30">e</text:span><text:span text:style-name="T30">l</text:span><text:span text:style-name="T30">p</text:span><text:span text:style-name="T30">e</text:span><text:span text:style-name="T30">r</text:span><text:span text:style-name="T30"> </text:span><text:span text:style-name="T30">f</text:span><text:span text:style-name="T30">o</text:span><text:span text:style-name="T30">r</text:span><text:span text:style-name="T30"> </text:span><text:span text:style-name="T30">e</text:span><text:span text:style-name="T30">a</text:span><text:span text:style-name="T30">c</text:span><text:span text:style-name="T30">h</text:span><text:span text:style-name="T30"> </text:span><text:span text:style-name="T30">s</text:span><text:span text:style-name="T30">e</text:span><text:span text:style-name="T30">n</text:span><text:span text:style-name="T30">s</text:span><text:span text:style-name="T30">o</text:span><text:span text:style-name="T30">r</text:span><text:span text:style-name="T30"> </text:span><text:span text:style-name="T30">t</text:span><text:span text:style-name="T30">h</text:span><text:span text:style-name="T30">a</text:span><text:span text:style-name="T30">t</text:span><text:span text:style-name="T30"> </text:span><text:span text:style-name="T30">c</text:span><text:span text:style-name="T30">o</text:span><text:span text:style-name="T30">n</text:span><text:span text:style-name="T30">t</text:span><text:span text:style-name="T30">a</text:span><text:span text:style-name="T30">i</text:span><text:span text:style-name="T30">n</text:span><text:span text:style-name="T30">s</text:span><text:span text:style-name="T30"> </text:span><text:span text:style-name="T30">t</text:span><text:span text:style-name="T30">h</text:span><text:span text:style-name="T30">e</text:span><text:span text:style-name="T30"> </text:span><text:span text:style-name="T30">L</text:span><text:span text:style-name="T30">i</text:span><text:span text:style-name="T30">g</text:span><text:span text:style-name="T30">h</text:span><text:span text:style-name="T30">t</text:span><text:span text:style-name="T30"> </text:span><text:span text:style-name="T30">S</text:span><text:span text:style-name="T30">e</text:span><text:span text:style-name="T30">t</text:span><text:span text:style-name="T30"> </text:span><text:span text:style-name="T30">L</text:span><text:span text:style-name="T30">a</text:span><text:span text:style-name="T30">b</text:span><text:span text:style-name="T30">e</text:span><text:span text:style-name="T30">l</text:span><text:span text:style-name="T30"> </text:span><text:span text:style-name="T30">t</text:span><text:span text:style-name="T30">h</text:span><text:span text:style-name="T30">e</text:span><text:span text:style-name="T30"> </text:span><text:span text:style-name="T30">s</text:span><text:span text:style-name="T30">e</text:span><text:span text:style-name="T30">n</text:span><text:span text:style-name="T30">s</text:span><text:span text:style-name="T30">o</text:span><text:span text:style-name="T30">r</text:span><text:span text:style-name="T30"> </text:span><text:span text:style-name="T30">i</text:span><text:span text:style-name="T30">s</text:span><text:span text:style-name="T30"> </text:span><text:span text:style-name="T30">t</text:span><text:span text:style-name="T30">h</text:span><text:span text:style-name="T30">e</text:span><text:span text:style-name="T30"> </text:span><text:span text:style-name="T30">c</text:span><text:span text:style-name="T30">o</text:span><text:span text:style-name="T30">n</text:span><text:span text:style-name="T30">t</text:span><text:span text:style-name="T30">r</text:span><text:span text:style-name="T30">o</text:span><text:span text:style-name="T30">l</text:span><text:span text:style-name="T30">l</text:span><text:span text:style-name="T30">e</text:span><text:span text:style-name="T30">r</text:span><text:span text:style-name="T30"> </text:span><text:span text:style-name="T30">f</text:span><text:span text:style-name="T30">o</text:span><text:span text:style-name="T30">r</text:span><text:span text:style-name="T30">.</text:span></text:p>
          </draw:text-box>
          <draw:glue-point draw:id="4" svg:x="-4.974cm" svg:y="-3.399cm"/>
        </draw:frame>
        <draw:connector draw:style-name="gr91" draw:text-style-name="P39" draw:layer="layout" draw:type="curve" svg:x1="16.713cm" svg:y1="7.452cm" svg:x2="17.053cm" svg:y2="7.282cm" draw:start-shape="id7" draw:start-glue-point="7" draw:end-shape="id8" draw:end-glue-point="4" svg:d="M16713 7452c249 0 79-170 340-170" svg:viewBox="0 0 341 171">
          <text:p/>
        </draw:connector>
        <draw:frame draw:style-name="gr94" draw:text-style-name="P46" draw:layer="layout" svg:width="3.252cm" svg:height="0.421cm" svg:x="3.638cm" svg:y="6.179cm">
          <draw:text-box>
            <text:p><text:span text:style-name="T31">Key: Light-Set Label Text</text:span></text:p>
          </draw:text-box>
        </draw:frame>
        <draw:line draw:style-name="gr95" draw:text-style-name="P39" draw:layer="layout" svg:x1="6.104cm" svg:y1="7.201cm" svg:x2="9.45cm" svg:y2="8.089cm">
          <text:p/>
        </draw:line>
      </draw:page>
      <draw:page draw:name="page7" draw:style-name="dp1" draw:master-page-name="Default">
        <draw:frame draw:style-name="gr96" draw:text-style-name="P29" draw:layer="layout" svg:width="18.897cm" svg:height="2.301cm" svg:x="1.31cm" svg:y="2.426cm">
          <draw:text-box>
            <text:p><text:span text:style-name="T32">Context</text:span><text:span text:style-name="T33">:</text:span></text:p>
            <text:list text:style-name="L4">
              <text:list-item>
                <text:p>Each light sensor has a set of lights that are intended to be responsive to that sensor's ambient light changes.</text:p>
              </text:list-item>
              <text:list-item>
                <text:p>The set of such lights for a given light sensor is defined by applying the appropriate label to each light in the set.</text:p>
              </text:list-item>
              <text:list-item>
                <text:p>Each such light set then has a range of States it can be in. These states apply to the set collectively, not to one individual light in the set.</text:p>
              </text:list-item>
            </text:list>
          </draw:text-box>
        </draw:frame>
        <draw:frame draw:style-name="gr88" draw:text-style-name="P43" draw:layer="layout" svg:width="10.594cm" svg:height="0.962cm" svg:x="1.271cm" svg:y="1.228cm">
          <draw:text-box>
            <text:p><text:span text:style-name="T1">State Transitions - Light-Set State</text:span></text:p>
          </draw:text-box>
        </draw:frame>
        <draw:custom-shape draw:style-name="gr97" draw:text-style-name="P47" xml:id="id10" draw:id="id10" draw:layer="layout" svg:width="3.692cm" svg:height="1.534cm" svg:x="3.636cm" svg:y="5.521cm">
          <text:p text:style-name="P1">Deactivat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14" draw:id="id14" draw:layer="layout" svg:width="3.692cm" svg:height="1.534cm" svg:x="11.242cm" svg:y="8.537cm">
          <text:p text:style-name="P1">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16" draw:id="id16" draw:layer="layout" svg:width="3.692cm" svg:height="1.534cm" svg:x="16.459cm" svg:y="8.537cm">
          <text:p text:style-name="P1">Pending - OF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12" draw:id="id12" draw:layer="layout" svg:width="3.692cm" svg:height="1.534cm" svg:x="6.697cm" svg:y="8.537cm">
          <text:p text:style-name="P1">In Process - O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20" draw:id="id20" draw:layer="layout" svg:width="3.692cm" svg:height="1.534cm" svg:x="2.002cm" svg:y="8.537cm">
          <draw:glue-point draw:id="12" svg:x="2.573cm" svg:y="4.335cm"/>
          <text:p text:style-name="P1">Inacti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18" draw:id="id18" draw:layer="layout" svg:width="3.692cm" svg:height="1.534cm" svg:x="6.591cm" svg:y="12.133cm">
          <text:p text:style-name="P1">In Process - OF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ay" draw:style-name="gr98" draw:text-style-name="P28" xml:id="id9" draw:id="id9" draw:layer="layout" svg:width="0.5cm" svg:height="0.5cm" svg:x="1.464cm" svg:y="5.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48" draw:layer="layout" draw:type="curve" draw:line-skew="0.027cm" svg:x1="1.964cm" svg:y1="5.415cm" svg:x2="3.636cm" svg:y2="6.288cm" draw:start-shape="id9" draw:start-glue-point="10" draw:end-shape="id10" draw:end-glue-point="6" svg:d="M1964 5415c1282 0 447 873 1672 873" svg:viewBox="0 0 1673 874">
          <text:p><text:span text:style-name="T12">set manually</text:span></text:p>
        </draw:connector>
        <draw:frame draw:style-name="gr100" draw:text-style-name="P49" draw:layer="layout" svg:width="3.281cm" svg:height="0.637cm" svg:x="1.469cm" svg:y="10.224cm">
          <draw:text-box>
            <text:p text:style-name="P49">No automations in process or pending.</text:p>
          </draw:text-box>
        </draw:frame>
        <draw:frame draw:style-name="gr101" draw:text-style-name="P49" draw:layer="layout" svg:width="4.617cm" svg:height="1.273cm" svg:x="10.769cm" svg:y="10.224cm">
          <draw:text-box>
            <text:p text:style-name="P49">We turned the light set on due to low light conditions. But otherwise no automations in process or pending at this time.</text:p>
          </draw:text-box>
        </draw:frame>
        <draw:frame draw:style-name="gr102" draw:text-style-name="P49" draw:layer="layout" svg:width="3.456cm" svg:height="0.955cm" svg:x="7.469cm" svg:y="5.914cm">
          <draw:text-box>
            <text:p text:style-name="P49">Suspends Dim-Day automations for the current day only (reset at night)</text:p>
          </draw:text-box>
        </draw:frame>
        <draw:connector draw:style-name="gr103" draw:text-style-name="P39" draw:layer="layout" draw:type="curve" svg:x1="6.285cm" svg:y1="9.305cm" svg:x2="6.697cm" svg:y2="9.304cm" draw:start-shape="id11" draw:start-glue-point="10" draw:end-shape="id12" draw:end-glue-point="6" svg:d="M6285 9305c310 0 105-1 412-1" svg:viewBox="0 0 413 2">
          <text:p/>
        </draw:connector>
        <draw:connector draw:style-name="gr103" draw:text-style-name="P39" draw:layer="layout" draw:type="curve" svg:x1="10.835cm" svg:y1="9.305cm" svg:x2="11.242cm" svg:y2="9.304cm" draw:start-shape="id13" draw:start-glue-point="10" draw:end-shape="id14" draw:end-glue-point="6" svg:d="M10835 9305c306 0 103-1 407-1" svg:viewBox="0 0 408 2">
          <text:p/>
        </draw:connector>
        <draw:connector draw:style-name="gr103" draw:text-style-name="P39" draw:layer="layout" draw:type="curve" svg:x1="15.771cm" svg:y1="9.301cm" svg:x2="16.459cm" svg:y2="9.304cm" draw:start-shape="id15" draw:start-glue-point="10" draw:end-shape="id16" draw:end-glue-point="6" svg:d="M15771 9301c517 0 174 3 688 3" svg:viewBox="0 0 689 4">
          <text:p/>
        </draw:connector>
        <draw:connector draw:style-name="gr103" draw:text-style-name="P39" draw:layer="layout" draw:type="curve" svg:x1="12.279cm" svg:y1="12.912cm" svg:x2="10.283cm" svg:y2="12.9cm" draw:start-shape="id17" draw:start-glue-point="6" draw:end-shape="id18" draw:end-glue-point="10" svg:d="M12279 12912c-1495 0-498-12-1996-12" svg:viewBox="0 0 1997 13">
          <text:p/>
        </draw:connector>
        <draw:connector draw:style-name="gr103" draw:text-style-name="P39" draw:layer="layout" draw:type="curve" svg:x1="6.28cm" svg:y1="11.147cm" svg:x2="5.154cm" svg:y2="9.847cm" draw:start-shape="id19" draw:start-glue-point="6" draw:end-shape="id20" draw:end-glue-point="9" svg:d="M6280 11147c-751 0-1126-433-1126-1300" svg:viewBox="0 0 1127 1301">
          <text:p/>
        </draw:connector>
        <draw:frame draw:style-name="gr104" draw:text-style-name="P51" xml:id="id21" draw:id="id21" draw:layer="layout" svg:width="3.727cm" svg:height="0.471cm" svg:x="6.628cm" svg:y="10.448cm">
          <draw:text-box>
            <text:p text:style-name="P50"><text:span text:style-name="T31">sd </text:span><text:span text:style-name="T34">lightset Inactive to Idle</text:span></text:p>
          </draw:text-box>
        </draw:frame>
        <draw:connector draw:style-name="gr105" draw:layer="layout" draw:line-skew="0.378cm" svg:x1="6.179cm" svg:y1="9.411cm" svg:x2="8.491cm" svg:y2="10.448cm" draw:start-shape="id11" draw:start-glue-point="8" draw:end-shape="id21" draw:end-glue-point="0" svg:d="M6179 9411v906h2312v131" svg:viewBox="0 0 2313 1038">
          <text:p/>
        </draw:connector>
        <draw:frame draw:style-name="gr106" draw:text-style-name="P51" xml:id="id22" draw:id="id22" draw:layer="layout" svg:width="3.539cm" svg:height="0.789cm" svg:x="16.81cm" svg:y="11.47cm">
          <draw:text-box>
            <text:p text:style-name="P50"><text:span text:style-name="T31">sd </text:span><text:span text:style-name="T34">lightset Idle to </text:span><text:span text:style-name="T34">Pending-Off</text:span><text:span text:style-name="T31"> </text:span></text:p>
          </draw:text-box>
          <draw:glue-point draw:id="4" svg:x="-2.517cm" svg:y="-4.942cm"/>
          <draw:glue-point draw:id="5" svg:x="-1.031cm" svg:y="-4.942cm"/>
        </draw:frame>
        <draw:connector draw:style-name="gr105" draw:layer="layout" svg:x1="15.665cm" svg:y1="9.407cm" svg:x2="18.579cm" svg:y2="11.47cm" draw:start-shape="id15" draw:start-glue-point="8" draw:end-shape="id22" draw:end-glue-point="0" svg:d="M15665 9407v1041h2914v1022" svg:viewBox="0 0 2915 2064">
          <text:p/>
        </draw:connector>
        <draw:custom-shape draw:style-name="gr107" draw:text-style-name="P1" xml:id="id17" draw:id="id17" draw:layer="layout" svg:width="0.212cm" svg:height="0.212cm" svg:x="12.279cm" svg:y="12.80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08" draw:text-style-name="P39" draw:layer="layout" draw:type="curve" svg:x1="16.999cm" svg:y1="9.847cm" svg:x2="12.491cm" svg:y2="12.912cm" draw:start-shape="id16" draw:start-glue-point="7" draw:end-shape="id17" draw:end-glue-point="10" svg:d="M16999 9847c0 2044-1502 3065-4508 3065" svg:viewBox="0 0 4509 3066">
          <text:p/>
        </draw:connector>
        <draw:custom-shape draw:style-name="gr107" draw:text-style-name="P1" xml:id="id19" draw:id="id19" draw:layer="layout" svg:width="0.212cm" svg:height="0.212cm" svg:x="6.28cm" svg:y="11.04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09" draw:text-style-name="P39" draw:layer="layout" draw:type="curve" svg:x1="7.131cm" svg:y1="12.357cm" svg:x2="6.492cm" svg:y2="11.147cm" draw:start-shape="id18" draw:start-glue-point="5" draw:end-shape="id19" draw:end-glue-point="10" svg:d="M7131 12357c0-807-213-1210-639-1210" svg:viewBox="0 0 640 1211">
          <text:p/>
        </draw:connector>
        <draw:connector draw:style-name="gr105" draw:layer="layout" draw:line-skew="0.378cm" svg:x1="10.729cm" svg:y1="9.411cm" svg:x2="8.491cm" svg:y2="10.448cm" draw:start-shape="id13" draw:start-glue-point="8" draw:end-shape="id21" draw:end-glue-point="0" svg:d="M10729 9411v906h-2238v131" svg:viewBox="0 0 2239 1038">
          <text:p/>
        </draw:connector>
        <draw:custom-shape draw:name="colored-shapes-blue" draw:style-name="gr110" draw:text-style-name="P52" draw:layer="layout" svg:width="0.5cm" svg:height="0.5cm" svg:x="6.94cm" svg:y="7.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1" draw:text-style-name="P29" draw:layer="layout" svg:width="0.04cm" svg:height="1.187cm" svg:x="8.738cm" svg:y="7.865cm">
          <draw:text-box>
            <text:p/>
          </draw:text-box>
        </draw:frame>
        <draw:frame draw:style-name="gr112" draw:text-style-name="P53" draw:layer="layout" svg:width="0.98cm" svg:height="0.319cm" svg:x="7.57cm" svg:y="8.027cm">
          <draw:text-box>
            <text:p><text:span text:style-name="T7">flashing</text:span></text:p>
          </draw:text-box>
        </draw:frame>
        <draw:frame draw:style-name="gr111" draw:text-style-name="P29" draw:layer="layout" svg:width="0.04cm" svg:height="1.187cm" svg:x="14.034cm" svg:y="7.866cm">
          <draw:text-box>
            <text:p/>
          </draw:text-box>
        </draw:frame>
        <draw:g draw:style-name="gr6">
          <draw:custom-shape draw:name="colored-shapes-blue 1" draw:style-name="gr113" draw:text-style-name="P52" draw:layer="layout" svg:width="0.5cm" svg:height="0.5cm" svg:x="12.236cm" svg:y="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4" draw:text-style-name="P53" draw:layer="layout" svg:width="0.838cm" svg:height="0.319cm" svg:x="12.876cm" svg:y="8.028cm">
            <draw:text-box>
              <text:p><text:span text:style-name="T7">steady</text:span></text:p>
            </draw:text-box>
          </draw:frame>
        </draw:g>
        <draw:frame draw:style-name="gr111" draw:text-style-name="P29" draw:layer="layout" svg:width="0.04cm" svg:height="1.187cm" svg:x="19.03cm" svg:y="7.867cm">
          <draw:text-box>
            <text:p/>
          </draw:text-box>
        </draw:frame>
        <draw:g draw:style-name="gr6">
          <draw:custom-shape draw:name="colored-shapes-blue 2" draw:style-name="gr115" draw:text-style-name="P52" draw:layer="layout" svg:width="0.5cm" svg:height="0.5cm" svg:x="17.232cm" svg:y="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53" draw:layer="layout" svg:width="1.232cm" svg:height="0.319cm" svg:x="17.838cm" svg:y="8.041cm">
            <draw:text-box>
              <text:p><text:span text:style-name="T7">slow blink</text:span></text:p>
            </draw:text-box>
          </draw:frame>
        </draw:g>
        <draw:custom-shape draw:name="colored-shapes-blue 3" draw:style-name="gr117" draw:text-style-name="P52" draw:layer="layout" svg:width="0.5cm" svg:height="0.5cm" svg:x="7.528cm" svg:y="13.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1" draw:text-style-name="P29" draw:layer="layout" svg:width="0.04cm" svg:height="1.187cm" svg:x="9.326cm" svg:y="13.668cm">
          <draw:text-box>
            <text:p/>
          </draw:text-box>
        </draw:frame>
        <draw:frame draw:style-name="gr112" draw:text-style-name="P53" draw:layer="layout" svg:width="0.98cm" svg:height="0.319cm" svg:x="8.158cm" svg:y="13.83cm">
          <draw:text-box>
            <text:p><text:span text:style-name="T7">flashing</text:span></text:p>
          </draw:text-box>
        </draw:frame>
        <draw:frame draw:style-name="gr111" draw:text-style-name="P29" draw:layer="layout" svg:width="0.04cm" svg:height="1.187cm" svg:x="4.722cm" svg:y="7.869cm">
          <draw:text-box>
            <text:p/>
          </draw:text-box>
        </draw:frame>
        <draw:frame draw:style-name="gr118" draw:text-style-name="P53" draw:layer="layout" svg:width="0.317cm" svg:height="0.319cm" svg:x="3.585cm" svg:y="8.031cm">
          <draw:text-box>
            <text:p><text:span text:style-name="T7">off</text:span></text:p>
          </draw:text-box>
        </draw:frame>
        <draw:custom-shape draw:style-name="gr119" draw:text-style-name="P1" draw:layer="layout" svg:width="0.367cm" svg:height="0.367cm" svg:x="3.157cm" svg:y="8.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24" draw:id="id24" draw:layer="layout" svg:width="3.692cm" svg:height="1.534cm" svg:x="2.137cm" svg:y="14.322cm">
          <text:p text:style-name="P1">Cancel In Proces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49" draw:layer="layout" svg:width="3.293cm" svg:height="1.082cm" svg:x="1.375cm" svg:y="16.031cm">
          <draw:text-box>
            <text:p text:style-name="P49">Safely move to Inactive. Leave whatever lights are on, on.</text:p>
          </draw:text-box>
        </draw:frame>
        <draw:frame draw:style-name="gr121" draw:text-style-name="P49" draw:layer="layout" svg:width="3.848cm" svg:height="1.591cm" svg:x="16.561cm" svg:y="12.393cm">
          <draw:text-box>
            <text:p text:style-name="P49">Bright happened, but we are waiting to see if it holds bright for awhile before actually turning the light set off.</text:p>
          </draw:text-box>
        </draw:frame>
        <draw:connector draw:style-name="gr103" draw:text-style-name="P39" draw:layer="layout" draw:type="curve" svg:x1="6.154cm" svg:y1="12.488cm" svg:x2="4.797cm" svg:y2="9.968cm" draw:start-shape="id23" draw:start-glue-point="4" draw:end-shape="id20" draw:end-glue-point="12" svg:d="M6154 12488c0-1812-1357-552-1357-2520" svg:viewBox="0 0 1358 2521">
          <text:p/>
        </draw:connector>
        <draw:custom-shape draw:style-name="gr122" draw:text-style-name="P1" xml:id="id23" draw:id="id23" draw:layer="layout" svg:width="0.212cm" svg:height="0.212cm" svg:x="6.048cm" svg:y="12.48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09" draw:text-style-name="P39" draw:layer="layout" draw:type="curve" svg:x1="5.289cm" svg:y1="14.546cm" svg:x2="6.154cm" svg:y2="12.7cm" draw:start-shape="id24" draw:start-glue-point="11" draw:end-shape="id23" draw:end-glue-point="8" svg:d="M5289 14546c0-1551 865-628 865-1846" svg:viewBox="0 0 866 1847">
          <text:p/>
        </draw:connector>
        <draw:custom-shape draw:name="colored-shapes-blue 4" draw:style-name="gr123" draw:text-style-name="P52" draw:layer="layout" svg:width="0.5cm" svg:height="0.5cm" svg:x="2.824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2" draw:text-style-name="P53" draw:layer="layout" svg:width="0.98cm" svg:height="0.319cm" svg:x="3.454cm" svg:y="13.731cm">
          <draw:text-box>
            <text:p><text:span text:style-name="T7">flashing</text:span></text:p>
          </draw:text-box>
        </draw:frame>
        <draw:frame draw:style-name="gr124" draw:text-style-name="P51" xml:id="id26" draw:id="id26" draw:layer="layout" svg:width="3.539cm" svg:height="0.627cm" svg:x="6.947cm" svg:y="18.305cm">
          <draw:text-box>
            <text:p text:style-name="P50"><text:span text:style-name="T31">evening actions initiated</text:span></text:p>
          </draw:text-box>
          <draw:glue-point draw:id="4" svg:x="-2.517cm" svg:y="-4.942cm"/>
          <draw:glue-point draw:id="5" svg:x="-1.031cm" svg:y="-4.942cm"/>
        </draw:frame>
        <draw:connector draw:style-name="gr105" draw:layer="layout" draw:line-skew="0cm 0.049cm" svg:x1="6.483cm" svg:y1="17.259cm" svg:x2="6.947cm" svg:y2="18.618cm" draw:start-shape="id25" draw:start-glue-point="2" draw:end-shape="id26" draw:end-glue-point="3" svg:d="M6483 17259v523h4v836h460" svg:viewBox="0 0 465 1360">
          <text:p/>
        </draw:connector>
        <draw:connector draw:style-name="gr103" draw:text-style-name="P48" draw:layer="layout" draw:type="curve" svg:x1="6.17cm" svg:y1="16.945cm" svg:x2="5.289cm" svg:y2="15.632cm" draw:start-shape="id25" draw:end-shape="id24" draw:end-glue-point="9" svg:d="M6170 16945c-588 0-881-437-881-1313" svg:viewBox="0 0 882 1314">
          <text:p/>
        </draw:connector>
        <draw:frame draw:style-name="gr124" draw:text-style-name="P51" xml:id="id27" draw:id="id27" draw:layer="layout" svg:width="3.539cm" svg:height="0.627cm" svg:x="6.948cm" svg:y="19.206cm">
          <draw:text-box>
            <text:p text:style-name="P50"><text:span text:style-name="T31">Human manually initiates</text:span></text:p>
          </draw:text-box>
          <draw:glue-point draw:id="4" svg:x="-2.517cm" svg:y="-4.942cm"/>
          <draw:glue-point draw:id="5" svg:x="-1.031cm" svg:y="-4.942cm"/>
        </draw:frame>
        <draw:connector draw:style-name="gr105" draw:layer="layout" draw:line-skew="0cm 0.038cm" svg:x1="6.483cm" svg:y1="17.259cm" svg:x2="6.948cm" svg:y2="19.519cm" draw:start-shape="id25" draw:start-glue-point="2" draw:end-shape="id27" draw:end-glue-point="3" svg:d="M6483 17259v974h-6v1286h471" svg:viewBox="0 0 472 2261">
          <text:p/>
        </draw:connector>
        <draw:custom-shape draw:style-name="gr97" draw:text-style-name="P47" xml:id="id29" draw:id="id29" draw:layer="layout" svg:width="3.692cm" svg:height="1.534cm" svg:x="13.132cm" svg:y="5.33cm">
          <text:p text:style-name="P1">Disabl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ay 2" draw:style-name="gr125" draw:text-style-name="P28" xml:id="id28" draw:id="id28" draw:layer="layout" svg:width="0.5cm" svg:height="0.5cm" svg:x="10.96cm" svg:y="4.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48" draw:layer="layout" draw:type="curve" draw:line-skew="0.027cm" svg:x1="11.46cm" svg:y1="5.224cm" svg:x2="13.132cm" svg:y2="6.097cm" draw:start-shape="id28" draw:start-glue-point="10" draw:end-shape="id29" draw:end-glue-point="6" svg:d="M11460 5224c1282 0 447 873 1672 873" svg:viewBox="0 0 1673 874">
          <text:p><text:span text:style-name="T12">set manually</text:span></text:p>
        </draw:connector>
        <draw:frame draw:style-name="gr101" draw:text-style-name="P49" draw:layer="layout" svg:width="3.456cm" svg:height="1.273cm" svg:x="16.865cm" svg:y="5.723cm">
          <draw:text-box>
            <text:p text:style-name="P49">Blocks any Dim-Day automations from running until human sets state manually back to 'Inactive'</text:p>
          </draw:text-box>
        </draw:frame>
        <draw:frame draw:style-name="gr126" xml:id="id30" draw:id="id30" draw:layer="layout" svg:width="3.468cm" svg:height="0.955cm" svg:x="10.717cm" svg:y="13.478cm">
          <draw:text-box>
            <text:p>after a delay time and no flips back to dim/dark during the delay</text:p>
          </draw:text-box>
        </draw:frame>
        <draw:connector draw:style-name="gr91" draw:text-style-name="P39" draw:layer="layout" draw:type="curve" svg:x1="12.385cm" svg:y1="13.018cm" svg:x2="12.451cm" svg:y2="13.478cm" draw:start-shape="id17" draw:start-glue-point="8" draw:end-shape="id30" draw:end-glue-point="0" svg:d="M12385 13018c0 366 66 136 66 460" svg:viewBox="0 0 67 461">
          <text:p/>
        </draw:connector>
        <draw:custom-shape draw:style-name="gr107" draw:text-style-name="P1" xml:id="id15" draw:id="id15" draw:layer="layout" svg:width="0.212cm" svg:height="0.212cm" svg:x="15.559cm" svg:y="9.19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09" draw:text-style-name="P39" draw:layer="layout" draw:type="curve" svg:x1="14.934cm" svg:y1="9.304cm" svg:x2="15.559cm" svg:y2="9.301cm" draw:start-shape="id14" draw:start-glue-point="10" draw:end-shape="id15" draw:end-glue-point="6" svg:d="M14934 9304c469 0 157-3 625-3" svg:viewBox="0 0 626 4">
          <text:p/>
        </draw:connector>
        <draw:custom-shape draw:style-name="gr107" draw:text-style-name="P1" xml:id="id13" draw:id="id13" draw:layer="layout" svg:width="0.212cm" svg:height="0.212cm" svg:x="10.623cm" svg:y="9.19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09" draw:text-style-name="P39" draw:layer="layout" draw:type="curve" svg:x1="10.389cm" svg:y1="9.304cm" svg:x2="10.623cm" svg:y2="9.305cm" draw:start-shape="id12" draw:start-glue-point="10" draw:end-shape="id13" draw:end-glue-point="6" svg:d="M10389 9304c177 0 60 1 234 1" svg:viewBox="0 0 235 2">
          <text:p/>
        </draw:connector>
        <draw:custom-shape draw:style-name="gr107" draw:text-style-name="P1" xml:id="id11" draw:id="id11" draw:layer="layout" svg:width="0.212cm" svg:height="0.212cm" svg:x="6.073cm" svg:y="9.19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09" draw:text-style-name="P39" draw:layer="layout" draw:type="curve" svg:x1="5.694cm" svg:y1="9.304cm" svg:x2="6.073cm" svg:y2="9.305cm" draw:start-shape="id20" draw:start-glue-point="10" draw:end-shape="id11" draw:end-glue-point="6" svg:d="M5694 9304c285 0 96 1 379 1" svg:viewBox="0 0 380 2">
          <text:p/>
        </draw:connector>
        <draw:connector draw:style-name="gr103" draw:text-style-name="P39" draw:layer="layout" draw:type="curve" svg:x1="5.479cm" svg:y1="7.779cm" svg:x2="5.154cm" svg:y2="8.761cm" draw:start-shape="id31" draw:start-glue-point="8" draw:end-shape="id20" draw:end-glue-point="11" svg:d="M5479 7779c0 570-325 79-325 982" svg:viewBox="0 0 326 983">
          <text:p/>
        </draw:connector>
        <draw:custom-shape draw:style-name="gr122" draw:text-style-name="P1" xml:id="id31" draw:id="id31" draw:layer="layout" svg:width="0.212cm" svg:height="0.212cm" svg:x="5.373cm" svg:y="7.5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09" draw:text-style-name="P39" draw:layer="layout" draw:type="curve" svg:x1="5.479cm" svg:y1="7.567cm" svg:x2="5.482cm" svg:y2="7.055cm" draw:start-shape="id31" draw:start-glue-point="4" draw:end-shape="id10" draw:end-glue-point="8" svg:d="M5479 7567c0-382 3-127 3-512" svg:viewBox="0 0 4 513">
          <text:p/>
        </draw:connector>
        <draw:frame draw:style-name="gr104" draw:text-style-name="P51" xml:id="id33" draw:id="id33" draw:layer="layout" svg:width="3.539cm" svg:height="0.471cm" svg:x="1.354cm" svg:y="7.13cm">
          <draw:text-box>
            <text:p text:style-name="P50"><text:span text:style-name="T31">nighttime actions initiated</text:span></text:p>
          </draw:text-box>
          <draw:glue-point draw:id="4" svg:x="-2.517cm" svg:y="-4.942cm"/>
          <draw:glue-point draw:id="5" svg:x="-1.031cm" svg:y="-4.942cm"/>
        </draw:frame>
        <draw:connector draw:style-name="gr105" draw:layer="layout" svg:x1="1.768cm" svg:y1="6.509cm" svg:x2="2.233cm" svg:y2="7.133cm" draw:start-shape="id32" draw:start-glue-point="1" draw:end-shape="id33" draw:end-glue-point="4" svg:d="M1768 6509h465v624" svg:viewBox="0 0 466 625">
          <text:p/>
        </draw:connector>
        <draw:connector draw:style-name="gr105" draw:layer="layout" svg:x1="4.893cm" svg:y1="7.365cm" svg:x2="5.373cm" svg:y2="7.673cm" draw:start-shape="id33" draw:start-glue-point="1" draw:end-shape="id31" draw:end-glue-point="6" svg:d="M4893 7365h232v308h248" svg:viewBox="0 0 481 309">
          <text:p/>
        </draw:connector>
        <draw:g draw:style-name="gr6" xml:id="id32" draw:id="id32">
          <draw:custom-shape draw:name="colored-shapes-gray 3" draw:style-name="gr127" draw:text-style-name="P28" draw:layer="layout" svg:width="0.627cm" svg:height="0.627cm" svg:x="1.141cm" svg:y="6.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207cm" svg:y="6.385cm">
            <draw:text-box>
              <text:p>HA</text:p>
            </draw:text-box>
          </draw:frame>
        </draw:g>
        <draw:g draw:style-name="gr6" xml:id="id25" draw:id="id25">
          <draw:custom-shape draw:name="colored-shapes-gray 3" draw:style-name="gr128" draw:text-style-name="P28" draw:layer="layout" svg:width="0.627cm" svg:height="0.627cm" svg:x="6.17cm" svg:y="16.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6.236cm" svg:y="16.821cm">
            <draw:text-box>
              <text:p>HA</text:p>
            </draw:text-box>
          </draw:frame>
        </draw:g>
      </draw:page>
      <draw:page draw:name="page8" draw:style-name="dp1" draw:master-page-name="Default">
        <draw:frame draw:style-name="gr96" draw:text-style-name="P29" draw:layer="layout" svg:width="18.897cm" svg:height="2.301cm" svg:x="1.31cm" svg:y="2.426cm">
          <draw:text-box>
            <text:p><text:span text:style-name="T32">Context</text:span><text:span text:style-name="T33">:</text:span></text:p>
            <text:list text:style-name="L4">
              <text:list-item>
                <text:p>Each light-set has an input_select helper that holds what I am calling the Operational State of the light-set, as shown below.</text:p>
              </text:list-item>
              <text:list-item>
                <text:p>A human interacts with the helper, setting it's value, to force a transition on the light-set.</text:p>
              </text:list-item>
            </text:list>
          </draw:text-box>
        </draw:frame>
        <draw:frame draw:style-name="gr129" draw:text-style-name="P43" draw:layer="layout" svg:width="13.895cm" svg:height="0.962cm" svg:x="1.271cm" svg:y="1.228cm">
          <draw:text-box>
            <text:p><text:span text:style-name="T1">State Transitions - Light-Set's </text:span><text:span text:style-name="T1">Operational State</text:span></text:p>
          </draw:text-box>
        </draw:frame>
        <draw:custom-shape draw:style-name="gr97" draw:text-style-name="P47" xml:id="id35" draw:id="id35" draw:layer="layout" svg:width="3.692cm" svg:height="1.534cm" svg:x="7.398cm" svg:y="8.943cm">
          <text:p text:style-name="P1">Deactiva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36" draw:id="id36" draw:layer="layout" svg:width="3.692cm" svg:height="1.534cm" svg:x="2.195cm" svg:y="7.494cm">
          <draw:glue-point draw:id="12" svg:x="2.573cm" svg:y="4.335cm"/>
          <text:p text:style-name="P1">Cancel</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39" draw:layer="layout" draw:type="curve" svg:x1="8.36cm" svg:y1="6.096cm" svg:x2="7.938cm" svg:y2="9.167cm" draw:start-shape="id34" draw:start-glue-point="7" draw:end-shape="id35" draw:end-glue-point="5" svg:d="M8360 6096c0 2304-422 769-422 3071" svg:viewBox="0 0 423 3072">
          <text:p/>
        </draw:connector>
        <draw:connector draw:style-name="gr130" draw:text-style-name="P39" draw:layer="layout" draw:type="curve" svg:x1="5.887cm" svg:y1="8.261cm" svg:x2="7.881cm" svg:y2="5.741cm" draw:start-shape="id36" draw:start-glue-point="10" draw:end-shape="id34" draw:end-glue-point="12" svg:d="M5887 8261c1450 0 454-2520 1994-2520" svg:viewBox="0 0 1995 2521">
          <text:p/>
        </draw:connector>
        <draw:frame draw:style-name="gr111" draw:text-style-name="P29" draw:layer="layout" svg:width="0.04cm" svg:height="1.187cm" svg:x="8.755cm" svg:y="11.691cm">
          <draw:text-box>
            <text:p/>
          </draw:text-box>
        </draw:frame>
        <draw:frame draw:style-name="gr111" draw:text-style-name="P29" draw:layer="layout" svg:width="0.04cm" svg:height="1.187cm" svg:x="14.034cm" svg:y="11.666cm">
          <draw:text-box>
            <text:p/>
          </draw:text-box>
        </draw:frame>
        <draw:frame draw:style-name="gr111" draw:text-style-name="P29" draw:layer="layout" svg:width="0.04cm" svg:height="1.187cm" svg:x="19.03cm" svg:y="11.667cm">
          <draw:text-box>
            <text:p/>
          </draw:text-box>
        </draw:frame>
        <draw:frame draw:style-name="gr111" draw:text-style-name="P29" draw:layer="layout" svg:width="0.04cm" svg:height="1.187cm" svg:x="4.722cm" svg:y="11.669cm">
          <draw:text-box>
            <text:p/>
          </draw:text-box>
        </draw:frame>
        <draw:custom-shape draw:style-name="gr97" draw:text-style-name="P47" xml:id="id40" draw:id="id40" draw:layer="layout" svg:width="3.692cm" svg:height="1.534cm" svg:x="16.898cm" svg:y="10.298cm">
          <draw:glue-point draw:id="12" svg:x="1.728cm" svg:y="-4.706cm"/>
          <text:p text:style-name="P1">Activat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51" xml:id="id37" draw:id="id37" draw:layer="layout" svg:width="3.539cm" svg:height="0.627cm" svg:x="2.175cm" svg:y="9.617cm">
          <draw:text-box>
            <text:p text:style-name="P50"><text:span text:style-name="T31">See </text:span><text:span text:style-name="T35">sd lightset Cancel</text:span></text:p>
          </draw:text-box>
          <draw:glue-point draw:id="4" svg:x="-2.517cm" svg:y="-4.942cm"/>
          <draw:glue-point draw:id="5" svg:x="-1.031cm" svg:y="-4.942cm"/>
        </draw:frame>
        <draw:connector draw:style-name="gr105" draw:layer="layout" svg:x1="2.195cm" svg:y1="8.261cm" svg:x2="2.175cm" svg:y2="9.93cm" draw:start-shape="id36" draw:start-glue-point="6" draw:end-shape="id37" draw:end-glue-point="3" svg:d="M2195 8261h-529v1669h509" svg:viewBox="0 0 530 1670">
          <text:p/>
        </draw:connector>
        <draw:frame draw:style-name="gr106" draw:text-style-name="P54" xml:id="id38" draw:id="id38" draw:layer="layout" svg:width="4.856cm" svg:height="0.789cm" svg:x="9.729cm" svg:y="11.811cm">
          <draw:text-box>
            <text:p text:style-name="P50"><text:span text:style-name="T36">See </text:span><text:span text:style-name="T35">sd </text:span><text:span text:style-name="T35">light</text:span><text:span text:style-name="T35">set </text:span><text:span text:style-name="T35">Deac</text:span><text:span text:style-name="T35">tivat</text:span><text:span text:style-name="T35">e-</text:span><text:span text:style-name="T35">Disa</text:span><text:span text:style-name="T35">ble</text:span></text:p>
          </draw:text-box>
          <draw:glue-point draw:id="4" svg:x="-2.517cm" svg:y="-4.942cm"/>
          <draw:glue-point draw:id="5" svg:x="-1.031cm" svg:y="-4.942cm"/>
        </draw:frame>
        <draw:connector draw:style-name="gr105" draw:layer="layout" draw:line-skew="-0.071cm" svg:x1="9.244cm" svg:y1="10.477cm" svg:x2="11.657cm" svg:y2="11.816cm" draw:start-shape="id35" draw:start-glue-point="8" draw:end-shape="id38" draw:end-glue-point="5" svg:d="M9244 10477v605h2413v734" svg:viewBox="0 0 2414 1340">
          <text:p/>
        </draw:connector>
        <draw:custom-shape draw:style-name="gr97" draw:text-style-name="P47" xml:id="id39" draw:id="id39" draw:layer="layout" svg:width="3.692cm" svg:height="1.534cm" svg:x="12.294cm" svg:y="8.784cm">
          <text:p text:style-name="P1">Disabl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48" draw:layer="layout" draw:type="curve" svg:x1="10.972cm" svg:y1="6.096cm" svg:x2="12.294cm" svg:y2="9.551cm" draw:start-shape="id34" draw:start-glue-point="9" draw:end-shape="id39" draw:end-glue-point="6" svg:d="M10972 6096c0 2304 440 3455 1322 3455" svg:viewBox="0 0 1323 3456">
          <text:p/>
        </draw:connector>
        <draw:connector draw:style-name="gr103" draw:text-style-name="P39" draw:layer="layout" draw:type="curve" svg:x1="7.82cm" svg:y1="5.553cm" svg:x2="5.347cm" svg:y2="7.718cm" draw:start-shape="id34" draw:start-glue-point="6" draw:end-shape="id36" draw:end-glue-point="11" svg:d="M7820 5553c-1649 0-2473 721-2473 2165" svg:viewBox="0 0 2474 2166">
          <text:p/>
        </draw:connector>
        <draw:custom-shape draw:style-name="gr97" draw:text-style-name="P47" xml:id="id34" draw:id="id34" draw:layer="layout" svg:width="3.692cm" svg:height="1.534cm" svg:x="7.82cm" svg:y="4.786cm">
          <draw:glue-point draw:id="12" svg:x="-4.837cm" svg:y="1.232cm"/>
          <draw:glue-point draw:id="13" svg:x="-2.998cm" svg:y="4.009cm"/>
          <draw:glue-point draw:id="14" svg:x="3.989cm" svg:y="3.161cm"/>
          <draw:glue-point draw:id="15" svg:x="4.951cm" svg:y="0.925cm"/>
          <draw:glue-point draw:id="16" svg:x="3.063cm" svg:y="4.028cm"/>
          <draw:glue-point draw:id="17" svg:x="-3.851cm" svg:y="3.181cm"/>
          <draw:glue-point draw:id="18" svg:x="-4.937cm" svg:y="-0.919cm"/>
          <draw:glue-point draw:id="19" svg:x="4.88cm" svg:y="-1.297cm"/>
          <text:p text:style-name="P1">No Chang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48" draw:layer="layout" draw:type="curve" svg:x1="11.512cm" svg:y1="5.553cm" svg:x2="17.438cm" svg:y2="10.522cm" draw:start-shape="id34" draw:start-glue-point="10" draw:end-shape="id40" draw:end-glue-point="5" svg:d="M11512 5553c3951 0 5926 1656 5926 4969" svg:viewBox="0 0 5927 4970">
          <text:p/>
        </draw:connector>
        <draw:connector draw:style-name="gr130" draw:text-style-name="P39" draw:layer="layout" draw:type="curve" svg:x1="9.244cm" svg:y1="8.943cm" svg:x2="8.56cm" svg:y2="6.167cm" draw:start-shape="id35" draw:start-glue-point="4" draw:end-shape="id34" draw:end-glue-point="13" svg:d="M9244 8943c0-1966-684-579-684-2776" svg:viewBox="0 0 685 2777">
          <text:p/>
        </draw:connector>
        <draw:connector draw:style-name="gr130" draw:text-style-name="P39" draw:layer="layout" draw:type="curve" svg:x1="12.834cm" svg:y1="9.008cm" svg:x2="11.138cm" svg:y2="6.037cm" draw:start-shape="id39" draw:start-glue-point="5" draw:end-shape="id34" draw:end-glue-point="14" svg:d="M12834 9008c0-2182-1696-697-1696-2971" svg:viewBox="0 0 1697 2972">
          <text:p/>
        </draw:connector>
        <draw:connector draw:style-name="gr130" draw:text-style-name="P39" draw:layer="layout" draw:type="curve" svg:x1="18.744cm" svg:y1="10.298cm" svg:x2="11.467cm" svg:y2="5.355cm" draw:start-shape="id40" draw:start-glue-point="4" draw:end-shape="id34" draw:end-glue-point="19" svg:d="M18744 10298c0-3296-2425-4943-7277-4943" svg:viewBox="0 0 7278 4944">
          <text:p/>
        </draw:connector>
        <draw:connector draw:style-name="gr105" draw:layer="layout" svg:x1="14.14cm" svg:y1="10.318cm" svg:x2="11.657cm" svg:y2="11.816cm" draw:start-shape="id39" draw:start-glue-point="8" draw:end-shape="id38" draw:end-glue-point="5" svg:d="M14140 10318v756h-2483v742" svg:viewBox="0 0 2484 1499">
          <text:p/>
        </draw:connector>
      </draw:page>
      <draw:page draw:name="page9" draw:style-name="dp1" draw:master-page-name="Default">
        <draw:frame draw:style-name="gr131" draw:text-style-name="P56" draw:layer="layout" svg:width="19.523cm" svg:height="1.195cm" svg:x="1.044cm" svg:y="1.203cm">
          <draw:text-box>
            <text:p text:style-name="P55"><text:span text:style-name="T37">Light-Set Context Diagram</text:span></text:p>
          </draw:text-box>
        </draw:frame>
        <draw:frame draw:style-name="gr132" draw:text-style-name="P29" xml:id="id42" draw:id="id42" draw:layer="layout" svg:width="6.958cm" svg:height="2.837cm" svg:x="3.248cm" svg:y="14.362cm">
          <draw:text-box>
            <text:p><text:span text:style-name="T38">script</text:span></text:p>
            <text:p><text:span text:style-name="T39">lightset_Set-State-Indicator</text:span></text:p>
            <text:p><text:span text:style-name="T40">Purpose</text:span><text:span text:style-name="T41">: Provide a single place in the code where the LED indicators are set to help insure they stay in sync with the state of each Light Set.</text:span></text:p>
            <text:p><text:span text:style-name="T40">Dependencies</text:span><text:span text:style-name="T41">:</text:span></text:p>
            <text:p text:style-name="P57"><text:span text:style-name="T41">Requires an Automation to trigger on Light Set state changes and then call this script</text:span></text:p>
          </draw:text-box>
          <draw:glue-point draw:id="4" svg:x="-5.004cm" svg:y="-3.197cm"/>
        </draw:frame>
        <draw:frame draw:style-name="gr132" draw:text-style-name="P29" xml:id="id41" draw:id="id41" draw:layer="layout" svg:width="6.958cm" svg:height="2.837cm" svg:x="2.346cm" svg:y="6.21cm">
          <draw:text-box>
            <text:p><text:span text:style-name="T38">auto</text:span><text:span text:style-name="T38">mati</text:span><text:span text:style-name="T38">on</text:span></text:p>
            <text:p><text:span text:style-name="T39">ligh</text:span><text:span text:style-name="T39">tset</text:span><text:span text:style-name="T39">_St</text:span><text:span text:style-name="T39">ate-</text:span><text:span text:style-name="T39">Cha</text:span><text:span text:style-name="T39">nge</text:span><text:span text:style-name="T39">d</text:span></text:p>
            <text:p><text:span text:style-name="T40">Purp</text:span><text:span text:style-name="T40">ose</text:span><text:span text:style-name="T41">: </text:span><text:span text:style-name="T41">Orch</text:span><text:span text:style-name="T41">estra</text:span><text:span text:style-name="T41">te </text:span><text:span text:style-name="T41">actio</text:span><text:span text:style-name="T41">ns </text:span><text:span text:style-name="T41">appr</text:span><text:span text:style-name="T41">opria</text:span><text:span text:style-name="T41">te to </text:span><text:span text:style-name="T41">new </text:span><text:span text:style-name="T41">state </text:span><text:span text:style-name="T41">of </text:span><text:span text:style-name="T41">the </text:span><text:span text:style-name="T41">Light </text:span><text:span text:style-name="T41">Set</text:span></text:p>
            <text:p text:style-name="P36"><text:span text:style-name="T40">Cate</text:span><text:span text:style-name="T40">gory</text:span><text:span text:style-name="T42">:</text:span></text:p>
            <text:p text:style-name="P58"><text:span text:style-name="T42">Ev</text:span><text:span text:style-name="T42">en</text:span><text:span text:style-name="T42">t</text:span></text:p>
            <text:p><text:span text:style-name="T40">Trigg</text:span><text:span text:style-name="T40">ers</text:span><text:span text:style-name="T41">:</text:span></text:p>
            <text:p text:style-name="P57"><text:span text:style-name="T41">st</text:span><text:span text:style-name="T41">at</text:span><text:span text:style-name="T41">e </text:span><text:span text:style-name="T41">ch</text:span><text:span text:style-name="T41">an</text:span><text:span text:style-name="T41">ge </text:span><text:span text:style-name="T41">on </text:span><text:span text:style-name="T41">an</text:span><text:span text:style-name="T41">y </text:span><text:span text:style-name="T41">of </text:span><text:span text:style-name="T41">th</text:span><text:span text:style-name="T41">e </text:span><text:span text:style-name="T41">lig</text:span><text:span text:style-name="T41">ht </text:span><text:span text:style-name="T41">se</text:span><text:span text:style-name="T41">t </text:span><text:span text:style-name="T41">st</text:span><text:span text:style-name="T41">at</text:span><text:span text:style-name="T41">e </text:span><text:span text:style-name="T41">he</text:span><text:span text:style-name="T41">lp</text:span><text:span text:style-name="T41">er</text:span><text:span text:style-name="T41">s</text:span></text:p>
          </draw:text-box>
          <draw:glue-point draw:id="4" svg:x="-4.979cm" svg:y="3.845cm"/>
          <draw:glue-point draw:id="5" svg:x="-4.988cm" svg:y="2.171cm"/>
          <draw:glue-point draw:id="6" svg:x="-4.995cm" svg:y="-1.35cm"/>
          <draw:glue-point draw:id="7" svg:x="-4.988cm" svg:y="-3.101cm"/>
        </draw:frame>
        <draw:connector draw:style-name="gr103" draw:text-style-name="P39" draw:layer="layout" svg:x1="2.346cm" svg:y1="7.628cm" svg:x2="3.248cm" svg:y2="15.78cm" draw:start-shape="id41" draw:start-glue-point="3" draw:end-shape="id42" draw:end-glue-point="3" svg:d="M2346 7628h-514v8152h1416" svg:viewBox="0 0 1417 8153">
          <text:p/>
        </draw:connector>
        <draw:frame draw:style-name="gr133" draw:text-style-name="P29" xml:id="id44" draw:id="id44" draw:layer="layout" svg:width="6.958cm" svg:height="2.343cm" svg:x="3.248cm" svg:y="17.341cm">
          <draw:text-box>
            <text:p><text:span text:style-name="T38">script</text:span></text:p>
            <text:p><text:span text:style-name="T39">lightset_By-Label_ON</text:span></text:p>
            <text:p><text:span text:style-name="T40">Purpose</text:span><text:span text:style-name="T41">: Turn on the set of lights which have had a specific label applied to them.l.</text:span></text:p>
            <text:p><text:span text:style-name="T40">Dependencies</text:span><text:span text:style-name="T41">:</text:span></text:p>
            <text:p text:style-name="P57"><text:span text:style-name="T41">Must pass Light Set Label into the script</text:span></text:p>
          </draw:text-box>
          <draw:glue-point draw:id="4" svg:x="-4.994cm" svg:y="-3.132cm"/>
          <draw:glue-point draw:id="5" svg:x="5.01cm" svg:y="2.804cm"/>
        </draw:frame>
        <draw:connector draw:style-name="gr134" draw:text-style-name="P35" draw:layer="layout" draw:type="curve" draw:line-skew="0.222cm" svg:x1="3.248cm" svg:y1="12.469cm" svg:x2="2.355cm" svg:y2="8.243cm" draw:start-shape="id43" draw:start-glue-point="3" draw:end-shape="id41" draw:end-glue-point="5" svg:d="M3248 12469c-1791 0-1344-4226-893-4226" svg:viewBox="0 0 1297 4227">
          <text:p><text:span text:style-name="T43">triggers</text:span></text:p>
        </draw:connector>
        <draw:connector draw:style-name="gr103" draw:text-style-name="P39" draw:layer="layout" svg:x1="2.346cm" svg:y1="7.628cm" svg:x2="3.248cm" svg:y2="18.512cm" draw:start-shape="id41" draw:start-glue-point="3" draw:end-shape="id44" svg:d="M2346 7628h-514v10884h1416" svg:viewBox="0 0 1417 10885">
          <text:p/>
        </draw:connector>
        <draw:frame draw:style-name="gr133" draw:text-style-name="P29" xml:id="id45" draw:id="id45" draw:layer="layout" svg:width="6.958cm" svg:height="2.343cm" svg:x="3.248cm" svg:y="19.867cm">
          <draw:text-box>
            <text:p><text:span text:style-name="T38">script</text:span></text:p>
            <text:p><text:span text:style-name="T39">lightset_Off_By-Areas</text:span></text:p>
            <text:p><text:span text:style-name="T40">Purpose</text:span><text:span text:style-name="T41">: Turn off all lights which have been assigned to a given Area.</text:span></text:p>
            <text:p><text:span text:style-name="T40">Dependencies</text:span><text:span text:style-name="T41">:</text:span></text:p>
            <text:p text:style-name="P57"><text:span text:style-name="T41">Must pass Light Set Label into the script</text:span></text:p>
          </draw:text-box>
          <draw:glue-point draw:id="4" svg:x="5.008cm" svg:y="-2.833cm"/>
          <draw:glue-point draw:id="5" svg:x="5.008cm" svg:y="2.851cm"/>
          <draw:glue-point draw:id="6" svg:x="-4.998cm" svg:y="-2.654cm"/>
        </draw:frame>
        <draw:frame draw:style-name="gr135" xml:id="id46" draw:id="id46" draw:layer="layout" svg:width="7.316cm" svg:height="1.909cm" svg:x="11.29cm" svg:y="20.36cm">
          <draw:text-box>
            <text:p>For Day-Dim: Note that while I turn on a limited set of lights upon dim conditions, when it returns to Bright I need to turn off a wider set of lights because a human may have 'manually' turned on/off any other lights. So I need to map Areas to light sensors and turn the whole Area off upon Brightness.</text:p>
          </draw:text-box>
        </draw:frame>
        <draw:connector draw:style-name="gr91" draw:text-style-name="P39" draw:layer="layout" draw:type="curve" svg:x1="10.206cm" svg:y1="21.038cm" svg:x2="11.29cm" svg:y2="21.314cm" draw:start-shape="id45" draw:end-shape="id46" draw:end-glue-point="3" svg:d="M10206 21038c823 0 282 276 1084 276" svg:viewBox="0 0 1085 277">
          <text:p/>
        </draw:connector>
        <draw:frame draw:style-name="gr136" draw:text-style-name="P29" xml:id="id47" draw:id="id47" draw:layer="layout" svg:width="6.958cm" svg:height="3.473cm" svg:x="11.93cm" svg:y="6.367cm">
          <draw:text-box>
            <text:p><text:span text:style-name="T38">automation</text:span></text:p>
            <text:p><text:span text:style-name="T39">ambient_Sensor-State-Changed</text:span></text:p>
            <text:p><text:span text:style-name="T40">Purpose</text:span><text:span text:style-name="T41">: Initiate actions appropriate to a quantized ambient light sensor having changed state.</text:span></text:p>
            <text:p text:style-name="P36"><text:span text:style-name="T40">Category</text:span><text:span text:style-name="T42">:</text:span></text:p>
            <text:p text:style-name="P58"><text:span text:style-name="T42">Event</text:span></text:p>
            <text:p><text:span text:style-name="T40">Triggers</text:span><text:span text:style-name="T41">:</text:span></text:p>
            <text:p text:style-name="P57"><text:span text:style-name="T41">state change from any state to any state on any of the quantized ambient light sensors</text:span></text:p>
          </draw:text-box>
        </draw:frame>
        <draw:connector draw:style-name="gr103" draw:text-style-name="P39" draw:layer="layout" draw:line-skew="0.595cm" svg:x1="11.93cm" svg:y1="8.103cm" svg:x2="10.206cm" svg:y2="13.336cm" draw:start-shape="id47" draw:start-glue-point="3" draw:end-shape="id43" draw:end-glue-point="5" svg:d="M11930 8103h-267v5233h-1457" svg:viewBox="0 0 1725 5234">
          <text:p/>
        </draw:connector>
        <draw:connector draw:style-name="gr103" draw:text-style-name="P39" draw:layer="layout" svg:x1="2.346cm" svg:y1="7.628cm" svg:x2="3.248cm" svg:y2="21.038cm" draw:start-shape="id41" draw:start-glue-point="3" draw:end-shape="id45" svg:d="M2346 7628h-514v13410h1416" svg:viewBox="0 0 1417 13411">
          <text:p/>
        </draw:connector>
        <draw:frame draw:style-name="gr137" draw:text-style-name="P29" xml:id="id53" draw:id="id53" draw:layer="layout" svg:width="6.958cm" svg:height="3.155cm" svg:x="2.395cm" svg:y="2.666cm">
          <draw:text-box>
            <text:p><text:span text:style-name="T38">automation</text:span></text:p>
            <text:p><text:span text:style-name="T39">lightset_Transition-Timer-Finished</text:span></text:p>
            <text:p><text:span text:style-name="T40">Purpose</text:span><text:span text:style-name="T41">: Initiate actions appropriate for a light state transition timer having counted down to zero</text:span></text:p>
            <text:p text:style-name="P36"><text:span text:style-name="T40">Category</text:span><text:span text:style-name="T42">:</text:span></text:p>
            <text:p text:style-name="P58"><text:span text:style-name="T42">Event</text:span></text:p>
            <text:p><text:span text:style-name="T40">Triggers</text:span><text:span text:style-name="T41">:</text:span></text:p>
            <text:p text:style-name="P57"><text:span text:style-name="T41">state change to Idle on any of the light set transition timer helpers</text:span></text:p>
          </draw:text-box>
        </draw:frame>
        <draw:frame draw:style-name="gr136" draw:text-style-name="P29" xml:id="id43" draw:id="id43" draw:layer="layout" svg:width="6.958cm" svg:height="3.473cm" svg:x="3.248cm" svg:y="10.733cm">
          <draw:text-box>
            <text:p><text:span text:style-name="T38">script</text:span></text:p>
            <text:p><text:span text:style-name="T39">lightset_Access-Conditions</text:span></text:p>
            <text:p><text:span text:style-name="T40">Purpose</text:span><text:span text:style-name="T41">: Evaluate relevant sensors, states, and configuration helpers and determine appropriate new state, if any, to transition the sensor-aligned light set to.</text:span></text:p>
            <text:p><text:span text:style-name="T40">Dependencies</text:span><text:span text:style-name="T41">:</text:span></text:p>
            <text:p text:style-name="P57"><text:span text:style-name="T41">The driver for this script is a given ambient light sensor, so that sensor's entity ID must be passed into this script</text:span></text:p>
          </draw:text-box>
          <draw:glue-point draw:id="4" svg:x="5.008cm" svg:y="-2.6cm"/>
          <draw:glue-point draw:id="5" svg:x="5cm" svg:y="2.499cm"/>
        </draw:frame>
        <draw:frame draw:style-name="gr132" draw:text-style-name="P29" xml:id="id48" draw:id="id48" draw:layer="layout" svg:width="6.958cm" svg:height="2.837cm" svg:x="3.248cm" svg:y="22.368cm">
          <draw:text-box>
            <text:p><text:span text:style-name="T38">script</text:span></text:p>
            <text:p><text:span text:style-name="T39">lightset_Goto-Pending_OFF</text:span></text:p>
            <text:p><text:span text:style-name="T40">Purpose</text:span><text:span text:style-name="T41">: Configure light set to be in the Pending - OFF mode. i.e., turn on the timer, reset dim counter, etc.</text:span></text:p>
            <text:p><text:span text:style-name="T40">Dependencies</text:span><text:span text:style-name="T41">:</text:span></text:p>
            <text:p text:style-name="P57"><text:span text:style-name="T41">Must pass Light Set Label into the script</text:span></text:p>
          </draw:text-box>
          <draw:glue-point draw:id="4" svg:x="5.008cm" svg:y="-2.833cm"/>
          <draw:glue-point draw:id="5" svg:x="5.008cm" svg:y="2.851cm"/>
          <draw:glue-point draw:id="6" svg:x="-4.994cm" svg:y="-2.767cm"/>
        </draw:frame>
        <draw:frame draw:style-name="gr136" draw:text-style-name="P29" xml:id="id49" draw:id="id49" draw:layer="layout" svg:width="6.958cm" svg:height="3.473cm" svg:x="10.739cm" svg:y="23.336cm">
          <draw:text-box>
            <text:p><text:span text:style-name="T38">script</text:span></text:p>
            <text:p><text:span text:style-name="T39">lightset_Cancel</text:span></text:p>
            <text:p><text:span text:style-name="T40">Purpose</text:span><text:span text:style-name="T41">: Safely cancel the light set's current state back to 'Inactive.' Meaning stop any Pending OFF, wait for any in flight light on actions to complete then configure for state 'Inactive.' (any lights that are on, leave them on)</text:span></text:p>
            <text:p><text:span text:style-name="T40">Dependencies</text:span><text:span text:style-name="T41">:</text:span></text:p>
            <text:p text:style-name="P57"><text:span text:style-name="T41">Must pass Light Set State helper entity ID into the script</text:span></text:p>
          </draw:text-box>
          <draw:glue-point draw:id="4" svg:x="5.008cm" svg:y="-2.833cm"/>
          <draw:glue-point draw:id="5" svg:x="5.008cm" svg:y="2.851cm"/>
          <draw:glue-point draw:id="6" svg:x="-5.004cm" svg:y="3.182cm"/>
          <draw:glue-point draw:id="7" svg:x="-4.994cm" svg:y="-2.709cm"/>
          <draw:glue-point draw:id="8" svg:x="-4.994cm" svg:y="4.353cm"/>
        </draw:frame>
        <draw:connector draw:style-name="gr103" draw:text-style-name="P39" draw:layer="layout" svg:x1="2.346cm" svg:y1="7.628cm" svg:x2="3.248cm" svg:y2="23.786cm" draw:start-shape="id41" draw:start-glue-point="3" draw:end-shape="id48" svg:d="M2346 7628h-514v16158h1416" svg:viewBox="0 0 1417 16159">
          <text:p/>
        </draw:connector>
        <draw:connector draw:style-name="gr103" draw:text-style-name="P39" draw:layer="layout" svg:x1="2.346cm" svg:y1="7.628cm" svg:x2="10.739cm" svg:y2="26.177cm" draw:start-shape="id41" draw:start-glue-point="3" draw:end-shape="id49" draw:end-glue-point="6" svg:d="M2346 7628h-514v18549h8907" svg:viewBox="0 0 8908 18550">
          <text:p/>
        </draw:connector>
        <draw:line draw:style-name="gr138" draw:text-style-name="P39" draw:layer="layout" svg:x1="20.298cm" svg:y1="9.97cm" svg:x2="1.153cm" svg:y2="9.97cm">
          <text:p/>
        </draw:line>
        <draw:connector draw:style-name="gr139" draw:text-style-name="P35" draw:layer="layout" draw:type="curve" draw:line-skew="-0.391cm" svg:x1="3.184cm" svg:y1="20.429cm" svg:x2="2.355cm" svg:y2="8.243cm" draw:end-shape="id41" draw:end-glue-point="5" svg:d="M3184 20429c-2614 0-2200-12186-829-12186" svg:viewBox="0 0 1914 12187">
          <text:p><text:span text:style-name="T43">Inactive</text:span></text:p>
        </draw:connector>
        <draw:connector draw:style-name="gr140" draw:text-style-name="P35" draw:layer="layout" draw:type="curve" draw:line-skew="-0.195cm" svg:x1="3.253cm" svg:y1="17.779cm" svg:x2="2.355cm" svg:y2="8.243cm" draw:start-shape="id44" draw:start-glue-point="4" draw:end-shape="id41" draw:end-glue-point="5" svg:d="M3253 17779c-2424 0-1975-9536-898-9536" svg:viewBox="0 0 1768 9537">
          <text:p><text:span text:style-name="T43">Idle</text:span></text:p>
        </draw:connector>
        <draw:connector draw:style-name="gr141" draw:text-style-name="P35" draw:layer="layout" draw:type="curve" svg:x1="1.106cm" svg:y1="26.588cm" svg:x2="2.355cm" svg:y2="8.243cm" draw:start-shape="id50" draw:start-glue-point="5" draw:end-shape="id41" draw:end-glue-point="5" svg:d="M1106 26588c0-12230 416-18345 1249-18345" svg:viewBox="0 0 1250 18346">
          <text:p/>
        </draw:connector>
        <draw:custom-shape draw:style-name="gr142" draw:text-style-name="P1" xml:id="id50" draw:id="id50" draw:layer="layout" svg:width="0.212cm" svg:height="0.212cm" svg:x="1.075cm" svg:y="26.55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43" draw:text-style-name="P35" draw:layer="layout" draw:type="curve" svg:x1="10.744cm" svg:y1="26.583cm" svg:x2="1.287cm" svg:y2="26.663cm" draw:start-shape="id49" draw:start-glue-point="8" draw:end-shape="id50" draw:end-glue-point="10" svg:d="M10744 26583c-7086 0-2358 80-9457 80" svg:viewBox="0 0 9458 81">
          <text:p><text:span text:style-name="T43">Inactive</text:span></text:p>
        </draw:connector>
        <draw:frame draw:style-name="gr144" draw:text-style-name="P29" xml:id="id52" draw:id="id52" draw:layer="layout" svg:width="6.958cm" svg:height="2.572cm" svg:x="12.004cm" svg:y="10.864cm">
          <draw:text-box>
            <text:p><text:span text:style-name="T38">script</text:span></text:p>
            <text:p><text:span text:style-name="T39">lightset_Deactivate-Disable</text:span></text:p>
            <text:p><text:span text:style-name="T40">Purpose</text:span><text:span text:style-name="T41">: Safely move the a light-set into either the Deactivated or Disabled states.</text:span></text:p>
            <text:p><text:span text:style-name="T40">Dependencies</text:span><text:span text:style-name="T41">:</text:span></text:p>
            <text:p text:style-name="P57"><text:span text:style-name="T41">Must pass Light Set State helper entity ID and target end-state into the script</text:span></text:p>
          </draw:text-box>
          <draw:glue-point draw:id="4" svg:x="5.008cm" svg:y="-2.833cm"/>
          <draw:glue-point draw:id="5" svg:x="5.008cm" svg:y="2.851cm"/>
          <draw:glue-point draw:id="6" svg:x="-5.004cm" svg:y="3.182cm"/>
          <draw:glue-point draw:id="7" svg:x="-4.994cm" svg:y="-2.709cm"/>
          <draw:glue-point draw:id="8" svg:x="-4.994cm" svg:y="4.353cm"/>
        </draw:frame>
        <draw:frame draw:style-name="gr136" draw:text-style-name="P29" xml:id="id51" draw:id="id51" draw:layer="layout" svg:width="6.958cm" svg:height="3.473cm" svg:x="11.93cm" svg:y="2.668cm">
          <draw:text-box>
            <text:p><text:span text:style-name="T38">automation</text:span></text:p>
            <text:p><text:span text:style-name="T39">lightset_Operational Change Requested</text:span></text:p>
            <text:p><text:span text:style-name="T40">Purpose</text:span><text:span text:style-name="T41">: Detect when a user has requested to Activate, Cancel, Deactivate, or Disable a particular light-set.</text:span></text:p>
            <text:p text:style-name="P36"><text:span text:style-name="T40">Category</text:span><text:span text:style-name="T42">:</text:span></text:p>
            <text:p text:style-name="P58"><text:span text:style-name="T42">Event</text:span></text:p>
            <text:p><text:span text:style-name="T40">Triggers</text:span><text:span text:style-name="T41">:</text:span></text:p>
            <text:p text:style-name="P57"><text:span text:style-name="T41">Button or input_select initiated by a user for a specific light-set.</text:span></text:p>
          </draw:text-box>
        </draw:frame>
        <draw:connector draw:style-name="gr103" draw:text-style-name="P39" draw:layer="layout" draw:line-skew="0.807cm" svg:x1="18.888cm" svg:y1="4.404cm" svg:x2="18.962cm" svg:y2="12.15cm" draw:start-shape="id51" draw:start-glue-point="1" draw:end-shape="id52" draw:end-glue-point="1" svg:d="M18888 4404h1395v7746h-1321" svg:viewBox="0 0 1396 7747">
          <text:p/>
        </draw:connector>
        <draw:connector draw:style-name="gr103" draw:text-style-name="P39" draw:layer="layout" draw:line-skew="0.871cm" svg:x1="18.888cm" svg:y1="4.404cm" svg:x2="17.748cm" svg:y2="25.104cm" draw:start-shape="id51" draw:start-glue-point="1" svg:d="M18888 4404h1385v20700h-2525" svg:viewBox="0 0 2526 20701">
          <text:p/>
        </draw:connector>
        <draw:connector draw:style-name="gr103" draw:text-style-name="P39" draw:layer="layout" draw:line-skew="0.977cm" svg:x1="11.93cm" svg:y1="4.404cm" svg:x2="9.304cm" svg:y2="7.628cm" draw:start-shape="id51" draw:start-glue-point="3" draw:end-shape="id41" svg:d="M11930 4404h-336v3224h-2290" svg:viewBox="0 0 2627 3225">
          <text:p/>
        </draw:connector>
        <draw:custom-shape draw:style-name="gr145" draw:text-style-name="P59" draw:layer="layout" svg:width="0.115cm" svg:height="0.115cm" svg:x="10.667cm" svg:y="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39" draw:layer="layout" svg:x1="9.353cm" svg:y1="4.243cm" svg:x2="10.206cm" svg:y2="11.567cm" draw:start-shape="id53" draw:start-glue-point="1" draw:end-shape="id43" draw:end-glue-point="4" svg:d="M9353 4243h1367v7324h-514" svg:viewBox="0 0 1368 7325">
          <text:p/>
        </draw:connector>
      </draw:page>
      <draw:page draw:name="page10" draw:style-name="dp1" draw:master-page-name="Default">
        <draw:g draw:style-name="gr6">
          <draw:line draw:style-name="gr146" draw:text-style-name="P7" draw:layer="layout" svg:x1="10.932cm" svg:y1="5.821cm" svg:x2="10.932cm" svg:y2="26.569cm">
            <text:p/>
          </draw:line>
          <draw:custom-shape draw:style-name="gr147" draw:text-style-name="P9" draw:layer="layout" svg:width="3.272cm" svg:height="1.233cm" svg:x="9.297cm" svg:y="5.821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Assess-Conditions</text:span></text:p>
            <draw:enhanced-geometry svg:viewBox="0 0 21600 21600" draw:mirror-horizontal="false" draw:mirror-vertical="false" draw:type="rectangle" draw:enhanced-path="M 0 0 L 21600 0 21600 21600 0 21600 0 0 Z N"/>
          </draw:custom-shape>
          <draw:frame draw:style-name="gr48" draw:text-style-name="P10" draw:layer="layout" svg:width="0.729cm" svg:height="0.369cm" svg:x="9.472cm" svg:y="5.626cm">
            <draw:text-box>
              <text:p><text:span text:style-name="T7">script</text:span></text:p>
            </draw:text-box>
          </draw:frame>
        </draw:g>
        <draw:g draw:style-name="gr6">
          <draw:custom-shape draw:style-name="gr148" draw:text-style-name="P1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149" draw:text-style-name="P13" draw:layer="layout" svg:width="7.327cm" svg:height="0.779cm" svg:x="1.298cm" svg:y="1.305cm">
            <text:p text:style-name="P12"><text:span text:style-name="T8">sd </text:span><text:span text:style-name="T9">lightset Assess Conditions</text:span><text:span text:style-name="T10"> <text:s text:c="4"/></text:span></text:p>
            <draw:enhanced-geometry svg:viewBox="0 0 21600 21600" draw:type="non-primitve" draw:enhanced-path="M 0 0 L 21600 0 19000 21600 0 21600 0 0 Z N"/>
          </draw:custom-shape>
        </draw:g>
        <draw:frame draw:style-name="gr150" draw:text-style-name="P16" draw:layer="layout" svg:width="18.657cm" svg:height="1.827cm" svg:x="1.407cm" svg:y="2.206cm">
          <draw:text-box>
            <text:p><text:span text:style-name="T14">Description</text:span><text:span text:style-name="T12">: Show structure of the Assess Conditions script; along with how it gets invoked. NOTE that this script's job is just to set the new target state of the light-set based on current conditions; then the automation </text:span><text:span text:style-name="T44">lightset_State-Changed</text:span><text:span text:style-name="T12"> will respond to the state-change event caused by this script. The automation </text:span><text:span text:style-name="T44">lightset_State-Changed</text:span><text:span text:style-name="T12"> will then invoke appropriate additional scripts to fully transition the light-set into that new state. See </text:span><text:span text:style-name="T45">Light-Set Context Diagram</text:span><text:span text:style-name="T12">.</text:span></text:p>
          </draw:text-box>
        </draw:frame>
        <draw:custom-shape draw:style-name="gr151" draw:text-style-name="P7" draw:layer="layout" svg:width="0.5cm" svg:height="17.786cm" svg:x="10.691cm" svg:y="8.467cm">
          <text:p/>
          <draw:enhanced-geometry svg:viewBox="0 0 21600 21600" draw:type="rectangle" draw:enhanced-path="M 0 0 L 21600 0 21600 21600 0 21600 0 0 Z N"/>
        </draw:custom-shape>
        <draw:g draw:style-name="gr19">
          <draw:polyline draw:style-name="gr152" draw:text-style-name="P25" draw:layer="layout" svg:width="1.353cm" svg:height="0.171cm" svg:x="11.19cm" svg:y="22.976cm" svg:viewBox="0 0 1354 172" draw:points="0,5 1354,0 1354,161 6,172">
            <text:p/>
          </draw:polyline>
          <draw:frame draw:style-name="gr153" draw:text-style-name="P27" draw:layer="layout" svg:width="6.238cm" svg:height="0.392cm" svg:x="11.269cm" svg:y="22.561cm">
            <draw:text-box>
              <text:p text:style-name="P26"><text:span text:style-name="T46">set </text:span><text:span text:style-name="T47">Light Set - &lt;for sensor&gt; | State</text:span><text:span text:style-name="T16"> = </text:span><text:span text:style-name="T48">Idle</text:span><text:span text:style-name="T16"> </text:span></text:p>
            </draw:text-box>
          </draw:frame>
        </draw:g>
        <draw:g draw:style-name="gr19">
          <draw:polyline draw:style-name="gr154" draw:text-style-name="P25" draw:layer="layout" svg:width="1.353cm" svg:height="0.171cm" svg:x="11.18cm" svg:y="22.311cm" svg:viewBox="0 0 1354 172" draw:points="0,5 1354,0 1354,161 6,172">
            <text:p/>
          </draw:polyline>
          <draw:frame draw:style-name="gr155" draw:text-style-name="P38" draw:layer="layout" svg:width="1.79cm" svg:height="0.392cm" svg:x="11.259cm" svg:y="21.896cm">
            <draw:text-box>
              <text:p text:style-name="P36"><text:span text:style-name="T16">turn timer off</text:span></text:p>
            </draw:text-box>
          </draw:frame>
        </draw:g>
        <draw:frame draw:style-name="gr156" draw:text-style-name="P61" draw:layer="layout" svg:width="7.495cm" svg:height="0.781cm" svg:x="9.155cm" svg:y="21.153cm">
          <draw:text-box>
            <text:p text:style-name="P60"><text:span text:style-name="T16">[</text:span><text:span text:style-name="T47">Light Set - &lt;for sensor&gt; | State</text:span><text:span text:style-name="T16"> == </text:span><text:span text:style-name="T47">Pending - OFF</text:span><text:span text:style-name="T16"><text:line-break/></text:span><text:span text:style-name="T16">AND </text:span><text:span text:style-name="T47">Ambient S&lt;#&gt; | Quantized</text:span><text:span text:style-name="T16"> != </text:span><text:span text:style-name="T47">Bright</text:span><text:span text:style-name="T16">]</text:span></text:p>
          </draw:text-box>
        </draw:frame>
        <draw:frame draw:style-name="gr157" draw:text-style-name="P61" draw:layer="layout" svg:width="7.495cm" svg:height="1.171cm" svg:x="9.155cm" svg:y="16.853cm">
          <draw:text-box>
            <text:p text:style-name="P36"><text:span text:style-name="T46">[</text:span><text:span text:style-name="T49">Ambient S&lt;#&gt; | Quantized</text:span><text:span text:style-name="T46"> != </text:span><text:span text:style-name="T49">Bright</text:span><text:span text:style-name="T46"> </text:span><text:span text:style-name="T46"><text:line-break/></text:span><text:span text:style-name="T50">AND </text:span><text:span text:style-name="T49">Daypart</text:span><text:span text:style-name="T17"> == </text:span><text:span text:style-name="T49">Day</text:span><text:span text:style-name="T17"> </text:span></text:p>
            <text:p text:style-name="P36"><text:span text:style-name="T46">AND </text:span><text:span text:style-name="T47">Light Set - &lt;for sensor&gt; | State</text:span><text:span text:style-name="T16"> == </text:span><text:span text:style-name="T47">Inactive</text:span><text:span text:style-name="T18">] </text:span></text:p>
          </draw:text-box>
        </draw:frame>
        <draw:g draw:style-name="gr19">
          <draw:polyline draw:style-name="gr158" draw:text-style-name="P25" draw:layer="layout" svg:width="1.353cm" svg:height="0.171cm" svg:x="11.186cm" svg:y="18.308cm" svg:viewBox="0 0 1354 172" draw:points="0,5 1354,0 1354,161 6,172">
            <text:p/>
          </draw:polyline>
          <draw:frame draw:style-name="gr159" draw:text-style-name="P27" draw:layer="layout" svg:width="7.21cm" svg:height="0.392cm" svg:x="11.265cm" svg:y="17.893cm">
            <draw:text-box>
              <text:p text:style-name="P26"><text:span text:style-name="T46">set </text:span><text:span text:style-name="T47">Light Set - &lt;for sensor&gt; | State</text:span><text:span text:style-name="T16"> = </text:span><text:span text:style-name="T48">In Process - ON</text:span></text:p>
            </draw:text-box>
          </draw:frame>
        </draw:g>
        <draw:frame draw:style-name="gr160" draw:text-style-name="P61" draw:layer="layout" svg:width="7.495cm" svg:height="1.171cm" svg:x="9.155cm" svg:y="23.653cm">
          <draw:text-box>
            <text:p text:style-name="P60"><text:span text:style-name="T16">[</text:span><text:span text:style-name="T47">Light Set - &lt;for sensor&gt; | Timer</text:span><text:span text:style-name="T16"> == </text:span><text:span text:style-name="T47">Idle</text:span><text:span text:style-name="T16"><text:line-break/></text:span><text:span text:style-name="T16">AND </text:span><text:span text:style-name="T47">Ambient S&lt;#&gt; | Quantized</text:span><text:span text:style-name="T16"> == </text:span><text:span text:style-name="T47">Bright</text:span><text:span text:style-name="T16"> </text:span></text:p>
            <text:p text:style-name="P60"><text:span text:style-name="T46">AND </text:span><text:span text:style-name="T47">Light Set - &lt;for sensor&gt; | State</text:span><text:span text:style-name="T16"> == </text:span><text:span text:style-name="T47">Pending - OFF</text:span><text:span text:style-name="T16">]</text:span></text:p>
          </draw:text-box>
        </draw:frame>
        <draw:g draw:style-name="gr19">
          <draw:polyline draw:style-name="gr161" draw:text-style-name="P25" draw:layer="layout" svg:width="1.353cm" svg:height="0.171cm" svg:x="11.186cm" svg:y="25.208cm" svg:viewBox="0 0 1354 172" draw:points="0,5 1354,0 1354,161 6,172">
            <text:p/>
          </draw:polyline>
          <draw:frame draw:style-name="gr162" draw:text-style-name="P27" draw:layer="layout" svg:width="7.29cm" svg:height="0.392cm" svg:x="11.265cm" svg:y="24.793cm">
            <draw:text-box>
              <text:p text:style-name="P26"><text:span text:style-name="T46">set </text:span><text:span text:style-name="T47">Light Set - &lt;for sensor&gt; | State</text:span><text:span text:style-name="T16"> = </text:span><text:span text:style-name="T48">In Process - OFF</text:span></text:p>
            </draw:text-box>
          </draw:frame>
        </draw:g>
        <draw:frame draw:style-name="gr163" draw:text-style-name="P61" draw:layer="layout" svg:width="7.495cm" svg:height="1.171cm" svg:x="9.155cm" svg:y="18.953cm">
          <draw:text-box>
            <text:p text:style-name="P36"><text:span text:style-name="T46">[</text:span><text:span text:style-name="T49">Ambient S&lt;#&gt; | Quantized</text:span><text:span text:style-name="T46"> == </text:span><text:span text:style-name="T49">Bright</text:span><text:span text:style-name="T46"> </text:span><text:span text:style-name="T46"><text:line-break/></text:span><text:span text:style-name="T46">AND </text:span><text:span text:style-name="T47">Daypart</text:span><text:span text:style-name="T18"> == </text:span><text:span text:style-name="T47">Day</text:span></text:p>
            <text:p><text:span text:style-name="T51">AND </text:span><text:span text:style-name="T49">L</text:span><text:span text:style-name="T47">ight Set - &lt;for sensor&gt; | State</text:span><text:span text:style-name="T16"> == </text:span><text:span text:style-name="T47">Idle</text:span><text:span text:style-name="T18">]</text:span></text:p>
          </draw:text-box>
        </draw:frame>
        <draw:g draw:style-name="gr19">
          <draw:polyline draw:style-name="gr164" draw:text-style-name="P25" draw:layer="layout" svg:width="1.353cm" svg:height="0.171cm" svg:x="11.173cm" svg:y="20.508cm" svg:viewBox="0 0 1354 172" draw:points="0,5 1354,0 1354,161 6,172">
            <text:p/>
          </draw:polyline>
          <draw:frame draw:style-name="gr165" draw:text-style-name="P27" draw:layer="layout" svg:width="7.005cm" svg:height="0.392cm" svg:x="11.252cm" svg:y="20.093cm">
            <draw:text-box>
              <text:p text:style-name="P26"><text:span text:style-name="T46">set </text:span><text:span text:style-name="T47">Light Set - &lt;for sensor&gt; | State</text:span><text:span text:style-name="T16"> = </text:span><text:span text:style-name="T48">Pending - OFF</text:span></text:p>
            </draw:text-box>
          </draw:frame>
        </draw:g>
        <draw:g draw:style-name="gr6">
          <draw:g draw:style-name="gr6">
            <draw:custom-shape draw:name="colored-shapes-gray 3" draw:style-name="gr166" draw:text-style-name="P28" draw:layer="layout" svg:width="0.627cm" svg:height="0.627cm" svg:x="1.469cm" svg:y="10.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5cm" svg:y="11.18cm">
              <draw:text-box>
                <text:p>HA</text:p>
              </draw:text-box>
            </draw:frame>
          </draw:g>
          <draw:line draw:style-name="gr167" draw:text-style-name="P20" draw:layer="layout" svg:x1="2.103cm" svg:y1="11.322cm" svg:x2="2.94cm" svg:y2="11.322cm">
            <text:p/>
          </draw:line>
        </draw:g>
        <draw:frame draw:style-name="gr168" draw:layer="layout" svg:width="4.127cm" svg:height="1.273cm" svg:x="4.862cm" svg:y="21.153cm">
          <draw:text-box>
            <text:p>4. Light went back to 'not Bright' while transition timer was running from a prior 'went Bright' event</text:p>
          </draw:text-box>
        </draw:frame>
        <draw:frame draw:style-name="gr126" draw:layer="layout" svg:width="4.127cm" svg:height="0.955cm" svg:x="4.862cm" svg:y="16.853cm">
          <draw:text-box>
            <text:p>2. Light went 'not Bright' during the daytime and Disabled is False</text:p>
          </draw:text-box>
        </draw:frame>
        <draw:frame draw:style-name="gr126" draw:layer="layout" svg:width="4.127cm" svg:height="0.955cm" svg:x="4.862cm" svg:y="23.653cm">
          <draw:text-box>
            <text:p>5. Transition timer from 'went Bright' event has now expired, and it is still 'Bright'</text:p>
          </draw:text-box>
        </draw:frame>
        <draw:frame draw:style-name="gr169" draw:layer="layout" svg:width="4.127cm" svg:height="0.715cm" svg:x="4.862cm" svg:y="18.953cm">
          <draw:text-box>
            <text:p>3. Light went 'Bright' during the daytime while in Idle state</text:p>
          </draw:text-box>
        </draw:frame>
        <draw:g draw:style-name="gr6">
          <draw:line draw:style-name="gr170" draw:text-style-name="P62" draw:layer="layout" svg:x1="3.236cm" svg:y1="5.102cm" svg:x2="3.236cm" svg:y2="10.68cm">
            <text:p/>
          </draw:line>
          <draw:custom-shape draw:style-name="gr171" draw:text-style-name="P9" draw:layer="layout" svg:width="3.039cm" svg:height="1.233cm" svg:x="1.706cm" svg:y="4.22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ambient_Sensor-Became-Bright</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1.852cm" svg:y="4.021cm">
            <draw:text-box>
              <text:p><text:span text:style-name="T7">automation</text:span></text:p>
            </draw:text-box>
          </draw:frame>
        </draw:g>
        <draw:g draw:style-name="gr6">
          <draw:g draw:style-name="gr6">
            <draw:custom-shape draw:name="colored-shapes-gray 3" draw:style-name="gr172" draw:text-style-name="P28" draw:layer="layout" svg:width="0.627cm" svg:height="0.627cm" svg:x="1.456cm" svg:y="25.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22cm" svg:y="26.08cm">
              <draw:text-box>
                <text:p>HA</text:p>
              </draw:text-box>
            </draw:frame>
          </draw:g>
          <draw:line draw:style-name="gr173" draw:text-style-name="P20" draw:layer="layout" svg:x1="2.09cm" svg:y1="26.222cm" svg:x2="10.675cm" svg:y2="26.222cm">
            <text:p/>
          </draw:line>
        </draw:g>
        <draw:g draw:style-name="gr6">
          <draw:line draw:style-name="gr174" draw:text-style-name="P62" draw:layer="layout" svg:x1="3.248cm" svg:y1="6.56cm" svg:x2="3.248cm" svg:y2="8.963cm">
            <text:p/>
          </draw:line>
          <draw:custom-shape draw:style-name="gr175" draw:text-style-name="P9" draw:layer="layout" svg:width="3.039cm" svg:height="1.589cm" svg:x="1.706cm" svg:y="5.678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ambient_Sensor-Became-Not-Bright</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1.873cm" svg:y="5.488cm">
            <draw:text-box>
              <text:p><text:span text:style-name="T7">automation</text:span></text:p>
            </draw:text-box>
          </draw:frame>
        </draw:g>
        <draw:g draw:style-name="gr6" xml:id="id56" draw:id="id56">
          <draw:custom-shape draw:style-name="gr176" draw:text-style-name="P11" draw:layer="layout" svg:width="8.908cm" svg:height="13.065cm" svg:x="9.085cm" svg:y="12.6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177" draw:text-style-name="P63" draw:layer="layout" svg:width="1.203cm" svg:height="0.779cm" svg:x="9.085cm" svg:y="12.648cm">
            <text:p text:style-name="P12"><text:span text:style-name="T10">alt</text:span></text:p>
            <draw:enhanced-geometry svg:viewBox="0 0 21600 21600" draw:mirror-horizontal="false" draw:mirror-vertical="false" draw:type="non-primitve" draw:enhanced-path="M 0 0 L 21600 0 19000 21600 0 21600 0 0 Z N"/>
          </draw:custom-shape>
        </draw:g>
        <draw:frame draw:style-name="gr178" draw:text-style-name="P64" draw:layer="layout" svg:width="8.712cm" svg:height="0.781cm" svg:x="9.155cm" svg:y="13.553cm">
          <draw:text-box>
            <text:p text:style-name="P36"><text:span text:style-name="T46">[</text:span><text:span text:style-name="T47">Light Set - &lt;for sensor&gt; | State</text:span><text:span text:style-name="T16"> == (</text:span><text:span text:style-name="T47">Deactivated</text:span><text:span text:style-name="T50"> OR </text:span><text:span text:style-name="T49">Disabled</text:span><text:span text:style-name="T50"> ) </text:span><text:span text:style-name="T50"><text:line-break/></text:span><text:span text:style-name="T50">AND </text:span><text:span text:style-name="T49">Daypart</text:span><text:span text:style-name="T17"> != </text:span><text:span text:style-name="T49">Night</text:span><text:span text:style-name="T17"> ]</text:span><text:span text:style-name="T18"> </text:span></text:p>
          </draw:text-box>
        </draw:frame>
        <draw:frame draw:style-name="gr168" draw:layer="layout" svg:width="4.127cm" svg:height="1.273cm" svg:x="4.876cm" svg:y="13.553cm">
          <draw:text-box>
            <text:p>DEFAULT. App is in 'Deactivated' mode, if it's Nighttime, cancel that mode; otherwise do nothing</text:p>
          </draw:text-box>
        </draw:frame>
        <draw:line draw:style-name="gr179" draw:text-style-name="P39" draw:layer="layout" svg:x1="9.079cm" svg:y1="16.79cm" svg:x2="17.977cm" svg:y2="16.79cm">
          <text:p/>
        </draw:line>
        <draw:frame draw:style-name="gr180" draw:text-style-name="P65" draw:layer="layout" svg:width="7.506cm" svg:height="0.781cm" svg:x="9.155cm" svg:y="15.202cm">
          <draw:text-box>
            <text:p text:style-name="P36"><text:span text:style-name="T46">[</text:span><text:span text:style-name="T47">Light Set - &lt;for sensor&gt; | State</text:span><text:span text:style-name="T16"> == </text:span><text:span text:style-name="T47">Deactivated</text:span></text:p>
            <text:p text:style-name="P36"><text:span text:style-name="T50">AND </text:span><text:span text:style-name="T49">Daypart</text:span><text:span text:style-name="T17"> == </text:span><text:span text:style-name="T49">Night</text:span><text:span text:style-name="T17"> ]</text:span><text:span text:style-name="T18"> </text:span></text:p>
          </draw:text-box>
        </draw:frame>
        <draw:g draw:style-name="gr19">
          <draw:polyline draw:style-name="gr181" draw:text-style-name="P25" draw:layer="layout" svg:width="1.353cm" svg:height="0.171cm" svg:x="11.169cm" svg:y="16.34cm" svg:viewBox="0 0 1354 172" draw:points="0,5 1354,0 1354,161 6,172">
            <text:p/>
          </draw:polyline>
          <draw:frame draw:style-name="gr182" draw:text-style-name="P27" draw:layer="layout" svg:width="6.345cm" svg:height="0.392cm" svg:x="11.248cm" svg:y="15.925cm">
            <draw:text-box>
              <text:p text:style-name="P26"><text:span text:style-name="T46">set </text:span><text:span text:style-name="T52">&lt;</text:span><text:span text:style-name="T47">Light Set&gt; | Operational State</text:span><text:span text:style-name="T16"> = </text:span><text:span text:style-name="T48">Activate</text:span></text:p>
            </draw:text-box>
          </draw:frame>
        </draw:g>
        <draw:frame draw:style-name="gr183" draw:text-style-name="P27" draw:layer="layout" svg:width="1.589cm" svg:height="0.392cm" svg:x="10.944cm" svg:y="14.357cm">
          <draw:text-box>
            <text:p text:style-name="P26"><text:span text:style-name="T46">(do nothing)</text:span></text:p>
          </draw:text-box>
        </draw:frame>
        <draw:line draw:style-name="gr179" draw:text-style-name="P39" draw:layer="layout" svg:x1="9.079cm" svg:y1="18.89cm" svg:x2="17.977cm" svg:y2="18.89cm">
          <text:p/>
        </draw:line>
        <draw:line draw:style-name="gr179" draw:text-style-name="P39" draw:layer="layout" svg:x1="9.079cm" svg:y1="21.09cm" svg:x2="17.977cm" svg:y2="21.09cm">
          <text:p/>
        </draw:line>
        <draw:line draw:style-name="gr179" draw:text-style-name="P39" draw:layer="layout" svg:x1="9.079cm" svg:y1="23.59cm" svg:x2="17.977cm" svg:y2="23.59cm">
          <text:p/>
        </draw:line>
        <draw:line draw:style-name="gr184" draw:text-style-name="P19" draw:layer="layout" svg:x1="9.079cm" svg:y1="15.19cm" svg:x2="17.977cm" svg:y2="15.19cm">
          <text:p/>
        </draw:line>
        <draw:frame draw:style-name="gr169" draw:layer="layout" svg:width="4.127cm" svg:height="0.715cm" svg:x="4.863cm" svg:y="15.202cm">
          <draw:text-box>
            <text:p>1. Time to reactivate the lightset for the next day</text:p>
          </draw:text-box>
        </draw:frame>
        <draw:g draw:style-name="gr6">
          <draw:line draw:style-name="gr185" draw:text-style-name="P62" draw:layer="layout" svg:x1="3.225cm" svg:y1="8.367cm" svg:x2="3.225cm" svg:y2="12.848cm">
            <text:p/>
          </draw:line>
          <draw:custom-shape draw:style-name="gr186" draw:text-style-name="P9" draw:layer="layout" svg:width="3.039cm" svg:height="1.233cm" svg:x="1.706cm" svg:y="7.485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Transition-Timer-Finished</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1.866cm" svg:y="7.285cm">
            <draw:text-box>
              <text:p><text:span text:style-name="T7">automation</text:span></text:p>
            </draw:text-box>
          </draw:frame>
        </draw:g>
        <draw:g draw:style-name="gr19">
          <draw:frame draw:style-name="gr187" draw:text-style-name="P22" draw:layer="layout" svg:width="1.682cm" svg:height="0.319cm" svg:x="6.806cm" svg:y="8.785cm">
            <draw:text-box>
              <text:p text:style-name="P21"><text:span text:style-name="T16">daypart-state</text:span></text:p>
            </draw:text-box>
          </draw:frame>
          <draw:line draw:style-name="gr188" draw:text-style-name="P20" draw:layer="layout" svg:x1="6.774cm" svg:y1="9.111cm" svg:x2="8.362cm" svg:y2="9.105cm">
            <text:p/>
          </draw:line>
        </draw:g>
        <draw:custom-shape draw:style-name="gr189" draw:text-style-name="P7" draw:layer="layout" svg:width="0.5cm" svg:height="0.795cm" svg:x="2.959cm" svg:y="11.086cm">
          <text:p/>
          <draw:enhanced-geometry svg:viewBox="0 0 21600 21600" draw:type="rectangle" draw:enhanced-path="M 0 0 L 21600 0 21600 21600 0 21600 0 0 Z N"/>
        </draw:custom-shape>
        <draw:frame draw:style-name="gr126" draw:layer="layout" svg:width="3.468cm" svg:height="0.955cm" svg:x="16.732cm" svg:y="13.117cm">
          <draw:text-box>
            <text:p>Probably this becomes the 'default' case at bottom of conditions list</text:p>
          </draw:text-box>
        </draw:frame>
        <draw:g draw:style-name="gr6">
          <draw:line draw:style-name="gr190" draw:text-style-name="P62" draw:layer="layout" svg:x1="6.523cm" svg:y1="6.703cm" svg:x2="6.523cm" svg:y2="10.886cm">
            <text:p/>
          </draw:line>
          <draw:g draw:style-name="gr6">
            <draw:custom-shape draw:style-name="gr191" draw:text-style-name="P9" draw:layer="layout" svg:width="3.039cm" svg:height="1.233cm" svg:x="4.997cm" svg:y="5.821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daypart _Became-Day</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5.157cm" svg:y="5.621cm">
              <draw:text-box>
                <text:p><text:span text:style-name="T7">automation</text:span></text:p>
              </draw:text-box>
            </draw:frame>
          </draw:g>
          <draw:g draw:style-name="gr6">
            <draw:custom-shape draw:style-name="gr192" draw:text-style-name="P9" draw:layer="layout" svg:width="3.039cm" svg:height="1.233cm" svg:x="4.997cm" svg:y="7.435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daypart _Became-Night</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5.157cm" svg:y="7.235cm">
              <draw:text-box>
                <text:p><text:span text:style-name="T7">automation</text:span></text:p>
              </draw:text-box>
            </draw:frame>
          </draw:g>
        </draw:g>
        <draw:custom-shape draw:style-name="gr193" draw:text-style-name="P7" draw:layer="layout" svg:width="0.5cm" svg:height="0.469cm" svg:x="6.259cm" svg:y="8.986cm">
          <text:p/>
          <draw:enhanced-geometry svg:viewBox="0 0 21600 21600" draw:type="rectangle" draw:enhanced-path="M 0 0 L 21600 0 21600 21600 0 21600 0 0 Z N"/>
        </draw:custom-shape>
        <draw:frame draw:style-name="gr126" draw:text-style-name="P66" xml:id="id55" draw:id="id55" draw:layer="layout" svg:width="4.127cm" svg:height="0.955cm" svg:x="12.013cm" svg:y="7.851cm">
          <draw:text-box>
            <text:p><text:span text:style-name="T53">This will require a loop through all sensors. Need to think through how I implement this</text:span></text:p>
          </draw:text-box>
        </draw:frame>
        <draw:connector draw:style-name="gr91" draw:text-style-name="P39" draw:layer="layout" draw:type="curve" svg:x1="8.63cm" svg:y1="9.127cm" svg:x2="12.013cm" svg:y2="8.328cm" draw:start-shape="id54" draw:start-glue-point="0" draw:end-shape="id55" draw:end-glue-point="3" svg:d="M8630 9127c0-533 1127-799 3383-799" svg:viewBox="0 0 3384 800">
          <text:p/>
        </draw:connector>
        <draw:g draw:style-name="gr6">
          <draw:line draw:style-name="gr194" draw:text-style-name="P7" draw:layer="layout" svg:x1="8.635cm" svg:y1="4.215cm" svg:x2="8.635cm" svg:y2="12.589cm">
            <text:p/>
          </draw:line>
          <draw:custom-shape draw:style-name="gr195" draw:text-style-name="P9" draw:layer="layout" svg:width="2.668cm" svg:height="1.018cm" svg:x="7.286cm" svg:y="4.215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Daypart-State-Change</text:span></text:p>
            <draw:enhanced-geometry svg:viewBox="0 0 21600 21600" draw:mirror-horizontal="false" draw:mirror-vertical="false" draw:type="rectangle" draw:enhanced-path="M 0 0 L 21600 0 21600 21600 0 21600 0 0 Z N"/>
          </draw:custom-shape>
          <draw:frame draw:style-name="gr48" draw:text-style-name="P10" draw:layer="layout" svg:width="0.729cm" svg:height="0.369cm" svg:x="7.469cm" svg:y="4.02cm">
            <draw:text-box>
              <text:p><text:span text:style-name="T7">script</text:span></text:p>
            </draw:text-box>
          </draw:frame>
        </draw:g>
        <draw:custom-shape draw:style-name="gr196" draw:text-style-name="P7" xml:id="id54" draw:id="id54" draw:layer="layout" svg:width="0.5cm" svg:height="2.276cm" svg:x="8.38cm" svg:y="9.127cm">
          <text:p/>
          <draw:enhanced-geometry svg:viewBox="0 0 21600 21600" draw:type="rectangle" draw:enhanced-path="M 0 0 L 21600 0 21600 21600 0 21600 0 0 Z N"/>
        </draw:custom-shape>
        <draw:g draw:style-name="gr19">
          <draw:frame draw:style-name="gr197" draw:text-style-name="P22" draw:layer="layout" svg:width="2.476cm" svg:height="0.323cm" svg:x="3.505cm" svg:y="11.365cm">
            <draw:text-box>
              <text:p text:style-name="P21"><text:span text:style-name="T54">lig</text:span><text:span text:style-name="T54">ht</text:span><text:span text:style-name="T54">se</text:span><text:span text:style-name="T54">t_</text:span><text:span text:style-name="T54">la</text:span><text:span text:style-name="T54">be</text:span><text:span text:style-name="T54">l</text:span></text:p>
            </draw:text-box>
          </draw:frame>
          <draw:line draw:style-name="gr198" draw:text-style-name="P20" draw:layer="layout" svg:x1="3.473cm" svg:y1="11.695cm" svg:x2="10.674cm" svg:y2="11.662cm">
            <text:p/>
          </draw:line>
        </draw:g>
        <draw:g draw:style-name="gr19">
          <draw:frame draw:style-name="gr199" draw:text-style-name="P22" draw:layer="layout" svg:width="2.428cm" svg:height="0.323cm" svg:x="8.901cm" svg:y="10.581cm">
            <draw:text-box>
              <text:p text:style-name="P21"><text:span text:style-name="T54">lig</text:span><text:span text:style-name="T54">ht</text:span><text:span text:style-name="T54">se</text:span><text:span text:style-name="T54">t_</text:span><text:span text:style-name="T54">la</text:span><text:span text:style-name="T54">be</text:span><text:span text:style-name="T54">l</text:span></text:p>
            </draw:text-box>
          </draw:frame>
          <draw:line draw:style-name="gr200" draw:text-style-name="P20" draw:layer="layout" svg:x1="8.869cm" svg:y1="10.911cm" svg:x2="10.669cm" svg:y2="10.903cm">
            <text:p/>
          </draw:line>
        </draw:g>
        <draw:g draw:style-name="gr6">
          <draw:custom-shape draw:style-name="gr201" draw:text-style-name="P11" draw:layer="layout" svg:width="4.56cm" svg:height="1.63cm" svg:x="8.21cm" svg:y="9.4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202" draw:text-style-name="P68" draw:layer="layout" svg:width="1.292cm" svg:height="0.623cm" svg:x="8.203cm" svg:y="9.498cm">
            <text:p text:style-name="P67"><text:span text:style-name="T16">loop</text:span></text:p>
            <draw:enhanced-geometry svg:viewBox="0 0 21600 21600" draw:type="non-primitve" draw:enhanced-path="M 0 0 L 21600 0 19000 21600 0 21600 0 0 Z N"/>
          </draw:custom-shape>
          <draw:frame draw:style-name="gr203" draw:text-style-name="P46" draw:layer="layout" svg:width="3.184cm" svg:height="0.637cm" svg:x="9.528cm" svg:y="9.593cm">
            <draw:text-box>
              <text:p><text:span text:style-name="T31">[onc</text:span><text:span text:style-name="T31">e for </text:span><text:span text:style-name="T31">each </text:span><text:span text:style-name="T31">sens</text:span><text:span text:style-name="T31">ors </text:span><text:span text:style-name="T31">light-</text:span><text:span text:style-name="T31">set]</text:span></text:p>
            </draw:text-box>
          </draw:frame>
        </draw:g>
        <draw:frame draw:style-name="gr168" draw:text-style-name="P66" xml:id="id57" draw:id="id57" draw:layer="layout" svg:width="4.127cm" svg:height="1.273cm" svg:x="15.59cm" svg:y="9.906cm">
          <draw:text-box>
            <text:p><text:span text:style-name="T53">Thin</text:span><text:span text:style-name="T53">k I </text:span><text:span text:style-name="T53">need </text:span><text:span text:style-name="T53">to </text:span><text:span text:style-name="T53">add </text:span><text:span text:style-name="T53">a </text:span><text:span text:style-name="T53">case </text:span><text:span text:style-name="T53">for </text:span><text:span text:style-name="T53">Dayp</text:span><text:span text:style-name="T53">art </text:span><text:span text:style-name="T53">== </text:span><text:span text:style-name="T53">Even</text:span><text:span text:style-name="T53">ing. </text:span><text:span text:style-name="T53">In </text:span><text:span text:style-name="T53">whic</text:span><text:span text:style-name="T53">h </text:span><text:span text:style-name="T53">case </text:span><text:span text:style-name="T53">set </text:span><text:span text:style-name="T53">state </text:span><text:span text:style-name="T53">= </text:span><text:span text:style-name="T53">'Can</text:span><text:span text:style-name="T53">cel In </text:span><text:span text:style-name="T53">Proc</text:span><text:span text:style-name="T53">ess'</text:span></text:p>
          </draw:text-box>
        </draw:frame>
        <draw:connector draw:style-name="gr91" draw:text-style-name="P39" draw:layer="layout" draw:type="curve" svg:x1="13.539cm" svg:y1="12.648cm" svg:x2="15.59cm" svg:y2="10.542cm" draw:start-shape="id56" draw:start-glue-point="0" draw:end-shape="id57" draw:end-glue-point="3" svg:d="M13539 12648c0-1404 683-2106 2051-2106" svg:viewBox="0 0 2052 2107">
          <text:p/>
        </draw:connector>
        <draw:frame draw:style-name="gr93" draw:layer="layout" svg:width="3.468cm" svg:height="1.591cm" svg:x="16.732cm" svg:y="15.198cm">
          <draw:text-box>
            <text:p>This will trigger Automation "Lightset | Operational Change Requested" which will then take action to reactivate the light-set.</text:p>
          </draw:text-box>
        </draw:frame>
      </draw:page>
      <draw:page draw:name="page11" draw:style-name="dp1" draw:master-page-name="Default">
        <draw:g draw:style-name="gr6">
          <draw:custom-shape draw:style-name="gr204" draw:text-style-name="P1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205" draw:text-style-name="P13" draw:layer="layout" svg:width="6.472cm" svg:height="0.779cm" svg:x="1.298cm" svg:y="1.305cm">
            <text:p text:style-name="P12"><text:span text:style-name="T8">sd </text:span><text:span text:style-name="T9">lightset Inactive to Idle</text:span><text:span text:style-name="T10"> <text:s text:c="4"/></text:span></text:p>
            <draw:enhanced-geometry svg:viewBox="0 0 21600 21600" draw:type="non-primitve" draw:enhanced-path="M 0 0 L 21600 0 19000 21600 0 21600 0 0 Z N"/>
          </draw:custom-shape>
        </draw:g>
        <draw:g draw:style-name="gr19">
          <draw:line draw:style-name="gr206" draw:text-style-name="P20" draw:layer="layout" svg:x1="3.473cm" svg:y1="7.695cm" svg:x2="6.798cm" svg:y2="7.68cm">
            <text:p/>
          </draw:line>
          <draw:frame draw:style-name="gr207" draw:text-style-name="P69" draw:layer="layout" svg:width="2.962cm" svg:height="0.347cm" svg:x="3.505cm" svg:y="7.357cm">
            <draw:text-box>
              <text:p text:style-name="P21"><text:span text:style-name="T16">lightset_label</text:span></text:p>
            </draw:text-box>
          </draw:frame>
        </draw:g>
        <draw:g draw:style-name="gr6">
          <draw:line draw:style-name="gr208" draw:text-style-name="P7" draw:layer="layout" svg:x1="7.032cm" svg:y1="4.933cm" svg:x2="7.032cm" svg:y2="23.494cm">
            <text:p/>
          </draw:line>
          <draw:custom-shape draw:style-name="gr209" draw:text-style-name="P9" draw:layer="layout" svg:width="3.272cm" svg:height="1.233cm" svg:x="5.397cm" svg:y="4.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Access-Conditions</text:span></text:p>
            <draw:enhanced-geometry svg:viewBox="0 0 21600 21600" draw:mirror-horizontal="false" draw:mirror-vertical="false" draw:type="rectangle" draw:enhanced-path="M 0 0 L 21600 0 21600 21600 0 21600 0 0 Z N"/>
          </draw:custom-shape>
        </draw:g>
        <draw:frame draw:style-name="gr15" draw:text-style-name="P16" draw:layer="layout" svg:width="18.657cm" svg:height="0.963cm" svg:x="1.443cm" svg:y="2.194cm">
          <draw:text-box>
            <text:p><text:span text:style-name="T14">Description</text:span><text:span text:style-name="T12">: Shows sequence of events for an ambient light sensor associated lightset to transition from it's </text:span><text:span text:style-name="T45">Inactive</text:span><text:span text:style-name="T12"> state, through </text:span><text:span text:style-name="T45">In Process - ON</text:span><text:span text:style-name="T12">, and then into </text:span><text:span text:style-name="T45">Idle</text:span><text:span text:style-name="T12">.</text:span></text:p>
          </draw:text-box>
        </draw:frame>
        <draw:custom-shape draw:style-name="gr210" draw:text-style-name="P7" draw:layer="layout" svg:width="0.5cm" svg:height="1.093cm" svg:x="6.791cm" svg:y="7.164cm">
          <text:p/>
          <draw:enhanced-geometry svg:viewBox="0 0 21600 21600" draw:type="rectangle" draw:enhanced-path="M 0 0 L 21600 0 21600 21600 0 21600 0 0 Z N"/>
        </draw:custom-shape>
        <draw:g draw:style-name="gr6">
          <draw:line draw:style-name="gr211" draw:text-style-name="P7" draw:layer="layout" svg:x1="11.219cm" svg:y1="4.933cm" svg:x2="11.219cm" svg:y2="23.494cm">
            <text:p/>
          </draw:line>
          <draw:custom-shape draw:style-name="gr212" draw:text-style-name="P9" draw:layer="layout" svg:width="3.272cm" svg:height="1.233cm" svg:x="9.584cm" svg:y="4.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State-Changed</text:span></text:p>
            <draw:enhanced-geometry svg:viewBox="0 0 21600 21600" draw:mirror-horizontal="false" draw:mirror-vertical="false" draw:type="rectangle" draw:enhanced-path="M 0 0 L 21600 0 21600 21600 0 21600 0 0 Z N"/>
          </draw:custom-shape>
        </draw:g>
        <draw:custom-shape draw:style-name="gr213" draw:text-style-name="P7" draw:layer="layout" svg:width="0.5cm" svg:height="2.853cm" svg:x="10.978cm" svg:y="9.548cm">
          <text:p/>
          <draw:enhanced-geometry svg:viewBox="0 0 21600 21600" draw:type="rectangle" draw:enhanced-path="M 0 0 L 21600 0 21600 21600 0 21600 0 0 Z N"/>
        </draw:custom-shape>
        <draw:g draw:style-name="gr19">
          <draw:line draw:style-name="gr214" draw:text-style-name="P20" draw:layer="layout" svg:x1="11.479cm" svg:y1="12.233cm" svg:x2="15.069cm" svg:y2="12.217cm">
            <text:p/>
          </draw:line>
          <draw:frame draw:style-name="gr215" draw:text-style-name="P69" draw:layer="layout" svg:width="3.364cm" svg:height="0.319cm" svg:x="11.511cm" svg:y="11.923cm">
            <draw:text-box>
              <text:p text:style-name="P21"><text:span text:style-name="T16">lightset_label</text:span></text:p>
            </draw:text-box>
          </draw:frame>
        </draw:g>
        <draw:g draw:style-name="gr19">
          <draw:polyline draw:style-name="gr216" draw:text-style-name="P25" draw:layer="layout" svg:width="6.538cm" svg:height="0.212cm" svg:x="2.108cm" svg:y="8.154cm" svg:viewBox="0 0 6539 213" draw:points="5185,5 6539,0 6539,161 0,213">
            <text:p/>
          </draw:polyline>
          <draw:frame draw:style-name="gr217" draw:text-style-name="P27" draw:layer="layout" svg:width="4.008cm" svg:height="0.781cm" svg:x="7.372cm" svg:y="7.409cm">
            <draw:text-box>
              <text:p text:style-name="P26"><text:span text:style-name="T46">set </text:span><text:span text:style-name="T47">Light Set - &lt;for sensor&gt; | </text:span><text:span text:style-name="T47"><text:line-break/></text:span><text:span text:style-name="T47">State</text:span><text:span text:style-name="T16"> = </text:span><text:span text:style-name="T47">In Process - ON</text:span></text:p>
            </draw:text-box>
          </draw:frame>
        </draw:g>
        <draw:g draw:style-name="gr6" xml:id="id58" draw:id="id58">
          <draw:custom-shape draw:name="colored-shapes-gray 3" draw:style-name="gr218" draw:text-style-name="P28" draw:layer="layout" svg:width="0.627cm" svg:height="0.627cm" svg:x="1.473cm" svg:y="8.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8.244cm">
            <draw:text-box>
              <text:p>HA</text:p>
            </draw:text-box>
          </draw:frame>
        </draw:g>
        <draw:g draw:style-name="gr6">
          <draw:g draw:style-name="gr6">
            <draw:custom-shape draw:name="colored-shapes-gray 3" draw:style-name="gr219" draw:text-style-name="P28" draw:layer="layout" svg:width="0.627cm" svg:height="0.627cm" svg:x="1.473cm" svg:y="6.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6.88cm">
              <draw:text-box>
                <text:p>HA</text:p>
              </draw:text-box>
            </draw:frame>
          </draw:g>
          <draw:line draw:style-name="gr220" draw:text-style-name="P20" draw:layer="layout" svg:x1="2.107cm" svg:y1="7.022cm" svg:x2="2.944cm" svg:y2="7.022cm">
            <text:p/>
          </draw:line>
        </draw:g>
        <draw:g draw:style-name="gr6">
          <draw:line draw:style-name="gr221" draw:text-style-name="P62" draw:layer="layout" svg:x1="3.226cm" svg:y1="5.815cm" svg:x2="3.226cm" svg:y2="23.619cm">
            <text:p/>
          </draw:line>
          <draw:custom-shape draw:style-name="gr222" draw:text-style-name="P9" draw:layer="layout" svg:width="3.039cm" svg:height="1.589cm" svg:x="1.684cm" svg:y="4.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ambient_Sensor-Became-Not-Bright</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1.827cm" svg:y="4.751cm">
            <draw:text-box>
              <text:p><text:span text:style-name="T7">automation</text:span></text:p>
            </draw:text-box>
          </draw:frame>
        </draw:g>
        <draw:frame draw:style-name="gr36" draw:text-style-name="P10" draw:layer="layout" svg:width="1.455cm" svg:height="0.369cm" svg:x="9.761cm" svg:y="4.719cm">
          <draw:text-box>
            <text:p><text:span text:style-name="T7">automation</text:span></text:p>
          </draw:text-box>
        </draw:frame>
        <draw:g draw:style-name="gr6">
          <draw:line draw:style-name="gr223" draw:text-style-name="P7" draw:layer="layout" svg:x1="15.319cm" svg:y1="4.933cm" svg:x2="15.319cm" svg:y2="23.494cm">
            <text:p/>
          </draw:line>
          <draw:custom-shape draw:style-name="gr224" draw:text-style-name="P9" draw:layer="layout" svg:width="2.173cm" svg:height="1.233cm" svg:x="14.244cm" svg:y="4.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By-Label_ON</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14.391cm" svg:y="4.735cm">
            <draw:text-box>
              <text:p><text:span text:style-name="T7">script</text:span></text:p>
            </draw:text-box>
          </draw:frame>
        </draw:g>
        <draw:frame draw:style-name="gr48" draw:text-style-name="P10" draw:layer="layout" svg:width="0.729cm" svg:height="0.369cm" svg:x="5.571cm" svg:y="4.744cm">
          <draw:text-box>
            <text:p><text:span text:style-name="T7">script</text:span></text:p>
          </draw:text-box>
        </draw:frame>
        <draw:g draw:style-name="gr6">
          <draw:g draw:style-name="gr6">
            <draw:custom-shape draw:name="colored-shapes-gray 3" draw:style-name="gr225" draw:text-style-name="P28" draw:layer="layout" svg:width="0.627cm" svg:height="0.627cm" svg:x="1.473cm" svg:y="14.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14.332cm">
              <draw:text-box>
                <text:p>HA</text:p>
              </draw:text-box>
            </draw:frame>
          </draw:g>
          <draw:g draw:style-name="gr19">
            <draw:polyline draw:style-name="gr226" draw:text-style-name="P25" draw:layer="layout" svg:width="14.811cm" svg:height="0.279cm" svg:x="2.105cm" svg:y="14.185cm" svg:viewBox="0 0 14812 280" draw:points="13458,5 14812,0 14812,161 0,280">
              <text:p/>
            </draw:polyline>
            <draw:frame draw:style-name="gr227" draw:text-style-name="P38" draw:layer="layout" svg:width="5.616cm" svg:height="0.392cm" svg:x="15.642cm" svg:y="13.77cm">
              <draw:text-box>
                <text:p text:style-name="P36"><text:span text:style-name="T46">set </text:span><text:span text:style-name="T47">Light Set - &lt;for sensor&gt; | State</text:span><text:span text:style-name="T16"> = </text:span><text:span text:style-name="T48">Idle</text:span></text:p>
              </draw:text-box>
            </draw:frame>
          </draw:g>
        </draw:g>
        <draw:g draw:style-name="gr19">
          <draw:frame draw:style-name="gr228" draw:text-style-name="P38" draw:layer="layout" svg:width="2.036cm" svg:height="0.637cm" svg:x="11.56cm" svg:y="9.668cm">
            <draw:text-box>
              <text:p text:style-name="P36"><text:span text:style-name="T16">changed_helper</text:span><text:span text:style-name="T16"><text:line-break/></text:span><text:span text:style-name="T16">new_state</text:span></text:p>
            </draw:text-box>
          </draw:frame>
          <draw:line draw:style-name="gr229" draw:text-style-name="P25" draw:layer="layout" svg:x1="11.511cm" svg:y1="10.322cm" svg:x2="13.081cm" svg:y2="10.319cm">
            <text:p/>
          </draw:line>
        </draw:g>
        <draw:custom-shape draw:style-name="gr230" draw:text-style-name="P7" draw:layer="layout" svg:width="0.5cm" svg:height="1.396cm" svg:x="2.959cm" svg:y="6.559cm">
          <text:p/>
          <draw:enhanced-geometry svg:viewBox="0 0 21600 21600" draw:type="rectangle" draw:enhanced-path="M 0 0 L 21600 0 21600 21600 0 21600 0 0 Z N"/>
        </draw:custom-shape>
        <draw:g draw:style-name="gr6" xml:id="id59" draw:id="id59">
          <draw:custom-shape draw:name="colored-shapes-gray 3" draw:style-name="gr231" draw:text-style-name="P28" draw:layer="layout" svg:width="0.627cm" svg:height="0.627cm" svg:x="1.469cm" svg:y="9.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5cm" svg:y="9.78cm">
            <draw:text-box>
              <text:p>HA</text:p>
            </draw:text-box>
          </draw:frame>
        </draw:g>
        <draw:line draw:style-name="gr232" draw:text-style-name="P20" draw:layer="layout" svg:x1="2.103cm" svg:y1="9.922cm" svg:x2="10.968cm" svg:y2="9.922cm">
          <text:p/>
        </draw:line>
        <draw:frame draw:style-name="gr233" draw:text-style-name="P37" draw:layer="layout" svg:width="8.682cm" svg:height="0.831cm" svg:x="2.16cm" svg:y="9.065cm">
          <draw:text-box>
            <text:p text:style-name="P36"><text:span text:style-name="T25">trigger: Entity </text:span><text:span text:style-name="T26">Light Set - &lt;for sensor&gt; | State</text:span><text:span text:style-name="T27"> changed to </text:span><text:span text:style-name="T26">In Process - ON</text:span></text:p>
          </draw:text-box>
        </draw:frame>
        <draw:connector draw:style-name="gr62" draw:text-style-name="P35" draw:layer="layout" draw:type="curve" svg:x1="1.786cm" svg:y1="8.682cm" svg:x2="1.782cm" svg:y2="9.591cm" draw:start-shape="id58" draw:start-glue-point="2" draw:end-shape="id59" draw:end-glue-point="0" svg:d="M1786 8682c0 681-4 227-4 909" svg:viewBox="0 0 5 910">
          <text:p/>
        </draw:connector>
        <draw:g draw:style-name="gr19">
          <draw:polyline draw:style-name="gr234" draw:text-style-name="P25" draw:layer="layout" svg:width="1.353cm" svg:height="0.171cm" svg:x="15.555cm" svg:y="12.636cm" svg:viewBox="0 0 1354 172" draw:points="0,5 1354,0 1354,161 6,172">
            <text:p/>
          </draw:polyline>
          <draw:frame draw:style-name="gr235" draw:text-style-name="P27" draw:layer="layout" svg:width="4.131cm" svg:height="0.392cm" svg:x="15.634cm" svg:y="12.221cm">
            <draw:text-box>
              <text:p text:style-name="P26"><text:span text:style-name="T46">get lightset label from sensor ID</text:span></text:p>
            </draw:text-box>
          </draw:frame>
        </draw:g>
        <draw:g draw:style-name="gr19">
          <draw:polyline draw:style-name="gr236" draw:text-style-name="P25" draw:layer="layout" svg:width="1.353cm" svg:height="0.171cm" svg:x="15.551cm" svg:y="13.403cm" svg:viewBox="0 0 1354 172" draw:points="0,5 1354,0 1354,161 6,172">
            <text:p/>
          </draw:polyline>
          <draw:frame draw:style-name="gr237" draw:text-style-name="P27" draw:layer="layout" svg:width="4.131cm" svg:height="0.392cm" svg:x="15.63cm" svg:y="12.988cm">
            <draw:text-box>
              <text:p text:style-name="P26"><text:span text:style-name="T46">turn on all lights for that label</text:span></text:p>
            </draw:text-box>
          </draw:frame>
        </draw:g>
        <draw:custom-shape draw:style-name="gr238" draw:text-style-name="P7" draw:layer="layout" svg:width="0.5cm" svg:height="1.151cm" svg:x="10.974cm" svg:y="15.755cm">
          <text:p/>
          <draw:enhanced-geometry svg:viewBox="0 0 21600 21600" draw:type="rectangle" draw:enhanced-path="M 0 0 L 21600 0 21600 21600 0 21600 0 0 Z N"/>
        </draw:custom-shape>
        <draw:g draw:style-name="gr19">
          <draw:frame draw:style-name="gr239" draw:text-style-name="P38" draw:layer="layout" svg:width="2.178cm" svg:height="0.637cm" svg:x="11.556cm" svg:y="16.075cm">
            <draw:text-box>
              <text:p text:style-name="P36"><text:span text:style-name="T16">schanged_helper</text:span></text:p>
              <text:p text:style-name="P36"><text:span text:style-name="T16">new_state</text:span></text:p>
            </draw:text-box>
          </draw:frame>
          <draw:line draw:style-name="gr240" draw:text-style-name="P25" draw:layer="layout" svg:x1="11.507cm" svg:y1="16.729cm" svg:x2="13.077cm" svg:y2="16.726cm">
            <text:p/>
          </draw:line>
        </draw:g>
        <draw:g draw:style-name="gr6" xml:id="id60" draw:id="id60">
          <draw:custom-shape draw:name="colored-shapes-gray 3" draw:style-name="gr241" draw:text-style-name="P28" draw:layer="layout" svg:width="0.627cm" svg:height="0.627cm" svg:x="1.465cm" svg:y="1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1cm" svg:y="15.987cm">
            <draw:text-box>
              <text:p>HA</text:p>
            </draw:text-box>
          </draw:frame>
        </draw:g>
        <draw:frame draw:style-name="gr242" draw:text-style-name="P37" draw:layer="layout" svg:width="8.682cm" svg:height="0.441cm" svg:x="2.156cm" svg:y="15.662cm">
          <draw:text-box>
            <text:p text:style-name="P36"><text:span text:style-name="T25">trigger: Entity </text:span><text:span text:style-name="T26">Light Set - &lt;for sensor&gt; | State</text:span><text:span text:style-name="T27"> changed to </text:span><text:span text:style-name="T26">Idle</text:span></text:p>
          </draw:text-box>
        </draw:frame>
        <draw:connector draw:style-name="gr62" draw:text-style-name="P35" draw:layer="layout" draw:type="curve" draw:line-skew="0.01cm" svg:x1="1.786cm" svg:y1="14.786cm" svg:x2="1.778cm" svg:y2="15.798cm" draw:end-shape="id60" draw:end-glue-point="0" svg:d="M1786 14786c0 391-8-114-8 1012" svg:viewBox="0 0 9 1013">
          <text:p/>
        </draw:connector>
        <draw:line draw:style-name="gr243" draw:text-style-name="P20" draw:layer="layout" svg:x1="2.099cm" svg:y1="16.116cm" svg:x2="10.964cm" svg:y2="16.116cm">
          <text:p/>
        </draw:line>
        <draw:g draw:style-name="gr6">
          <draw:line draw:style-name="gr244" draw:text-style-name="P7" draw:layer="layout" svg:x1="13.332cm" svg:y1="3.247cm" svg:x2="13.332cm" svg:y2="19.044cm">
            <text:p/>
          </draw:line>
          <draw:custom-shape draw:style-name="gr245" draw:text-style-name="P9" draw:layer="layout" svg:width="3.272cm" svg:height="1.233cm" svg:x="11.697cm" svg:y="3.247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Set-State-Indicator</text:span></text:p>
            <draw:enhanced-geometry svg:viewBox="0 0 21600 21600" draw:mirror-horizontal="false" draw:mirror-vertical="false" draw:type="rectangle" draw:enhanced-path="M 0 0 L 21600 0 21600 21600 0 21600 0 0 Z N"/>
          </draw:custom-shape>
          <draw:frame draw:style-name="gr48" draw:text-style-name="P10" draw:layer="layout" svg:width="0.729cm" svg:height="0.369cm" svg:x="11.871cm" svg:y="3.042cm">
            <draw:text-box>
              <text:p><text:span text:style-name="T7">script</text:span></text:p>
            </draw:text-box>
          </draw:frame>
        </draw:g>
        <draw:custom-shape draw:style-name="gr246" draw:text-style-name="P7" draw:layer="layout" svg:width="0.5cm" svg:height="0.617cm" svg:x="13.091cm" svg:y="16.47cm">
          <text:p/>
          <draw:enhanced-geometry svg:viewBox="0 0 21600 21600" draw:type="rectangle" draw:enhanced-path="M 0 0 L 21600 0 21600 21600 0 21600 0 0 Z N"/>
        </draw:custom-shape>
        <draw:custom-shape draw:style-name="gr247" draw:text-style-name="P7" draw:layer="layout" svg:width="0.5cm" svg:height="0.596cm" svg:x="13.091cm" svg:y="10.091cm">
          <text:p/>
          <draw:enhanced-geometry svg:viewBox="0 0 21600 21600" draw:type="rectangle" draw:enhanced-path="M 0 0 L 21600 0 21600 21600 0 21600 0 0 Z N"/>
        </draw:custom-shape>
        <draw:custom-shape draw:style-name="gr248" draw:text-style-name="P7" draw:layer="layout" svg:width="0.5cm" svg:height="2.3cm" svg:x="15.078cm" svg:y="11.921cm">
          <text:p/>
          <draw:enhanced-geometry svg:viewBox="0 0 21600 21600" draw:type="rectangle" draw:enhanced-path="M 0 0 L 21600 0 21600 21600 0 21600 0 0 Z N"/>
        </draw:custom-shape>
        <draw:g draw:style-name="gr6">
          <draw:g draw:style-name="gr6">
            <draw:custom-shape draw:name="colored-shapes-gray 3" draw:style-name="gr249" draw:text-style-name="P28" draw:layer="layout" svg:width="0.627cm" svg:height="0.627cm" svg:x="1.476cm" svg:y="1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42cm" svg:y="17.239cm">
              <draw:text-box>
                <text:p>HA</text:p>
              </draw:text-box>
            </draw:frame>
          </draw:g>
          <draw:g draw:style-name="gr19">
            <draw:polyline draw:style-name="gr250" draw:text-style-name="P25" draw:layer="layout" svg:width="12.832cm" svg:height="0.263cm" svg:x="2.115cm" svg:y="17.092cm" svg:viewBox="0 0 12833 264" draw:points="11479,5 12833,0 12833,161 0,264">
              <text:p/>
            </draw:polyline>
            <draw:frame draw:style-name="gr251" draw:text-style-name="P38" draw:layer="layout" svg:width="2.587cm" svg:height="0.392cm" svg:x="13.673cm" svg:y="16.677cm">
              <draw:text-box>
                <text:p text:style-name="P36"><text:span text:style-name="T46">turn LED ON Steady</text:span></text:p>
              </draw:text-box>
            </draw:frame>
          </draw:g>
        </draw:g>
        <draw:g draw:style-name="gr19">
          <draw:polyline draw:style-name="gr252" draw:text-style-name="P25" draw:layer="layout" svg:width="3.404cm" svg:height="0.187cm" svg:x="11.506cm" svg:y="10.696cm" svg:viewBox="0 0 3405 188" draw:points="2051,5 3405,0 3405,161 0,188">
            <text:p/>
          </draw:polyline>
          <draw:frame draw:style-name="gr253" draw:text-style-name="P27" draw:layer="layout" svg:width="2.729cm" svg:height="0.392cm" svg:x="13.636cm" svg:y="10.281cm">
            <draw:text-box>
              <text:p text:style-name="P26"><text:span text:style-name="T46">turn LED on fast-blink</text:span></text:p>
            </draw:text-box>
          </draw:frame>
        </draw:g>
        <draw:frame draw:style-name="gr254" draw:text-style-name="P66" xml:id="id61" draw:id="id61" draw:layer="layout" svg:width="4.127cm" svg:height="0.741cm" svg:x="16.092cm" svg:y="9.119cm">
          <draw:text-box>
            <text:p><text:span text:style-name="T53">i.e., the helper entity that holds the given light-set's current state</text:span></text:p>
          </draw:text-box>
        </draw:frame>
        <draw:connector draw:style-name="gr91" draw:text-style-name="P39" draw:layer="layout" draw:type="curve" svg:x1="13.666cm" svg:y1="9.82cm" svg:x2="16.092cm" svg:y2="9.489cm" draw:end-shape="id61" draw:end-glue-point="3" svg:d="M13666 9820c1444 0 232-331 2426-331" svg:viewBox="0 0 2427 332">
          <text:p/>
        </draw:connector>
      </draw:page>
      <draw:page draw:name="page12" draw:style-name="dp1" draw:master-page-name="Default">
        <draw:g draw:style-name="gr6">
          <draw:custom-shape draw:style-name="gr255" draw:text-style-name="P1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256" draw:text-style-name="P13" draw:layer="layout" svg:width="7.318cm" svg:height="0.779cm" svg:x="1.298cm" svg:y="1.305cm">
            <text:p text:style-name="P12"><text:span text:style-name="T8">sd </text:span><text:span text:style-name="T9">lightset Idle to Pending-Off</text:span><text:span text:style-name="T10"> <text:s text:c="4"/></text:span></text:p>
            <draw:enhanced-geometry svg:viewBox="0 0 21600 21600" draw:type="non-primitve" draw:enhanced-path="M 0 0 L 21600 0 19000 21600 0 21600 0 0 Z N"/>
          </draw:custom-shape>
        </draw:g>
        <draw:g draw:style-name="gr19">
          <draw:line draw:style-name="gr257" draw:text-style-name="P20" draw:layer="layout" svg:x1="3.473cm" svg:y1="7.695cm" svg:x2="6.798cm" svg:y2="7.68cm">
            <text:p/>
          </draw:line>
          <draw:frame draw:style-name="gr258" draw:text-style-name="P69" draw:layer="layout" svg:width="2.962cm" svg:height="0.319cm" svg:x="3.505cm" svg:y="7.385cm">
            <draw:text-box>
              <text:p text:style-name="P21"><text:span text:style-name="T16">lightset_label</text:span></text:p>
            </draw:text-box>
          </draw:frame>
        </draw:g>
        <draw:frame draw:style-name="gr13" draw:text-style-name="P14" draw:layer="layout" svg:width="18.533cm" svg:height="2.211cm" svg:x="1.648cm" svg:y="24.327cm">
          <draw:text-box>
            <text:p><text:span text:style-name="T11">1</text:span><text:span text:style-name="T12"> xx.</text:span></text:p>
          </draw:text-box>
        </draw:frame>
        <draw:frame draw:style-name="gr14" draw:text-style-name="P15" draw:layer="layout" svg:width="1.544cm" svg:height="0.395cm" svg:x="1.637cm" svg:y="23.857cm">
          <draw:text-box>
            <text:p><text:span text:style-name="T13">NOTES --</text:span></text:p>
          </draw:text-box>
        </draw:frame>
        <draw:g draw:style-name="gr6">
          <draw:line draw:style-name="gr259" draw:text-style-name="P7" draw:layer="layout" svg:x1="7.032cm" svg:y1="4.933cm" svg:x2="7.032cm" svg:y2="23.494cm">
            <text:p/>
          </draw:line>
          <draw:custom-shape draw:style-name="gr260" draw:text-style-name="P9" draw:layer="layout" svg:width="3.272cm" svg:height="1.233cm" svg:x="5.397cm" svg:y="4.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Access-Conditions</text:span></text:p>
            <draw:enhanced-geometry svg:viewBox="0 0 21600 21600" draw:mirror-horizontal="false" draw:mirror-vertical="false" draw:type="rectangle" draw:enhanced-path="M 0 0 L 21600 0 21600 21600 0 21600 0 0 Z N"/>
          </draw:custom-shape>
        </draw:g>
        <draw:frame draw:style-name="gr15" draw:text-style-name="P16" draw:layer="layout" svg:width="18.657cm" svg:height="0.963cm" svg:x="1.443cm" svg:y="2.194cm">
          <draw:text-box>
            <text:p><text:span text:style-name="T14">Description</text:span><text:span text:style-name="T12">: Shows sequence of events for an ambient light sensor associated lightset to transition from Idle state to Pending-OFF state.</text:span></text:p>
          </draw:text-box>
        </draw:frame>
        <draw:custom-shape draw:style-name="gr261" draw:text-style-name="P7" draw:layer="layout" svg:width="0.5cm" svg:height="1.093cm" svg:x="6.791cm" svg:y="7.164cm">
          <text:p/>
          <draw:enhanced-geometry svg:viewBox="0 0 21600 21600" draw:type="rectangle" draw:enhanced-path="M 0 0 L 21600 0 21600 21600 0 21600 0 0 Z N"/>
        </draw:custom-shape>
        <draw:g draw:style-name="gr6">
          <draw:line draw:style-name="gr262" draw:text-style-name="P7" draw:layer="layout" svg:x1="11.219cm" svg:y1="4.933cm" svg:x2="11.219cm" svg:y2="23.494cm">
            <text:p/>
          </draw:line>
          <draw:custom-shape draw:style-name="gr263" draw:text-style-name="P9" draw:layer="layout" svg:width="3.272cm" svg:height="1.233cm" svg:x="9.584cm" svg:y="4.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State-Changed</text:span></text:p>
            <draw:enhanced-geometry svg:viewBox="0 0 21600 21600" draw:mirror-horizontal="false" draw:mirror-vertical="false" draw:type="rectangle" draw:enhanced-path="M 0 0 L 21600 0 21600 21600 0 21600 0 0 Z N"/>
          </draw:custom-shape>
        </draw:g>
        <draw:custom-shape draw:style-name="gr264" draw:text-style-name="P7" draw:layer="layout" svg:width="0.5cm" svg:height="2.741cm" svg:x="10.978cm" svg:y="9.548cm">
          <text:p/>
          <draw:enhanced-geometry svg:viewBox="0 0 21600 21600" draw:type="rectangle" draw:enhanced-path="M 0 0 L 21600 0 21600 21600 0 21600 0 0 Z N"/>
        </draw:custom-shape>
        <draw:g draw:style-name="gr6">
          <draw:line draw:style-name="gr265" draw:text-style-name="P7" draw:layer="layout" svg:x1="15.319cm" svg:y1="4.933cm" svg:x2="15.319cm" svg:y2="23.494cm">
            <text:p/>
          </draw:line>
          <draw:custom-shape draw:style-name="gr266" draw:text-style-name="P9" draw:layer="layout" svg:width="3.272cm" svg:height="1.233cm" svg:x="13.684cm" svg:y="4.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Goto-Pending_OFF</text:span></text:p>
            <draw:enhanced-geometry svg:viewBox="0 0 21600 21600" draw:mirror-horizontal="false" draw:mirror-vertical="false" draw:type="rectangle" draw:enhanced-path="M 0 0 L 21600 0 21600 21600 0 21600 0 0 Z N"/>
          </draw:custom-shape>
        </draw:g>
        <draw:custom-shape draw:style-name="gr267" draw:text-style-name="P7" draw:layer="layout" svg:width="0.5cm" svg:height="0.675cm" svg:x="15.078cm" svg:y="11.921cm">
          <text:p/>
          <draw:enhanced-geometry svg:viewBox="0 0 21600 21600" draw:type="rectangle" draw:enhanced-path="M 0 0 L 21600 0 21600 21600 0 21600 0 0 Z N"/>
        </draw:custom-shape>
        <draw:line draw:style-name="gr268" draw:text-style-name="P20" draw:layer="layout" svg:x1="11.479cm" svg:y1="12.233cm" svg:x2="15.069cm" svg:y2="12.217cm">
          <text:p/>
        </draw:line>
        <draw:frame draw:style-name="gr269" draw:text-style-name="P69" draw:layer="layout" svg:width="3.258cm" svg:height="0.319cm" svg:x="11.617cm" svg:y="11.923cm">
          <draw:text-box>
            <text:p text:style-name="P21"><text:span text:style-name="T16">lightset_label</text:span></text:p>
          </draw:text-box>
        </draw:frame>
        <draw:g draw:style-name="gr19">
          <draw:polyline draw:style-name="gr270" draw:text-style-name="P25" draw:layer="layout" svg:width="6.538cm" svg:height="0.212cm" svg:x="2.108cm" svg:y="8.154cm" svg:viewBox="0 0 6539 213" draw:points="5185,5 6539,0 6539,161 0,213">
            <text:p/>
          </draw:polyline>
          <draw:frame draw:style-name="gr271" draw:text-style-name="P27" draw:layer="layout" svg:width="3.368cm" svg:height="0.781cm" svg:x="7.372cm" svg:y="7.409cm">
            <draw:text-box>
              <text:p text:style-name="P26"><text:span text:style-name="T46">set </text:span><text:span text:style-name="T47">Light Set | State</text:span><text:span text:style-name="T16"> = </text:span><text:span text:style-name="T16"><text:line-break/></text:span><text:span text:style-name="T47">Pending - OFF</text:span></text:p>
            </draw:text-box>
          </draw:frame>
        </draw:g>
        <draw:g draw:style-name="gr6" xml:id="id62" draw:id="id62">
          <draw:custom-shape draw:name="colored-shapes-gray 3" draw:style-name="gr272" draw:text-style-name="P28" draw:layer="layout" svg:width="0.627cm" svg:height="0.627cm" svg:x="1.473cm" svg:y="8.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8.244cm">
            <draw:text-box>
              <text:p>HA</text:p>
            </draw:text-box>
          </draw:frame>
        </draw:g>
        <draw:g draw:style-name="gr6">
          <draw:custom-shape draw:name="colored-shapes-gray 3" draw:style-name="gr273" draw:text-style-name="P28" draw:layer="layout" svg:width="0.627cm" svg:height="0.627cm" svg:x="1.473cm" svg:y="12.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12.632cm">
            <draw:text-box>
              <text:p>HA</text:p>
            </draw:text-box>
          </draw:frame>
        </draw:g>
        <draw:g draw:style-name="gr6">
          <draw:g draw:style-name="gr6">
            <draw:custom-shape draw:name="colored-shapes-gray 3" draw:style-name="gr274" draw:text-style-name="P28" draw:layer="layout" svg:width="0.627cm" svg:height="0.627cm" svg:x="1.473cm" svg:y="6.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6.58cm">
              <draw:text-box>
                <text:p>HA</text:p>
              </draw:text-box>
            </draw:frame>
          </draw:g>
          <draw:line draw:style-name="gr275" draw:text-style-name="P20" draw:layer="layout" svg:x1="2.107cm" svg:y1="6.722cm" svg:x2="2.944cm" svg:y2="6.722cm">
            <text:p/>
          </draw:line>
        </draw:g>
        <draw:g draw:style-name="gr6">
          <draw:line draw:style-name="gr276" draw:text-style-name="P62" draw:layer="layout" svg:x1="3.226cm" svg:y1="5.815cm" svg:x2="3.226cm" svg:y2="23.619cm">
            <text:p/>
          </draw:line>
          <draw:custom-shape draw:style-name="gr277" draw:text-style-name="P9" draw:layer="layout" svg:width="3.039cm" svg:height="1.233cm" svg:x="1.684cm" svg:y="4.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ambient_Sensor-Became-Bright</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1.827cm" svg:y="4.751cm">
            <draw:text-box>
              <text:p><text:span text:style-name="T7">automation</text:span></text:p>
            </draw:text-box>
          </draw:frame>
        </draw:g>
        <draw:frame draw:style-name="gr36" draw:text-style-name="P10" draw:layer="layout" svg:width="1.455cm" svg:height="0.369cm" svg:x="9.761cm" svg:y="4.719cm">
          <draw:text-box>
            <text:p><text:span text:style-name="T7">automation</text:span></text:p>
          </draw:text-box>
        </draw:frame>
        <draw:frame draw:style-name="gr9" draw:text-style-name="P10" draw:layer="layout" svg:width="0.73cm" svg:height="0.369cm" svg:x="14.169cm" svg:y="4.735cm">
          <draw:text-box>
            <text:p><text:span text:style-name="T7">script</text:span></text:p>
          </draw:text-box>
        </draw:frame>
        <draw:frame draw:style-name="gr48" draw:text-style-name="P10" draw:layer="layout" svg:width="0.729cm" svg:height="0.369cm" svg:x="5.571cm" svg:y="4.744cm">
          <draw:text-box>
            <text:p><text:span text:style-name="T7">script</text:span></text:p>
          </draw:text-box>
        </draw:frame>
        <draw:g draw:style-name="gr19">
          <draw:polyline draw:style-name="gr278" draw:text-style-name="P25" draw:layer="layout" svg:width="14.811cm" svg:height="0.279cm" svg:x="2.105cm" svg:y="12.485cm" svg:viewBox="0 0 14812 280" draw:points="13458,5 14812,0 14812,161 0,280">
            <text:p/>
          </draw:polyline>
          <draw:frame draw:style-name="gr279" draw:text-style-name="P38" draw:layer="layout" svg:width="1.79cm" svg:height="0.392cm" svg:x="15.642cm" svg:y="12.07cm">
            <draw:text-box>
              <text:p text:style-name="P36"><text:span text:style-name="T16">turn timer on</text:span></text:p>
            </draw:text-box>
          </draw:frame>
        </draw:g>
        <draw:g draw:style-name="gr6">
          <draw:line draw:style-name="gr280" draw:text-style-name="P7" draw:layer="layout" svg:x1="13.332cm" svg:y1="3.247cm" svg:x2="13.332cm" svg:y2="11.314cm">
            <text:p/>
          </draw:line>
          <draw:custom-shape draw:style-name="gr281" draw:text-style-name="P9" draw:layer="layout" svg:width="3.272cm" svg:height="1.233cm" svg:x="11.697cm" svg:y="3.247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Set-State-Indicator</text:span></text:p>
            <draw:enhanced-geometry svg:viewBox="0 0 21600 21600" draw:mirror-horizontal="false" draw:mirror-vertical="false" draw:type="rectangle" draw:enhanced-path="M 0 0 L 21600 0 21600 21600 0 21600 0 0 Z N"/>
          </draw:custom-shape>
          <draw:frame draw:style-name="gr48" draw:text-style-name="P10" draw:layer="layout" svg:width="0.729cm" svg:height="0.369cm" svg:x="11.871cm" svg:y="3.042cm">
            <draw:text-box>
              <text:p><text:span text:style-name="T7">script</text:span></text:p>
            </draw:text-box>
          </draw:frame>
        </draw:g>
        <draw:custom-shape draw:style-name="gr282" draw:text-style-name="P7" draw:layer="layout" svg:width="0.5cm" svg:height="1.396cm" svg:x="2.959cm" svg:y="6.559cm">
          <text:p/>
          <draw:enhanced-geometry svg:viewBox="0 0 21600 21600" draw:mirror-horizontal="false" draw:mirror-vertical="false" draw:type="rectangle" draw:enhanced-path="M 0 0 L 21600 0 21600 21600 0 21600 0 0 Z N"/>
        </draw:custom-shape>
        <draw:g draw:style-name="gr6" xml:id="id63" draw:id="id63">
          <draw:custom-shape draw:name="colored-shapes-gray 3" draw:style-name="gr283" draw:text-style-name="P28" draw:layer="layout" svg:width="0.627cm" svg:height="0.627cm" svg:x="1.469cm" svg:y="9.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5cm" svg:y="9.78cm">
            <draw:text-box>
              <text:p>HA</text:p>
            </draw:text-box>
          </draw:frame>
        </draw:g>
        <draw:line draw:style-name="gr284" draw:text-style-name="P20" draw:layer="layout" svg:x1="2.103cm" svg:y1="9.922cm" svg:x2="10.968cm" svg:y2="9.922cm">
          <text:p/>
        </draw:line>
        <draw:frame draw:style-name="gr285" draw:text-style-name="P37" draw:layer="layout" svg:width="8.451cm" svg:height="0.441cm" svg:x="2.16cm" svg:y="9.455cm">
          <draw:text-box>
            <text:p text:style-name="P36"><text:span text:style-name="T25">trigger: Entity </text:span><text:span text:style-name="T26">Light Set <text:s/>| State</text:span><text:span text:style-name="T27"> changed to </text:span><text:span text:style-name="T26">Pending - OFF</text:span></text:p>
          </draw:text-box>
        </draw:frame>
        <draw:connector draw:style-name="gr62" draw:text-style-name="P35" draw:layer="layout" draw:type="curve" svg:x1="1.786cm" svg:y1="8.682cm" svg:x2="1.782cm" svg:y2="9.591cm" draw:start-shape="id62" draw:start-glue-point="2" draw:end-shape="id63" draw:end-glue-point="0" svg:d="M1786 8682c0 681-4 227-4 909" svg:viewBox="0 0 5 910">
          <text:p/>
        </draw:connector>
        <draw:g draw:style-name="gr19">
          <draw:line draw:style-name="gr286" draw:text-style-name="P25" draw:layer="layout" svg:x1="11.507cm" svg:y1="10.773cm" svg:x2="13.077cm" svg:y2="10.77cm">
            <text:p/>
          </draw:line>
        </draw:g>
        <draw:g draw:style-name="gr19">
          <draw:frame draw:style-name="gr287" draw:text-style-name="P38" draw:layer="layout" svg:width="2.036cm" svg:height="0.637cm" svg:x="11.556cm" svg:y="9.599cm">
            <draw:text-box>
              <text:p text:style-name="P36"><text:span text:style-name="T16">changed_helper</text:span><text:span text:style-name="T16"><text:line-break/></text:span><text:span text:style-name="T16">new_state</text:span></text:p>
            </draw:text-box>
          </draw:frame>
          <draw:line draw:style-name="gr288" draw:text-style-name="P25" draw:layer="layout" svg:x1="11.507cm" svg:y1="10.253cm" svg:x2="13.077cm" svg:y2="10.25cm">
            <text:p/>
          </draw:line>
        </draw:g>
        <draw:custom-shape draw:style-name="gr289" draw:text-style-name="P7" draw:layer="layout" svg:width="0.5cm" svg:height="0.66cm" svg:x="13.091cm" svg:y="10.133cm">
          <text:p/>
          <draw:enhanced-geometry svg:viewBox="0 0 21600 21600" draw:type="rectangle" draw:enhanced-path="M 0 0 L 21600 0 21600 21600 0 21600 0 0 Z N"/>
        </draw:custom-shape>
        <draw:frame draw:style-name="gr254" draw:text-style-name="P66" xml:id="id64" draw:id="id64" draw:layer="layout" svg:width="4.127cm" svg:height="0.741cm" svg:x="16.086cm" svg:y="9.12cm">
          <draw:text-box>
            <text:p><text:span text:style-name="T53">i.e., the helper entity that holds the given light-set's current state</text:span></text:p>
          </draw:text-box>
        </draw:frame>
        <draw:connector draw:style-name="gr91" draw:text-style-name="P39" draw:layer="layout" draw:type="curve" svg:x1="13.66cm" svg:y1="9.821cm" svg:x2="16.086cm" svg:y2="9.49cm" draw:end-shape="id64" draw:end-glue-point="3" svg:d="M13660 9821c1444 0 232-331 2426-331" svg:viewBox="0 0 2427 332">
          <text:p/>
        </draw:connector>
      </draw:page>
      <draw:page draw:name="page13" draw:style-name="dp1" draw:master-page-name="Default">
        <draw:g draw:style-name="gr6">
          <draw:custom-shape draw:style-name="gr290" draw:text-style-name="P70"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291" draw:text-style-name="P71" draw:layer="layout" svg:width="4.92cm" svg:height="0.779cm" svg:x="1.298cm" svg:y="1.305cm">
            <text:p text:style-name="P12"><text:span text:style-name="T8">sd </text:span><text:span text:style-name="T9">lightset Cancel <text:s/></text:span><text:span text:style-name="T10"><text:s text:c="3"/></text:span></text:p>
            <draw:enhanced-geometry svg:viewBox="0 0 21600 21600" draw:type="non-primitve" draw:enhanced-path="M 0 0 L 21600 0 19000 21600 0 21600 0 0 Z N"/>
          </draw:custom-shape>
        </draw:g>
        <draw:g draw:style-name="gr19">
          <draw:line draw:style-name="gr292" draw:text-style-name="P20" draw:layer="layout" svg:x1="9.505cm" svg:y1="13.296cm" svg:x2="14.269cm" svg:y2="13.275cm">
            <text:p/>
          </draw:line>
          <draw:frame draw:style-name="gr293" draw:text-style-name="P69" draw:layer="layout" svg:width="2.962cm" svg:height="0.437cm" svg:x="9.537cm" svg:y="12.868cm">
            <draw:text-box>
              <text:p text:style-name="P21"><text:span text:style-name="T16">lightset-label</text:span></text:p>
            </draw:text-box>
          </draw:frame>
        </draw:g>
        <draw:frame draw:style-name="gr15" draw:text-style-name="P16" draw:layer="layout" svg:width="18.657cm" svg:height="0.963cm" svg:x="1.443cm" svg:y="2.194cm">
          <draw:text-box>
            <text:p><text:span text:style-name="T14">Description</text:span><text:span text:style-name="T12">: Shows sequence of events for canceling an active light-set due to a human having pressed a button that is specific to a particular light-set (i.e., not canceling all of them).</text:span></text:p>
          </draw:text-box>
        </draw:frame>
        <draw:g draw:style-name="gr19">
          <draw:polyline draw:style-name="gr294" draw:text-style-name="P25" draw:layer="layout" svg:width="5.427cm" svg:height="0.197cm" svg:x="2.113cm" svg:y="9.754cm" svg:viewBox="0 0 5428 198" draw:points="2373,11 5428,0 5428,161 0,198">
            <text:p/>
          </draw:polyline>
          <draw:frame draw:style-name="gr295" draw:text-style-name="P27" draw:layer="layout" svg:width="3.447cm" svg:height="0.781cm" svg:x="4.572cm" svg:y="9.009cm">
            <draw:text-box>
              <text:p text:style-name="P26"><text:span text:style-name="T46">set </text:span><text:span text:style-name="T55">&lt;light-set&gt;</text:span><text:span text:style-name="T55"><text:line-break/></text:span><text:span text:style-name="T55">State</text:span><text:span text:style-name="T16"> = '</text:span><text:span text:style-name="T55">Cancel In Process'</text:span></text:p>
            </draw:text-box>
          </draw:frame>
        </draw:g>
        <draw:g draw:style-name="gr6" xml:id="id65" draw:id="id65">
          <draw:custom-shape draw:name="colored-shapes-gray 3" draw:style-name="gr296" draw:text-style-name="P28" draw:layer="layout" svg:width="0.627cm" svg:height="0.627cm" svg:x="1.47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9.824cm">
            <draw:text-box>
              <text:p>HA</text:p>
            </draw:text-box>
          </draw:frame>
        </draw:g>
        <draw:g draw:style-name="gr6">
          <draw:g draw:style-name="gr6">
            <draw:custom-shape draw:name="colored-shapes-gray 3" draw:style-name="gr297" draw:text-style-name="P28" draw:layer="layout" svg:width="0.627cm" svg:height="0.627cm" svg:x="1.473cm" svg:y="5.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5.78cm">
              <draw:text-box>
                <text:p>HA</text:p>
              </draw:text-box>
            </draw:frame>
          </draw:g>
          <draw:line draw:style-name="gr298" draw:text-style-name="P20" draw:layer="layout" svg:x1="2.107cm" svg:y1="5.922cm" svg:x2="3.946cm" svg:y2="5.922cm">
            <text:p/>
          </draw:line>
        </draw:g>
        <draw:g draw:style-name="gr6">
          <draw:line draw:style-name="gr299" draw:text-style-name="P62" draw:layer="layout" svg:x1="4.226cm" svg:y1="5.48cm" svg:x2="4.226cm" svg:y2="25.129cm">
            <text:p/>
          </draw:line>
          <draw:custom-shape draw:style-name="gr300" draw:text-style-name="P9" draw:layer="layout" svg:width="3.341cm" svg:height="1.589cm" svg:x="2.573cm" svg:y="3.939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 Set Operational Change Requested</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2.827cm" svg:y="3.746cm">
            <draw:text-box>
              <text:p><text:span text:style-name="T7">automation</text:span></text:p>
            </draw:text-box>
          </draw:frame>
        </draw:g>
        <draw:g draw:style-name="gr6">
          <draw:line draw:style-name="gr301" draw:text-style-name="P7" draw:layer="layout" svg:x1="9.22cm" svg:y1="4.575cm" svg:x2="9.22cm" svg:y2="21.247cm">
            <text:p/>
          </draw:line>
          <draw:custom-shape draw:style-name="gr302" draw:text-style-name="P9" draw:layer="layout" svg:width="3.272cm" svg:height="1.233cm" svg:x="7.585cm" svg:y="4.575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State-Changed</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7.715cm" svg:y="4.381cm">
            <draw:text-box>
              <text:p><text:span text:style-name="T7">automation</text:span></text:p>
            </draw:text-box>
          </draw:frame>
        </draw:g>
        <draw:g draw:style-name="gr6">
          <draw:line draw:style-name="gr303" draw:text-style-name="P7" draw:layer="layout" svg:x1="14.519cm" svg:y1="4.933cm" svg:x2="14.519cm" svg:y2="19.028cm">
            <text:p/>
          </draw:line>
          <draw:custom-shape draw:style-name="gr304" draw:text-style-name="P9" draw:layer="layout" svg:width="3.272cm" svg:height="0.877cm" svg:x="12.884cm" svg:y="4.9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Cancel</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13.006cm" svg:y="4.742cm">
            <draw:text-box>
              <text:p><text:span text:style-name="T7">script</text:span></text:p>
            </draw:text-box>
          </draw:frame>
        </draw:g>
        <draw:g draw:style-name="gr6">
          <draw:line draw:style-name="gr305" draw:text-style-name="P7" draw:layer="layout" svg:x1="11.033cm" svg:y1="3.247cm" svg:x2="11.033cm" svg:y2="21.146cm">
            <text:p/>
          </draw:line>
          <draw:custom-shape draw:style-name="gr306" draw:text-style-name="P9" draw:layer="layout" svg:width="3.272cm" svg:height="1.233cm" svg:x="9.398cm" svg:y="3.247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Set-State-Indicator</text:span></text:p>
            <draw:enhanced-geometry svg:viewBox="0 0 21600 21600" draw:mirror-horizontal="false" draw:mirror-vertical="false" draw:type="rectangle" draw:enhanced-path="M 0 0 L 21600 0 21600 21600 0 21600 0 0 Z N"/>
          </draw:custom-shape>
          <draw:frame draw:style-name="gr48" draw:text-style-name="P10" draw:layer="layout" svg:width="0.729cm" svg:height="0.369cm" svg:x="9.572cm" svg:y="3.042cm">
            <draw:text-box>
              <text:p><text:span text:style-name="T7">script</text:span></text:p>
            </draw:text-box>
          </draw:frame>
        </draw:g>
        <draw:custom-shape draw:style-name="gr307" draw:text-style-name="P7" draw:layer="layout" svg:width="0.5cm" svg:height="4.766cm" svg:x="3.959cm" svg:y="5.745cm">
          <text:p/>
          <draw:enhanced-geometry svg:viewBox="0 0 21600 21600" draw:type="rectangle" draw:enhanced-path="M 0 0 L 21600 0 21600 21600 0 21600 0 0 Z N"/>
        </draw:custom-shape>
        <draw:custom-shape draw:style-name="gr308" draw:text-style-name="P7" draw:layer="layout" svg:width="0.5cm" svg:height="0.66cm" svg:x="10.792cm" svg:y="11.933cm">
          <text:p/>
          <draw:enhanced-geometry svg:viewBox="0 0 21600 21600" draw:type="rectangle" draw:enhanced-path="M 0 0 L 21600 0 21600 21600 0 21600 0 0 Z N"/>
        </draw:custom-shape>
        <draw:g draw:style-name="gr6" xml:id="id66" draw:id="id66">
          <draw:custom-shape draw:name="colored-shapes-gray 3" draw:style-name="gr309" draw:text-style-name="P28" draw:layer="layout" svg:width="0.627cm" svg:height="0.627cm" svg:x="1.469cm" svg:y="11.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5cm" svg:y="11.895cm">
            <draw:text-box>
              <text:p>HA</text:p>
            </draw:text-box>
          </draw:frame>
        </draw:g>
        <draw:g draw:style-name="gr19">
          <draw:line draw:style-name="gr310" draw:text-style-name="P20" draw:layer="layout" svg:x1="2.103cm" svg:y1="12.022cm" svg:x2="8.972cm" svg:y2="12.022cm">
            <text:p/>
          </draw:line>
          <draw:frame draw:style-name="gr311" draw:text-style-name="P37" draw:layer="layout" svg:width="4.302cm" svg:height="1.149cm" svg:x="2.16cm" svg:y="10.847cm">
            <draw:text-box>
              <text:p text:style-name="P36"><text:span text:style-name="T25">trigger: Entity</text:span><text:span text:style-name="T25"><text:line-break/></text:span><text:span text:style-name="T26">&lt;Light Set &gt; | State</text:span><text:span text:style-name="T27"> </text:span><text:span text:style-name="T27"><text:line-break/></text:span><text:span text:style-name="T27">changed to '</text:span><text:span text:style-name="T26">Cancel In Process</text:span><text:span text:style-name="T56">'</text:span></text:p>
            </draw:text-box>
          </draw:frame>
        </draw:g>
        <draw:connector draw:style-name="gr62" draw:text-style-name="P35" draw:layer="layout" draw:type="curve" svg:x1="1.786cm" svg:y1="10.262cm" svg:x2="1.782cm" svg:y2="11.706cm" draw:start-shape="id65" draw:start-glue-point="2" draw:end-shape="id66" draw:end-glue-point="0" svg:d="M1786 10262c0 1083-4 361-4 1444" svg:viewBox="0 0 5 1445">
          <text:p/>
        </draw:connector>
        <draw:g draw:style-name="gr19">
          <draw:frame draw:style-name="gr312" draw:text-style-name="P38" draw:layer="layout" svg:width="1.124cm" svg:height="0.637cm" svg:x="9.541cm" svg:y="11.597cm">
            <draw:text-box>
              <text:p text:style-name="P36"><text:span text:style-name="T16">set LED</text:span><text:span text:style-name="T16"><text:line-break/></text:span><text:span text:style-name="T16">indicator</text:span></text:p>
            </draw:text-box>
          </draw:frame>
          <draw:line draw:style-name="gr313" draw:text-style-name="P25" draw:layer="layout" svg:x1="9.512cm" svg:y1="12.236cm" svg:x2="10.761cm" svg:y2="12.234cm">
            <text:p/>
          </draw:line>
          <draw:line draw:style-name="gr314" draw:text-style-name="P25" draw:layer="layout" svg:x1="9.508cm" svg:y1="12.373cm" svg:x2="10.75cm" svg:y2="12.373cm">
            <text:p/>
          </draw:line>
        </draw:g>
        <draw:custom-shape draw:style-name="gr315" draw:text-style-name="P7" draw:layer="layout" svg:width="0.5cm" svg:height="1.767cm" svg:x="8.985cm" svg:y="11.89cm">
          <text:p/>
          <draw:enhanced-geometry svg:viewBox="0 0 21600 21600" draw:type="rectangle" draw:enhanced-path="M 0 0 L 21600 0 21600 21600 0 21600 0 0 Z N"/>
        </draw:custom-shape>
        <draw:g draw:style-name="gr6">
          <draw:line draw:style-name="gr316" draw:text-style-name="P7" draw:layer="layout" svg:x1="18.619cm" svg:y1="4.947cm" svg:x2="18.619cm" svg:y2="15.059cm">
            <text:p/>
          </draw:line>
          <draw:custom-shape draw:style-name="gr317" draw:text-style-name="P9" draw:layer="layout" svg:width="3.272cm" svg:height="0.877cm" svg:x="16.984cm" svg:y="4.947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_Timer-Off</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17.106cm" svg:y="4.756cm">
            <draw:text-box>
              <text:p><text:span text:style-name="T7">script</text:span></text:p>
            </draw:text-box>
          </draw:frame>
        </draw:g>
        <draw:custom-shape draw:style-name="gr318" draw:text-style-name="P7" draw:layer="layout" svg:width="0.5cm" svg:height="4.462cm" svg:x="14.278cm" svg:y="12.893cm">
          <text:p/>
          <draw:enhanced-geometry svg:viewBox="0 0 21600 21600" draw:type="rectangle" draw:enhanced-path="M 0 0 L 21600 0 21600 21600 0 21600 0 0 Z N"/>
        </draw:custom-shape>
        <draw:custom-shape draw:style-name="gr319" draw:text-style-name="P7" draw:layer="layout" svg:width="0.5cm" svg:height="0.389cm" svg:x="18.358cm" svg:y="13.221cm">
          <text:p/>
          <draw:enhanced-geometry svg:viewBox="0 0 21600 21600" draw:type="rectangle" draw:enhanced-path="M 0 0 L 21600 0 21600 21600 0 21600 0 0 Z N"/>
        </draw:custom-shape>
        <draw:g draw:style-name="gr19">
          <draw:line draw:style-name="gr320" draw:text-style-name="P20" draw:layer="layout" svg:x1="14.795cm" svg:y1="13.414cm" svg:x2="18.342cm" svg:y2="13.399cm">
            <text:p/>
          </draw:line>
          <draw:frame draw:style-name="gr321" draw:text-style-name="P69" draw:layer="layout" svg:width="2.962cm" svg:height="0.437cm" svg:x="14.827cm" svg:y="12.986cm">
            <draw:text-box>
              <text:p text:style-name="P21"><text:span text:style-name="T16">lightset-label</text:span></text:p>
            </draw:text-box>
          </draw:frame>
        </draw:g>
        <draw:g draw:style-name="gr6">
          <draw:custom-shape draw:style-name="gr322" draw:text-style-name="P11" draw:layer="layout" svg:width="5.117cm" svg:height="3.078cm" svg:x="3.149cm" svg:y="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23" draw:text-style-name="P18" draw:layer="layout" svg:width="1.244cm" svg:height="0.699cm" svg:x="3.149cm" svg:y="7.173cm">
            <text:p text:style-name="P17"><text:span text:style-name="T15">opt</text:span></text:p>
            <draw:enhanced-geometry svg:viewBox="0 0 21600 21600" draw:mirror-horizontal="false" draw:mirror-vertical="false" draw:type="non-primitve" draw:enhanced-path="M 0 0 L 21600 0 19000 21600 0 21600 0 0 Z N"/>
          </draw:custom-shape>
        </draw:g>
        <draw:frame draw:style-name="gr324" draw:text-style-name="P24" draw:layer="layout" svg:width="4.934cm" svg:height="0.955cm" svg:x="3.334cm" svg:y="7.937cm">
          <draw:text-box>
            <text:p text:style-name="P23"><text:span text:style-name="T17">[</text:span><text:span text:style-name="T57">&lt;light-set&gt; | State</text:span><text:span text:style-name="T17"> not in ['Inactive', </text:span><text:span text:style-name="T17"><text:line-break/></text:span><text:span text:style-name="T17">'Cancel In Process', 'Deactivated', </text:span><text:span text:style-name="T17"><text:line-break/></text:span><text:span text:style-name="T17">'Disabled']</text:span><text:span text:style-name="T18"> </text:span></text:p>
          </draw:text-box>
        </draw:frame>
        <draw:g draw:style-name="gr19">
          <draw:polyline draw:style-name="gr325" draw:text-style-name="P25" draw:layer="layout" svg:width="15.714cm" svg:height="0.261cm" svg:x="2.14cm" svg:y="17.254cm" svg:viewBox="0 0 15715 262" draw:points="12660,11 15715,0 15715,161 0,262">
            <text:p/>
          </draw:polyline>
          <draw:frame draw:style-name="gr326" draw:text-style-name="P27" draw:layer="layout" svg:width="4.43cm" svg:height="0.637cm" svg:x="14.886cm" svg:y="16.581cm">
            <draw:text-box>
              <text:p text:style-name="P26"><text:span text:style-name="T46">set </text:span><text:span text:style-name="T47">&lt;light-set&gt; | State</text:span><text:span text:style-name="T16"> = 'Inactive</text:span><text:span text:style-name="T55">'</text:span></text:p>
            </draw:text-box>
          </draw:frame>
        </draw:g>
        <draw:g draw:style-name="gr6">
          <draw:custom-shape draw:style-name="gr327" draw:text-style-name="P11" draw:layer="layout" svg:width="4.421cm" svg:height="2.745cm" svg:x="13.063cm" svg:y="13.6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28" draw:text-style-name="P18" draw:layer="layout" svg:width="1.244cm" svg:height="0.699cm" svg:x="13.063cm" svg:y="13.673cm">
            <text:p text:style-name="P17"><text:span text:style-name="T15">opt</text:span></text:p>
            <draw:enhanced-geometry svg:viewBox="0 0 21600 21600" draw:mirror-horizontal="false" draw:mirror-vertical="false" draw:type="non-primitve" draw:enhanced-path="M 0 0 L 21600 0 19000 21600 0 21600 0 0 Z N"/>
          </draw:custom-shape>
        </draw:g>
        <draw:frame draw:style-name="gr329" draw:text-style-name="P64" draw:layer="layout" svg:width="3.598cm" svg:height="0.637cm" svg:x="13.148cm" svg:y="14.437cm">
          <draw:text-box>
            <text:p text:style-name="P23"><text:span text:style-name="T17">[script 'On_by-label' OR '</text:span><text:span text:style-name="T17"><text:line-break/></text:span><text:span text:style-name="T17">Off-by-Areas' are Running]</text:span><text:span text:style-name="T18"> </text:span></text:p>
          </draw:text-box>
        </draw:frame>
        <draw:g draw:style-name="gr19" xml:id="id69" draw:id="id69">
          <draw:polyline draw:style-name="gr330" draw:text-style-name="P25" draw:layer="layout" svg:width="2.437cm" svg:height="0.176cm" svg:x="14.795cm" svg:y="15.986cm" svg:viewBox="0 0 2438 177" draw:points="0,8 2438,0 2438,161 12,177">
            <text:p/>
          </draw:polyline>
          <draw:frame draw:style-name="gr331" draw:text-style-name="P27" draw:layer="layout" svg:width="2.47cm" svg:height="0.637cm" svg:x="14.864cm" svg:y="15.313cm">
            <draw:text-box>
              <text:p text:style-name="P26"><text:span text:style-name="T19">WAIT for scripts to</text:span></text:p>
              <text:p text:style-name="P26"><text:span text:style-name="T19">complete</text:span></text:p>
            </draw:text-box>
          </draw:frame>
        </draw:g>
        <draw:frame draw:style-name="gr90" xml:id="id68" draw:id="id68" draw:layer="layout" svg:width="3.468cm" svg:height="1.909cm" svg:x="14.73cm" svg:y="7.585cm">
          <draw:text-box>
            <text:p>believe I need to do this because I am only canceling a single light-set. So if another one activities while in-process I don't want to stop those.</text:p>
          </draw:text-box>
        </draw:frame>
        <draw:connector draw:style-name="gr91" draw:text-style-name="P39" draw:layer="layout" draw:type="curve" svg:x1="6.194cm" svg:y1="5.914cm" svg:x2="14.73cm" svg:y2="8.539cm" draw:start-shape="id67" draw:start-glue-point="1" draw:end-shape="id68" draw:end-glue-point="3" svg:d="M6194 5914c6402 0 2134 2625 8536 2625" svg:viewBox="0 0 8537 2626">
          <text:p/>
        </draw:connector>
        <draw:connector draw:style-name="gr91" draw:text-style-name="P39" draw:layer="layout" draw:type="curve" draw:line-skew="0.679cm" svg:x1="18.198cm" svg:y1="8.539cm" svg:x2="17.334cm" svg:y2="15.738cm" draw:start-shape="id68" draw:start-glue-point="1" draw:end-shape="id69" draw:end-glue-point="1" svg:d="M18198 8539c1768 0 2200 7199-864 7199" svg:viewBox="0 0 2249 7200">
          <text:p/>
        </draw:connector>
        <draw:frame draw:style-name="gr332" xml:id="id67" draw:id="id67" draw:layer="layout" svg:width="1.844cm" svg:height="0.319cm" svg:x="4.35cm" svg:y="5.755cm">
          <draw:text-box>
            <text:p>mode: queued</text:p>
          </draw:text-box>
        </draw:frame>
        <draw:custom-shape draw:style-name="gr333" draw:text-style-name="P7" draw:layer="layout" svg:width="0.5cm" svg:height="2.695cm" svg:x="3.959cm" svg:y="21.645cm">
          <text:p/>
          <draw:enhanced-geometry svg:viewBox="0 0 21600 21600" draw:type="rectangle" draw:enhanced-path="M 0 0 L 21600 0 21600 21600 0 21600 0 0 Z N"/>
        </draw:custom-shape>
        <draw:g draw:style-name="gr6">
          <draw:custom-shape draw:style-name="gr334" draw:text-style-name="P11" draw:layer="layout" svg:width="5.117cm" svg:height="1.936cm" svg:x="3.149cm" svg:y="22.0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35" draw:text-style-name="P18" draw:layer="layout" svg:width="1.244cm" svg:height="0.699cm" svg:x="3.149cm" svg:y="22.073cm">
            <text:p text:style-name="P17"><text:span text:style-name="T15">opt</text:span></text:p>
            <draw:enhanced-geometry svg:viewBox="0 0 21600 21600" draw:mirror-horizontal="false" draw:mirror-vertical="false" draw:type="non-primitve" draw:enhanced-path="M 0 0 L 21600 0 19000 21600 0 21600 0 0 Z N"/>
          </draw:custom-shape>
        </draw:g>
        <draw:frame draw:style-name="gr336" draw:text-style-name="P24" draw:layer="layout" svg:width="4.411cm" svg:height="0.955cm" svg:x="3.435cm" svg:y="22.869cm">
          <draw:text-box>
            <text:p text:style-name="P23"><text:span text:style-name="T17">[</text:span><text:span text:style-name="T58">by design, no action will occur since the helper is already in it's correct state</text:span><text:span text:style-name="T17">]</text:span></text:p>
          </draw:text-box>
        </draw:frame>
        <draw:g draw:style-name="gr6" xml:id="id70" draw:id="id70">
          <draw:custom-shape draw:name="colored-shapes-gray 3" draw:style-name="gr337" draw:text-style-name="P28" draw:layer="layout" svg:width="0.627cm" svg:height="0.627cm" svg:x="1.473cm" svg:y="1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18.609cm">
            <draw:text-box>
              <text:p>HA</text:p>
            </draw:text-box>
          </draw:frame>
        </draw:g>
        <draw:g draw:style-name="gr19">
          <draw:line draw:style-name="gr338" draw:text-style-name="P20" draw:layer="layout" svg:x1="2.107cm" svg:y1="18.736cm" svg:x2="8.976cm" svg:y2="18.736cm">
            <text:p/>
          </draw:line>
          <draw:frame draw:style-name="gr339" draw:text-style-name="P37" draw:layer="layout" svg:width="4.302cm" svg:height="1.539cm" svg:x="2.164cm" svg:y="17.171cm">
            <draw:text-box>
              <text:p text:style-name="P36"><text:span text:style-name="T25">trigger: Entity</text:span><text:span text:style-name="T25"><text:line-break/></text:span><text:span text:style-name="T26">Light Set - &lt;for sensor&gt; | State</text:span><text:span text:style-name="T27"> </text:span><text:span text:style-name="T27"><text:line-break/></text:span><text:span text:style-name="T27">changed to </text:span><text:span text:style-name="T26">Inactive</text:span></text:p>
            </draw:text-box>
          </draw:frame>
        </draw:g>
        <draw:connector draw:style-name="gr62" draw:text-style-name="P35" draw:layer="layout" draw:type="curve" svg:x1="1.795cm" svg:y1="17.893cm" svg:x2="1.786cm" svg:y2="18.42cm" draw:end-shape="id70" draw:end-glue-point="0" svg:d="M1795 17893c0 13-9-250-9 527" svg:viewBox="0 0 10 561">
          <text:p/>
        </draw:connector>
        <draw:g draw:style-name="gr19">
          <draw:frame draw:style-name="gr340" draw:text-style-name="P38" draw:layer="layout" svg:width="2.026cm" svg:height="1.273cm" svg:x="9.545cm" svg:y="17.675cm">
            <draw:text-box>
              <text:p text:style-name="P36"><text:span text:style-name="T16">set LED</text:span><text:span text:style-name="T16"><text:line-break/></text:span><text:span text:style-name="T16">indicator and Operational State</text:span></text:p>
            </draw:text-box>
          </draw:frame>
          <draw:line draw:style-name="gr341" draw:text-style-name="P25" draw:layer="layout" svg:x1="9.516cm" svg:y1="18.95cm" svg:x2="10.765cm" svg:y2="18.948cm">
            <text:p/>
          </draw:line>
          <draw:line draw:style-name="gr342" draw:text-style-name="P25" draw:layer="layout" svg:x1="9.512cm" svg:y1="20.287cm" svg:x2="10.754cm" svg:y2="20.287cm">
            <text:p/>
          </draw:line>
        </draw:g>
        <draw:custom-shape draw:style-name="gr343" draw:text-style-name="P7" draw:layer="layout" svg:width="0.5cm" svg:height="1.773cm" svg:x="8.989cm" svg:y="18.604cm">
          <text:p/>
          <draw:enhanced-geometry svg:viewBox="0 0 21600 21600" draw:type="rectangle" draw:enhanced-path="M 0 0 L 21600 0 21600 21600 0 21600 0 0 Z N"/>
        </draw:custom-shape>
        <draw:g draw:style-name="gr6">
          <draw:custom-shape draw:name="colored-shapes-gray 3" draw:style-name="gr344" draw:text-style-name="P28" draw:layer="layout" svg:width="0.627cm" svg:height="0.627cm" svg:x="1.473cm" svg:y="17.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17.384cm">
            <draw:text-box>
              <text:p>HA</text:p>
            </draw:text-box>
          </draw:frame>
        </draw:g>
        <draw:g draw:style-name="gr19">
          <draw:polyline draw:style-name="gr345" draw:text-style-name="P25" draw:layer="layout" svg:width="11.621cm" svg:height="0.235cm" svg:x="2.107cm" svg:y="20.318cm" svg:viewBox="0 0 11622 236" draw:points="9184,8 11622,0 11622,161 0,236">
            <text:p/>
          </draw:polyline>
          <draw:frame draw:style-name="gr346" draw:text-style-name="P27" draw:layer="layout" svg:width="3.706cm" svg:height="0.637cm" svg:x="11.36cm" svg:y="19.645cm">
            <draw:text-box>
              <text:p text:style-name="P26"><text:span text:style-name="T19">set </text:span><text:span text:style-name="T20">&lt;light-set&gt; | Operational</text:span></text:p>
              <text:p text:style-name="P26"><text:span text:style-name="T20">State</text:span><text:span text:style-name="T19"> = 'No Change'</text:span></text:p>
            </draw:text-box>
          </draw:frame>
        </draw:g>
        <draw:g draw:style-name="gr6" xml:id="id71" draw:id="id71">
          <draw:custom-shape draw:name="colored-shapes-gray 3" draw:style-name="gr347" draw:text-style-name="P28" draw:layer="layout" svg:width="0.627cm" svg:height="0.627cm" svg:x="1.473cm" svg:y="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21.509cm">
            <draw:text-box>
              <text:p>HA</text:p>
            </draw:text-box>
          </draw:frame>
        </draw:g>
        <draw:connector draw:style-name="gr62" draw:text-style-name="P35" draw:layer="layout" draw:type="curve" svg:x1="1.795cm" svg:y1="20.593cm" svg:x2="1.786cm" svg:y2="21.32cm" draw:end-shape="id71" draw:end-glue-point="0" svg:d="M1795 20593c0 163-9-200-9 727" svg:viewBox="0 0 10 728">
          <text:p/>
        </draw:connector>
        <draw:g draw:style-name="gr6">
          <draw:custom-shape draw:name="colored-shapes-gray 3" draw:style-name="gr348" draw:text-style-name="P28" draw:layer="layout" svg:width="0.627cm" svg:height="0.627cm" svg:x="1.473cm" svg:y="20.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20.43cm">
            <draw:text-box>
              <text:p>HA</text:p>
            </draw:text-box>
          </draw:frame>
        </draw:g>
        <draw:g draw:style-name="gr19">
          <draw:line draw:style-name="gr349" draw:text-style-name="P20" draw:layer="layout" svg:x1="2.099cm" svg:y1="21.655cm" svg:x2="3.945cm" svg:y2="21.655cm">
            <text:p/>
          </draw:line>
          <draw:frame draw:style-name="gr350" draw:text-style-name="P37" draw:layer="layout" svg:width="3.608cm" svg:height="1.221cm" svg:x="2.156cm" svg:y="20.378cm">
            <draw:text-box>
              <text:p text:style-name="P36"><text:span text:style-name="T26">&lt;Light Set &gt; | Operational State</text:span><text:span text:style-name="T27"> </text:span><text:span text:style-name="T27"><text:line-break/></text:span><text:span text:style-name="T27">changed to '</text:span><text:span text:style-name="T26">No Change</text:span><text:span text:style-name="T56">'</text:span></text:p>
            </draw:text-box>
          </draw:frame>
        </draw:g>
        <draw:g draw:style-name="gr19">
          <draw:polyline draw:style-name="gr351" draw:text-style-name="P25" draw:layer="layout" svg:width="2.437cm" svg:height="0.175cm" svg:x="11.291cm" svg:y="19.25cm" svg:viewBox="0 0 2438 176" draw:points="0,8 2438,0 2438,161 17,176">
            <text:p/>
          </draw:polyline>
          <draw:frame draw:style-name="gr352" draw:text-style-name="P27" draw:layer="layout" svg:width="3.702cm" svg:height="0.319cm" svg:x="11.36cm" svg:y="18.895cm">
            <draw:text-box>
              <text:p text:style-name="P26"><text:span text:style-name="T19">set LED to show state</text:span></text:p>
            </draw:text-box>
          </draw:frame>
        </draw:g>
        <draw:custom-shape draw:style-name="gr353" draw:text-style-name="P7" draw:layer="layout" svg:width="0.5cm" svg:height="1.774cm" svg:x="10.796cm" svg:y="18.647cm">
          <text:p/>
          <draw:enhanced-geometry svg:viewBox="0 0 21600 21600" draw:type="rectangle" draw:enhanced-path="M 0 0 L 21600 0 21600 21600 0 21600 0 0 Z N"/>
        </draw:custom-shape>
      </draw:page>
      <draw:page draw:name="page14" draw:style-name="dp1" draw:master-page-name="Default">
        <draw:g draw:style-name="gr6">
          <draw:line draw:style-name="gr354" draw:text-style-name="P7" draw:layer="layout" svg:x1="4.419cm" svg:y1="4.633cm" svg:x2="4.419cm" svg:y2="21.601cm">
            <text:p/>
          </draw:line>
          <draw:custom-shape draw:style-name="gr355" draw:text-style-name="P9" draw:layer="layout" svg:width="3.272cm" svg:height="1.233cm" svg:x="2.784cm" svg:y="4.6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 Set | Cancel All</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2.906cm" svg:y="4.442cm">
            <draw:text-box>
              <text:p><text:span text:style-name="T7">script</text:span></text:p>
            </draw:text-box>
          </draw:frame>
        </draw:g>
        <draw:custom-shape draw:style-name="gr356" draw:text-style-name="P7" draw:layer="layout" svg:width="0.5cm" svg:height="14.783cm" svg:x="4.178cm" svg:y="6.02cm">
          <text:p/>
          <draw:enhanced-geometry svg:viewBox="0 0 21600 21600" draw:type="rectangle" draw:enhanced-path="M 0 0 L 21600 0 21600 21600 0 21600 0 0 Z N"/>
        </draw:custom-shape>
        <draw:g draw:style-name="gr6">
          <draw:custom-shape draw:style-name="gr357" draw:text-style-name="P1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58" draw:text-style-name="P13" draw:layer="layout" svg:width="5.752cm" svg:height="0.779cm" svg:x="1.298cm" svg:y="1.305cm">
            <text:p text:style-name="P12"><text:span text:style-name="T8">sd </text:span><text:span text:style-name="T9">Light Set | Cancel All</text:span><text:span text:style-name="T10"> <text:s/></text:span></text:p>
            <draw:enhanced-geometry svg:viewBox="0 0 21600 21600" draw:type="non-primitve" draw:enhanced-path="M 0 0 L 21600 0 19000 21600 0 21600 0 0 Z N"/>
          </draw:custom-shape>
        </draw:g>
        <draw:frame draw:style-name="gr13" draw:text-style-name="P14" draw:layer="layout" svg:width="18.533cm" svg:height="2.211cm" svg:x="1.648cm" svg:y="24.327cm">
          <draw:text-box>
            <text:p><text:span text:style-name="T11">1</text:span><text:span text:style-name="T12"> xx.</text:span></text:p>
          </draw:text-box>
        </draw:frame>
        <draw:frame draw:style-name="gr14" draw:text-style-name="P15" draw:layer="layout" svg:width="1.544cm" svg:height="0.395cm" svg:x="1.637cm" svg:y="23.857cm">
          <draw:text-box>
            <text:p><text:span text:style-name="T13">NOTES --</text:span></text:p>
          </draw:text-box>
        </draw:frame>
        <draw:frame draw:style-name="gr15" draw:text-style-name="P16" draw:layer="layout" svg:width="18.657cm" svg:height="0.963cm" svg:x="1.443cm" svg:y="2.194cm">
          <draw:text-box>
            <text:p><text:span text:style-name="T14">Description</text:span><text:span text:style-name="T12">: Shows sequence of events for canceling all active light-sets.</text:span></text:p>
          </draw:text-box>
        </draw:frame>
        <draw:g draw:style-name="gr6">
          <draw:line draw:style-name="gr359" draw:text-style-name="P7" draw:layer="layout" svg:x1="9.22cm" svg:y1="4.575cm" svg:x2="9.22cm" svg:y2="22.925cm">
            <text:p/>
          </draw:line>
          <draw:custom-shape draw:style-name="gr360" draw:text-style-name="P9" draw:layer="layout" svg:width="3.272cm" svg:height="1.233cm" svg:x="7.585cm" svg:y="4.575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State Changed</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7.715cm" svg:y="4.381cm">
            <draw:text-box>
              <text:p><text:span text:style-name="T7">automation</text:span></text:p>
            </draw:text-box>
          </draw:frame>
        </draw:g>
        <draw:g draw:style-name="gr6">
          <draw:line draw:style-name="gr361" draw:text-style-name="P7" draw:layer="layout" svg:x1="11.033cm" svg:y1="3.247cm" svg:x2="11.033cm" svg:y2="22.804cm">
            <text:p/>
          </draw:line>
          <draw:custom-shape draw:style-name="gr362" draw:text-style-name="P9" draw:layer="layout" svg:width="3.272cm" svg:height="1.233cm" svg:x="9.398cm" svg:y="3.247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Set State Indicator</text:span></text:p>
            <draw:enhanced-geometry svg:viewBox="0 0 21600 21600" draw:mirror-horizontal="false" draw:mirror-vertical="false" draw:type="rectangle" draw:enhanced-path="M 0 0 L 21600 0 21600 21600 0 21600 0 0 Z N"/>
          </draw:custom-shape>
          <draw:frame draw:style-name="gr48" draw:text-style-name="P10" draw:layer="layout" svg:width="0.729cm" svg:height="0.369cm" svg:x="9.572cm" svg:y="3.042cm">
            <draw:text-box>
              <text:p><text:span text:style-name="T7">script</text:span></text:p>
            </draw:text-box>
          </draw:frame>
        </draw:g>
        <draw:g draw:style-name="gr6">
          <draw:custom-shape draw:style-name="gr363" draw:text-style-name="P11" draw:layer="layout" svg:width="17.74cm" svg:height="8.854cm" svg:x="2.385cm" svg:y="8.7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64" draw:text-style-name="P18" draw:layer="layout" svg:width="1.42cm" svg:height="0.699cm" svg:x="2.385cm" svg:y="8.748cm">
            <text:p text:style-name="P17"><text:span text:style-name="T15">loop</text:span></text:p>
            <draw:enhanced-geometry svg:viewBox="0 0 21600 21600" draw:mirror-horizontal="false" draw:mirror-vertical="false" draw:type="non-primitve" draw:enhanced-path="M 0 0 L 21600 0 19000 21600 0 21600 0 0 Z N"/>
          </draw:custom-shape>
        </draw:g>
        <draw:frame draw:style-name="gr365" draw:text-style-name="P64" draw:layer="layout" svg:width="3.562cm" svg:height="0.319cm" svg:x="3.934cm" svg:y="6.936cm">
          <draw:text-box>
            <text:p text:style-name="P36"><text:span text:style-name="T17">[Loop Over All Light-Sets ]</text:span><text:span text:style-name="T18"> </text:span></text:p>
          </draw:text-box>
        </draw:frame>
        <draw:g draw:style-name="gr19">
          <draw:line draw:style-name="gr366" draw:text-style-name="P20" draw:layer="layout" svg:x1="1.371cm" svg:y1="6.314cm" svg:x2="4.191cm" svg:y2="6.302cm">
            <text:p/>
          </draw:line>
          <draw:frame draw:style-name="gr367" draw:text-style-name="P22" draw:layer="layout" svg:width="2.729cm" svg:height="0.319cm" svg:x="1.368cm" svg:y="5.964cm">
            <draw:text-box>
              <text:p text:style-name="P21"><text:span text:style-name="T16"><text:s text:c="2"/></text:span></text:p>
            </draw:text-box>
          </draw:frame>
        </draw:g>
        <draw:g draw:style-name="gr6">
          <draw:line draw:style-name="gr368" draw:text-style-name="P7" draw:layer="layout" svg:x1="14.528cm" svg:y1="4.947cm" svg:x2="14.528cm" svg:y2="20.058cm">
            <text:p/>
          </draw:line>
          <draw:custom-shape draw:style-name="gr369" draw:text-style-name="P9" draw:layer="layout" svg:width="3.272cm" svg:height="1.233cm" svg:x="12.893cm" svg:y="4.947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Cancel One Light-Set</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13.015cm" svg:y="4.756cm">
            <draw:text-box>
              <text:p><text:span text:style-name="T7">script</text:span></text:p>
            </draw:text-box>
          </draw:frame>
        </draw:g>
        <draw:g draw:style-name="gr6">
          <draw:line draw:style-name="gr370" draw:text-style-name="P7" draw:layer="layout" svg:x1="18.628cm" svg:y1="4.961cm" svg:x2="18.628cm" svg:y2="16.213cm">
            <text:p/>
          </draw:line>
          <draw:custom-shape draw:style-name="gr371" draw:text-style-name="P9" draw:layer="layout" svg:width="3.272cm" svg:height="0.877cm" svg:x="16.993cm" svg:y="4.961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Timer Off</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17.115cm" svg:y="4.77cm">
            <draw:text-box>
              <text:p><text:span text:style-name="T7">script</text:span></text:p>
            </draw:text-box>
          </draw:frame>
        </draw:g>
        <draw:g draw:style-name="gr6">
          <draw:g draw:style-name="gr6" xml:id="id72" draw:id="id72">
            <draw:custom-shape draw:name="colored-shapes-gray 3" draw:style-name="gr372" draw:text-style-name="P28" draw:layer="layout" svg:width="0.627cm" svg:height="0.627cm" svg:x="1.466cm" svg:y="12.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2cm" svg:y="12.964cm">
              <draw:text-box>
                <text:p>HA</text:p>
              </draw:text-box>
            </draw:frame>
          </draw:g>
          <draw:g draw:style-name="gr6" xml:id="id73" draw:id="id73">
            <draw:custom-shape draw:name="colored-shapes-gray 3" draw:style-name="gr373" draw:text-style-name="P28" draw:layer="layout" svg:width="0.627cm" svg:height="0.627cm" svg:x="1.462cm" svg:y="14.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28cm" svg:y="14.75cm">
              <draw:text-box>
                <text:p>HA</text:p>
              </draw:text-box>
            </draw:frame>
          </draw:g>
          <draw:connector draw:style-name="gr62" draw:text-style-name="P35" draw:layer="layout" draw:type="curve" svg:x1="1.779cm" svg:y1="13.402cm" svg:x2="1.775cm" svg:y2="14.561cm" draw:start-shape="id72" draw:start-glue-point="2" draw:end-shape="id73" draw:end-glue-point="0" svg:d="M1779 13402c0 868-4 289-4 1159" svg:viewBox="0 0 5 1160">
            <text:p/>
          </draw:connector>
          <draw:g draw:style-name="gr6">
            <draw:custom-shape draw:style-name="gr374" draw:text-style-name="P11" draw:layer="layout" svg:width="16.878cm" svg:height="7.518cm" svg:x="2.942cm" svg:y="9.7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75" draw:text-style-name="P18" draw:layer="layout" svg:width="1.127cm" svg:height="0.699cm" svg:x="2.942cm" svg:y="9.728cm">
              <text:p text:style-name="P17"><text:span text:style-name="T15">alt</text:span></text:p>
              <draw:enhanced-geometry svg:viewBox="0 0 21600 21600" draw:mirror-horizontal="false" draw:mirror-vertical="false" draw:type="non-primitve" draw:enhanced-path="M 0 0 L 21600 0 19000 21600 0 21600 0 0 Z N"/>
            </draw:custom-shape>
          </draw:g>
          <draw:frame draw:style-name="gr376" draw:text-style-name="P24" draw:layer="layout" svg:width="9.832cm" svg:height="0.319cm" svg:x="3.026cm" svg:y="11.82cm">
            <draw:text-box>
              <text:p text:style-name="P23"><text:span text:style-name="T17">[&lt;light-set&gt; State != (Inactive' OR 'Deactivated' OR 'Disabled')]</text:span><text:span text:style-name="T18"> </text:span></text:p>
            </draw:text-box>
          </draw:frame>
          <draw:g draw:style-name="gr19">
            <draw:polyline draw:style-name="gr377" draw:text-style-name="P25" draw:layer="layout" svg:width="5.622cm" svg:height="0.196cm" svg:x="2.091cm" svg:y="12.913cm" svg:viewBox="0 0 5623 197" draw:points="2568,11 5623,0 5623,161 0,197">
              <text:p/>
            </draw:polyline>
            <draw:frame draw:style-name="gr378" draw:text-style-name="P27" draw:layer="layout" svg:width="3.447cm" svg:height="0.781cm" svg:x="4.745cm" svg:y="12.168cm">
              <draw:text-box>
                <text:p text:style-name="P26"><text:span text:style-name="T46">set </text:span><text:span text:style-name="T55">&lt;light-set&gt;</text:span><text:span text:style-name="T55"><text:line-break/></text:span><text:span text:style-name="T55">State</text:span><text:span text:style-name="T16"> = '</text:span><text:span text:style-name="T55">Cancel In Process'</text:span></text:p>
              </draw:text-box>
            </draw:frame>
          </draw:g>
          <draw:g draw:style-name="gr19">
            <draw:line draw:style-name="gr379" draw:text-style-name="P20" draw:layer="layout" svg:x1="2.096cm" svg:y1="14.877cm" svg:x2="8.21cm" svg:y2="14.877cm">
              <text:p/>
            </draw:line>
            <draw:frame draw:style-name="gr380" draw:text-style-name="P37" draw:layer="layout" svg:width="4.302cm" svg:height="1.149cm" svg:x="2.153cm" svg:y="13.702cm">
              <draw:text-box>
                <text:p text:style-name="P36"><text:span text:style-name="T25">trigger: Entity </text:span><text:span text:style-name="T26">&lt;lightset&gt; | State</text:span><text:span text:style-name="T27"> </text:span><text:span text:style-name="T27"><text:line-break/></text:span><text:span text:style-name="T27">changed to </text:span><text:span text:style-name="T26">Cancel In Process</text:span></text:p>
              </draw:text-box>
            </draw:frame>
          </draw:g>
          <draw:polyline draw:style-name="gr381" draw:text-style-name="P25" xml:id="id75" draw:id="id75" draw:layer="layout" svg:width="3.077cm" svg:height="3.067cm" svg:x="4.676cm" svg:y="13.64cm" svg:viewBox="0 0 3078 3068" draw:points="0,0 3078,0 3078,3034 22,3068">
            <draw:glue-point draw:id="4" svg:x="5.004cm" svg:y="-0.604cm"/>
            <draw:glue-point draw:id="5" svg:x="5.016cm" svg:y="4.686cm"/>
            <draw:glue-point draw:id="6" svg:x="4.996cm" svg:y="3.213cm"/>
            <draw:glue-point draw:id="7" svg:x="5.009cm" svg:y="-2.138cm"/>
            <text:p/>
          </draw:polyline>
          <draw:frame draw:style-name="gr382" draw:text-style-name="P27" draw:layer="layout" svg:width="3.545cm" svg:height="0.319cm" svg:x="4.785cm" svg:y="13.296cm">
            <draw:text-box>
              <text:p text:style-name="P26"><text:span text:style-name="T19">WAIT for state = Inactive</text:span></text:p>
            </draw:text-box>
          </draw:frame>
          <draw:connector draw:style-name="gr383" draw:text-style-name="P72" draw:layer="layout" draw:type="line" svg:x1="8.224cm" svg:y1="16.153cm" svg:x2="7.752cm" svg:y2="16.159cm" draw:start-shape="id74" draw:start-glue-point="11" draw:end-shape="id75" draw:end-glue-point="6" svg:d="M8224 16153l-472 6" svg:viewBox="0 0 473 7">
            <text:p/>
          </draw:connector>
          <draw:frame draw:style-name="gr384" draw:text-style-name="P24" draw:layer="layout" svg:width="5.669cm" svg:height="0.319cm" svg:x="3.026cm" svg:y="10.521cm">
            <draw:text-box>
              <text:p text:style-name="P23"><text:span text:style-name="T17">[&lt;light-set&gt; | State == 'Cancel In Process']</text:span><text:span text:style-name="T18"> </text:span></text:p>
            </draw:text-box>
          </draw:frame>
          <draw:line draw:style-name="gr184" draw:text-style-name="P19" draw:layer="layout" svg:x1="2.958cm" svg:y1="11.745cm" svg:x2="19.836cm" svg:y2="11.745cm">
            <text:p/>
          </draw:line>
          <draw:g draw:style-name="gr19">
            <draw:polyline draw:style-name="gr385" draw:text-style-name="P25" draw:layer="layout" svg:width="3.054cm" svg:height="0.18cm" svg:x="4.695cm" svg:y="11.335cm" svg:viewBox="0 0 3055 181" draw:points="0,11 3055,0 3055,161 0,181">
              <draw:glue-point draw:id="4" svg:x="5.004cm" svg:y="-0.604cm"/>
              <text:p/>
            </draw:polyline>
            <draw:frame draw:style-name="gr386" draw:text-style-name="P27" draw:layer="layout" svg:width="3.545cm" svg:height="0.319cm" svg:x="4.781cm" svg:y="10.98cm">
              <draw:text-box>
                <text:p text:style-name="P26"><text:span text:style-name="T19">WAIT for state = Inactive</text:span></text:p>
              </draw:text-box>
            </draw:frame>
          </draw:g>
          <draw:g draw:style-name="gr6">
            <draw:custom-shape draw:style-name="gr387" draw:text-style-name="P32" xml:id="id74" draw:id="id74" draw:layer="layout" svg:width="11.186cm" svg:height="1.993cm" svg:x="8.224cm" svg:y="14.4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3"/>
              <draw:enhanced-geometry svg:viewBox="0 0 21600 21600" draw:mirror-horizontal="false" draw:mirror-vertical="false" draw:type="rectangle" draw:enhanced-path="M 0 0 L 21600 0 21600 21600 0 21600 0 0 Z N"/>
            </draw:custom-shape>
            <draw:custom-shape draw:style-name="gr388" draw:text-style-name="P18" draw:layer="layout" svg:width="1.166cm" svg:height="0.699cm" svg:x="8.224cm" svg:y="14.493cm">
              <text:p text:style-name="P17"><text:span text:style-name="T15">ref</text:span></text:p>
              <draw:enhanced-geometry svg:viewBox="0 0 21600 21600" draw:mirror-horizontal="false" draw:mirror-vertical="false" draw:type="non-primitve" draw:enhanced-path="M 0 0 L 21600 0 19000 21600 0 21600 0 0 Z N"/>
            </draw:custom-shape>
            <draw:frame draw:style-name="gr389" draw:text-style-name="P34" draw:layer="layout" svg:width="3.997cm" svg:height="0.319cm" svg:x="8.611cm" svg:y="15.531cm">
              <draw:text-box>
                <text:p text:style-name="P33"><text:span text:style-name="T17">See sd </text:span><text:span text:style-name="T24">lightset Cancel</text:span><text:span text:style-name="T17"> </text:span></text:p>
              </draw:text-box>
            </draw:frame>
          </draw:g>
        </draw:g>
        <draw:custom-shape draw:style-name="gr390" draw:text-style-name="P11" draw:layer="layout" svg:width="5.289cm" svg:height="1.747cm" svg:x="2.363cm" svg:y="6.6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91" draw:text-style-name="P18" draw:layer="layout" svg:width="1.244cm" svg:height="0.699cm" svg:x="2.363cm" svg:y="6.673cm">
          <text:p text:style-name="P17"><text:span text:style-name="T15">opt</text:span></text:p>
          <draw:enhanced-geometry svg:viewBox="0 0 21600 21600" draw:mirror-horizontal="false" draw:mirror-vertical="false" draw:type="non-primitve" draw:enhanced-path="M 0 0 L 21600 0 19000 21600 0 21600 0 0 Z N"/>
        </draw:custom-shape>
        <draw:frame draw:style-name="gr392" draw:text-style-name="P64" draw:layer="layout" svg:width="3.598cm" svg:height="0.637cm" svg:x="3.698cm" svg:y="6.819cm">
          <draw:text-box>
            <text:p text:style-name="P23"><text:span text:style-name="T17">[script 'On_by-label' OR '</text:span><text:span text:style-name="T17"><text:line-break/></text:span><text:span text:style-name="T17">Off-by-Areas' are Running]</text:span><text:span text:style-name="T18"> </text:span></text:p>
          </draw:text-box>
        </draw:frame>
        <draw:g draw:style-name="gr19">
          <draw:polyline draw:style-name="gr393" draw:text-style-name="P25" draw:layer="layout" svg:width="2.437cm" svg:height="0.176cm" svg:x="4.695cm" svg:y="7.986cm" svg:viewBox="0 0 2438 177" draw:points="0,8 2438,0 2438,161 12,177">
            <text:p/>
          </draw:polyline>
          <draw:frame draw:style-name="gr394" draw:text-style-name="P27" draw:layer="layout" svg:width="2.63cm" svg:height="0.319cm" svg:x="4.764cm" svg:y="7.631cm">
            <draw:text-box>
              <text:p text:style-name="P26"><text:span text:style-name="T19">turn_off those scripts</text:span></text:p>
            </draw:text-box>
          </draw:frame>
        </draw:g>
      </draw:page>
      <draw:page draw:name="page15" draw:style-name="dp1" draw:master-page-name="Default">
        <draw:g draw:style-name="gr6">
          <draw:line draw:style-name="gr395" draw:text-style-name="P7" draw:layer="layout" svg:x1="4.419cm" svg:y1="4.333cm" svg:x2="4.419cm" svg:y2="17.406cm">
            <text:p/>
          </draw:line>
          <draw:custom-shape draw:style-name="gr396" draw:text-style-name="P9" draw:layer="layout" svg:width="3.272cm" svg:height="1.233cm" svg:x="2.784cm" svg:y="4.333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Deactivate-Disable</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2.906cm" svg:y="4.142cm">
            <draw:text-box>
              <text:p><text:span text:style-name="T7">script</text:span></text:p>
            </draw:text-box>
          </draw:frame>
        </draw:g>
        <draw:custom-shape draw:style-name="gr397" draw:text-style-name="P7" draw:layer="layout" svg:width="0.5cm" svg:height="10.937cm" svg:x="4.178cm" svg:y="6.02cm">
          <text:p/>
          <draw:enhanced-geometry svg:viewBox="0 0 21600 21600" draw:type="rectangle" draw:enhanced-path="M 0 0 L 21600 0 21600 21600 0 21600 0 0 Z N"/>
        </draw:custom-shape>
        <draw:g draw:style-name="gr6">
          <draw:custom-shape draw:style-name="gr398" draw:text-style-name="P11" draw:layer="layout" svg:width="19.079cm" svg:height="25.38cm" svg:x="1.298cm" svg:y="1.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399" draw:text-style-name="P13" draw:layer="layout" svg:width="6.944cm" svg:height="0.779cm" svg:x="1.298cm" svg:y="1.305cm">
            <text:p text:style-name="P12"><text:span text:style-name="T8">sd </text:span><text:span text:style-name="T9">lightset Deactivate-Disable</text:span><text:span text:style-name="T10"> <text:s/></text:span></text:p>
            <draw:enhanced-geometry svg:viewBox="0 0 21600 21600" draw:type="non-primitve" draw:enhanced-path="M 0 0 L 21600 0 19000 21600 0 21600 0 0 Z N"/>
          </draw:custom-shape>
        </draw:g>
        <draw:frame draw:style-name="gr15" draw:text-style-name="P16" draw:layer="layout" svg:width="18.657cm" svg:height="0.963cm" svg:x="1.443cm" svg:y="2.194cm">
          <draw:text-box>
            <text:p><text:span text:style-name="T14">Description</text:span><text:span text:style-name="T12">: Shows sequence of events for putting a given light-set into either the Deactivated or Disabled state.</text:span></text:p>
          </draw:text-box>
        </draw:frame>
        <draw:g draw:style-name="gr6" xml:id="id76" draw:id="id76">
          <draw:custom-shape draw:name="colored-shapes-gray 3" draw:style-name="gr400" draw:text-style-name="P28" draw:layer="layout" svg:width="0.627cm" svg:height="0.627cm" svg:x="1.473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9cm" svg:y="11.809cm">
            <draw:text-box>
              <text:p>HA</text:p>
            </draw:text-box>
          </draw:frame>
        </draw:g>
        <draw:g draw:style-name="gr6">
          <draw:line draw:style-name="gr401" draw:text-style-name="P7" draw:layer="layout" svg:x1="9.22cm" svg:y1="4.575cm" svg:x2="9.22cm" svg:y2="26.491cm">
            <text:p/>
          </draw:line>
          <draw:custom-shape draw:style-name="gr402" draw:text-style-name="P9" draw:layer="layout" svg:width="3.272cm" svg:height="1.233cm" svg:x="7.585cm" svg:y="4.575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State Changed</text:span></text:p>
            <draw:enhanced-geometry svg:viewBox="0 0 21600 21600" draw:mirror-horizontal="false" draw:mirror-vertical="false" draw:type="rectangle" draw:enhanced-path="M 0 0 L 21600 0 21600 21600 0 21600 0 0 Z N"/>
          </draw:custom-shape>
          <draw:frame draw:style-name="gr36" draw:text-style-name="P10" draw:layer="layout" svg:width="1.455cm" svg:height="0.369cm" svg:x="7.715cm" svg:y="4.381cm">
            <draw:text-box>
              <text:p><text:span text:style-name="T7">automation</text:span></text:p>
            </draw:text-box>
          </draw:frame>
        </draw:g>
        <draw:g draw:style-name="gr6">
          <draw:line draw:style-name="gr403" draw:text-style-name="P7" draw:layer="layout" svg:x1="11.033cm" svg:y1="3.247cm" svg:x2="11.033cm" svg:y2="26.531cm">
            <text:p/>
          </draw:line>
          <draw:custom-shape draw:style-name="gr404" draw:text-style-name="P9" draw:layer="layout" svg:width="3.272cm" svg:height="1.233cm" svg:x="9.398cm" svg:y="3.247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Set State Indicator</text:span></text:p>
            <draw:enhanced-geometry svg:viewBox="0 0 21600 21600" draw:mirror-horizontal="false" draw:mirror-vertical="false" draw:type="rectangle" draw:enhanced-path="M 0 0 L 21600 0 21600 21600 0 21600 0 0 Z N"/>
          </draw:custom-shape>
          <draw:frame draw:style-name="gr48" draw:text-style-name="P10" draw:layer="layout" svg:width="0.729cm" svg:height="0.369cm" svg:x="9.572cm" svg:y="3.042cm">
            <draw:text-box>
              <text:p><text:span text:style-name="T7">script</text:span></text:p>
            </draw:text-box>
          </draw:frame>
        </draw:g>
        <draw:g draw:style-name="gr6" xml:id="id77" draw:id="id77">
          <draw:custom-shape draw:name="colored-shapes-gray 3" draw:style-name="gr405" draw:text-style-name="P28" draw:layer="layout" svg:width="0.627cm" svg:height="0.627cm" svg:x="1.469cm" svg:y="1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5cm" svg:y="13.595cm">
            <draw:text-box>
              <text:p>HA</text:p>
            </draw:text-box>
          </draw:frame>
        </draw:g>
        <draw:connector draw:style-name="gr62" draw:text-style-name="P35" draw:layer="layout" draw:type="curve" svg:x1="1.786cm" svg:y1="12.247cm" svg:x2="1.782cm" svg:y2="13.406cm" draw:start-shape="id76" draw:start-glue-point="2" draw:end-shape="id77" draw:end-glue-point="0" svg:d="M1786 12247c0 868-4 289-4 1159" svg:viewBox="0 0 5 1160">
          <text:p/>
        </draw:connector>
        <draw:g draw:style-name="gr6">
          <draw:custom-shape draw:style-name="gr406" draw:text-style-name="P11" draw:layer="layout" svg:width="16.878cm" svg:height="7.518cm" svg:x="2.949cm" svg:y="8.5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407" draw:text-style-name="P18" draw:layer="layout" svg:width="1.127cm" svg:height="0.699cm" svg:x="2.949cm" svg:y="8.573cm">
            <text:p text:style-name="P17"><text:span text:style-name="T15">alt</text:span></text:p>
            <draw:enhanced-geometry svg:viewBox="0 0 21600 21600" draw:mirror-horizontal="false" draw:mirror-vertical="false" draw:type="non-primitve" draw:enhanced-path="M 0 0 L 21600 0 19000 21600 0 21600 0 0 Z N"/>
          </draw:custom-shape>
        </draw:g>
        <draw:frame draw:style-name="gr408" draw:text-style-name="P24" draw:layer="layout" svg:width="9.832cm" svg:height="0.319cm" svg:x="3.033cm" svg:y="10.665cm">
          <draw:text-box>
            <text:p text:style-name="P23"><text:span text:style-name="T17">[&lt;light-set&gt; State != (Inactive' OR 'Deactivated' OR 'Disabled')]</text:span><text:span text:style-name="T18"> </text:span></text:p>
          </draw:text-box>
        </draw:frame>
        <draw:custom-shape draw:style-name="gr409" draw:text-style-name="P11" draw:layer="layout" svg:width="5.289cm" svg:height="1.747cm" svg:x="2.363cm" svg:y="6.5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410" draw:text-style-name="P18" draw:layer="layout" svg:width="1.244cm" svg:height="0.699cm" svg:x="2.363cm" svg:y="6.573cm">
          <text:p text:style-name="P17"><text:span text:style-name="T15">opt</text:span></text:p>
          <draw:enhanced-geometry svg:viewBox="0 0 21600 21600" draw:mirror-horizontal="false" draw:mirror-vertical="false" draw:type="non-primitve" draw:enhanced-path="M 0 0 L 21600 0 19000 21600 0 21600 0 0 Z N"/>
        </draw:custom-shape>
        <draw:frame draw:style-name="gr411" draw:text-style-name="P64" draw:layer="layout" svg:width="3.598cm" svg:height="0.637cm" svg:x="3.698cm" svg:y="6.719cm">
          <draw:text-box>
            <text:p text:style-name="P23"><text:span text:style-name="T17">[script 'On_by-label' OR '</text:span><text:span text:style-name="T17"><text:line-break/></text:span><text:span text:style-name="T17">Off-by-Areas' are Running]</text:span><text:span text:style-name="T18"> </text:span></text:p>
          </draw:text-box>
        </draw:frame>
        <draw:g draw:style-name="gr19">
          <draw:polyline draw:style-name="gr412" draw:text-style-name="P25" draw:layer="layout" svg:width="2.437cm" svg:height="0.176cm" svg:x="4.695cm" svg:y="7.886cm" svg:viewBox="0 0 2438 177" draw:points="0,8 2438,0 2438,161 12,177">
            <text:p/>
          </draw:polyline>
          <draw:frame draw:style-name="gr413" draw:text-style-name="P27" draw:layer="layout" svg:width="2.63cm" svg:height="0.319cm" svg:x="4.764cm" svg:y="7.531cm">
            <draw:text-box>
              <text:p text:style-name="P26"><text:span text:style-name="T19">turn_off those scripts</text:span></text:p>
            </draw:text-box>
          </draw:frame>
        </draw:g>
        <draw:g draw:style-name="gr19">
          <draw:glue-point draw:id="4" svg:x="-1.845cm" svg:y="-1.811cm"/>
          <draw:line draw:style-name="gr414" draw:text-style-name="P20" draw:layer="layout" svg:x1="1.371cm" svg:y1="6.314cm" svg:x2="4.191cm" svg:y2="6.302cm">
            <text:p/>
          </draw:line>
          <draw:frame draw:style-name="gr415" draw:text-style-name="P22" draw:layer="layout" svg:width="2.729cm" svg:height="0.637cm" svg:x="1.368cm" svg:y="5.646cm">
            <draw:text-box>
              <text:p text:style-name="P21"><text:span text:style-name="T59">lightset_label</text:span><text:span text:style-name="T16"> </text:span></text:p>
              <text:p text:style-name="P21"><text:span text:style-name="T59">exit_state</text:span></text:p>
            </draw:text-box>
          </draw:frame>
        </draw:g>
        <draw:g draw:style-name="gr19">
          <draw:polyline draw:style-name="gr416" draw:text-style-name="P25" draw:layer="layout" svg:width="5.622cm" svg:height="0.196cm" svg:x="2.098cm" svg:y="11.758cm" svg:viewBox="0 0 5623 197" draw:points="2568,11 5623,0 5623,161 0,197">
            <text:p/>
          </draw:polyline>
          <draw:frame draw:style-name="gr417" draw:text-style-name="P27" draw:layer="layout" svg:width="3.447cm" svg:height="0.781cm" svg:x="4.752cm" svg:y="11.013cm">
            <draw:text-box>
              <text:p text:style-name="P26"><text:span text:style-name="T46">set </text:span><text:span text:style-name="T55">&lt;light-set&gt;</text:span><text:span text:style-name="T55"><text:line-break/></text:span><text:span text:style-name="T55">State</text:span><text:span text:style-name="T16"> = '</text:span><text:span text:style-name="T55">Cancel In Process'</text:span></text:p>
            </draw:text-box>
          </draw:frame>
        </draw:g>
        <draw:g draw:style-name="gr6">
          <draw:line draw:style-name="gr418" draw:text-style-name="P7" draw:layer="layout" svg:x1="14.528cm" svg:y1="4.947cm" svg:x2="14.528cm" svg:y2="15.598cm">
            <text:p/>
          </draw:line>
          <draw:custom-shape draw:style-name="gr419" draw:text-style-name="P9" draw:layer="layout" svg:width="3.272cm" svg:height="1.233cm" svg:x="12.893cm" svg:y="4.947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Cancel One Light-Set</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13.015cm" svg:y="4.756cm">
            <draw:text-box>
              <text:p><text:span text:style-name="T7">script</text:span></text:p>
            </draw:text-box>
          </draw:frame>
        </draw:g>
        <draw:g draw:style-name="gr6">
          <draw:line draw:style-name="gr420" draw:text-style-name="P7" draw:layer="layout" svg:x1="18.628cm" svg:y1="4.961cm" svg:x2="18.628cm" svg:y2="15.586cm">
            <text:p/>
          </draw:line>
          <draw:custom-shape draw:style-name="gr421" draw:text-style-name="P9" draw:layer="layout" svg:width="3.272cm" svg:height="0.877cm" svg:x="16.993cm" svg:y="4.961cm">
            <draw:glue-point draw:id="4" svg:x="4.446cm" svg:y="5.295cm"/>
            <draw:glue-point draw:id="5" svg:x="2.223cm" svg:y="5.295cm"/>
            <draw:glue-point draw:id="6" svg:x="-2.22cm" svg:y="5.295cm"/>
            <draw:glue-point draw:id="7" svg:x="-4.442cm" svg:y="5.295cm"/>
            <draw:glue-point draw:id="8" svg:x="0.001cm" svg:y="-0.544cm" draw:align="bottom-left"/>
            <draw:glue-point draw:id="9" svg:x="-0.001cm" svg:y="-0.544cm" draw:align="bottom-right"/>
            <text:p text:style-name="P8"><text:span text:style-name="T6">lightset Timer Off</text:span></text:p>
            <draw:enhanced-geometry svg:viewBox="0 0 21600 21600" draw:mirror-horizontal="false" draw:mirror-vertical="false" draw:type="rectangle" draw:enhanced-path="M 0 0 L 21600 0 21600 21600 0 21600 0 0 Z N"/>
          </draw:custom-shape>
          <draw:frame draw:style-name="gr9" draw:text-style-name="P10" draw:layer="layout" svg:width="0.73cm" svg:height="0.369cm" svg:x="17.115cm" svg:y="4.77cm">
            <draw:text-box>
              <text:p><text:span text:style-name="T7">script</text:span></text:p>
            </draw:text-box>
          </draw:frame>
        </draw:g>
        <draw:g draw:style-name="gr19">
          <draw:line draw:style-name="gr422" draw:text-style-name="P20" draw:layer="layout" svg:x1="2.103cm" svg:y1="13.722cm" svg:x2="8.217cm" svg:y2="13.722cm">
            <text:p/>
          </draw:line>
          <draw:frame draw:style-name="gr423" draw:text-style-name="P37" draw:layer="layout" svg:width="4.302cm" svg:height="0.831cm" svg:x="2.16cm" svg:y="12.865cm">
            <draw:text-box>
              <text:p text:style-name="P36"><text:span text:style-name="T25">trigger: Entity </text:span><text:span text:style-name="T26">&lt;lightset&gt; | State</text:span><text:span text:style-name="T27"> changed to </text:span><text:span text:style-name="T26">Cancel In Process</text:span></text:p>
            </draw:text-box>
          </draw:frame>
        </draw:g>
        <draw:connector draw:style-name="gr62" draw:text-style-name="P35" draw:layer="layout" draw:type="curve" svg:x1="1.795cm" svg:y1="17.234cm" svg:x2="1.795cm" svg:y2="18.336cm" draw:end-shape="id78" draw:end-glue-point="0" svg:d="M1795 17234v1102" svg:viewBox="0 0 1 1103">
          <text:p/>
        </draw:connector>
        <draw:g draw:style-name="gr6">
          <draw:custom-shape draw:name="colored-shapes-gray 3" draw:style-name="gr424" draw:text-style-name="P28" draw:layer="layout" svg:width="0.627cm" svg:height="0.627cm" svg:x="1.491cm" svg:y="16.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57cm" svg:y="16.915cm">
            <draw:text-box>
              <text:p>HA</text:p>
            </draw:text-box>
          </draw:frame>
        </draw:g>
        <draw:g draw:style-name="gr6" xml:id="id78" draw:id="id78">
          <draw:custom-shape draw:name="colored-shapes-gray 3" draw:style-name="gr425" draw:text-style-name="P28" draw:layer="layout" svg:width="0.627cm" svg:height="0.627cm" svg:x="1.482cm" svg:y="18.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48cm" svg:y="18.525cm">
            <draw:text-box>
              <text:p>HA</text:p>
            </draw:text-box>
          </draw:frame>
        </draw:g>
        <draw:g draw:style-name="gr19">
          <draw:line draw:style-name="gr426" draw:text-style-name="P20" draw:layer="layout" svg:x1="2.116cm" svg:y1="18.652cm" svg:x2="8.985cm" svg:y2="18.652cm">
            <text:p/>
          </draw:line>
          <draw:frame draw:style-name="gr427" draw:text-style-name="P37" draw:layer="layout" svg:width="4.996cm" svg:height="0.759cm" svg:x="2.173cm" svg:y="17.867cm">
            <draw:text-box>
              <text:p text:style-name="P36"><text:span text:style-name="T25">trigger: Entity </text:span><text:span text:style-name="T26">&lt;lightset&gt; | State</text:span><text:span text:style-name="T27"> </text:span><text:span text:style-name="T27"><text:line-break/></text:span><text:span text:style-name="T27">changed to </text:span><text:span text:style-name="T28">exit_state</text:span></text:p>
            </draw:text-box>
          </draw:frame>
        </draw:g>
        <draw:custom-shape draw:style-name="gr428" draw:text-style-name="P7" draw:layer="layout" svg:width="0.5cm" svg:height="1.911cm" svg:x="8.998cm" svg:y="18.52cm">
          <text:p/>
          <draw:enhanced-geometry svg:viewBox="0 0 21600 21600" draw:type="rectangle" draw:enhanced-path="M 0 0 L 21600 0 21600 21600 0 21600 0 0 Z N"/>
        </draw:custom-shape>
        <draw:polyline draw:style-name="gr429" draw:text-style-name="P25" xml:id="id80" draw:id="id80" draw:layer="layout" svg:width="3.077cm" svg:height="3.067cm" svg:x="4.683cm" svg:y="12.485cm" svg:viewBox="0 0 3078 3068" draw:points="0,0 3078,0 3078,3034 22,3068">
          <draw:glue-point draw:id="4" svg:x="5.004cm" svg:y="-0.604cm"/>
          <draw:glue-point draw:id="5" svg:x="5.016cm" svg:y="4.686cm"/>
          <draw:glue-point draw:id="6" svg:x="4.996cm" svg:y="3.213cm"/>
          <draw:glue-point draw:id="7" svg:x="5.009cm" svg:y="-2.138cm"/>
          <text:p/>
        </draw:polyline>
        <draw:frame draw:style-name="gr430" draw:text-style-name="P27" draw:layer="layout" svg:width="3.545cm" svg:height="0.319cm" svg:x="4.792cm" svg:y="12.141cm">
          <draw:text-box>
            <text:p text:style-name="P26"><text:span text:style-name="T19">WAIT for state = Inactive</text:span></text:p>
          </draw:text-box>
        </draw:frame>
        <draw:connector draw:style-name="gr431" draw:text-style-name="P72" draw:layer="layout" draw:type="line" svg:x1="8.231cm" svg:y1="14.998cm" svg:x2="7.759cm" svg:y2="15.004cm" draw:start-shape="id79" draw:start-glue-point="11" draw:end-shape="id80" draw:end-glue-point="6" svg:d="M8231 14998l-472 6" svg:viewBox="0 0 473 7">
          <text:p/>
        </draw:connector>
        <draw:g draw:style-name="gr19">
          <draw:polyline draw:style-name="gr432" draw:text-style-name="P25" draw:layer="layout" svg:width="5.631cm" svg:height="0.198cm" svg:x="2.125cm" svg:y="16.848cm" svg:viewBox="0 0 5632 199" draw:points="2577,11 5632,0 5632,161 0,199">
            <draw:glue-point draw:id="4" svg:x="5.004cm" svg:y="-0.604cm"/>
            <text:p/>
          </draw:polyline>
          <draw:frame draw:style-name="gr433" draw:text-style-name="P27" draw:layer="layout" svg:width="4.687cm" svg:height="0.319cm" svg:x="4.788cm" svg:y="16.493cm">
            <draw:text-box>
              <text:p text:style-name="P26"><text:span text:style-name="T19">SET </text:span><text:span text:style-name="T20">&lt;lightset&gt; | State</text:span><text:span text:style-name="T19"> = <text:s/></text:span><text:span text:style-name="T20">exit_state</text:span><text:span text:style-name="T19"> </text:span></text:p>
            </draw:text-box>
          </draw:frame>
        </draw:g>
        <draw:frame draw:style-name="gr434" draw:text-style-name="P24" draw:layer="layout" svg:width="5.669cm" svg:height="0.319cm" svg:x="3.033cm" svg:y="9.366cm">
          <draw:text-box>
            <text:p text:style-name="P23"><text:span text:style-name="T17">[&lt;light-set&gt; | State == 'Cancel In Process']</text:span><text:span text:style-name="T18"> </text:span></text:p>
          </draw:text-box>
        </draw:frame>
        <draw:line draw:style-name="gr184" draw:text-style-name="P19" draw:layer="layout" svg:x1="2.965cm" svg:y1="10.59cm" svg:x2="19.843cm" svg:y2="10.59cm">
          <text:p/>
        </draw:line>
        <draw:g draw:style-name="gr19">
          <draw:polyline draw:style-name="gr435" draw:text-style-name="P25" draw:layer="layout" svg:width="3.054cm" svg:height="0.18cm" svg:x="4.702cm" svg:y="10.18cm" svg:viewBox="0 0 3055 181" draw:points="0,11 3055,0 3055,161 0,181">
            <draw:glue-point draw:id="4" svg:x="5.004cm" svg:y="-0.604cm"/>
            <text:p/>
          </draw:polyline>
          <draw:frame draw:style-name="gr436" draw:text-style-name="P27" draw:layer="layout" svg:width="3.545cm" svg:height="0.319cm" svg:x="4.788cm" svg:y="9.825cm">
            <draw:text-box>
              <text:p text:style-name="P26"><text:span text:style-name="T19">WAIT for state = Inactive</text:span></text:p>
            </draw:text-box>
          </draw:frame>
        </draw:g>
        <draw:g draw:style-name="gr6">
          <draw:custom-shape draw:style-name="gr437" draw:text-style-name="P32" xml:id="id79" draw:id="id79" draw:layer="layout" svg:width="11.186cm" svg:height="1.993cm" svg:x="8.231cm" svg:y="13.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3"><text:span text:style-name="T60"/></text:p>
            <draw:enhanced-geometry svg:viewBox="0 0 21600 21600" draw:mirror-horizontal="false" draw:mirror-vertical="false" draw:type="rectangle" draw:enhanced-path="M 0 0 L 21600 0 21600 21600 0 21600 0 0 Z N"/>
          </draw:custom-shape>
          <draw:custom-shape draw:style-name="gr438" draw:text-style-name="P18" draw:layer="layout" svg:width="1.166cm" svg:height="0.699cm" svg:x="8.231cm" svg:y="13.338cm">
            <text:p text:style-name="P17"><text:span text:style-name="T15">ref</text:span></text:p>
            <draw:enhanced-geometry svg:viewBox="0 0 21600 21600" draw:mirror-horizontal="false" draw:mirror-vertical="false" draw:type="non-primitve" draw:enhanced-path="M 0 0 L 21600 0 19000 21600 0 21600 0 0 Z N"/>
          </draw:custom-shape>
          <draw:frame draw:style-name="gr439" draw:text-style-name="P34" draw:layer="layout" svg:width="3.997cm" svg:height="0.319cm" svg:x="8.618cm" svg:y="14.376cm">
            <draw:text-box>
              <text:p text:style-name="P33"><text:span text:style-name="T17">See sd </text:span><text:span text:style-name="T24">lightset Cancel</text:span><text:span text:style-name="T17"> </text:span></text:p>
            </draw:text-box>
          </draw:frame>
        </draw:g>
        <draw:custom-shape draw:style-name="gr440" draw:text-style-name="P7" draw:layer="layout" svg:width="0.5cm" svg:height="2.695cm" svg:x="3.955cm" svg:y="21.659cm">
          <text:p/>
          <draw:enhanced-geometry svg:viewBox="0 0 21600 21600" draw:type="rectangle" draw:enhanced-path="M 0 0 L 21600 0 21600 21600 0 21600 0 0 Z N"/>
        </draw:custom-shape>
        <draw:g draw:style-name="gr6">
          <draw:custom-shape draw:style-name="gr441" draw:text-style-name="P11" draw:layer="layout" svg:width="5.117cm" svg:height="1.936cm" svg:x="3.145cm" svg:y="22.0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draw:enhanced-geometry svg:viewBox="0 0 21600 21600" draw:mirror-horizontal="false" draw:mirror-vertical="false" draw:type="rectangle" draw:enhanced-path="M 0 0 L 21600 0 21600 21600 0 21600 0 0 Z N"/>
          </draw:custom-shape>
          <draw:custom-shape draw:style-name="gr442" draw:text-style-name="P18" draw:layer="layout" svg:width="1.244cm" svg:height="0.699cm" svg:x="3.145cm" svg:y="22.087cm">
            <text:p text:style-name="P17"><text:span text:style-name="T15">opt</text:span></text:p>
            <draw:enhanced-geometry svg:viewBox="0 0 21600 21600" draw:mirror-horizontal="false" draw:mirror-vertical="false" draw:type="non-primitve" draw:enhanced-path="M 0 0 L 21600 0 19000 21600 0 21600 0 0 Z N"/>
          </draw:custom-shape>
        </draw:g>
        <draw:frame draw:style-name="gr443" draw:text-style-name="P24" draw:layer="layout" svg:width="4.411cm" svg:height="0.955cm" svg:x="3.431cm" svg:y="22.883cm">
          <draw:text-box>
            <text:p text:style-name="P23"><text:span text:style-name="T17">[</text:span><text:span text:style-name="T58">by design, no action will occur since the helper is already in it's correct state</text:span><text:span text:style-name="T17">]</text:span></text:p>
          </draw:text-box>
        </draw:frame>
        <draw:g draw:style-name="gr19">
          <draw:polyline draw:style-name="gr444" draw:text-style-name="P25" draw:layer="layout" svg:width="11.621cm" svg:height="0.235cm" svg:x="2.103cm" svg:y="20.332cm" svg:viewBox="0 0 11622 236" draw:points="9184,8 11622,0 11622,161 0,236">
            <text:p/>
          </draw:polyline>
          <draw:frame draw:style-name="gr445" draw:text-style-name="P27" draw:layer="layout" svg:width="3.706cm" svg:height="0.637cm" svg:x="11.356cm" svg:y="19.659cm">
            <draw:text-box>
              <text:p text:style-name="P26"><text:span text:style-name="T19">set </text:span><text:span text:style-name="T20">&lt;light-set&gt; | Operational</text:span></text:p>
              <text:p text:style-name="P26"><text:span text:style-name="T20">State</text:span><text:span text:style-name="T19"> = 'No Change'</text:span></text:p>
            </draw:text-box>
          </draw:frame>
        </draw:g>
        <draw:g draw:style-name="gr6" xml:id="id81" draw:id="id81">
          <draw:custom-shape draw:name="colored-shapes-gray 3" draw:style-name="gr446" draw:text-style-name="P28" draw:layer="layout" svg:width="0.627cm" svg:height="0.627cm" svg:x="1.469cm" svg:y="2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5cm" svg:y="21.523cm">
            <draw:text-box>
              <text:p>HA</text:p>
            </draw:text-box>
          </draw:frame>
        </draw:g>
        <draw:connector draw:style-name="gr62" draw:text-style-name="P35" draw:layer="layout" draw:type="curve" svg:x1="1.791cm" svg:y1="20.607cm" svg:x2="1.782cm" svg:y2="21.334cm" draw:end-shape="id81" draw:end-glue-point="0" svg:d="M1791 20607c0 163-9-200-9 727" svg:viewBox="0 0 10 728">
          <text:p/>
        </draw:connector>
        <draw:g draw:style-name="gr6">
          <draw:custom-shape draw:name="colored-shapes-gray 3" draw:style-name="gr447" draw:text-style-name="P28" draw:layer="layout" svg:width="0.627cm" svg:height="0.627cm" svg:x="1.469cm" svg:y="20.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0.495cm" svg:height="0.249cm" svg:x="1.535cm" svg:y="20.444cm">
            <draw:text-box>
              <text:p>HA</text:p>
            </draw:text-box>
          </draw:frame>
        </draw:g>
        <draw:g draw:style-name="gr19">
          <draw:line draw:style-name="gr448" draw:text-style-name="P20" draw:layer="layout" svg:x1="2.095cm" svg:y1="21.669cm" svg:x2="3.941cm" svg:y2="21.669cm">
            <text:p/>
          </draw:line>
          <draw:frame draw:style-name="gr449" draw:text-style-name="P37" draw:layer="layout" svg:width="3.608cm" svg:height="1.221cm" svg:x="2.152cm" svg:y="20.392cm">
            <draw:text-box>
              <text:p text:style-name="P36"><text:span text:style-name="T26">&lt;Light Set &gt; | Operational State</text:span><text:span text:style-name="T27"> </text:span><text:span text:style-name="T27"><text:line-break/></text:span><text:span text:style-name="T27">changed to '</text:span><text:span text:style-name="T26">No Change</text:span><text:span text:style-name="T56">'</text:span></text:p>
            </draw:text-box>
          </draw:frame>
        </draw:g>
        <draw:g draw:style-name="gr19">
          <draw:frame draw:style-name="gr450" draw:text-style-name="P38" draw:layer="layout" svg:width="2.026cm" svg:height="1.273cm" svg:x="9.543cm" svg:y="17.607cm">
            <draw:text-box>
              <text:p text:style-name="P36"><text:span text:style-name="T16">set LED</text:span><text:span text:style-name="T16"><text:line-break/></text:span><text:span text:style-name="T16">indicator and Operational State</text:span></text:p>
            </draw:text-box>
          </draw:frame>
          <draw:line draw:style-name="gr451" draw:text-style-name="P25" draw:layer="layout" svg:x1="9.514cm" svg:y1="18.882cm" svg:x2="10.763cm" svg:y2="18.88cm">
            <text:p/>
          </draw:line>
          <draw:line draw:style-name="gr452" draw:text-style-name="P25" draw:layer="layout" svg:x1="9.51cm" svg:y1="20.319cm" svg:x2="10.752cm" svg:y2="20.319cm">
            <text:p/>
          </draw:line>
        </draw:g>
        <draw:custom-shape draw:style-name="gr453" draw:text-style-name="P7" draw:layer="layout" svg:width="0.5cm" svg:height="1.791cm" svg:x="10.805cm" svg:y="18.563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marker draw:name="Arrow_20_short" draw:display-name="Arrow short" svg:viewBox="0 0 20 13" svg:d="M0 13l10-13 10 13z"/>
    <draw:marker draw:name="Arrowheads_20_2" draw:display-name="Arrowheads 2" svg:viewBox="0 0 1131 754" svg:d="M566 0l-566 754 114-85 136-68 148-46 161-17 161 13 153 46 140 68 118 89z"/>
    <draw:marker draw:name="Arrowheads_20_3" draw:display-name="Arrowheads 3"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Arrowheads_20_4" draw:display-name="Arrowheads 4" svg:viewBox="0 0 38 40" svg:d="M19 40h1v-40h-2v40zM20 40h-20v-2h20zM18 40h20v-2h-20zM20 22h-20v-2h20zM18 22h20v-2h-20z"/>
    <draw:marker draw:name="Arrowheads_20_5" draw:display-name="Arrowheads 5" svg:viewBox="0 0 20 13" svg:d="M0 13l10-13 10 13z"/>
    <draw:marker draw:name="Arrowheads_20_6" draw:display-name="Arrowheads 6" svg:viewBox="0 0 20 13" svg:d="M0 13l10-13 10 13z"/>
    <draw:marker draw:name="Arrowheads_20_7" draw:display-name="Arrowheads 7" svg:viewBox="0 0 1131 754" svg:d="M566 0l-566 754 114-85 136-68 148-46 161-17 161 13 153 46 140 68 118 89z"/>
    <draw:marker draw:name="Concave_20_short" draw:display-name="Concave short" svg:viewBox="0 0 1131 754" svg:d="M566 0l-566 754 114-85 136-68 148-46 161-17 161 13 153 46 140 68 118 89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051cm" svg:stroke-color="#000000" draw:marker-start-width="0.279cm" draw:marker-start-center="false" draw:marker-end-width="0.279cm" draw:marker-end-center="false" svg:stroke-opacity="100%" draw:stroke-linejoin="round" svg:stroke-linecap="butt" draw:fill="none" draw:fill-color="#fffff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style:writing-mode="lr-tb">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3" fo:font-family="'Liberation Sans'" style:font-family-generic="roman"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draw:stroke-dash="Dash_20_Dot_20_4" svg:stroke-width="0.025cm" svg:stroke-color="#000000" draw:marker-start-width="0.229cm" draw:marker-end="Concave_20_short" draw:marker-end-width="0.2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svg:stroke-width="0.025cm" draw:marker-start="Arrow" draw:marker-start-width="0.229cm" draw:marker-end="Arrow" draw:marker-end-width="0.229cm" draw:show-unit="true"/>
    </style:style>
    <style:style style:name="Arrow_20_Dashed" style:display-name="Arrow Dashed" style:family="graphic" style:parent-style-name="Lines">
      <style:graphic-properties draw:stroke="dash" svg:stroke-width="0.051cm" svg:stroke-color="#127622" draw:marker-start-width="0.279cm" draw:marker-end-width="0.279cm"/>
    </style:style>
    <style:style style:name="Action_20_Box" style:display-name="Action Box" style:family="graphic" style:parent-style-name="Shapes">
      <style:graphic-properties draw:stroke="solid" svg:stroke-width="0.035cm" svg:stroke-color="#000000" draw:marker-start-width="0.255cm" draw:marker-end-width="0.255cm" draw:fill="solid" draw:fill-color="#ffffff" loext:fill-use-slide-background="false" draw:textarea-horizontal-align="justify" draw:textarea-vertical-align="middle" draw:auto-grow-height="true" fo:min-height="0.518cm" fo:min-width="9.641cm" fo:padding-top="0.117cm" fo:padding-bottom="0.117cm" fo:padding-left="0.242cm" fo:padding-right="0.242cm" fo:wrap-option="wrap"/>
      <style:paragraph-properties fo:text-align="center"/>
      <style:text-properties fo:font-size="10pt" fo:font-weight="normal"/>
    </style:style>
    <style:style style:name="Connect_20_-_20_No_20_Arrows" style:display-name="Connect - No Arrows" style:family="graphic" style:parent-style-name="Lines">
      <style:graphic-properties svg:stroke-width="0.025cm" svg:stroke-color="#000000" draw:marker-start-width="0.229cm" draw:marker-end-width="0.229cm" draw:textarea-horizontal-align="center" draw:textarea-vertical-align="middle" fo:padding-top="0.142cm" fo:padding-bottom="0.142cm" fo:padding-left="0.267cm" fo:padding-right="0.267cm"/>
      <style:paragraph-properties fo:text-align="center"/>
    </style:style>
    <style:style style:name="Connect_20_-_20_Note_20_to_20_object" style:display-name="Connect - Note to object" style:family="graphic" style:parent-style-name="Lines">
      <style:graphic-properties draw:stroke="dash" draw:stroke-dash="Dash_20__28_Rounded_29_" svg:stroke-width="0.028cm" svg:stroke-color="#666666" draw:marker-start-width="0.233cm" draw:marker-end-width="0.233cm" svg:stroke-linecap="round" draw:fill="none" fo:padding-top="0.126cm" fo:padding-bottom="0.126cm" fo:padding-left="0.251cm" fo:padding-right="0.251cm"/>
    </style:style>
    <style:style style:name="Connect_20_-_20_Straight_20_1_20_Arrow" style:display-name="Connect - Straight 1 Arrow" style:family="graphic" style:parent-style-name="Lines">
      <style:graphic-properties svg:stroke-width="0.025cm" draw:marker-start-width="0.229cm" draw:marker-end="Arrow_20_short" draw:marker-end-width="0.178cm" draw:fill="none" draw:textarea-vertical-align="middle"/>
      <style:paragraph-properties fo:text-align="center"/>
    </style:style>
    <style:style style:name="Decision_20_Text" style:display-name="Decision Text" style:family="graphic" style:parent-style-name="Shapes">
      <style:graphic-properties draw:stroke="none" svg:stroke-color="#000000" draw:fill="none" draw:fill-color="#ffffff" draw:textarea-horizontal-align="left" draw:auto-grow-height="true" draw:auto-grow-width="false" fo:min-height="0cm" fo:min-width="0cm" fo:wrap-option="wrap"/>
      <style:text-properties fo:font-size="9pt" fo:font-weight="normal"/>
    </style:style>
    <style:style style:name="Note" style:family="graphic" style:parent-style-name="Text">
      <style:graphic-properties draw:stroke="none" draw:fill="solid" draw:fill-color="#eeeeee" draw:auto-grow-width="false" fo:min-height="3.153cm" fo:wrap-option="wrap"/>
      <style:text-properties style:font-name="Liberation Sans2" fo:font-family="'Liberation Sans'" style:font-style-name="Regular" style:font-family-generic="swiss" style:font-pitch="variable" fo:font-size="8pt" fo:font-style="italic"/>
    </style:style>
    <style:style style:name="Note_20_-_20_Callout_20_Box" style:display-name="Note - Callout Box" style:family="graphic" style:parent-style-name="Text">
      <style:graphic-properties draw:stroke="dash" draw:stroke-dash="Dash" svg:stroke-width="0.025cm" svg:stroke-color="#468a1a" draw:marker-start-width="0.229cm" draw:marker-start-center="false" draw:marker-end-width="0.229cm" draw:marker-end-center="false" svg:stroke-opacity="100%" draw:stroke-linejoin="round" svg:stroke-linecap="butt" draw:fill="solid" draw:fill-color="#eeeeee"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style:shrink-to-fit="false" draw:fit-to-contour="false" fo:max-height="0cm" fo:max-width="0cm" fo:min-height="1.777cm" fo:min-width="4.964cm" fo:padding-top="0.025cm" fo:padding-bottom="0.025cm" fo:padding-left="0.025cm" fo:padding-right="0.025cm" fo:wrap-option="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draw:start-line-spacing-horizontal="1.27cm" style:writing-mode="lr-tb">
        <text:list-style style:name="Note_20_-_20_Callout_20_Box" style:display-name="Note - Callout Box">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025cm" fo:margin-right="0.025cm" fo:margin-top="0cm" fo:margin-bottom="0cm" fo:line-height="100%" fo:text-align="start"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style-name="Italic" style:font-family-generic="swiss" style:font-pitch="variable"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Noto Sans1" style:font-family-complex="'Noto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Note_20_-_20_Callout_20_Box_5f_1" style:display-name="Note - Callout Box_1" style:family="graphic" style:parent-style-name="Text">
      <style:graphic-properties draw:stroke="dash" draw:stroke-dash="Dash" svg:stroke-width="0.025cm" svg:stroke-color="#468a1a" draw:marker-start-width="0.229cm" draw:marker-start-center="false" draw:marker-end-width="0.229cm" draw:marker-end-center="false" svg:stroke-opacity="100%" draw:stroke-linejoin="round" svg:stroke-linecap="butt" draw:fill="solid" draw:fill-color="#eeeeee"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style:shrink-to-fit="false" draw:fit-to-contour="false" fo:max-height="0cm" fo:max-width="0cm" fo:min-height="1.777cm" fo:min-width="4.964cm" fo:padding-top="0.025cm" fo:padding-bottom="0.025cm" fo:padding-left="0.025cm" fo:padding-right="0.025cm" fo:wrap-option="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draw:start-line-spacing-horizontal="1.27cm" style:writing-mode="lr-tb">
        <text:list-style style:name="Note_20_-_20_Callout_20_Box_5f_1" style:display-name="Note - Callout Box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025cm" fo:margin-right="0.025cm" fo:margin-top="0cm" fo:margin-bottom="0cm" fo:line-height="100%" fo:text-align="start"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Noto Sans" fo:font-family="'Noto Sans'" style:font-family-generic="roman" style:font-pitch="variable" fo:font-size="9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Noto Sans1" style:font-family-complex="'Noto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UML_20_Action" style:display-name="UML Action" style:family="graphic" style:parent-style-name="standard">
      <style:graphic-properties draw:stroke="solid" draw:stroke-dash="Dashed_20__28_var_29__20_4" svg:stroke-width="0.025cm" svg:stroke-color="#000000" draw:marker-start-width="0.229cm" draw:marker-start-center="false" draw:marker-end-width="0.229cm" draw:marker-end-center="false" draw:fill="solid" draw:fill-color="#ffffff" draw:textarea-horizontal-align="center" draw:textarea-vertical-align="middle" draw:auto-grow-height="true" draw:auto-grow-width="false" fo:min-height="0.669cm" fo:min-width="8.961cm" fo:padding-top="0.106cm" fo:padding-bottom="0.106cm" fo:padding-left="0.226cm" fo:padding-right="0.226cm" fo:wrap-option="wrap" draw:shadow="hidden" draw:shadow-offset-x="0.203cm" draw:shadow-offset-y="0.203cm" draw:shadow-color="#808080" style:writing-mode="lr-tb">
        <text:list-style style:name="UML_20_Action" style:display-name="UML Acti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functionName" style:family="graphic" style:parent-style-name="Text">
      <style:graphic-properties svg:stroke-color="#000000" draw:fill="solid" draw:fill-color="#ffffff" loext:fill-use-slide-background="false" draw:textarea-horizontal-align="justify" draw:textarea-vertical-align="middle" draw:auto-grow-height="false" fo:min-height="0.368cm" fo:min-width="9.302cm" style:writing-mode="lr-tb">
        <text:list-style style:name="functionNam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font-variant="normal" fo:text-transform="none" fo:color="#7b3d00" loext:opacity="100%" style:text-outline="false" style:text-line-through-style="none" style:text-line-through-type="none" style:text-position="0% 100%" style:font-name="Liberation Sans3" fo:font-family="'Liberation Sans'" style:font-family-generic="roman"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arameter" style:family="graphic" style:parent-style-name="Text">
      <style:graphic-properties svg:stroke-color="#000000" draw:fill="solid" draw:fill-color="#ffffff" loext:fill-use-slide-background="false" draw:textarea-horizontal-align="justify" draw:textarea-vertical-align="middle" draw:auto-grow-height="false" fo:min-height="0.368cm" fo:min-width="9.302cm" style:writing-mode="lr-tb">
        <text:list-style style:name="parameter">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font-variant="normal" fo:text-transform="none" fo:color="#127622" loext:opacity="100%" style:text-outline="false" style:text-line-through-style="none" style:text-line-through-type="none" style:text-position="0% 100%" style:font-name="Liberation Sans3" fo:font-family="'Liberation Sans'" style:font-family-generic="roman" style:font-pitch="variable"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italic" style:font-weight-asian="normal" style:font-name-complex="Noto Sans Devanagari" style:font-family-complex="'Noto Sans Devanagari'" style:font-family-generic-complex="system" style:font-pitch-complex="variable" style:font-size-complex="18pt" style:language-complex="hi" style:country-complex="IN" style:font-style-complex="italic" style:font-weight-complex="normal" style:text-emphasize="none" style:text-scale="100%" style:font-relief="none" style:text-overline-style="none" style:text-overline-color="font-color" fo:hyphenate="false" loext:hyphenation-no-caps="false" loext:hyphenation-no-last-word="false"/>
    </style:style>
    <style:style style:name="trackText" style:family="graphic" style:parent-style-name="standard">
      <style:graphic-properties draw:stroke="none" svg:stroke-color="#000000" draw:fill="none" draw:fill-color="#ffffff" draw:textarea-horizontal-align="left" draw:textarea-vertical-align="top" draw:auto-grow-height="true" draw:auto-grow-width="true" fo:min-height="0cm" fo:min-width="0cm" fo:padding-top="0cm" fo:padding-bottom="0cm" fo:padding-left="0cm" fo:padding-right="0cm"/>
      <style:text-properties fo:font-size="9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7-01T15:44:34.685295023</meta:creation-date>
    <dc:date>2025-05-25T12:35:38.907023553</dc:date>
    <meta:editing-duration>P3DT11H39M24S</meta:editing-duration>
    <meta:editing-cycles>453</meta:editing-cycles>
    <meta:generator>LibreOffice/25.2.3.2$Linux_X86_64 LibreOffice_project/520$Build-2</meta:generator>
    <meta:print-date>2025-03-12T09:27:27.278968369</meta:print-date>
    <meta:printed-by>PDF files: Jeffrey Rocchio</meta:printed-by>
    <meta:document-statistic meta:object-count="812"/>
  </office:meta>
</office:document-meta>
</file>